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57cm"/>
    </style:style>
    <style:style style:name="co2" style:family="table-column">
      <style:table-column-properties fo:break-before="auto" style:column-width="2.051cm"/>
    </style:style>
    <style:style style:name="co3" style:family="table-column">
      <style:table-column-properties fo:break-before="auto" style:column-width="2.078cm"/>
    </style:style>
    <style:style style:name="co4" style:family="table-column">
      <style:table-column-properties fo:break-before="auto" style:column-width="1.552cm"/>
    </style:style>
    <style:style style:name="co5" style:family="table-column">
      <style:table-column-properties fo:break-before="auto" style:column-width="2.632cm"/>
    </style:style>
    <style:style style:name="co6" style:family="table-column">
      <style:table-column-properties fo:break-before="auto" style:column-width="2.409cm"/>
    </style:style>
    <style:style style:name="co7" style:family="table-column">
      <style:table-column-properties fo:break-before="auto" style:column-width="3.461cm"/>
    </style:style>
    <style:style style:name="co8" style:family="table-column">
      <style:table-column-properties fo:break-before="auto" style:column-width="2.963cm"/>
    </style:style>
    <style:style style:name="co9" style:family="table-column">
      <style:table-column-properties fo:break-before="auto" style:column-width="1.99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10.594cm"/>
    </style:style>
    <style:style style:name="co12" style:family="table-column">
      <style:table-column-properties fo:break-before="auto" style:column-width="5.23cm"/>
    </style:style>
    <style:style style:name="co13" style:family="table-column">
      <style:table-column-properties fo:break-before="auto" style:column-width="5.202cm"/>
    </style:style>
    <style:style style:name="co14" style:family="table-column">
      <style:table-column-properties fo:break-before="auto" style:column-width="3.046cm"/>
    </style:style>
    <style:style style:name="co15" style:family="table-column">
      <style:table-column-properties fo:break-before="auto" style:column-width="1.111cm"/>
    </style:style>
    <style:style style:name="co16" style:family="table-column">
      <style:table-column-properties fo:break-before="auto" style:column-width="1.194cm"/>
    </style:style>
    <style:style style:name="co17" style:family="table-column">
      <style:table-column-properties fo:break-before="auto" style:column-width="0.972cm"/>
    </style:style>
    <style:style style:name="co18" style:family="table-column">
      <style:table-column-properties fo:break-before="auto" style:column-width="1.609cm"/>
    </style:style>
    <style:style style:name="co19" style:family="table-column">
      <style:table-column-properties fo:break-before="auto" style:column-width="2.355cm"/>
    </style:style>
    <style:style style:name="co20" style:family="table-column">
      <style:table-column-properties fo:break-before="auto" style:column-width="1.774cm"/>
    </style:style>
    <style:style style:name="co21" style:family="table-column">
      <style:table-column-properties fo:break-before="auto" style:column-width="1.304cm"/>
    </style:style>
    <style:style style:name="co22" style:family="table-column">
      <style:table-column-properties fo:break-before="auto" style:column-width="1cm"/>
    </style:style>
    <style:style style:name="co23" style:family="table-column">
      <style:table-column-properties fo:break-before="auto" style:column-width="1.386cm"/>
    </style:style>
    <style:style style:name="co24" style:family="table-column">
      <style:table-column-properties fo:break-before="auto" style:column-width="1.637cm"/>
    </style:style>
    <style:style style:name="co25" style:family="table-column">
      <style:table-column-properties fo:break-before="auto" style:column-width="1.166cm"/>
    </style:style>
    <style:style style:name="co26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3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1"/>
        <table:table-column table:style-name="co16" table:visibility="collapse" table:default-cell-style-name="Default"/>
        <table:table-column table:style-name="co17" table:visibility="collapse" table:default-cell-style-name="Default"/>
        <table:table-column table:style-name="co18" table:default-cell-style-name="Default"/>
        <table:table-column table:style-name="co19" table:visibility="collapse" table:default-cell-style-name="Default"/>
        <table:table-column table:style-name="co20" table:visibility="collapse" table:default-cell-style-name="Default"/>
        <table:table-column table:style-name="co16" table:visibility="collapse" table:default-cell-style-name="Default"/>
        <table:table-column table:style-name="co21" table:visibility="collapse" table:default-cell-style-name="Default"/>
        <table:table-column table:style-name="co22" table:visibility="collapse" table:number-columns-repeated="2" table:default-cell-style-name="Default"/>
        <table:table-column table:style-name="co23" table:visibility="collapse" table:default-cell-style-name="Default"/>
        <table:table-column table:style-name="co4" table:visibility="collapse" table:default-cell-style-name="Default"/>
        <table:table-column table:style-name="co24" table:visibility="collapse" table:default-cell-style-name="Default"/>
        <table:table-column table:style-name="co25" table:visibility="collapse" table:default-cell-style-name="Default"/>
        <table:table-column table:style-name="co26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epiId</text:p>
          </table:table-cell>
          <table:table-cell table:style-name="Default" office:value-type="string">
            <text:p>epiTime</text:p>
          </table:table-cell>
          <table:table-cell office:value-type="string">
            <text:p>epiType</text:p>
          </table:table-cell>
          <table:table-cell table:style-name="Default" office:value-type="string">
            <text:p>date</text:p>
          </table:table-cell>
          <table:table-cell office:value-type="string">
            <text:p>patId</text:p>
          </table:table-cell>
          <table:table-cell office:value-type="string">
            <text:p>schema</text:p>
          </table:table-cell>
          <table:table-cell office:value-type="string">
            <text:p>table</text:p>
          </table:table-cell>
          <table:table-cell office:value-type="string">
            <text:p>field</text:p>
          </table:table-cell>
          <table:table-cell office:value-type="string">
            <text:p>regex_name</text:p>
          </table:table-cell>
          <table:table-cell office:value-type="string">
            <text:p>regex_pattern</text:p>
          </table:table-cell>
          <table:table-cell office:value-type="string">
            <text:p>subject</text:p>
          </table:table-cell>
          <table:table-cell office:value-type="string">
            <text:p>left_context</text:p>
          </table:table-cell>
          <table:table-cell office:value-type="string">
            <text:p>content</text:p>
          </table:table-cell>
          <table:table-cell office:value-type="string">
            <text:p>right_context</text:p>
          </table:table-cell>
          <table:table-cell office:value-type="string">
            <text:p>key</text:p>
          </table:table-cell>
          <table:table-cell table:style-name="Default" office:value-type="string">
            <text:p>value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unit</text:p>
          </table:table-cell>
          <table:table-cell office:value-type="string">
            <text:p>unitpredicted</text:p>
          </table:table-cell>
          <table:table-cell office:value-type="string">
            <text:p>unitscore</text:p>
          </table:table-cell>
          <table:table-cell office:value-type="string">
            <text:p>day</text:p>
          </table:table-cell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hour</text:p>
          </table:table-cell>
          <table:table-cell office:value-type="string">
            <text:p>minute</text:p>
          </table:table-cell>
          <table:table-cell office:value-type="string">
            <text:p>systolic</text:p>
          </table:table-cell>
          <table:table-cell office:value-type="string">
            <text:p>diastolic</text:p>
          </table:table-cell>
          <table:table-cell office:value-type="string">
            <text:p>pulse</text:p>
          </table:table-cell>
          <table:table-cell office:value-type="string">
            <text:p>vale n</text:p>
          </table:table-cell>
        </table:table-row>
        <table:table-row table:style-name="ro1">
          <table:table-cell office:value-type="float" office:value="14701696">
            <text:p>14701696</text:p>
          </table:table-cell>
          <table:table-cell office:value-type="float" office:value="186554131">
            <text:p>186554131</text:p>
          </table:table-cell>
          <table:table-cell office:value-type="string">
            <text:p>2013-07-03</text:p>
          </table:table-cell>
          <table:table-cell office:value-type="string">
            <text:p>A</text:p>
          </table:table-cell>
          <table:table-cell office:value-type="string">
            <text:p>2013-07-03</text:p>
          </table:table-cell>
          <table:table-cell office:value-type="float" office:value="99016669078">
            <text:p>9901666907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office:value-type="string">
            <text:p>rav õht S Trus 2 % 2 k OS-S Akvakol0,5</text:p>
          </table:table-cell>
          <table:table-cell office:value-type="string">
            <text:p>kol0,5</text:p>
          </table:table-cell>
          <table:table-cell office:value-type="string">
            <text:p>%.+ise drenaaž Suunatud CP+OCT+V</text:p>
          </table:table-cell>
          <table:table-cell office:value-type="string">
            <text:p>kol</text:p>
          </table:table-cell>
          <table:table-cell table:style-name="Default" office:value-type="float" office:value="0.5">
            <text:p>0,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2193390">
            <text:p>12193390</text:p>
          </table:table-cell>
          <table:table-cell office:value-type="float" office:value="199705694">
            <text:p>199705694</text:p>
          </table:table-cell>
          <table:table-cell office:value-type="string">
            <text:p>2013-09-26</text:p>
          </table:table-cell>
          <table:table-cell office:value-type="string">
            <text:p>A</text:p>
          </table:table-cell>
          <table:table-cell office:value-type="string">
            <text:p>2013-02-21</text:p>
          </table:table-cell>
          <table:table-cell office:value-type="float" office:value="35929278232">
            <text:p>3592927823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OFTAN AKVAKOL 1</text:p>
          </table:table-cell>
          <table:table-cell office:value-type="string">
            <text:p>KOL 1</text:p>
          </table:table-cell>
          <table:table-cell office:value-type="string">
            <text:p><text:s/>tk 1 orig</text:p>
          </table:table-cell>
          <table:table-cell office:value-type="string">
            <text:p>KOL</text:p>
          </table:table-cell>
          <table:table-cell table:style-name="Default"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4117204">
            <text:p>14117204</text:p>
          </table:table-cell>
          <table:table-cell office:value-type="float" office:value="209039340">
            <text:p>209039340</text:p>
          </table:table-cell>
          <table:table-cell office:value-type="string">
            <text:p>2013-01-03</text:p>
          </table:table-cell>
          <table:table-cell office:value-type="string">
            <text:p>A</text:p>
          </table:table-cell>
          <table:table-cell office:value-type="string">
            <text:p>2013-01-03</text:p>
          </table:table-cell>
          <table:table-cell office:value-type="float" office:value="38791228572">
            <text:p>3879122857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OFTAN AKVAKOL 1</text:p>
          </table:table-cell>
          <table:table-cell office:value-type="string">
            <text:p>KOL 1</text:p>
          </table:table-cell>
          <table:table-cell office:value-type="string">
            <text:p><text:s/>tk 1 orig</text:p>
          </table:table-cell>
          <table:table-cell office:value-type="string">
            <text:p>KOL</text:p>
          </table:table-cell>
          <table:table-cell table:style-name="Default"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3773605">
            <text:p>3773605</text:p>
          </table:table-cell>
          <table:table-cell office:value-type="float" office:value="154473744">
            <text:p>154473744</text:p>
          </table:table-cell>
          <table:table-cell office:value-type="string">
            <text:p>2012-12-28</text:p>
          </table:table-cell>
          <table:table-cell office:value-type="string">
            <text:p>A</text:p>
          </table:table-cell>
          <table:table-cell office:value-type="string">
            <text:p>2012-12-20</text:p>
          </table:table-cell>
          <table:table-cell office:value-type="float" office:value="62485554617">
            <text:p>6248555461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siol lahuga , quixx , oftan akvakol 1</text:p>
          </table:table-cell>
          <table:table-cell office:value-type="string">
            <text:p>kol 1</text:p>
          </table:table-cell>
          <table:table-cell office:value-type="string">
            <text:p>tilk 4x päevas 5 päeva , hustagi</text:p>
          </table:table-cell>
          <table:table-cell office:value-type="string">
            <text:p>kol</text:p>
          </table:table-cell>
          <table:table-cell table:style-name="Default"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2969348">
            <text:p>12969348</text:p>
          </table:table-cell>
          <table:table-cell office:value-type="float" office:value="194442676">
            <text:p>194442676</text:p>
          </table:table-cell>
          <table:table-cell office:value-type="string">
            <text:p>2013-08-28</text:p>
          </table:table-cell>
          <table:table-cell office:value-type="string">
            <text:p>A</text:p>
          </table:table-cell>
          <table:table-cell office:value-type="string">
            <text:p>2013-08-28</text:p>
          </table:table-cell>
          <table:table-cell office:value-type="float" office:value="673046287329">
            <text:p>67304628732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Akvakol 4</text:p>
          </table:table-cell>
          <table:table-cell office:value-type="string">
            <text:p>kol 4</text:p>
          </table:table-cell>
          <table:table-cell office:value-type="string">
            <text:p>x OD 7päeva</text:p>
          </table:table-cell>
          <table:table-cell office:value-type="string">
            <text:p>kol</text:p>
          </table:table-cell>
          <table:table-cell table:style-name="Default" office:value-type="float" office:value="4">
            <text:p>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21695173">
            <text:p>21695173</text:p>
          </table:table-cell>
          <table:table-cell office:value-type="float" office:value="156360188">
            <text:p>156360188</text:p>
          </table:table-cell>
          <table:table-cell office:value-type="string">
            <text:p>2012-12-20</text:p>
          </table:table-cell>
          <table:table-cell office:value-type="string">
            <text:p>A</text:p>
          </table:table-cell>
          <table:table-cell office:value-type="string">
            <text:p>2012-12-20</text:p>
          </table:table-cell>
          <table:table-cell office:value-type="float" office:value="673045030264">
            <text:p>67304503026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-Gtt Akvakol 4</text:p>
          </table:table-cell>
          <table:table-cell office:value-type="string">
            <text:p>kol 4</text:p>
          </table:table-cell>
          <table:table-cell office:value-type="string">
            <text:p>xOS 5-7p</text:p>
          </table:table-cell>
          <table:table-cell office:value-type="string">
            <text:p>kol</text:p>
          </table:table-cell>
          <table:table-cell table:style-name="Default" office:value-type="float" office:value="4">
            <text:p>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1171755">
            <text:p>11171755</text:p>
          </table:table-cell>
          <table:table-cell office:value-type="float" office:value="197093537">
            <text:p>197093537</text:p>
          </table:table-cell>
          <table:table-cell office:value-type="string">
            <text:p>2013-09-11</text:p>
          </table:table-cell>
          <table:table-cell office:value-type="string">
            <text:p>A</text:p>
          </table:table-cell>
          <table:table-cell office:value-type="string">
            <text:p>2013-08-30</text:p>
          </table:table-cell>
          <table:table-cell office:value-type="float" office:value="14042394346">
            <text:p>1404239434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Jätkab gtt Akvakol 4</text:p>
          </table:table-cell>
          <table:table-cell office:value-type="string">
            <text:p>kol 4</text:p>
          </table:table-cell>
          <table:table-cell office:value-type="string">
            <text:p>x/p veel nädal aega , siis jätab</text:p>
          </table:table-cell>
          <table:table-cell office:value-type="string">
            <text:p>kol</text:p>
          </table:table-cell>
          <table:table-cell table:style-name="Default" office:value-type="float" office:value="4">
            <text:p>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24264319">
            <text:p>24264319</text:p>
          </table:table-cell>
          <table:table-cell office:value-type="float" office:value="156367621">
            <text:p>156367621</text:p>
          </table:table-cell>
          <table:table-cell office:value-type="string">
            <text:p>2012-12-13</text:p>
          </table:table-cell>
          <table:table-cell office:value-type="string">
            <text:p>A</text:p>
          </table:table-cell>
          <table:table-cell office:value-type="string">
            <text:p>2012-12-13</text:p>
          </table:table-cell>
          <table:table-cell office:value-type="float" office:value="673040356513">
            <text:p>67304035651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Ravi : Akvakol 4</text:p>
          </table:table-cell>
          <table:table-cell office:value-type="string">
            <text:p>kol 4</text:p>
          </table:table-cell>
          <table:table-cell office:value-type="string">
            <text:p>xos</text:p>
          </table:table-cell>
          <table:table-cell office:value-type="string">
            <text:p>kol</text:p>
          </table:table-cell>
          <table:table-cell table:style-name="Default" office:value-type="float" office:value="4">
            <text:p>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4754977">
            <text:p>4754977</text:p>
          </table:table-cell>
          <table:table-cell office:value-type="float" office:value="151264246">
            <text:p>151264246</text:p>
          </table:table-cell>
          <table:table-cell office:value-type="string">
            <text:p>2012-11-30</text:p>
          </table:table-cell>
          <table:table-cell office:value-type="string">
            <text:p>A</text:p>
          </table:table-cell>
          <table:table-cell office:value-type="string">
            <text:p>2012-11-30</text:p>
          </table:table-cell>
          <table:table-cell office:value-type="float" office:value="44544046486">
            <text:p>4454404648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Ord gtt Akvakol 4</text:p>
          </table:table-cell>
          <table:table-cell office:value-type="string">
            <text:p>kol 4</text:p>
          </table:table-cell>
          <table:table-cell office:value-type="string">
            <text:p>x/p od</text:p>
          </table:table-cell>
          <table:table-cell office:value-type="string">
            <text:p>kol</text:p>
          </table:table-cell>
          <table:table-cell table:style-name="Default" office:value-type="float" office:value="4">
            <text:p>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7341960">
            <text:p>17341960</text:p>
          </table:table-cell>
          <table:table-cell office:value-type="float" office:value="197949129">
            <text:p>197949129</text:p>
          </table:table-cell>
          <table:table-cell office:value-type="string">
            <text:p>2013-09-1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483410">
            <text:p>67303048341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office:value-type="string">
            <text:p>GLÜK 5,7</text:p>
          </table:table-cell>
          <table:table-cell office:value-type="string">
            <text:p>ÜK 5,7</text:p>
          </table:table-cell>
          <table:table-cell/>
          <table:table-cell office:value-type="string">
            <text:p>ÜK</text:p>
          </table:table-cell>
          <table:table-cell office:value-type="float" office:value="5.7">
            <text:p>5,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7238339">
            <text:p>17238339</text:p>
          </table:table-cell>
          <table:table-cell office:value-type="float" office:value="170080564">
            <text:p>170080564</text:p>
          </table:table-cell>
          <table:table-cell office:value-type="string">
            <text:p>2013-04-0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6152382956">
            <text:p>2615238295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eavalud RR 126/80 mmHg Süda tahhük104</text:p>
          </table:table-cell>
          <table:table-cell office:value-type="string">
            <text:p>ük104</text:p>
          </table:table-cell>
          <table:table-cell office:value-type="string">
            <text:p><text:s/>x</text:p>
          </table:table-cell>
          <table:table-cell office:value-type="string">
            <text:p>ük</text:p>
          </table:table-cell>
          <table:table-cell table:style-name="Default" office:value-type="float" office:value="104">
            <text:p>10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7875811">
            <text:p>17875811</text:p>
          </table:table-cell>
          <table:table-cell office:value-type="float" office:value="175815645">
            <text:p>175815645</text:p>
          </table:table-cell>
          <table:table-cell office:value-type="string">
            <text:p>2013-05-03</text:p>
          </table:table-cell>
          <table:table-cell office:value-type="string">
            <text:p>A</text:p>
          </table:table-cell>
          <table:table-cell office:value-type="string">
            <text:p>2013-05-03</text:p>
          </table:table-cell>
          <table:table-cell office:value-type="float" office:value="89061044961">
            <text:p>8906104496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<text:s/>Kõrge tihedusega lipoproteiini koles 1,17 mmol/l</text:p>
          </table:table-cell>
          <table:table-cell office:value-type="string">
            <text:p>koles 1,17 mmol/l</text:p>
          </table:table-cell>
          <table:table-cell/>
          <table:table-cell office:value-type="string">
            <text:p>koles</text:p>
          </table:table-cell>
          <table:table-cell table:style-name="Default" office:value-type="float" office:value="1.17">
            <text:p>1,17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073303">
            <text:p>17073303</text:p>
          </table:table-cell>
          <table:table-cell office:value-type="float" office:value="160905942">
            <text:p>160905942</text:p>
          </table:table-cell>
          <table:table-cell office:value-type="string">
            <text:p>2013-02-05</text:p>
          </table:table-cell>
          <table:table-cell office:value-type="string">
            <text:p>A</text:p>
          </table:table-cell>
          <table:table-cell office:value-type="string">
            <text:p>2013-02-01</text:p>
          </table:table-cell>
          <table:table-cell office:value-type="float" office:value="97562713558">
            <text:p>9756271355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<text:s/>Kõrge tihedusega lipoproteiini kol 1.2 mmol/l</text:p>
          </table:table-cell>
          <table:table-cell office:value-type="string">
            <text:p>kol 1.2 mmol/l</text:p>
          </table:table-cell>
          <table:table-cell/>
          <table:table-cell office:value-type="string">
            <text:p>kol</text:p>
          </table:table-cell>
          <table:table-cell office:value-type="float" office:value="1.2">
            <text:p>1,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107248">
            <text:p>20107248</text:p>
          </table:table-cell>
          <table:table-cell office:value-type="float" office:value="192344815">
            <text:p>192344815</text:p>
          </table:table-cell>
          <table:table-cell office:value-type="string">
            <text:p>2013-08-1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9593451611">
            <text:p>2959345161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st türeoidiiga TSH - 5,4miu / l kol - 1,4 mmol / l</text:p>
          </table:table-cell>
          <table:table-cell office:value-type="string">
            <text:p>kol - 1,4 mmol / l</text:p>
          </table:table-cell>
          <table:table-cell/>
          <table:table-cell office:value-type="string">
            <text:p>kol</text:p>
          </table:table-cell>
          <table:table-cell office:value-type="float" office:value="1.4">
            <text:p>1,4</text:p>
          </table:table-cell>
          <table:table-cell table:number-columns-repeated="2" office:value-type="string">
            <text:p>NULL</text:p>
          </table:table-cell>
          <table:table-cell office:value-type="string">
            <text:p>mmol / 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89154">
            <text:p>2489154</text:p>
          </table:table-cell>
          <table:table-cell office:value-type="float" office:value="134740898">
            <text:p>134740898</text:p>
          </table:table-cell>
          <table:table-cell office:value-type="string">
            <text:p>2012-08-16</text:p>
          </table:table-cell>
          <table:table-cell office:value-type="string">
            <text:p>A</text:p>
          </table:table-cell>
          <table:table-cell office:value-type="string">
            <text:p>2012-08-14</text:p>
          </table:table-cell>
          <table:table-cell office:value-type="float" office:value="45295839449">
            <text:p>4529583944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<text:s/>Kõrge tihedusega lipoproteiini koles 1,44 mmol/l</text:p>
          </table:table-cell>
          <table:table-cell office:value-type="string">
            <text:p>koles 1,44 mmol/l</text:p>
          </table:table-cell>
          <table:table-cell/>
          <table:table-cell office:value-type="string">
            <text:p>koles</text:p>
          </table:table-cell>
          <table:table-cell table:style-name="Default" office:value-type="float" office:value="1.44">
            <text:p>1,44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439330">
            <text:p>18439330</text:p>
          </table:table-cell>
          <table:table-cell office:value-type="float" office:value="213172957">
            <text:p>213172957</text:p>
          </table:table-cell>
          <table:table-cell office:value-type="string">
            <text:p>2013-12-03</text:p>
          </table:table-cell>
          <table:table-cell office:value-type="string">
            <text:p>A</text:p>
          </table:table-cell>
          <table:table-cell office:value-type="string">
            <text:p>2013-11-25</text:p>
          </table:table-cell>
          <table:table-cell office:value-type="float" office:value="673038201884">
            <text:p>67303820188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<text:s/>Kõrge tihedusega lipoproteiini kol 1.8 mmol/l</text:p>
          </table:table-cell>
          <table:table-cell office:value-type="string">
            <text:p>kol 1.8 mmol/l</text:p>
          </table:table-cell>
          <table:table-cell office:value-type="string">
            <text:p><text:s/>[ norm 0,8 - 2,13 ]</text:p>
          </table:table-cell>
          <table:table-cell office:value-type="string">
            <text:p>kol</text:p>
          </table:table-cell>
          <table:table-cell office:value-type="float" office:value="1.8">
            <text:p>1,8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45835">
            <text:p>2245835</text:p>
          </table:table-cell>
          <table:table-cell office:value-type="float" office:value="88006897">
            <text:p>88006897</text:p>
          </table:table-cell>
          <table:table-cell office:value-type="string">
            <text:p>2012-03-29</text:p>
          </table:table-cell>
          <table:table-cell office:value-type="string">
            <text:p>A</text:p>
          </table:table-cell>
          <table:table-cell office:value-type="string">
            <text:p>2012-03-27</text:p>
          </table:table-cell>
          <table:table-cell office:value-type="float" office:value="74098911521">
            <text:p>7409891152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<text:s/>Kõrge tihedusega lipoproteiini koles 1,87 mmol/l</text:p>
          </table:table-cell>
          <table:table-cell office:value-type="string">
            <text:p>koles 1,87 mmol/l</text:p>
          </table:table-cell>
          <table:table-cell/>
          <table:table-cell office:value-type="string">
            <text:p>koles</text:p>
          </table:table-cell>
          <table:table-cell table:style-name="Default" office:value-type="float" office:value="1.87">
            <text:p>1,87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076479">
            <text:p>16076479</text:p>
          </table:table-cell>
          <table:table-cell office:value-type="float" office:value="216200163">
            <text:p>216200163</text:p>
          </table:table-cell>
          <table:table-cell office:value-type="string">
            <text:p>2013-12-16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15145182738">
            <text:p>15145182738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office:value-type="string">
            <text:p>raviskeemist välja , kuna pt -l kolesterool 2,1</text:p>
          </table:table-cell>
          <table:table-cell office:value-type="string">
            <text:p>kolesterool 2,1</text:p>
          </table:table-cell>
          <table:table-cell office:value-type="string">
            <text:p><text:s/>)</text:p>
          </table:table-cell>
          <table:table-cell office:value-type="string">
            <text:p>kolesterool</text:p>
          </table:table-cell>
          <table:table-cell office:value-type="float" office:value="2.1">
            <text:p>2,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060818">
            <text:p>8060818</text:p>
          </table:table-cell>
          <table:table-cell office:value-type="float" office:value="143441576">
            <text:p>143441576</text:p>
          </table:table-cell>
          <table:table-cell office:value-type="string">
            <text:p>2012-10-15</text:p>
          </table:table-cell>
          <table:table-cell office:value-type="string">
            <text:p>A</text:p>
          </table:table-cell>
          <table:table-cell office:value-type="string">
            <text:p>2012-10-01</text:p>
          </table:table-cell>
          <table:table-cell office:value-type="float" office:value="18103758035">
            <text:p>18103758035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table:number-columns-repeated="2" office:value-type="string">
            <text:p>S , P-Kolesterool 2.3</text:p>
          </table:table-cell>
          <table:table-cell office:value-type="string">
            <text:p><text:s/>( 3.9 . 7.8 mmol/L )</text:p>
          </table:table-cell>
          <table:table-cell office:value-type="string">
            <text:p>S , P-Kolesterool</text:p>
          </table:table-cell>
          <table:table-cell office:value-type="float" office:value="2.3">
            <text:p>2,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044082">
            <text:p>17044082</text:p>
          </table:table-cell>
          <table:table-cell office:value-type="float" office:value="202217480">
            <text:p>202217480</text:p>
          </table:table-cell>
          <table:table-cell office:value-type="string">
            <text:p>2013-10-09</text:p>
          </table:table-cell>
          <table:table-cell office:value-type="string">
            <text:p>A</text:p>
          </table:table-cell>
          <table:table-cell office:value-type="string">
            <text:p>2013-10-09</text:p>
          </table:table-cell>
          <table:table-cell office:value-type="float" office:value="673032851048">
            <text:p>67303285104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4 09.10.201311 : 07 Kolesterool S-Chol 2,67 mmol/l</text:p>
          </table:table-cell>
          <table:table-cell office:value-type="string">
            <text:p>S-Chol 2,67 mmol/l</text:p>
          </table:table-cell>
          <table:table-cell office:value-type="string">
            <text:p><text:s/>&lt;5,2 soovitatav</text:p>
          </table:table-cell>
          <table:table-cell office:value-type="string">
            <text:p>S-Chol</text:p>
          </table:table-cell>
          <table:table-cell table:style-name="Default" office:value-type="float" office:value="2.67">
            <text:p>2,67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781016">
            <text:p>16781016</text:p>
          </table:table-cell>
          <table:table-cell office:value-type="float" office:value="168247517">
            <text:p>168247517</text:p>
          </table:table-cell>
          <table:table-cell office:value-type="string">
            <text:p>2013-03-22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37618653761">
            <text:p>37618653761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table:number-columns-repeated="2" office:value-type="string">
            <text:p>Kolesterool 2.7</text:p>
          </table:table-cell>
          <table:table-cell office:value-type="string">
            <text:p><text:s/>( 3.9 . 7.8 mmol/L )</text:p>
          </table:table-cell>
          <table:table-cell office:value-type="string">
            <text:p>Kolesterool</text:p>
          </table:table-cell>
          <table:table-cell office:value-type="float" office:value="2.7">
            <text:p>2,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389738">
            <text:p>3389738</text:p>
          </table:table-cell>
          <table:table-cell office:value-type="float" office:value="150444967">
            <text:p>150444967</text:p>
          </table:table-cell>
          <table:table-cell office:value-type="string">
            <text:p>2012-12-04</text:p>
          </table:table-cell>
          <table:table-cell office:value-type="string">
            <text:p>A</text:p>
          </table:table-cell>
          <table:table-cell office:value-type="string">
            <text:p>2012-11-30</text:p>
          </table:table-cell>
          <table:table-cell office:value-type="float" office:value="81361765285">
            <text:p>8136176528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30.11.2012 HbA1C 6,7 % kol 2,8</text:p>
          </table:table-cell>
          <table:table-cell office:value-type="string">
            <text:p>kol 2,8</text:p>
          </table:table-cell>
          <table:table-cell office:value-type="string">
            <text:p><text:s/>LDL 1,3 kreat 72 PSA 4,1 Uriin </text:p>
          </table:table-cell>
          <table:table-cell office:value-type="string">
            <text:p>kol</text:p>
          </table:table-cell>
          <table:table-cell office:value-type="float" office:value="2.8">
            <text:p>2,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585540">
            <text:p>16585540</text:p>
          </table:table-cell>
          <table:table-cell office:value-type="float" office:value="163337761">
            <text:p>163337761</text:p>
          </table:table-cell>
          <table:table-cell office:value-type="string">
            <text:p>2013-02-18</text:p>
          </table:table-cell>
          <table:table-cell office:value-type="string">
            <text:p>S</text:p>
          </table:table-cell>
          <table:table-cell office:value-type="string">
            <text:p>2013-02-15</text:p>
          </table:table-cell>
          <table:table-cell office:value-type="float" office:value="673038948093">
            <text:p>673038948093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04 U/L ) Glükoos 6.0 ( mmol/L ) Kolesterool 2.9</text:p>
          </table:table-cell>
          <table:table-cell office:value-type="string">
            <text:p>Kolesterool 2.9</text:p>
          </table:table-cell>
          <table:table-cell office:value-type="string">
            <text:p><text:s/>( 2.1 . 3.8 mmol/L ) Triglütser</text:p>
          </table:table-cell>
          <table:table-cell office:value-type="string">
            <text:p>Kolesterool</text:p>
          </table:table-cell>
          <table:table-cell office:value-type="float" office:value="2.9">
            <text:p>2,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377680">
            <text:p>23377680</text:p>
          </table:table-cell>
          <table:table-cell office:value-type="float" office:value="155296898">
            <text:p>155296898</text:p>
          </table:table-cell>
          <table:table-cell office:value-type="string">
            <text:p>2012-12-28</text:p>
          </table:table-cell>
          <table:table-cell office:value-type="string">
            <text:p>A</text:p>
          </table:table-cell>
          <table:table-cell office:value-type="string">
            <text:p>2012-12-18</text:p>
          </table:table-cell>
          <table:table-cell office:value-type="float" office:value="92479120660">
            <text:p>9247912066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PTH 2.49 ( 1.60 . 6.90 pmol/L ) Kolesterool 2.9</text:p>
          </table:table-cell>
          <table:table-cell office:value-type="string">
            <text:p>Kolesterool 2.9</text:p>
          </table:table-cell>
          <table:table-cell office:value-type="string">
            <text:p><text:s/>( 2.4 . 5.3 mmol/L ) LDH 276 ( </text:p>
          </table:table-cell>
          <table:table-cell office:value-type="string">
            <text:p>Kolesterool</text:p>
          </table:table-cell>
          <table:table-cell office:value-type="float" office:value="2.9">
            <text:p>2,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631224">
            <text:p>3631224</text:p>
          </table:table-cell>
          <table:table-cell office:value-type="float" office:value="145335654">
            <text:p>145335654</text:p>
          </table:table-cell>
          <table:table-cell office:value-type="string">
            <text:p>2012-11-07</text:p>
          </table:table-cell>
          <table:table-cell office:value-type="string">
            <text:p>A</text:p>
          </table:table-cell>
          <table:table-cell office:value-type="string">
            <text:p>2012-11-07</text:p>
          </table:table-cell>
          <table:table-cell office:value-type="float" office:value="96859674730">
            <text:p>9685967473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Üld kol 2,9 mmol/l</text:p>
          </table:table-cell>
          <table:table-cell office:value-type="string">
            <text:p>kol 2,9 mmol/l</text:p>
          </table:table-cell>
          <table:table-cell office:value-type="string">
            <text:p><text:s/>INR viimane 2,6 Vahest võtab NG</text:p>
          </table:table-cell>
          <table:table-cell office:value-type="string">
            <text:p>kol</text:p>
          </table:table-cell>
          <table:table-cell office:value-type="float" office:value="2.9">
            <text:p>2,9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903628">
            <text:p>16903628</text:p>
          </table:table-cell>
          <table:table-cell office:value-type="float" office:value="190254172">
            <text:p>190254172</text:p>
          </table:table-cell>
          <table:table-cell office:value-type="string">
            <text:p>2013-07-19</text:p>
          </table:table-cell>
          <table:table-cell office:value-type="string">
            <text:p>S</text:p>
          </table:table-cell>
          <table:table-cell office:value-type="string">
            <text:p>2013-07-19</text:p>
          </table:table-cell>
          <table:table-cell office:value-type="float" office:value="36139584138">
            <text:p>36139584138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table:number-columns-repeated="2" office:value-type="string">
            <text:p>Kolesterool 2.9</text:p>
          </table:table-cell>
          <table:table-cell office:value-type="string">
            <text:p><text:s/>↓ ( 3.3 . 6.9 mmol/L )</text:p>
          </table:table-cell>
          <table:table-cell office:value-type="string">
            <text:p>Kolesterool</text:p>
          </table:table-cell>
          <table:table-cell office:value-type="float" office:value="2.9">
            <text:p>2,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62378">
            <text:p>462378</text:p>
          </table:table-cell>
          <table:table-cell office:value-type="float" office:value="147383108">
            <text:p>147383108</text:p>
          </table:table-cell>
          <table:table-cell office:value-type="string">
            <text:p>2012-10-30</text:p>
          </table:table-cell>
          <table:table-cell office:value-type="string">
            <text:p>S</text:p>
          </table:table-cell>
          <table:table-cell office:value-type="string">
            <text:p>2012-10-23</text:p>
          </table:table-cell>
          <table:table-cell office:value-type="float" office:value="89506255648">
            <text:p>89506255648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table:number-columns-repeated="2" office:value-type="string">
            <text:p>S , P-Kolesterool 3.0</text:p>
          </table:table-cell>
          <table:table-cell office:value-type="string">
            <text:p><text:s/>( 3.9 . 7.8 mmol/L )</text:p>
          </table:table-cell>
          <table:table-cell office:value-type="string">
            <text:p>S , P-Kolesterool</text:p>
          </table:table-cell>
          <table:table-cell table:style-name="Default" office:value-type="float" office:value="3">
            <text:p>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364255">
            <text:p>18364255</text:p>
          </table:table-cell>
          <table:table-cell office:value-type="float" office:value="175457291">
            <text:p>175457291</text:p>
          </table:table-cell>
          <table:table-cell office:value-type="string">
            <text:p>2013-05-03</text:p>
          </table:table-cell>
          <table:table-cell office:value-type="string">
            <text:p>A</text:p>
          </table:table-cell>
          <table:table-cell office:value-type="string">
            <text:p>2013-01-18</text:p>
          </table:table-cell>
          <table:table-cell office:value-type="float" office:value="82776181404">
            <text:p>8277618140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18.01.201312 : 38 : Kolesterool 3.0 mmol/L</text:p>
          </table:table-cell>
          <table:table-cell office:value-type="string">
            <text:p>Kolesterool 3.0 mmol/L</text:p>
          </table:table-cell>
          <table:table-cell/>
          <table:table-cell office:value-type="string">
            <text:p>Kolesterool</text:p>
          </table:table-cell>
          <table:table-cell table:style-name="Default" office:value-type="float" office:value="3">
            <text:p>3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268310">
            <text:p>16268310</text:p>
          </table:table-cell>
          <table:table-cell office:value-type="float" office:value="198323811">
            <text:p>198323811</text:p>
          </table:table-cell>
          <table:table-cell office:value-type="string">
            <text:p>2013-09-17</text:p>
          </table:table-cell>
          <table:table-cell office:value-type="string">
            <text:p>S</text:p>
          </table:table-cell>
          <table:table-cell office:value-type="string">
            <text:p>2013-09-12</text:p>
          </table:table-cell>
          <table:table-cell office:value-type="float" office:value="16934523875">
            <text:p>16934523875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table:number-columns-repeated="2" office:value-type="string">
            <text:p>Kolesterool 3.0</text:p>
          </table:table-cell>
          <table:table-cell office:value-type="string">
            <text:p><text:s/>↓ ( 3.9 . 7.8 mmol/L )</text:p>
          </table:table-cell>
          <table:table-cell office:value-type="string">
            <text:p>Kolesterool</text:p>
          </table:table-cell>
          <table:table-cell table:style-name="Default" office:value-type="float" office:value="3">
            <text:p>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745078">
            <text:p>22745078</text:p>
          </table:table-cell>
          <table:table-cell office:value-type="float" office:value="190906716">
            <text:p>190906716</text:p>
          </table:table-cell>
          <table:table-cell office:value-type="string">
            <text:p>2013-08-02</text:p>
          </table:table-cell>
          <table:table-cell office:value-type="string">
            <text:p>A</text:p>
          </table:table-cell>
          <table:table-cell office:value-type="string">
            <text:p>2013-04-11</text:p>
          </table:table-cell>
          <table:table-cell office:value-type="float" office:value="39161889740">
            <text:p>3916188974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60 U/L ) Glükoos 9.1 ( mmol/L ) Kolesterool 3.1</text:p>
          </table:table-cell>
          <table:table-cell office:value-type="string">
            <text:p>Kolesterool 3.1</text:p>
          </table:table-cell>
          <table:table-cell office:value-type="string">
            <text:p><text:s/>( 3.3 . 6.9 mmol/L ) HDL 0.77 (</text:p>
          </table:table-cell>
          <table:table-cell office:value-type="string">
            <text:p>Kolesterool</text:p>
          </table:table-cell>
          <table:table-cell office:value-type="float" office:value="3.1">
            <text:p>3,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271723">
            <text:p>17271723</text:p>
          </table:table-cell>
          <table:table-cell office:value-type="float" office:value="201637063">
            <text:p>201637063</text:p>
          </table:table-cell>
          <table:table-cell office:value-type="string">
            <text:p>2013-10-0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476585">
            <text:p>67303047658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nalüüsid tehtus augustis 2013 ( Kol 3,2</text:p>
          </table:table-cell>
          <table:table-cell office:value-type="string">
            <text:p>Kol 3,2</text:p>
          </table:table-cell>
          <table:table-cell office:value-type="string">
            <text:p><text:s/>, LDL 2,7 , Triglt 0,7 , HbA1C </text:p>
          </table:table-cell>
          <table:table-cell office:value-type="string">
            <text:p>Kol</text:p>
          </table:table-cell>
          <table:table-cell office:value-type="float" office:value="3.2">
            <text:p>3,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270328">
            <text:p>21270328</text:p>
          </table:table-cell>
          <table:table-cell office:value-type="float" office:value="159173598">
            <text:p>159173598</text:p>
          </table:table-cell>
          <table:table-cell office:value-type="string">
            <text:p>2013-01-2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0834042388">
            <text:p>7083404238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-3 , ' 9miu / l , HbA1c-7.2 % , kol -3.2 mmol / l</text:p>
          </table:table-cell>
          <table:table-cell office:value-type="string">
            <text:p>kol -3.2 mmol / l</text:p>
          </table:table-cell>
          <table:table-cell office:value-type="string">
            <text:p><text:s/>, kreat - 50 mkg Soovitan suure</text:p>
          </table:table-cell>
          <table:table-cell office:value-type="string">
            <text:p>kol</text:p>
          </table:table-cell>
          <table:table-cell office:value-type="float" office:value="3.2">
            <text:p>3,2</text:p>
          </table:table-cell>
          <table:table-cell table:number-columns-repeated="2" office:value-type="string">
            <text:p>NULL</text:p>
          </table:table-cell>
          <table:table-cell office:value-type="string">
            <text:p>mmol / 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281713">
            <text:p>20281713</text:p>
          </table:table-cell>
          <table:table-cell office:value-type="float" office:value="194546419">
            <text:p>194546419</text:p>
          </table:table-cell>
          <table:table-cell office:value-type="string">
            <text:p>2013-08-28</text:p>
          </table:table-cell>
          <table:table-cell office:value-type="string">
            <text:p>A</text:p>
          </table:table-cell>
          <table:table-cell office:value-type="string">
            <text:p>2013-06-26</text:p>
          </table:table-cell>
          <table:table-cell office:value-type="float" office:value="42966371396">
            <text:p>4296637139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GFR 89,38 ; Chol 3,2</text:p>
          </table:table-cell>
          <table:table-cell office:value-type="string">
            <text:p>Chol 3,2</text:p>
          </table:table-cell>
          <table:table-cell office:value-type="string">
            <text:p><text:s/>; TR 1,57 ; Hba1c 6,3 %/ 45 / C</text:p>
          </table:table-cell>
          <table:table-cell office:value-type="string">
            <text:p>Chol</text:p>
          </table:table-cell>
          <table:table-cell office:value-type="float" office:value="3.2">
            <text:p>3,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840054">
            <text:p>20840054</text:p>
          </table:table-cell>
          <table:table-cell office:value-type="float" office:value="193267744">
            <text:p>193267744</text:p>
          </table:table-cell>
          <table:table-cell office:value-type="string">
            <text:p>2013-08-1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0834042388">
            <text:p>7083404238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-3 , ' 9miu / l , HbA1c-7.2 % , kol -3.2 mmol / l</text:p>
          </table:table-cell>
          <table:table-cell office:value-type="string">
            <text:p>kol -3.2 mmol / l</text:p>
          </table:table-cell>
          <table:table-cell office:value-type="string">
            <text:p>-3,7 mmol / l , kreat - 50 mkg ,</text:p>
          </table:table-cell>
          <table:table-cell office:value-type="string">
            <text:p>kol</text:p>
          </table:table-cell>
          <table:table-cell office:value-type="float" office:value="3.2">
            <text:p>3,2</text:p>
          </table:table-cell>
          <table:table-cell table:number-columns-repeated="2" office:value-type="string">
            <text:p>NULL</text:p>
          </table:table-cell>
          <table:table-cell office:value-type="string">
            <text:p>mmol / 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980582">
            <text:p>20980582</text:p>
          </table:table-cell>
          <table:table-cell office:value-type="float" office:value="181283116">
            <text:p>181283116</text:p>
          </table:table-cell>
          <table:table-cell office:value-type="string">
            <text:p>2013-06-04</text:p>
          </table:table-cell>
          <table:table-cell office:value-type="string">
            <text:p>A</text:p>
          </table:table-cell>
          <table:table-cell office:value-type="string">
            <text:p>2013-05-29</text:p>
          </table:table-cell>
          <table:table-cell office:value-type="float" office:value="46942750253">
            <text:p>4694275025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.12 dr <text:s/>ITK HbA1C 6,7 % TSH 1,2 kol 3.28</text:p>
          </table:table-cell>
          <table:table-cell office:value-type="string">
            <text:p>kol 3.28</text:p>
          </table:table-cell>
          <table:table-cell office:value-type="string">
            <text:p><text:s/>HDL 1,23 LDL 1,74 tri 1,14</text:p>
          </table:table-cell>
          <table:table-cell office:value-type="string">
            <text:p>kol</text:p>
          </table:table-cell>
          <table:table-cell table:style-name="Default" office:value-type="float" office:value="3.28">
            <text:p>3,2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851564">
            <text:p>16851564</text:p>
          </table:table-cell>
          <table:table-cell office:value-type="float" office:value="161307840">
            <text:p>161307840</text:p>
          </table:table-cell>
          <table:table-cell office:value-type="string">
            <text:p>2013-01-29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85035670563">
            <text:p>85035670563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table:number-columns-repeated="2" office:value-type="string">
            <text:p>Kolesterool 3.3</text:p>
          </table:table-cell>
          <table:table-cell office:value-type="string">
            <text:p><text:s/>( 3.9 . 7.8 mmol/L )</text:p>
          </table:table-cell>
          <table:table-cell office:value-type="string">
            <text:p>Kolesterool</text:p>
          </table:table-cell>
          <table:table-cell office:value-type="float" office:value="3.3">
            <text:p>3,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377488">
            <text:p>8377488</text:p>
          </table:table-cell>
          <table:table-cell office:value-type="float" office:value="144456927">
            <text:p>144456927</text:p>
          </table:table-cell>
          <table:table-cell office:value-type="string">
            <text:p>2012-10-22</text:p>
          </table:table-cell>
          <table:table-cell office:value-type="string">
            <text:p>A</text:p>
          </table:table-cell>
          <table:table-cell office:value-type="string">
            <text:p>2012-10-18</text:p>
          </table:table-cell>
          <table:table-cell office:value-type="float" office:value="25244938620">
            <text:p>25244938620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table:number-columns-repeated="2" office:value-type="string">
            <text:p>S , P-Kolesterool 3.3</text:p>
          </table:table-cell>
          <table:table-cell office:value-type="string">
            <text:p><text:s/>( 2.9 . 6.1 mmol/L )</text:p>
          </table:table-cell>
          <table:table-cell office:value-type="string">
            <text:p>S , P-Kolesterool</text:p>
          </table:table-cell>
          <table:table-cell office:value-type="float" office:value="3.3">
            <text:p>3,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484398">
            <text:p>8484398</text:p>
          </table:table-cell>
          <table:table-cell office:value-type="float" office:value="142719737">
            <text:p>142719737</text:p>
          </table:table-cell>
          <table:table-cell office:value-type="string">
            <text:p>2012-10-09</text:p>
          </table:table-cell>
          <table:table-cell office:value-type="string">
            <text:p>A</text:p>
          </table:table-cell>
          <table:table-cell office:value-type="string">
            <text:p>2012-08-15</text:p>
          </table:table-cell>
          <table:table-cell office:value-type="float" office:value="45593180562">
            <text:p>45593180562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table:number-columns-repeated="2" office:value-type="string">
            <text:p>S , P-Kolesterool 3.3</text:p>
          </table:table-cell>
          <table:table-cell office:value-type="string">
            <text:p><text:s/>( 2.1 . 5.0 mmol/L )</text:p>
          </table:table-cell>
          <table:table-cell office:value-type="string">
            <text:p>S , P-Kolesterool</text:p>
          </table:table-cell>
          <table:table-cell office:value-type="float" office:value="3.3">
            <text:p>3,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804678">
            <text:p>6804678</text:p>
          </table:table-cell>
          <table:table-cell office:value-type="float" office:value="127407180">
            <text:p>127407180</text:p>
          </table:table-cell>
          <table:table-cell office:value-type="string">
            <text:p>2012-06-13</text:p>
          </table:table-cell>
          <table:table-cell office:value-type="string">
            <text:p>S</text:p>
          </table:table-cell>
          <table:table-cell office:value-type="string">
            <text:p>2012-06-06</text:p>
          </table:table-cell>
          <table:table-cell office:value-type="float" office:value="24675578243">
            <text:p>24675578243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<text:s/>) S , P-Glükoos 5.1 ( mmol/L ) S , P-Kolesterool 3.3</text:p>
          </table:table-cell>
          <table:table-cell office:value-type="string">
            <text:p>S , P-Kolesterool 3.3</text:p>
          </table:table-cell>
          <table:table-cell office:value-type="string">
            <text:p><text:s/>( 3.9 . 7.8 mmol/L ) S , P-HDL-</text:p>
          </table:table-cell>
          <table:table-cell office:value-type="string">
            <text:p>S , P-Kolesterool</text:p>
          </table:table-cell>
          <table:table-cell office:value-type="float" office:value="3.3">
            <text:p>3,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386369">
            <text:p>16386369</text:p>
          </table:table-cell>
          <table:table-cell office:value-type="float" office:value="212785643">
            <text:p>212785643</text:p>
          </table:table-cell>
          <table:table-cell office:value-type="string">
            <text:p>2013-12-02</text:p>
          </table:table-cell>
          <table:table-cell office:value-type="string">
            <text:p>S</text:p>
          </table:table-cell>
          <table:table-cell office:value-type="string">
            <text:p>2013-11-26</text:p>
          </table:table-cell>
          <table:table-cell office:value-type="float" office:value="53934027124">
            <text:p>53934027124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table:number-columns-repeated="2" office:value-type="string">
            <text:p>Kolesterool 3.4</text:p>
          </table:table-cell>
          <table:table-cell office:value-type="string">
            <text:p><text:s/>↓ ( 3.9 . 7.8 mmol/L )</text:p>
          </table:table-cell>
          <table:table-cell office:value-type="string">
            <text:p>Kolesterool</text:p>
          </table:table-cell>
          <table:table-cell office:value-type="float" office:value="3.4">
            <text:p>3,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640135">
            <text:p>23640135</text:p>
          </table:table-cell>
          <table:table-cell office:value-type="float" office:value="162578980">
            <text:p>162578980</text:p>
          </table:table-cell>
          <table:table-cell office:value-type="string">
            <text:p>2013-02-15</text:p>
          </table:table-cell>
          <table:table-cell office:value-type="string">
            <text:p>A</text:p>
          </table:table-cell>
          <table:table-cell office:value-type="string">
            <text:p>2013-02-11</text:p>
          </table:table-cell>
          <table:table-cell office:value-type="float" office:value="93054246796">
            <text:p>9305424679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table:number-columns-repeated="2" office:value-type="string">
            <text:p>Kolesterool 3.4</text:p>
          </table:table-cell>
          <table:table-cell office:value-type="string">
            <text:p><text:s/>( 3.9 . 7.8 mmol/L )</text:p>
          </table:table-cell>
          <table:table-cell office:value-type="string">
            <text:p>Kolesterool</text:p>
          </table:table-cell>
          <table:table-cell office:value-type="float" office:value="3.4">
            <text:p>3,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88468">
            <text:p>1888468</text:p>
          </table:table-cell>
          <table:table-cell office:value-type="float" office:value="124793607">
            <text:p>124793607</text:p>
          </table:table-cell>
          <table:table-cell office:value-type="string">
            <text:p>2012-06-13</text:p>
          </table:table-cell>
          <table:table-cell office:value-type="string">
            <text:p>A</text:p>
          </table:table-cell>
          <table:table-cell office:value-type="string">
            <text:p>2012-06-11</text:p>
          </table:table-cell>
          <table:table-cell office:value-type="float" office:value="51273294127">
            <text:p>5127329412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11.06.201214 : 12 : 18 : Kolesterool 3.4 mmol/L</text:p>
          </table:table-cell>
          <table:table-cell office:value-type="string">
            <text:p>Kolesterool 3.4 mmol/L</text:p>
          </table:table-cell>
          <table:table-cell/>
          <table:table-cell office:value-type="string">
            <text:p>Kolesterool</text:p>
          </table:table-cell>
          <table:table-cell office:value-type="float" office:value="3.4">
            <text:p>3,4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432361">
            <text:p>24432361</text:p>
          </table:table-cell>
          <table:table-cell office:value-type="float" office:value="214290830">
            <text:p>214290830</text:p>
          </table:table-cell>
          <table:table-cell office:value-type="string">
            <text:p>2013-12-09</text:p>
          </table:table-cell>
          <table:table-cell office:value-type="string">
            <text:p>A</text:p>
          </table:table-cell>
          <table:table-cell office:value-type="string">
            <text:p>2013-10-28</text:p>
          </table:table-cell>
          <table:table-cell office:value-type="float" office:value="673030353406">
            <text:p>67303035340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table:number-columns-repeated="2" office:value-type="string">
            <text:p>Kolesterool 3.4</text:p>
          </table:table-cell>
          <table:table-cell office:value-type="string">
            <text:p><text:s/>↓ ( 3.9 . 7.8 mmol/L )</text:p>
          </table:table-cell>
          <table:table-cell office:value-type="string">
            <text:p>Kolesterool</text:p>
          </table:table-cell>
          <table:table-cell office:value-type="float" office:value="3.4">
            <text:p>3,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437020">
            <text:p>8437020</text:p>
          </table:table-cell>
          <table:table-cell office:value-type="float" office:value="145823133">
            <text:p>145823133</text:p>
          </table:table-cell>
          <table:table-cell office:value-type="string">
            <text:p>2012-11-01</text:p>
          </table:table-cell>
          <table:table-cell office:value-type="string">
            <text:p>A</text:p>
          </table:table-cell>
          <table:table-cell office:value-type="string">
            <text:p>2012-10-31</text:p>
          </table:table-cell>
          <table:table-cell office:value-type="float" office:value="20228214041">
            <text:p>20228214041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table:number-columns-repeated="2" office:value-type="string">
            <text:p>S , P-Kolesterool 3.4</text:p>
          </table:table-cell>
          <table:table-cell office:value-type="string">
            <text:p><text:s/>( 3.9 . 7.8 mmol/L )</text:p>
          </table:table-cell>
          <table:table-cell office:value-type="string">
            <text:p>S , P-Kolesterool</text:p>
          </table:table-cell>
          <table:table-cell office:value-type="float" office:value="3.4">
            <text:p>3,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460438">
            <text:p>14460438</text:p>
          </table:table-cell>
          <table:table-cell office:value-type="float" office:value="167242177">
            <text:p>167242177</text:p>
          </table:table-cell>
          <table:table-cell office:value-type="string">
            <text:p>2013-03-15</text:p>
          </table:table-cell>
          <table:table-cell office:value-type="string">
            <text:p>A</text:p>
          </table:table-cell>
          <table:table-cell office:value-type="string">
            <text:p>2011-09-29</text:p>
          </table:table-cell>
          <table:table-cell office:value-type="float" office:value="14443382204">
            <text:p>1444338220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table:number-columns-repeated="2" office:value-type="string">
            <text:p>S , P-Kolesterool 3.4</text:p>
          </table:table-cell>
          <table:table-cell office:value-type="string">
            <text:p><text:s/>( 2.1 . 5.0 mmol/L )</text:p>
          </table:table-cell>
          <table:table-cell office:value-type="string">
            <text:p>S , P-Kolesterool</text:p>
          </table:table-cell>
          <table:table-cell office:value-type="float" office:value="3.4">
            <text:p>3,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331526">
            <text:p>21331526</text:p>
          </table:table-cell>
          <table:table-cell office:value-type="float" office:value="163673953">
            <text:p>163673953</text:p>
          </table:table-cell>
          <table:table-cell office:value-type="string">
            <text:p>2013-02-2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9732010975">
            <text:p>2973201097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<text:s/>7.4 % krea-58mkmol/lt TSH 1.49 kol - 3.5</text:p>
          </table:table-cell>
          <table:table-cell office:value-type="string">
            <text:p>kol - 3.5</text:p>
          </table:table-cell>
          <table:table-cell office:value-type="string">
            <text:p><text:s/>LDL1.97 ( Zokor 10 mg ) , aga m</text:p>
          </table:table-cell>
          <table:table-cell office:value-type="string">
            <text:p>kol</text:p>
          </table:table-cell>
          <table:table-cell office:value-type="float" office:value="3.5">
            <text:p>3,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410379">
            <text:p>24410379</text:p>
          </table:table-cell>
          <table:table-cell office:value-type="float" office:value="195528521">
            <text:p>195528521</text:p>
          </table:table-cell>
          <table:table-cell office:value-type="string">
            <text:p>2013-09-03</text:p>
          </table:table-cell>
          <table:table-cell office:value-type="string">
            <text:p>A</text:p>
          </table:table-cell>
          <table:table-cell office:value-type="string">
            <text:p>2012-12-13</text:p>
          </table:table-cell>
          <table:table-cell office:value-type="float" office:value="673030325313">
            <text:p>67303032531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table:number-columns-repeated="2" office:value-type="string">
            <text:p>Kolesterool 3.6</text:p>
          </table:table-cell>
          <table:table-cell office:value-type="string">
            <text:p><text:s/>( 3.3 . 6.9 mmol/L )</text:p>
          </table:table-cell>
          <table:table-cell office:value-type="string">
            <text:p>Kolesterool</text:p>
          </table:table-cell>
          <table:table-cell office:value-type="float" office:value="3.6">
            <text:p>3,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337092">
            <text:p>18337092</text:p>
          </table:table-cell>
          <table:table-cell office:value-type="float" office:value="175034639">
            <text:p>175034639</text:p>
          </table:table-cell>
          <table:table-cell office:value-type="string">
            <text:p>2013-04-30</text:p>
          </table:table-cell>
          <table:table-cell office:value-type="string">
            <text:p>A</text:p>
          </table:table-cell>
          <table:table-cell office:value-type="string">
            <text:p>2013-03-25</text:p>
          </table:table-cell>
          <table:table-cell office:value-type="float" office:value="673030366658">
            <text:p>67303036665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25.03.201313 : 46 : 09 : Kolesterool 3.6 mmol/L</text:p>
          </table:table-cell>
          <table:table-cell office:value-type="string">
            <text:p>Kolesterool 3.6 mmol/L</text:p>
          </table:table-cell>
          <table:table-cell/>
          <table:table-cell office:value-type="string">
            <text:p>Kolesterool</text:p>
          </table:table-cell>
          <table:table-cell office:value-type="float" office:value="3.6">
            <text:p>3,6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588498">
            <text:p>19588498</text:p>
          </table:table-cell>
          <table:table-cell office:value-type="float" office:value="215093745">
            <text:p>215093745</text:p>
          </table:table-cell>
          <table:table-cell office:value-type="string">
            <text:p>2013-12-12</text:p>
          </table:table-cell>
          <table:table-cell office:value-type="string">
            <text:p>A</text:p>
          </table:table-cell>
          <table:table-cell office:value-type="string">
            <text:p>2012-11-15</text:p>
          </table:table-cell>
          <table:table-cell office:value-type="float" office:value="673030575408">
            <text:p>67303057540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T - Chol = 3,6</text:p>
          </table:table-cell>
          <table:table-cell office:value-type="string">
            <text:p>Chol = 3,6</text:p>
          </table:table-cell>
          <table:table-cell office:value-type="string">
            <text:p><text:s/>; TRG = 1,58 ; LDL = 1,23 ; HDL</text:p>
          </table:table-cell>
          <table:table-cell office:value-type="string">
            <text:p>Chol</text:p>
          </table:table-cell>
          <table:table-cell office:value-type="float" office:value="3.6">
            <text:p>3,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519748">
            <text:p>16519748</text:p>
          </table:table-cell>
          <table:table-cell office:value-type="float" office:value="212746072">
            <text:p>212746072</text:p>
          </table:table-cell>
          <table:table-cell office:value-type="string">
            <text:p>2013-11-29</text:p>
          </table:table-cell>
          <table:table-cell office:value-type="string">
            <text:p>S</text:p>
          </table:table-cell>
          <table:table-cell office:value-type="string">
            <text:p>2013-11-20</text:p>
          </table:table-cell>
          <table:table-cell office:value-type="float" office:value="17109150123">
            <text:p>17109150123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table:number-columns-repeated="2" office:value-type="string">
            <text:p>Kolesterool 3.6</text:p>
          </table:table-cell>
          <table:table-cell office:value-type="string">
            <text:p><text:s/>↓ ( 3.9 . 7.8 mmol/L )</text:p>
          </table:table-cell>
          <table:table-cell office:value-type="string">
            <text:p>Kolesterool</text:p>
          </table:table-cell>
          <table:table-cell office:value-type="float" office:value="3.6">
            <text:p>3,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468932">
            <text:p>3468932</text:p>
          </table:table-cell>
          <table:table-cell office:value-type="float" office:value="137236990">
            <text:p>137236990</text:p>
          </table:table-cell>
          <table:table-cell office:value-type="string">
            <text:p>2012-09-13</text:p>
          </table:table-cell>
          <table:table-cell office:value-type="string">
            <text:p>A</text:p>
          </table:table-cell>
          <table:table-cell office:value-type="string">
            <text:p>2012-08-23</text:p>
          </table:table-cell>
          <table:table-cell office:value-type="float" office:value="29721696034">
            <text:p>2972169603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Crea-84;Chol-3,7</text:p>
          </table:table-cell>
          <table:table-cell office:value-type="string">
            <text:p>Chol-3,7</text:p>
          </table:table-cell>
          <table:table-cell office:value-type="string">
            <text:p>;TR 1,12 .</text:p>
          </table:table-cell>
          <table:table-cell office:value-type="string">
            <text:p>Chol</text:p>
          </table:table-cell>
          <table:table-cell office:value-type="float" office:value="3.7">
            <text:p>3,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11096">
            <text:p>511096</text:p>
          </table:table-cell>
          <table:table-cell office:value-type="float" office:value="81622256">
            <text:p>81622256</text:p>
          </table:table-cell>
          <table:table-cell office:value-type="string">
            <text:p>2011-11-28</text:p>
          </table:table-cell>
          <table:table-cell office:value-type="string">
            <text:p>S</text:p>
          </table:table-cell>
          <table:table-cell office:value-type="string">
            <text:p>2011-11-17</text:p>
          </table:table-cell>
          <table:table-cell office:value-type="float" office:value="66957099573">
            <text:p>66957099573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table:number-columns-repeated="2" office:value-type="string">
            <text:p>S , P-Kolesterool 3.7</text:p>
          </table:table-cell>
          <table:table-cell office:value-type="string">
            <text:p><text:s/>( 3.9 . 7.8 mmol/L )</text:p>
          </table:table-cell>
          <table:table-cell office:value-type="string">
            <text:p>S , P-Kolesterool</text:p>
          </table:table-cell>
          <table:table-cell office:value-type="float" office:value="3.7">
            <text:p>3,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349702">
            <text:p>16349702</text:p>
          </table:table-cell>
          <table:table-cell office:value-type="float" office:value="188856958">
            <text:p>188856958</text:p>
          </table:table-cell>
          <table:table-cell office:value-type="string">
            <text:p>2013-07-19</text:p>
          </table:table-cell>
          <table:table-cell office:value-type="string">
            <text:p>S</text:p>
          </table:table-cell>
          <table:table-cell office:value-type="string">
            <text:p>2013-07-11</text:p>
          </table:table-cell>
          <table:table-cell office:value-type="float" office:value="72176319421">
            <text:p>72176319421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table:number-columns-repeated="2" office:value-type="string">
            <text:p>Kolesterool 3.7</text:p>
          </table:table-cell>
          <table:table-cell office:value-type="string">
            <text:p><text:s/>↓ ( 3.9 . 7.8 mmol/L )</text:p>
          </table:table-cell>
          <table:table-cell office:value-type="string">
            <text:p>Kolesterool</text:p>
          </table:table-cell>
          <table:table-cell office:value-type="float" office:value="3.7">
            <text:p>3,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984359">
            <text:p>17984359</text:p>
          </table:table-cell>
          <table:table-cell office:value-type="float" office:value="182788960">
            <text:p>182788960</text:p>
          </table:table-cell>
          <table:table-cell office:value-type="string">
            <text:p>2013-06-12</text:p>
          </table:table-cell>
          <table:table-cell office:value-type="string">
            <text:p>A</text:p>
          </table:table-cell>
          <table:table-cell office:value-type="string">
            <text:p>2013-05-31</text:p>
          </table:table-cell>
          <table:table-cell office:value-type="float" office:value="38501611430">
            <text:p>3850161143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31.05.201313 : 35 : Kolesterool 3.72 mmol/L</text:p>
          </table:table-cell>
          <table:table-cell office:value-type="string">
            <text:p>Kolesterool 3.72 mmol/L</text:p>
          </table:table-cell>
          <table:table-cell/>
          <table:table-cell office:value-type="string">
            <text:p>Kolesterool</text:p>
          </table:table-cell>
          <table:table-cell table:style-name="Default" office:value-type="float" office:value="3.72">
            <text:p>3,7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776375">
            <text:p>13776375</text:p>
          </table:table-cell>
          <table:table-cell office:value-type="float" office:value="165526440">
            <text:p>165526440</text:p>
          </table:table-cell>
          <table:table-cell office:value-type="string">
            <text:p>2013-03-06</text:p>
          </table:table-cell>
          <table:table-cell office:value-type="string">
            <text:p>A</text:p>
          </table:table-cell>
          <table:table-cell office:value-type="string">
            <text:p>2013-03-01</text:p>
          </table:table-cell>
          <table:table-cell office:value-type="float" office:value="51968013599">
            <text:p>5196801359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60 U/L ) Glükoos 9.9 ( mmol/L ) Kolesterool 3.8</text:p>
          </table:table-cell>
          <table:table-cell office:value-type="string">
            <text:p>Kolesterool 3.8</text:p>
          </table:table-cell>
          <table:table-cell office:value-type="string">
            <text:p><text:s/>( 3.3 . 6.9 mmol/L ) Triglütser</text:p>
          </table:table-cell>
          <table:table-cell office:value-type="string">
            <text:p>Kolesterool</text:p>
          </table:table-cell>
          <table:table-cell office:value-type="float" office:value="3.8">
            <text:p>3,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424235">
            <text:p>11424235</text:p>
          </table:table-cell>
          <table:table-cell office:value-type="float" office:value="173924249">
            <text:p>173924249</text:p>
          </table:table-cell>
          <table:table-cell office:value-type="string">
            <text:p>2013-04-25</text:p>
          </table:table-cell>
          <table:table-cell office:value-type="string">
            <text:p>A</text:p>
          </table:table-cell>
          <table:table-cell office:value-type="string">
            <text:p>2013-04-16</text:p>
          </table:table-cell>
          <table:table-cell office:value-type="float" office:value="673032101474">
            <text:p>67303210147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table:number-columns-repeated="2" office:value-type="string">
            <text:p>Kolesterool 3.8</text:p>
          </table:table-cell>
          <table:table-cell office:value-type="string">
            <text:p><text:s/>( 3.3 . 6.9 mmol/L )</text:p>
          </table:table-cell>
          <table:table-cell office:value-type="string">
            <text:p>Kolesterool</text:p>
          </table:table-cell>
          <table:table-cell office:value-type="float" office:value="3.8">
            <text:p>3,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484453">
            <text:p>10484453</text:p>
          </table:table-cell>
          <table:table-cell office:value-type="float" office:value="174479941">
            <text:p>174479941</text:p>
          </table:table-cell>
          <table:table-cell office:value-type="string">
            <text:p>2013-04-25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90582681371">
            <text:p>90582681371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nud käte värisemine Osakonnas V Üldkol 3,8</text:p>
          </table:table-cell>
          <table:table-cell office:value-type="string">
            <text:p>Üldkol 3,8</text:p>
          </table:table-cell>
          <table:table-cell office:value-type="string">
            <text:p><text:s/>, LDL 2,45R normi piires</text:p>
          </table:table-cell>
          <table:table-cell office:value-type="string">
            <text:p>Üldkol</text:p>
          </table:table-cell>
          <table:table-cell office:value-type="float" office:value="3.8">
            <text:p>3,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793487">
            <text:p>2793487</text:p>
          </table:table-cell>
          <table:table-cell office:value-type="float" office:value="137681207">
            <text:p>137681207</text:p>
          </table:table-cell>
          <table:table-cell office:value-type="string">
            <text:p>2012-09-17</text:p>
          </table:table-cell>
          <table:table-cell office:value-type="string">
            <text:p>A</text:p>
          </table:table-cell>
          <table:table-cell office:value-type="string">
            <text:p>2012-08-10</text:p>
          </table:table-cell>
          <table:table-cell office:value-type="float" office:value="99300986891">
            <text:p>9930098689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10.08.201215 : 59 : Kolesterool 3.8 mmol/L</text:p>
          </table:table-cell>
          <table:table-cell office:value-type="string">
            <text:p>Kolesterool 3.8 mmol/L</text:p>
          </table:table-cell>
          <table:table-cell/>
          <table:table-cell office:value-type="string">
            <text:p>Kolesterool</text:p>
          </table:table-cell>
          <table:table-cell office:value-type="float" office:value="3.8">
            <text:p>3,8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433181">
            <text:p>9433181</text:p>
          </table:table-cell>
          <table:table-cell office:value-type="float" office:value="169456147">
            <text:p>169456147</text:p>
          </table:table-cell>
          <table:table-cell office:value-type="string">
            <text:p>2013-04-01</text:p>
          </table:table-cell>
          <table:table-cell office:value-type="string">
            <text:p>A</text:p>
          </table:table-cell>
          <table:table-cell office:value-type="string">
            <text:p>2012-04-24</text:p>
          </table:table-cell>
          <table:table-cell office:value-type="float" office:value="69281831355">
            <text:p>69281831355</text:p>
          </table:table-cell>
          <table:table-cell office:value-type="string">
            <text:p>original_2013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table:number-columns-repeated="2" office:value-type="string">
            <text:p>Kolesterool 3.8</text:p>
          </table:table-cell>
          <table:table-cell office:value-type="string">
            <text:p><text:s/>( 2.7 . 5.4 mmol/L )</text:p>
          </table:table-cell>
          <table:table-cell office:value-type="string">
            <text:p>Kolesterool</text:p>
          </table:table-cell>
          <table:table-cell office:value-type="float" office:value="3.8">
            <text:p>3,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208267">
            <text:p>5208267</text:p>
          </table:table-cell>
          <table:table-cell office:value-type="float" office:value="133358700">
            <text:p>133358700</text:p>
          </table:table-cell>
          <table:table-cell office:value-type="string">
            <text:p>2012-08-06</text:p>
          </table:table-cell>
          <table:table-cell office:value-type="string">
            <text:p>A</text:p>
          </table:table-cell>
          <table:table-cell office:value-type="string">
            <text:p>2012-07-30</text:p>
          </table:table-cell>
          <table:table-cell office:value-type="float" office:value="66128580474">
            <text:p>6612858047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table:number-columns-repeated="2" office:value-type="string">
            <text:p>S , P-Kolesterool 3.8</text:p>
          </table:table-cell>
          <table:table-cell office:value-type="string">
            <text:p><text:s/>( 2.9 . 6.1 mmol/L )</text:p>
          </table:table-cell>
          <table:table-cell office:value-type="string">
            <text:p>S , P-Kolesterool</text:p>
          </table:table-cell>
          <table:table-cell office:value-type="float" office:value="3.8">
            <text:p>3,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299952">
            <text:p>17299952</text:p>
          </table:table-cell>
          <table:table-cell office:value-type="float" office:value="179292241">
            <text:p>179292241</text:p>
          </table:table-cell>
          <table:table-cell office:value-type="string">
            <text:p>2013-05-24</text:p>
          </table:table-cell>
          <table:table-cell office:value-type="string">
            <text:p>A</text:p>
          </table:table-cell>
          <table:table-cell office:value-type="string">
            <text:p>2013-05-21</text:p>
          </table:table-cell>
          <table:table-cell office:value-type="float" office:value="88420085745">
            <text:p>8842008574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21.05.201317 : 14 : 21 : Kolesterool 3.8 mmol/L</text:p>
          </table:table-cell>
          <table:table-cell office:value-type="string">
            <text:p>Kolesterool 3.8 mmol/L</text:p>
          </table:table-cell>
          <table:table-cell/>
          <table:table-cell office:value-type="string">
            <text:p>Kolesterool</text:p>
          </table:table-cell>
          <table:table-cell office:value-type="float" office:value="3.8">
            <text:p>3,8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59681">
            <text:p>559681</text:p>
          </table:table-cell>
          <table:table-cell office:value-type="float" office:value="83037159">
            <text:p>83037159</text:p>
          </table:table-cell>
          <table:table-cell office:value-type="string">
            <text:p>2012-02-02</text:p>
          </table:table-cell>
          <table:table-cell office:value-type="string">
            <text:p>S</text:p>
          </table:table-cell>
          <table:table-cell office:value-type="string">
            <text:p>2012-01-31</text:p>
          </table:table-cell>
          <table:table-cell office:value-type="float" office:value="34917198912">
            <text:p>34917198912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table:number-columns-repeated="2" office:value-type="string">
            <text:p>Kolesterool 3.8</text:p>
          </table:table-cell>
          <table:table-cell office:value-type="string">
            <text:p><text:s/>( 3.9 . 7.8 mmol/L )</text:p>
          </table:table-cell>
          <table:table-cell office:value-type="string">
            <text:p>Kolesterool</text:p>
          </table:table-cell>
          <table:table-cell office:value-type="float" office:value="3.8">
            <text:p>3,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501467">
            <text:p>13501467</text:p>
          </table:table-cell>
          <table:table-cell office:value-type="float" office:value="161517181">
            <text:p>161517181</text:p>
          </table:table-cell>
          <table:table-cell office:value-type="string">
            <text:p>2013-02-07</text:p>
          </table:table-cell>
          <table:table-cell office:value-type="string">
            <text:p>A</text:p>
          </table:table-cell>
          <table:table-cell office:value-type="string">
            <text:p>2013-01-31</text:p>
          </table:table-cell>
          <table:table-cell office:value-type="float" office:value="673045082744">
            <text:p>67304508274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table:number-columns-repeated="2" office:value-type="string">
            <text:p>Kolesterool 3,84</text:p>
          </table:table-cell>
          <table:table-cell office:value-type="string">
            <text:p><text:s/>HDL 1,18 LDL 2,33 TG 1,70</text:p>
          </table:table-cell>
          <table:table-cell office:value-type="string">
            <text:p>Kolesterool</text:p>
          </table:table-cell>
          <table:table-cell table:style-name="Default" office:value-type="float" office:value="3.84">
            <text:p>3,8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652480">
            <text:p>21652480</text:p>
          </table:table-cell>
          <table:table-cell office:value-type="float" office:value="180124076">
            <text:p>180124076</text:p>
          </table:table-cell>
          <table:table-cell office:value-type="string">
            <text:p>2013-05-28</text:p>
          </table:table-cell>
          <table:table-cell office:value-type="string">
            <text:p>A</text:p>
          </table:table-cell>
          <table:table-cell office:value-type="string">
            <text:p>2013-05-27</text:p>
          </table:table-cell>
          <table:table-cell office:value-type="float" office:value="59563817460">
            <text:p>5956381746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table:number-columns-repeated="2" office:value-type="string">
            <text:p>Kolesterool 3.9</text:p>
          </table:table-cell>
          <table:table-cell office:value-type="string">
            <text:p><text:s/>( 3.9 . 7.8 mmol/L )</text:p>
          </table:table-cell>
          <table:table-cell office:value-type="string">
            <text:p>Kolesterool</text:p>
          </table:table-cell>
          <table:table-cell office:value-type="float" office:value="3.9">
            <text:p>3,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36531">
            <text:p>536531</text:p>
          </table:table-cell>
          <table:table-cell office:value-type="float" office:value="120806099">
            <text:p>120806099</text:p>
          </table:table-cell>
          <table:table-cell office:value-type="string">
            <text:p>2012-05-08</text:p>
          </table:table-cell>
          <table:table-cell office:value-type="string">
            <text:p>S</text:p>
          </table:table-cell>
          <table:table-cell office:value-type="string">
            <text:p>2012-05-04</text:p>
          </table:table-cell>
          <table:table-cell office:value-type="float" office:value="56426325473">
            <text:p>56426325473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table:number-columns-repeated="2" office:value-type="string">
            <text:p>Kolesterool 3.9</text:p>
          </table:table-cell>
          <table:table-cell office:value-type="string">
            <text:p><text:s/>( 3.9 . 7.8 mmol/L )</text:p>
          </table:table-cell>
          <table:table-cell office:value-type="string">
            <text:p>Kolesterool</text:p>
          </table:table-cell>
          <table:table-cell office:value-type="float" office:value="3.9">
            <text:p>3,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788845">
            <text:p>16788845</text:p>
          </table:table-cell>
          <table:table-cell office:value-type="float" office:value="190615121">
            <text:p>190615121</text:p>
          </table:table-cell>
          <table:table-cell office:value-type="string">
            <text:p>2013-07-31</text:p>
          </table:table-cell>
          <table:table-cell office:value-type="string">
            <text:p>S</text:p>
          </table:table-cell>
          <table:table-cell office:value-type="string">
            <text:p>2013-07-24</text:p>
          </table:table-cell>
          <table:table-cell office:value-type="float" office:value="87721992788">
            <text:p>87721992788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table:number-columns-repeated="2" office:value-type="string">
            <text:p>Kolesterool 3.9</text:p>
          </table:table-cell>
          <table:table-cell office:value-type="string">
            <text:p><text:s/>( 3.9 . 7.8 mmol/L )</text:p>
          </table:table-cell>
          <table:table-cell office:value-type="string">
            <text:p>Kolesterool</text:p>
          </table:table-cell>
          <table:table-cell office:value-type="float" office:value="3.9">
            <text:p>3,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07128">
            <text:p>1807128</text:p>
          </table:table-cell>
          <table:table-cell office:value-type="float" office:value="129945016">
            <text:p>129945016</text:p>
          </table:table-cell>
          <table:table-cell office:value-type="string">
            <text:p>2012-07-23</text:p>
          </table:table-cell>
          <table:table-cell office:value-type="string">
            <text:p>A</text:p>
          </table:table-cell>
          <table:table-cell office:value-type="string">
            <text:p>2012-07-18</text:p>
          </table:table-cell>
          <table:table-cell office:value-type="float" office:value="35496638923">
            <text:p>3549663892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18.07.201214 : 33 : Kolesterool 3.9 mmol/L</text:p>
          </table:table-cell>
          <table:table-cell office:value-type="string">
            <text:p>Kolesterool 3.9 mmol/L</text:p>
          </table:table-cell>
          <table:table-cell/>
          <table:table-cell office:value-type="string">
            <text:p>Kolesterool</text:p>
          </table:table-cell>
          <table:table-cell office:value-type="float" office:value="3.9">
            <text:p>3,9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166542">
            <text:p>8166542</text:p>
          </table:table-cell>
          <table:table-cell office:value-type="float" office:value="133368381">
            <text:p>133368381</text:p>
          </table:table-cell>
          <table:table-cell office:value-type="string">
            <text:p>2012-08-10</text:p>
          </table:table-cell>
          <table:table-cell office:value-type="string">
            <text:p>A</text:p>
          </table:table-cell>
          <table:table-cell office:value-type="string">
            <text:p>2012-06-25</text:p>
          </table:table-cell>
          <table:table-cell office:value-type="float" office:value="94098790583">
            <text:p>94098790583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<text:s/>) S , P-Glükoos 5.4 ( mmol/L ) S , P-Kolesterool 3.9</text:p>
          </table:table-cell>
          <table:table-cell office:value-type="string">
            <text:p>S , P-Kolesterool 3.9</text:p>
          </table:table-cell>
          <table:table-cell office:value-type="string">
            <text:p><text:s/>( 3.3 . 6.9 mmol/L ) S , P-HDL-</text:p>
          </table:table-cell>
          <table:table-cell office:value-type="string">
            <text:p>S , P-Kolesterool</text:p>
          </table:table-cell>
          <table:table-cell office:value-type="float" office:value="3.9">
            <text:p>3,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562435">
            <text:p>16562435</text:p>
          </table:table-cell>
          <table:table-cell office:value-type="float" office:value="175385849">
            <text:p>175385849</text:p>
          </table:table-cell>
          <table:table-cell office:value-type="string">
            <text:p>2013-05-03</text:p>
          </table:table-cell>
          <table:table-cell office:value-type="string">
            <text:p>S</text:p>
          </table:table-cell>
          <table:table-cell office:value-type="string">
            <text:p>2013-04-30</text:p>
          </table:table-cell>
          <table:table-cell office:value-type="float" office:value="39928552818">
            <text:p>39928552818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table:number-columns-repeated="2" office:value-type="string">
            <text:p>Kolesterool 3.9</text:p>
          </table:table-cell>
          <table:table-cell office:value-type="string">
            <text:p><text:s/>( 3.9 . 7.8 mmol/L )</text:p>
          </table:table-cell>
          <table:table-cell office:value-type="string">
            <text:p>Kolesterool</text:p>
          </table:table-cell>
          <table:table-cell office:value-type="float" office:value="3.9">
            <text:p>3,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327708">
            <text:p>17327708</text:p>
          </table:table-cell>
          <table:table-cell office:value-type="float" office:value="204244461">
            <text:p>204244461</text:p>
          </table:table-cell>
          <table:table-cell office:value-type="string">
            <text:p>2013-10-21</text:p>
          </table:table-cell>
          <table:table-cell office:value-type="string">
            <text:p>A</text:p>
          </table:table-cell>
          <table:table-cell office:value-type="string">
            <text:p>2013-09-13</text:p>
          </table:table-cell>
          <table:table-cell office:value-type="float" office:value="47072795562">
            <text:p>4707279556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13.09.201313 : 32 : Kolesterool 3.9 mmol/L</text:p>
          </table:table-cell>
          <table:table-cell office:value-type="string">
            <text:p>Kolesterool 3.9 mmol/L</text:p>
          </table:table-cell>
          <table:table-cell office:value-type="string">
            <text:p><text:s/>[ norm .. - 5.0 ]</text:p>
          </table:table-cell>
          <table:table-cell office:value-type="string">
            <text:p>Kolesterool</text:p>
          </table:table-cell>
          <table:table-cell office:value-type="float" office:value="3.9">
            <text:p>3,9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355098">
            <text:p>3355098</text:p>
          </table:table-cell>
          <table:table-cell office:value-type="float" office:value="86159041">
            <text:p>86159041</text:p>
          </table:table-cell>
          <table:table-cell office:value-type="string">
            <text:p>2012-03-13</text:p>
          </table:table-cell>
          <table:table-cell office:value-type="string">
            <text:p>A</text:p>
          </table:table-cell>
          <table:table-cell office:value-type="string">
            <text:p>2012-03-13</text:p>
          </table:table-cell>
          <table:table-cell office:value-type="float" office:value="54139354525">
            <text:p>5413935452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table:number-columns-repeated="2" office:value-type="string">
            <text:p>Kol 3,98</text:p>
          </table:table-cell>
          <table:table-cell office:value-type="string">
            <text:p><text:s/>HDL 0,92 LDL 2,38</text:p>
          </table:table-cell>
          <table:table-cell office:value-type="string">
            <text:p>Kol</text:p>
          </table:table-cell>
          <table:table-cell table:style-name="Default" office:value-type="float" office:value="3.98">
            <text:p>3,9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41296">
            <text:p>741296</text:p>
          </table:table-cell>
          <table:table-cell office:value-type="float" office:value="95735025">
            <text:p>95735025</text:p>
          </table:table-cell>
          <table:table-cell office:value-type="string">
            <text:p>2012-04-29</text:p>
          </table:table-cell>
          <table:table-cell office:value-type="string">
            <text:p>S</text:p>
          </table:table-cell>
          <table:table-cell office:value-type="string">
            <text:p>2012-04-23</text:p>
          </table:table-cell>
          <table:table-cell office:value-type="float" office:value="78651885415">
            <text:p>78651885415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table:number-columns-repeated="2" office:value-type="string">
            <text:p>Kolesterool 4.0</text:p>
          </table:table-cell>
          <table:table-cell office:value-type="string">
            <text:p><text:s/>( 3.9 . 7.8 mmol/L )</text:p>
          </table:table-cell>
          <table:table-cell office:value-type="string">
            <text:p>Kolesterool</text:p>
          </table:table-cell>
          <table:table-cell table:style-name="Default" office:value-type="float" office:value="4">
            <text:p>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84987">
            <text:p>684987</text:p>
          </table:table-cell>
          <table:table-cell office:value-type="float" office:value="82524909">
            <text:p>82524909</text:p>
          </table:table-cell>
          <table:table-cell office:value-type="string">
            <text:p>2012-01-24</text:p>
          </table:table-cell>
          <table:table-cell office:value-type="string">
            <text:p>S</text:p>
          </table:table-cell>
          <table:table-cell office:value-type="string">
            <text:p>2012-01-19</text:p>
          </table:table-cell>
          <table:table-cell office:value-type="float" office:value="93888457527">
            <text:p>93888457527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table:number-columns-repeated="2" office:value-type="string">
            <text:p>Kolesterool 4.0</text:p>
          </table:table-cell>
          <table:table-cell office:value-type="string">
            <text:p><text:s/>( 3.9 . 7.8 mmol/L )</text:p>
          </table:table-cell>
          <table:table-cell office:value-type="string">
            <text:p>Kolesterool</text:p>
          </table:table-cell>
          <table:table-cell table:style-name="Default" office:value-type="float" office:value="4">
            <text:p>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069975">
            <text:p>5069975</text:p>
          </table:table-cell>
          <table:table-cell office:value-type="float" office:value="143406436">
            <text:p>143406436</text:p>
          </table:table-cell>
          <table:table-cell office:value-type="string">
            <text:p>2012-10-16</text:p>
          </table:table-cell>
          <table:table-cell office:value-type="string">
            <text:p>A</text:p>
          </table:table-cell>
          <table:table-cell office:value-type="string">
            <text:p>2012-10-16</text:p>
          </table:table-cell>
          <table:table-cell office:value-type="float" office:value="50302984822">
            <text:p>5030298482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table:number-columns-repeated="2" office:value-type="string">
            <text:p>Ük 4,0</text:p>
          </table:table-cell>
          <table:table-cell office:value-type="string">
            <text:p><text:s/>; HDL 1,22 , LDL 2,56 ; TG 1,1 </text:p>
          </table:table-cell>
          <table:table-cell office:value-type="string">
            <text:p>Ük</text:p>
          </table:table-cell>
          <table:table-cell table:style-name="Default" office:value-type="float" office:value="4">
            <text:p>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422234">
            <text:p>19422234</text:p>
          </table:table-cell>
          <table:table-cell office:value-type="float" office:value="209359705">
            <text:p>209359705</text:p>
          </table:table-cell>
          <table:table-cell office:value-type="string">
            <text:p>2013-11-14</text:p>
          </table:table-cell>
          <table:table-cell office:value-type="string">
            <text:p>A</text:p>
          </table:table-cell>
          <table:table-cell office:value-type="string">
            <text:p>2013-10-23</text:p>
          </table:table-cell>
          <table:table-cell office:value-type="float" office:value="29287238015">
            <text:p>2928723801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23.10.201315 : 23 : Kolesterool 4.0 mmol/L</text:p>
          </table:table-cell>
          <table:table-cell office:value-type="string">
            <text:p>Kolesterool 4.0 mmol/L</text:p>
          </table:table-cell>
          <table:table-cell office:value-type="string">
            <text:p><text:s/>[ norm .. - 5.0 ]</text:p>
          </table:table-cell>
          <table:table-cell office:value-type="string">
            <text:p>Kolesterool</text:p>
          </table:table-cell>
          <table:table-cell table:style-name="Default" office:value-type="float" office:value="4">
            <text:p>4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410182">
            <text:p>23410182</text:p>
          </table:table-cell>
          <table:table-cell office:value-type="float" office:value="199708160">
            <text:p>199708160</text:p>
          </table:table-cell>
          <table:table-cell office:value-type="string">
            <text:p>2013-09-26</text:p>
          </table:table-cell>
          <table:table-cell office:value-type="string">
            <text:p>A</text:p>
          </table:table-cell>
          <table:table-cell office:value-type="string">
            <text:p>2013-09-25</text:p>
          </table:table-cell>
          <table:table-cell office:value-type="float" office:value="54787687359">
            <text:p>5478768735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table:number-columns-repeated="2" office:value-type="string">
            <text:p>Kolesterool 4.0</text:p>
          </table:table-cell>
          <table:table-cell office:value-type="string">
            <text:p><text:s/>( 3.9 . 7.8 mmol/L )</text:p>
          </table:table-cell>
          <table:table-cell office:value-type="string">
            <text:p>Kolesterool</text:p>
          </table:table-cell>
          <table:table-cell table:style-name="Default" office:value-type="float" office:value="4">
            <text:p>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441920">
            <text:p>18441920</text:p>
          </table:table-cell>
          <table:table-cell office:value-type="float" office:value="205650075">
            <text:p>205650075</text:p>
          </table:table-cell>
          <table:table-cell office:value-type="string">
            <text:p>2013-10-28</text:p>
          </table:table-cell>
          <table:table-cell office:value-type="string">
            <text:p>A</text:p>
          </table:table-cell>
          <table:table-cell office:value-type="string">
            <text:p>2013-08-15</text:p>
          </table:table-cell>
          <table:table-cell office:value-type="float" office:value="65181477485">
            <text:p>6518147748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15.08.201309 : 00 : kolesterool 4 mmol/L</text:p>
          </table:table-cell>
          <table:table-cell office:value-type="string">
            <text:p>kolesterool 4 mmol/L</text:p>
          </table:table-cell>
          <table:table-cell/>
          <table:table-cell office:value-type="string">
            <text:p>kolesterool</text:p>
          </table:table-cell>
          <table:table-cell table:style-name="Default" office:value-type="float" office:value="4">
            <text:p>4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042333">
            <text:p>19042333</text:p>
          </table:table-cell>
          <table:table-cell office:value-type="float" office:value="210807403">
            <text:p>210807403</text:p>
          </table:table-cell>
          <table:table-cell office:value-type="string">
            <text:p>2013-11-21</text:p>
          </table:table-cell>
          <table:table-cell office:value-type="string">
            <text:p>A</text:p>
          </table:table-cell>
          <table:table-cell office:value-type="string">
            <text:p>2013-10-23</text:p>
          </table:table-cell>
          <table:table-cell office:value-type="float" office:value="16659044027">
            <text:p>1665904402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0.2013 kreatiniin 82,9 umol/l , kolesterool 4,1 mmol/l</text:p>
          </table:table-cell>
          <table:table-cell office:value-type="string">
            <text:p>kolesterool 4,1 mmol/l</text:p>
          </table:table-cell>
          <table:table-cell office:value-type="string">
            <text:p><text:s/>, LDL 2,06 mmol/l</text:p>
          </table:table-cell>
          <table:table-cell office:value-type="string">
            <text:p>kolesterool</text:p>
          </table:table-cell>
          <table:table-cell office:value-type="float" office:value="4.1">
            <text:p>4,1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03155">
            <text:p>503155</text:p>
          </table:table-cell>
          <table:table-cell office:value-type="float" office:value="152469361">
            <text:p>152469361</text:p>
          </table:table-cell>
          <table:table-cell office:value-type="string">
            <text:p>2012-12-12</text:p>
          </table:table-cell>
          <table:table-cell office:value-type="string">
            <text:p>S</text:p>
          </table:table-cell>
          <table:table-cell office:value-type="string">
            <text:p>2012-12-04</text:p>
          </table:table-cell>
          <table:table-cell office:value-type="float" office:value="12704525272">
            <text:p>12704525272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table:number-columns-repeated="2" office:value-type="string">
            <text:p>S , P-Kolesterool 4.1</text:p>
          </table:table-cell>
          <table:table-cell office:value-type="string">
            <text:p><text:s/>( 3.9 . 7.8 mmol/L )</text:p>
          </table:table-cell>
          <table:table-cell office:value-type="string">
            <text:p>S , P-Kolesterool</text:p>
          </table:table-cell>
          <table:table-cell office:value-type="float" office:value="4.1">
            <text:p>4,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600702">
            <text:p>16600702</text:p>
          </table:table-cell>
          <table:table-cell office:value-type="float" office:value="208293700">
            <text:p>208293700</text:p>
          </table:table-cell>
          <table:table-cell office:value-type="string">
            <text:p>2013-11-10</text:p>
          </table:table-cell>
          <table:table-cell office:value-type="string">
            <text:p>S</text:p>
          </table:table-cell>
          <table:table-cell office:value-type="string">
            <text:p>2013-11-05</text:p>
          </table:table-cell>
          <table:table-cell office:value-type="float" office:value="57070453018">
            <text:p>57070453018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table:number-columns-repeated="2" office:value-type="string">
            <text:p>Kolesterool 4.1</text:p>
          </table:table-cell>
          <table:table-cell office:value-type="string">
            <text:p><text:s/>( 3.9 . 7.8 mmol/L )</text:p>
          </table:table-cell>
          <table:table-cell office:value-type="string">
            <text:p>Kolesterool</text:p>
          </table:table-cell>
          <table:table-cell office:value-type="float" office:value="4.1">
            <text:p>4,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594223">
            <text:p>20594223</text:p>
          </table:table-cell>
          <table:table-cell office:value-type="float" office:value="176204764">
            <text:p>176204764</text:p>
          </table:table-cell>
          <table:table-cell office:value-type="string">
            <text:p>2013-05-0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7289082001">
            <text:p>2728908200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<text:s/>2 typ - kompensatiaHbA1c-6.1 % Kol - 4.1 mmol / l</text:p>
          </table:table-cell>
          <table:table-cell office:value-type="string">
            <text:p>Kol - 4.1 mmol / l</text:p>
          </table:table-cell>
          <table:table-cell office:value-type="string">
            <text:p><text:s/>, kreat 58 mkmol / l Jatkada se</text:p>
          </table:table-cell>
          <table:table-cell office:value-type="string">
            <text:p>Kol</text:p>
          </table:table-cell>
          <table:table-cell office:value-type="float" office:value="4.1">
            <text:p>4,1</text:p>
          </table:table-cell>
          <table:table-cell table:number-columns-repeated="2" office:value-type="string">
            <text:p>NULL</text:p>
          </table:table-cell>
          <table:table-cell office:value-type="string">
            <text:p>mmol / 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739354">
            <text:p>17739354</text:p>
          </table:table-cell>
          <table:table-cell office:value-type="float" office:value="202673013">
            <text:p>202673013</text:p>
          </table:table-cell>
          <table:table-cell office:value-type="string">
            <text:p>2013-10-11</text:p>
          </table:table-cell>
          <table:table-cell office:value-type="string">
            <text:p>A</text:p>
          </table:table-cell>
          <table:table-cell office:value-type="string">
            <text:p>2013-07-29</text:p>
          </table:table-cell>
          <table:table-cell office:value-type="float" office:value="32713893946">
            <text:p>3271389394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29.07.201311 : 30 : Kolesterool 4.1 mmol/L</text:p>
          </table:table-cell>
          <table:table-cell office:value-type="string">
            <text:p>Kolesterool 4.1 mmol/L</text:p>
          </table:table-cell>
          <table:table-cell/>
          <table:table-cell office:value-type="string">
            <text:p>Kolesterool</text:p>
          </table:table-cell>
          <table:table-cell office:value-type="float" office:value="4.1">
            <text:p>4,1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778037">
            <text:p>18778037</text:p>
          </table:table-cell>
          <table:table-cell office:value-type="float" office:value="178087669">
            <text:p>178087669</text:p>
          </table:table-cell>
          <table:table-cell office:value-type="string">
            <text:p>2013-05-1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510809">
            <text:p>67303051080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office:value-type="string">
            <text:p>Analüüsidest kolesterool 4,1</text:p>
          </table:table-cell>
          <table:table-cell office:value-type="string">
            <text:p>kolesterool 4,1</text:p>
          </table:table-cell>
          <table:table-cell office:value-type="string">
            <text:p><text:s/>.</text:p>
          </table:table-cell>
          <table:table-cell office:value-type="string">
            <text:p>kolesterool</text:p>
          </table:table-cell>
          <table:table-cell office:value-type="float" office:value="4.1">
            <text:p>4,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028016">
            <text:p>17028016</text:p>
          </table:table-cell>
          <table:table-cell office:value-type="float" office:value="195602523">
            <text:p>195602523</text:p>
          </table:table-cell>
          <table:table-cell office:value-type="string">
            <text:p>2013-09-0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0213619936">
            <text:p>8021361993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2013 : 29.08.201316 : 31 : 01 : Kolesterool 4.1 mmol/L</text:p>
          </table:table-cell>
          <table:table-cell office:value-type="string">
            <text:p>Kolesterool 4.1 mmol/L</text:p>
          </table:table-cell>
          <table:table-cell/>
          <table:table-cell office:value-type="string">
            <text:p>Kolesterool</text:p>
          </table:table-cell>
          <table:table-cell office:value-type="float" office:value="4.1">
            <text:p>4,1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549289">
            <text:p>3549289</text:p>
          </table:table-cell>
          <table:table-cell office:value-type="float" office:value="146462837">
            <text:p>146462837</text:p>
          </table:table-cell>
          <table:table-cell office:value-type="string">
            <text:p>2012-11-12</text:p>
          </table:table-cell>
          <table:table-cell office:value-type="string">
            <text:p>A</text:p>
          </table:table-cell>
          <table:table-cell office:value-type="string">
            <text:p>2012-11-12</text:p>
          </table:table-cell>
          <table:table-cell office:value-type="float" office:value="73216931219">
            <text:p>7321693121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RR 122/72 mmHg Üldkolesterool 4,13 mmol/l</text:p>
          </table:table-cell>
          <table:table-cell office:value-type="string">
            <text:p>Üldkolesterool 4,13 mmol/l</text:p>
          </table:table-cell>
          <table:table-cell office:value-type="string">
            <text:p><text:s/>VS 5,7 mmol/l</text:p>
          </table:table-cell>
          <table:table-cell office:value-type="string">
            <text:p>Üldkolesterool</text:p>
          </table:table-cell>
          <table:table-cell table:style-name="Default" office:value-type="float" office:value="4.13">
            <text:p>4,13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186333">
            <text:p>24186333</text:p>
          </table:table-cell>
          <table:table-cell office:value-type="float" office:value="218183209">
            <text:p>218183209</text:p>
          </table:table-cell>
          <table:table-cell office:value-type="string">
            <text:p>2013-12-23</text:p>
          </table:table-cell>
          <table:table-cell office:value-type="string">
            <text:p>A</text:p>
          </table:table-cell>
          <table:table-cell office:value-type="string">
            <text:p>2013-10-18</text:p>
          </table:table-cell>
          <table:table-cell office:value-type="float" office:value="673030450146">
            <text:p>67303045014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table:number-columns-repeated="2" office:value-type="string">
            <text:p>CHL 4.14</text:p>
          </table:table-cell>
          <table:table-cell office:value-type="string">
            <text:p><text:s/>LDL 2.45 TG 0,77 mmol/l</text:p>
          </table:table-cell>
          <table:table-cell office:value-type="string">
            <text:p>CHL</text:p>
          </table:table-cell>
          <table:table-cell table:style-name="Default" office:value-type="float" office:value="4.14">
            <text:p>4,1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78678">
            <text:p>778678</text:p>
          </table:table-cell>
          <table:table-cell office:value-type="float" office:value="87149145">
            <text:p>87149145</text:p>
          </table:table-cell>
          <table:table-cell office:value-type="string">
            <text:p>2012-03-19</text:p>
          </table:table-cell>
          <table:table-cell office:value-type="string">
            <text:p>S</text:p>
          </table:table-cell>
          <table:table-cell office:value-type="string">
            <text:p>2012-02-14</text:p>
          </table:table-cell>
          <table:table-cell office:value-type="float" office:value="96829131180">
            <text:p>96829131180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table:number-columns-repeated="2" office:value-type="string">
            <text:p>Kolesterool 4.2</text:p>
          </table:table-cell>
          <table:table-cell office:value-type="string">
            <text:p><text:s/>( 3.9 . 7.8 mmol/L )</text:p>
          </table:table-cell>
          <table:table-cell office:value-type="string">
            <text:p>Kolesterool</text:p>
          </table:table-cell>
          <table:table-cell office:value-type="float" office:value="4.2">
            <text:p>4,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284833">
            <text:p>24284833</text:p>
          </table:table-cell>
          <table:table-cell office:value-type="float" office:value="163772775">
            <text:p>163772775</text:p>
          </table:table-cell>
          <table:table-cell office:value-type="string">
            <text:p>2013-02-22</text:p>
          </table:table-cell>
          <table:table-cell office:value-type="string">
            <text:p>A</text:p>
          </table:table-cell>
          <table:table-cell office:value-type="string">
            <text:p>2013-02-21</text:p>
          </table:table-cell>
          <table:table-cell office:value-type="float" office:value="673030504508">
            <text:p>67303050450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table:number-columns-repeated="2" office:value-type="string">
            <text:p>Kolesterool 4.2</text:p>
          </table:table-cell>
          <table:table-cell office:value-type="string">
            <text:p><text:s/>( 3.3 . 6.9 mmol/L )</text:p>
          </table:table-cell>
          <table:table-cell office:value-type="string">
            <text:p>Kolesterool</text:p>
          </table:table-cell>
          <table:table-cell office:value-type="float" office:value="4.2">
            <text:p>4,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784051">
            <text:p>16784051</text:p>
          </table:table-cell>
          <table:table-cell office:value-type="float" office:value="185682506">
            <text:p>185682506</text:p>
          </table:table-cell>
          <table:table-cell office:value-type="string">
            <text:p>2013-06-28</text:p>
          </table:table-cell>
          <table:table-cell office:value-type="string">
            <text:p>S</text:p>
          </table:table-cell>
          <table:table-cell office:value-type="string">
            <text:p>2013-06-23</text:p>
          </table:table-cell>
          <table:table-cell office:value-type="float" office:value="673035096379">
            <text:p>67303509637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table:number-columns-repeated="2" office:value-type="string">
            <text:p>Kolesterool 4.2</text:p>
          </table:table-cell>
          <table:table-cell office:value-type="string">
            <text:p><text:s/>( 3.9 . 7.8 mmol/L )</text:p>
          </table:table-cell>
          <table:table-cell office:value-type="string">
            <text:p>Kolesterool</text:p>
          </table:table-cell>
          <table:table-cell office:value-type="float" office:value="4.2">
            <text:p>4,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229451">
            <text:p>19229451</text:p>
          </table:table-cell>
          <table:table-cell office:value-type="float" office:value="214973745">
            <text:p>214973745</text:p>
          </table:table-cell>
          <table:table-cell office:value-type="string">
            <text:p>2013-12-10</text:p>
          </table:table-cell>
          <table:table-cell office:value-type="string">
            <text:p>A</text:p>
          </table:table-cell>
          <table:table-cell office:value-type="string">
            <text:p>2013-11-25</text:p>
          </table:table-cell>
          <table:table-cell office:value-type="float" office:value="673030339320">
            <text:p>67303033932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25.11.201310 : 20 : kolesterool 4.22 mmol/L</text:p>
          </table:table-cell>
          <table:table-cell office:value-type="string">
            <text:p>kolesterool 4.22 mmol/L</text:p>
          </table:table-cell>
          <table:table-cell office:value-type="string">
            <text:p><text:s/>[ norm .. - 5.7 ]</text:p>
          </table:table-cell>
          <table:table-cell office:value-type="string">
            <text:p>kolesterool</text:p>
          </table:table-cell>
          <table:table-cell table:style-name="Default" office:value-type="float" office:value="4.22">
            <text:p>4,2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492386">
            <text:p>17492386</text:p>
          </table:table-cell>
          <table:table-cell office:value-type="float" office:value="180454764">
            <text:p>180454764</text:p>
          </table:table-cell>
          <table:table-cell office:value-type="string">
            <text:p>2013-05-30</text:p>
          </table:table-cell>
          <table:table-cell office:value-type="string">
            <text:p>A</text:p>
          </table:table-cell>
          <table:table-cell office:value-type="string">
            <text:p>2013-04-30</text:p>
          </table:table-cell>
          <table:table-cell office:value-type="float" office:value="673043800381">
            <text:p>67304380038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30.04.201310 : 12 : kolesterool 4.23 mmol/L</text:p>
          </table:table-cell>
          <table:table-cell office:value-type="string">
            <text:p>kolesterool 4.23 mmol/L</text:p>
          </table:table-cell>
          <table:table-cell/>
          <table:table-cell office:value-type="string">
            <text:p>kolesterool</text:p>
          </table:table-cell>
          <table:table-cell table:style-name="Default" office:value-type="float" office:value="4.23">
            <text:p>4,23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264677">
            <text:p>3264677</text:p>
          </table:table-cell>
          <table:table-cell office:value-type="float" office:value="80398653">
            <text:p>80398653</text:p>
          </table:table-cell>
          <table:table-cell office:value-type="string">
            <text:p>2011-12-13</text:p>
          </table:table-cell>
          <table:table-cell office:value-type="string">
            <text:p>A</text:p>
          </table:table-cell>
          <table:table-cell office:value-type="string">
            <text:p>2011-12-13</text:p>
          </table:table-cell>
          <table:table-cell office:value-type="float" office:value="21258345890">
            <text:p>2125834589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TSH - 2,29;22.03.11 Chol-4,29</text:p>
          </table:table-cell>
          <table:table-cell office:value-type="string">
            <text:p>Chol-4,29</text:p>
          </table:table-cell>
          <table:table-cell office:value-type="string">
            <text:p>/statiinide foonil / ,</text:p>
          </table:table-cell>
          <table:table-cell office:value-type="string">
            <text:p>Chol</text:p>
          </table:table-cell>
          <table:table-cell table:style-name="Default" office:value-type="float" office:value="4.29">
            <text:p>4,2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572467">
            <text:p>17572467</text:p>
          </table:table-cell>
          <table:table-cell office:value-type="float" office:value="213116204">
            <text:p>213116204</text:p>
          </table:table-cell>
          <table:table-cell office:value-type="string">
            <text:p>2013-12-03</text:p>
          </table:table-cell>
          <table:table-cell office:value-type="string">
            <text:p>A</text:p>
          </table:table-cell>
          <table:table-cell office:value-type="string">
            <text:p>2013-12-02</text:p>
          </table:table-cell>
          <table:table-cell office:value-type="float" office:value="62743037633">
            <text:p>6274303763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02.12.201312 : 37 : kolesterool 4.29 mmol/L</text:p>
          </table:table-cell>
          <table:table-cell office:value-type="string">
            <text:p>kolesterool 4.29 mmol/L</text:p>
          </table:table-cell>
          <table:table-cell office:value-type="string">
            <text:p><text:s/>[ norm .. - 5.7 ]</text:p>
          </table:table-cell>
          <table:table-cell office:value-type="string">
            <text:p>kolesterool</text:p>
          </table:table-cell>
          <table:table-cell table:style-name="Default" office:value-type="float" office:value="4.29">
            <text:p>4,29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44147">
            <text:p>444147</text:p>
          </table:table-cell>
          <table:table-cell office:value-type="float" office:value="90512747">
            <text:p>90512747</text:p>
          </table:table-cell>
          <table:table-cell office:value-type="string">
            <text:p>2012-04-03</text:p>
          </table:table-cell>
          <table:table-cell office:value-type="string">
            <text:p>S</text:p>
          </table:table-cell>
          <table:table-cell office:value-type="string">
            <text:p>2012-03-29</text:p>
          </table:table-cell>
          <table:table-cell office:value-type="float" office:value="13564736270">
            <text:p>13564736270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table:number-columns-repeated="2" office:value-type="string">
            <text:p>Kolesterool 4.3</text:p>
          </table:table-cell>
          <table:table-cell office:value-type="string">
            <text:p><text:s/>( 3.9 . 7.8 mmol/L )</text:p>
          </table:table-cell>
          <table:table-cell office:value-type="string">
            <text:p>Kolesterool</text:p>
          </table:table-cell>
          <table:table-cell office:value-type="float" office:value="4.3">
            <text:p>4,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231306">
            <text:p>19231306</text:p>
          </table:table-cell>
          <table:table-cell office:value-type="float" office:value="159956441">
            <text:p>159956441</text:p>
          </table:table-cell>
          <table:table-cell office:value-type="string">
            <text:p>2013-01-30</text:p>
          </table:table-cell>
          <table:table-cell office:value-type="string">
            <text:p>A</text:p>
          </table:table-cell>
          <table:table-cell office:value-type="string">
            <text:p>2013-01-23</text:p>
          </table:table-cell>
          <table:table-cell office:value-type="float" office:value="673030514192">
            <text:p>67303051419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23.01.201320 : 59 : 27 : Kolesterool 4.3 mmol/L</text:p>
          </table:table-cell>
          <table:table-cell office:value-type="string">
            <text:p>Kolesterool 4.3 mmol/L</text:p>
          </table:table-cell>
          <table:table-cell/>
          <table:table-cell office:value-type="string">
            <text:p>Kolesterool</text:p>
          </table:table-cell>
          <table:table-cell office:value-type="float" office:value="4.3">
            <text:p>4,3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723199">
            <text:p>14723199</text:p>
          </table:table-cell>
          <table:table-cell office:value-type="float" office:value="160429370">
            <text:p>160429370</text:p>
          </table:table-cell>
          <table:table-cell office:value-type="string">
            <text:p>2013-01-21</text:p>
          </table:table-cell>
          <table:table-cell office:value-type="string">
            <text:p>A</text:p>
          </table:table-cell>
          <table:table-cell office:value-type="string">
            <text:p>2013-01-18</text:p>
          </table:table-cell>
          <table:table-cell office:value-type="float" office:value="24097735753">
            <text:p>2409773575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table:number-columns-repeated="2" office:value-type="string">
            <text:p>Kolesterool 4.3</text:p>
          </table:table-cell>
          <table:table-cell office:value-type="string">
            <text:p><text:s/>( 3.9 . 7.8 mmol/L )</text:p>
          </table:table-cell>
          <table:table-cell office:value-type="string">
            <text:p>Kolesterool</text:p>
          </table:table-cell>
          <table:table-cell office:value-type="float" office:value="4.3">
            <text:p>4,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334277">
            <text:p>24334277</text:p>
          </table:table-cell>
          <table:table-cell office:value-type="float" office:value="214249408">
            <text:p>214249408</text:p>
          </table:table-cell>
          <table:table-cell office:value-type="string">
            <text:p>2013-12-09</text:p>
          </table:table-cell>
          <table:table-cell office:value-type="string">
            <text:p>A</text:p>
          </table:table-cell>
          <table:table-cell office:value-type="string">
            <text:p>2013-12-04</text:p>
          </table:table-cell>
          <table:table-cell office:value-type="float" office:value="91018312309">
            <text:p>9101831230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table:number-columns-repeated="2" office:value-type="string">
            <text:p>Kolesterool 4.3</text:p>
          </table:table-cell>
          <table:table-cell office:value-type="string">
            <text:p><text:s/>( 3.9 . 7.8 mmol/L )</text:p>
          </table:table-cell>
          <table:table-cell office:value-type="string">
            <text:p>Kolesterool</text:p>
          </table:table-cell>
          <table:table-cell office:value-type="float" office:value="4.3">
            <text:p>4,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865395">
            <text:p>19865395</text:p>
          </table:table-cell>
          <table:table-cell office:value-type="float" office:value="181529702">
            <text:p>181529702</text:p>
          </table:table-cell>
          <table:table-cell office:value-type="string">
            <text:p>2013-05-30</text:p>
          </table:table-cell>
          <table:table-cell office:value-type="string">
            <text:p>A</text:p>
          </table:table-cell>
          <table:table-cell office:value-type="string">
            <text:p>2013-05-10</text:p>
          </table:table-cell>
          <table:table-cell office:value-type="float" office:value="673030373201">
            <text:p>67303037320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10.05.201317 : 29 : Kolesterool 4.3 mmol/L</text:p>
          </table:table-cell>
          <table:table-cell office:value-type="string">
            <text:p>Kolesterool 4.3 mmol/L</text:p>
          </table:table-cell>
          <table:table-cell/>
          <table:table-cell office:value-type="string">
            <text:p>Kolesterool</text:p>
          </table:table-cell>
          <table:table-cell office:value-type="float" office:value="4.3">
            <text:p>4,3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71430">
            <text:p>471430</text:p>
          </table:table-cell>
          <table:table-cell office:value-type="float" office:value="141696810">
            <text:p>141696810</text:p>
          </table:table-cell>
          <table:table-cell office:value-type="string">
            <text:p>2012-10-08</text:p>
          </table:table-cell>
          <table:table-cell office:value-type="string">
            <text:p>S</text:p>
          </table:table-cell>
          <table:table-cell office:value-type="string">
            <text:p>2012-10-05</text:p>
          </table:table-cell>
          <table:table-cell office:value-type="float" office:value="88675465139">
            <text:p>88675465139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table:number-columns-repeated="2" office:value-type="string">
            <text:p>S , P-Kolesterool 4.4</text:p>
          </table:table-cell>
          <table:table-cell office:value-type="string">
            <text:p><text:s/>( 2.9 . 6.1 mmol/L ) S , P-C30.</text:p>
          </table:table-cell>
          <table:table-cell office:value-type="string">
            <text:p>S , P-Kolesterool</text:p>
          </table:table-cell>
          <table:table-cell office:value-type="float" office:value="4.4">
            <text:p>4,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875536">
            <text:p>20875536</text:p>
          </table:table-cell>
          <table:table-cell office:value-type="float" office:value="177244116">
            <text:p>177244116</text:p>
          </table:table-cell>
          <table:table-cell office:value-type="string">
            <text:p>2013-05-13</text:p>
          </table:table-cell>
          <table:table-cell office:value-type="string">
            <text:p>A</text:p>
          </table:table-cell>
          <table:table-cell office:value-type="string">
            <text:p>2004-06-04</text:p>
          </table:table-cell>
          <table:table-cell office:value-type="float" office:value="23945857834">
            <text:p>2394585783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Kl verd N , VS H 5,4 mmol/l ; Chol-4,4</text:p>
          </table:table-cell>
          <table:table-cell office:value-type="string">
            <text:p>Chol-4,4</text:p>
          </table:table-cell>
          <table:table-cell office:value-type="string">
            <text:p>;Crea 96 ; Alb/crea suhe 1,04 ;</text:p>
          </table:table-cell>
          <table:table-cell office:value-type="string">
            <text:p>Chol</text:p>
          </table:table-cell>
          <table:table-cell office:value-type="float" office:value="4.4">
            <text:p>4,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517616">
            <text:p>2517616</text:p>
          </table:table-cell>
          <table:table-cell office:value-type="float" office:value="153491206">
            <text:p>153491206</text:p>
          </table:table-cell>
          <table:table-cell office:value-type="string">
            <text:p>2012-12-1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3935118729">
            <text:p>8393511872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Glychgb 9.9 % Chol 4,4</text:p>
          </table:table-cell>
          <table:table-cell office:value-type="string">
            <text:p>Chol 4,4</text:p>
          </table:table-cell>
          <table:table-cell office:value-type="string">
            <text:p><text:s/>LDL 2,80 HDL 1,01 Creat 272 HGB</text:p>
          </table:table-cell>
          <table:table-cell office:value-type="string">
            <text:p>Chol</text:p>
          </table:table-cell>
          <table:table-cell office:value-type="float" office:value="4.4">
            <text:p>4,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315469">
            <text:p>20315469</text:p>
          </table:table-cell>
          <table:table-cell office:value-type="float" office:value="192975893">
            <text:p>192975893</text:p>
          </table:table-cell>
          <table:table-cell office:value-type="string">
            <text:p>2013-08-16</text:p>
          </table:table-cell>
          <table:table-cell office:value-type="string">
            <text:p>A</text:p>
          </table:table-cell>
          <table:table-cell office:value-type="string">
            <text:p>2013-04-12</text:p>
          </table:table-cell>
          <table:table-cell office:value-type="float" office:value="49808436011">
            <text:p>4980843601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<text:s/>% , 26.09.12 P/A : T435?t31,83;Chol-4,4</text:p>
          </table:table-cell>
          <table:table-cell office:value-type="string">
            <text:p>Chol-4,4</text:p>
          </table:table-cell>
          <table:table-cell office:value-type="string">
            <text:p><text:s/>; TSH-0,14 ,</text:p>
          </table:table-cell>
          <table:table-cell office:value-type="string">
            <text:p>Chol</text:p>
          </table:table-cell>
          <table:table-cell office:value-type="float" office:value="4.4">
            <text:p>4,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047432">
            <text:p>22047432</text:p>
          </table:table-cell>
          <table:table-cell office:value-type="float" office:value="160443599">
            <text:p>160443599</text:p>
          </table:table-cell>
          <table:table-cell office:value-type="string">
            <text:p>2013-01-21</text:p>
          </table:table-cell>
          <table:table-cell office:value-type="string">
            <text:p>A</text:p>
          </table:table-cell>
          <table:table-cell office:value-type="string">
            <text:p>2013-01-18</text:p>
          </table:table-cell>
          <table:table-cell office:value-type="float" office:value="673044779443">
            <text:p>67304477944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ium 0.75 ( 0.66 . 1.07 mmol/L ) Kolesterool 4.4</text:p>
          </table:table-cell>
          <table:table-cell office:value-type="string">
            <text:p>Kolesterool 4.4</text:p>
          </table:table-cell>
          <table:table-cell office:value-type="string">
            <text:p><text:s/>( 3.3 . 6.9 mmol/L ) eGFR 81 ( </text:p>
          </table:table-cell>
          <table:table-cell office:value-type="string">
            <text:p>Kolesterool</text:p>
          </table:table-cell>
          <table:table-cell office:value-type="float" office:value="4.4">
            <text:p>4,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644613">
            <text:p>7644613</text:p>
          </table:table-cell>
          <table:table-cell office:value-type="float" office:value="82536254">
            <text:p>82536254</text:p>
          </table:table-cell>
          <table:table-cell office:value-type="string">
            <text:p>2012-01-24</text:p>
          </table:table-cell>
          <table:table-cell office:value-type="string">
            <text:p>A</text:p>
          </table:table-cell>
          <table:table-cell office:value-type="string">
            <text:p>2011-12-20</text:p>
          </table:table-cell>
          <table:table-cell office:value-type="float" office:value="28481780969">
            <text:p>28481780969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table:number-columns-repeated="2" office:value-type="string">
            <text:p>S , P-Kolesterool 4.4</text:p>
          </table:table-cell>
          <table:table-cell office:value-type="string">
            <text:p><text:s/>( 3.9 . 7.8 mmol/L )</text:p>
          </table:table-cell>
          <table:table-cell office:value-type="string">
            <text:p>S , P-Kolesterool</text:p>
          </table:table-cell>
          <table:table-cell office:value-type="float" office:value="4.4">
            <text:p>4,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366688">
            <text:p>18366688</text:p>
          </table:table-cell>
          <table:table-cell office:value-type="float" office:value="200425010">
            <text:p>200425010</text:p>
          </table:table-cell>
          <table:table-cell office:value-type="string">
            <text:p>2013-09-3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3358798958">
            <text:p>7335879895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Glükoos 5.2 mmol/L ; Kolesterool 4.4 mmol/L</text:p>
          </table:table-cell>
          <table:table-cell office:value-type="string">
            <text:p>Kolesterool 4.4 mmol/L</text:p>
          </table:table-cell>
          <table:table-cell office:value-type="string">
            <text:p><text:s/>; HDL kolesterool 1.2 mmol/l ; </text:p>
          </table:table-cell>
          <table:table-cell office:value-type="string">
            <text:p>Kolesterool</text:p>
          </table:table-cell>
          <table:table-cell office:value-type="float" office:value="4.4">
            <text:p>4,4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873213">
            <text:p>12873213</text:p>
          </table:table-cell>
          <table:table-cell office:value-type="float" office:value="165519493">
            <text:p>165519493</text:p>
          </table:table-cell>
          <table:table-cell office:value-type="string">
            <text:p>2013-03-06</text:p>
          </table:table-cell>
          <table:table-cell office:value-type="string">
            <text:p>A</text:p>
          </table:table-cell>
          <table:table-cell office:value-type="string">
            <text:p>2013-03-04</text:p>
          </table:table-cell>
          <table:table-cell office:value-type="float" office:value="673030504375">
            <text:p>67303050437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table:number-columns-repeated="2" office:value-type="string">
            <text:p>Kolesterool 4.4</text:p>
          </table:table-cell>
          <table:table-cell office:value-type="string">
            <text:p><text:s/>( 2.9 . 6.1 mmol/L )</text:p>
          </table:table-cell>
          <table:table-cell office:value-type="string">
            <text:p>Kolesterool</text:p>
          </table:table-cell>
          <table:table-cell office:value-type="float" office:value="4.4">
            <text:p>4,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194588">
            <text:p>17194588</text:p>
          </table:table-cell>
          <table:table-cell office:value-type="float" office:value="166107224">
            <text:p>166107224</text:p>
          </table:table-cell>
          <table:table-cell office:value-type="string">
            <text:p>2012-04-1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40188449">
            <text:p>67304018844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* 29.03.201217 : 03 : Kolesterool 4.43 mmol/L</text:p>
          </table:table-cell>
          <table:table-cell office:value-type="string">
            <text:p>Kolesterool 4.43 mmol/L</text:p>
          </table:table-cell>
          <table:table-cell/>
          <table:table-cell office:value-type="string">
            <text:p>Kolesterool</text:p>
          </table:table-cell>
          <table:table-cell table:style-name="Default" office:value-type="float" office:value="4.43">
            <text:p>4,43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165517">
            <text:p>21165517</text:p>
          </table:table-cell>
          <table:table-cell office:value-type="float" office:value="158457588">
            <text:p>158457588</text:p>
          </table:table-cell>
          <table:table-cell office:value-type="string">
            <text:p>2013-01-22</text:p>
          </table:table-cell>
          <table:table-cell office:value-type="string">
            <text:p>A</text:p>
          </table:table-cell>
          <table:table-cell office:value-type="string">
            <text:p>2012-12-20</text:p>
          </table:table-cell>
          <table:table-cell office:value-type="float" office:value="673030839843">
            <text:p>67303083984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table:number-columns-repeated="2" office:value-type="string">
            <text:p>Chol 4,48</text:p>
          </table:table-cell>
          <table:table-cell office:value-type="string">
            <text:p><text:s/>.</text:p>
          </table:table-cell>
          <table:table-cell office:value-type="string">
            <text:p>Chol</text:p>
          </table:table-cell>
          <table:table-cell table:style-name="Default" office:value-type="float" office:value="4.48">
            <text:p>4,4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257012">
            <text:p>20257012</text:p>
          </table:table-cell>
          <table:table-cell office:value-type="float" office:value="182740326">
            <text:p>182740326</text:p>
          </table:table-cell>
          <table:table-cell office:value-type="string">
            <text:p>2013-06-11</text:p>
          </table:table-cell>
          <table:table-cell office:value-type="string">
            <text:p>A</text:p>
          </table:table-cell>
          <table:table-cell office:value-type="string">
            <text:p>2013-01-31</text:p>
          </table:table-cell>
          <table:table-cell office:value-type="float" office:value="16126479557">
            <text:p>1612647955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HGBA1C 7.2 % , CHOL 4.49</text:p>
          </table:table-cell>
          <table:table-cell office:value-type="string">
            <text:p>CHOL 4.49</text:p>
          </table:table-cell>
          <table:table-cell office:value-type="string">
            <text:p><text:s/>( 01.2013A )</text:p>
          </table:table-cell>
          <table:table-cell office:value-type="string">
            <text:p>CHOL</text:p>
          </table:table-cell>
          <table:table-cell table:style-name="Default" office:value-type="float" office:value="4.49">
            <text:p>4,4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51566">
            <text:p>651566</text:p>
          </table:table-cell>
          <table:table-cell office:value-type="float" office:value="145801904">
            <text:p>145801904</text:p>
          </table:table-cell>
          <table:table-cell office:value-type="string">
            <text:p>2012-11-06</text:p>
          </table:table-cell>
          <table:table-cell office:value-type="string">
            <text:p>S</text:p>
          </table:table-cell>
          <table:table-cell office:value-type="string">
            <text:p>2012-10-27</text:p>
          </table:table-cell>
          <table:table-cell office:value-type="float" office:value="61817080415">
            <text:p>61817080415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table:number-columns-repeated="2" office:value-type="string">
            <text:p>S , P-Kolesterool 4.5</text:p>
          </table:table-cell>
          <table:table-cell office:value-type="string">
            <text:p><text:s/>( 3.9 . 7.8 mmol/L )</text:p>
          </table:table-cell>
          <table:table-cell office:value-type="string">
            <text:p>S , P-Kolesterool</text:p>
          </table:table-cell>
          <table:table-cell office:value-type="float" office:value="4.5">
            <text:p>4,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451995">
            <text:p>3451995</text:p>
          </table:table-cell>
          <table:table-cell office:value-type="float" office:value="147178723">
            <text:p>147178723</text:p>
          </table:table-cell>
          <table:table-cell office:value-type="string">
            <text:p>2012-11-1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8738816838">
            <text:p>5873881683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Analüüsides üldkolesterool 4,5 mmol/l</text:p>
          </table:table-cell>
          <table:table-cell office:value-type="string">
            <text:p>s üldkolesterool 4,5 mmol/l</text:p>
          </table:table-cell>
          <table:table-cell office:value-type="string">
            <text:p><text:s/>, LDL 2,5 mmol/l ( eesmärkväärt</text:p>
          </table:table-cell>
          <table:table-cell office:value-type="string">
            <text:p>s üldkolesterool</text:p>
          </table:table-cell>
          <table:table-cell office:value-type="float" office:value="4.5">
            <text:p>4,5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799011">
            <text:p>10799011</text:p>
          </table:table-cell>
          <table:table-cell office:value-type="float" office:value="191100671">
            <text:p>191100671</text:p>
          </table:table-cell>
          <table:table-cell office:value-type="string">
            <text:p>2013-08-01</text:p>
          </table:table-cell>
          <table:table-cell office:value-type="string">
            <text:p>A</text:p>
          </table:table-cell>
          <table:table-cell office:value-type="string">
            <text:p>2013-07-30</text:p>
          </table:table-cell>
          <table:table-cell office:value-type="float" office:value="673030315725">
            <text:p>67303031572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table:number-columns-repeated="2" office:value-type="string">
            <text:p>Kolesterool 4.5</text:p>
          </table:table-cell>
          <table:table-cell office:value-type="string">
            <text:p><text:s/>( 3.9 . 7.8 mmol/L )</text:p>
          </table:table-cell>
          <table:table-cell office:value-type="string">
            <text:p>Kolesterool</text:p>
          </table:table-cell>
          <table:table-cell office:value-type="float" office:value="4.5">
            <text:p>4,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125379">
            <text:p>20125379</text:p>
          </table:table-cell>
          <table:table-cell office:value-type="float" office:value="213172213">
            <text:p>213172213</text:p>
          </table:table-cell>
          <table:table-cell office:value-type="string">
            <text:p>2013-12-03</text:p>
          </table:table-cell>
          <table:table-cell office:value-type="string">
            <text:p>A</text:p>
          </table:table-cell>
          <table:table-cell office:value-type="string">
            <text:p>2013-12-03</text:p>
          </table:table-cell>
          <table:table-cell office:value-type="float" office:value="56542143667">
            <text:p>5654214366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- llisatud .- - CRV6 , UA 424 , KOL 4,5</text:p>
          </table:table-cell>
          <table:table-cell office:value-type="string">
            <text:p>KOL 4,5</text:p>
          </table:table-cell>
          <table:table-cell office:value-type="string">
            <text:p><text:s/>, HDL 0,92 LDL 2,34 TG 3,24 , H</text:p>
          </table:table-cell>
          <table:table-cell office:value-type="string">
            <text:p>KOL</text:p>
          </table:table-cell>
          <table:table-cell office:value-type="float" office:value="4.5">
            <text:p>4,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360466">
            <text:p>8360466</text:p>
          </table:table-cell>
          <table:table-cell office:value-type="float" office:value="138440192">
            <text:p>138440192</text:p>
          </table:table-cell>
          <table:table-cell office:value-type="string">
            <text:p>2012-09-11</text:p>
          </table:table-cell>
          <table:table-cell office:value-type="string">
            <text:p>A</text:p>
          </table:table-cell>
          <table:table-cell office:value-type="string">
            <text:p>2012-09-11</text:p>
          </table:table-cell>
          <table:table-cell office:value-type="float" office:value="52316750866">
            <text:p>52316750866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toolne rõhk , pulsisagedus normis kolesterool -4,5</text:p>
          </table:table-cell>
          <table:table-cell office:value-type="string">
            <text:p>s kolesterool -4,5</text:p>
          </table:table-cell>
          <table:table-cell office:value-type="string">
            <text:p><text:s/>normis , veresuhkur 7,2</text:p>
          </table:table-cell>
          <table:table-cell office:value-type="string">
            <text:p>s kolesterool</text:p>
          </table:table-cell>
          <table:table-cell office:value-type="float" office:value="4.5">
            <text:p>4,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76418">
            <text:p>1976418</text:p>
          </table:table-cell>
          <table:table-cell office:value-type="float" office:value="123053213">
            <text:p>123053213</text:p>
          </table:table-cell>
          <table:table-cell office:value-type="string">
            <text:p>2012-04-18</text:p>
          </table:table-cell>
          <table:table-cell office:value-type="string">
            <text:p>A</text:p>
          </table:table-cell>
          <table:table-cell office:value-type="string">
            <text:p>2012-04-17</text:p>
          </table:table-cell>
          <table:table-cell office:value-type="float" office:value="70078897303">
            <text:p>7007889730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17.04.201217 : 58 : Kolesterool 4.5 mmol/L</text:p>
          </table:table-cell>
          <table:table-cell office:value-type="string">
            <text:p>Kolesterool 4.5 mmol/L</text:p>
          </table:table-cell>
          <table:table-cell/>
          <table:table-cell office:value-type="string">
            <text:p>Kolesterool</text:p>
          </table:table-cell>
          <table:table-cell office:value-type="float" office:value="4.5">
            <text:p>4,5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959169">
            <text:p>16959169</text:p>
          </table:table-cell>
          <table:table-cell office:value-type="float" office:value="159492420">
            <text:p>159492420</text:p>
          </table:table-cell>
          <table:table-cell office:value-type="string">
            <text:p>2013-01-29</text:p>
          </table:table-cell>
          <table:table-cell office:value-type="string">
            <text:p>A</text:p>
          </table:table-cell>
          <table:table-cell office:value-type="string">
            <text:p>2013-01-14</text:p>
          </table:table-cell>
          <table:table-cell office:value-type="float" office:value="85860186427">
            <text:p>8586018642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14.01.201317 : 16 : Kolesterool 4.5 mmol/L</text:p>
          </table:table-cell>
          <table:table-cell office:value-type="string">
            <text:p>Kolesterool 4.5 mmol/L</text:p>
          </table:table-cell>
          <table:table-cell/>
          <table:table-cell office:value-type="string">
            <text:p>Kolesterool</text:p>
          </table:table-cell>
          <table:table-cell office:value-type="float" office:value="4.5">
            <text:p>4,5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959105">
            <text:p>22959105</text:p>
          </table:table-cell>
          <table:table-cell office:value-type="float" office:value="216893668">
            <text:p>216893668</text:p>
          </table:table-cell>
          <table:table-cell office:value-type="string">
            <text:p>2013-12-19</text:p>
          </table:table-cell>
          <table:table-cell office:value-type="string">
            <text:p>A</text:p>
          </table:table-cell>
          <table:table-cell office:value-type="string">
            <text:p>2013-07-08</text:p>
          </table:table-cell>
          <table:table-cell office:value-type="float" office:value="58933740875">
            <text:p>5893374087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CRP &lt;6 mg/L 23.09.201316 : 05 : Kolesterool 4.5 mmol/L</text:p>
          </table:table-cell>
          <table:table-cell office:value-type="string">
            <text:p>Kolesterool 4.5 mmol/L</text:p>
          </table:table-cell>
          <table:table-cell office:value-type="string">
            <text:p><text:s/>23.09.201316 : 05 : ASAT 18 U/L</text:p>
          </table:table-cell>
          <table:table-cell office:value-type="string">
            <text:p>Kolesterool</text:p>
          </table:table-cell>
          <table:table-cell office:value-type="float" office:value="4.5">
            <text:p>4,5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37107">
            <text:p>537107</text:p>
          </table:table-cell>
          <table:table-cell office:value-type="float" office:value="123369786">
            <text:p>123369786</text:p>
          </table:table-cell>
          <table:table-cell office:value-type="string">
            <text:p>2012-05-25</text:p>
          </table:table-cell>
          <table:table-cell office:value-type="string">
            <text:p>S</text:p>
          </table:table-cell>
          <table:table-cell office:value-type="string">
            <text:p>2012-05-21</text:p>
          </table:table-cell>
          <table:table-cell office:value-type="float" office:value="65758321405">
            <text:p>65758321405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table:number-columns-repeated="2" office:value-type="string">
            <text:p>Kolesterool 4.5</text:p>
          </table:table-cell>
          <table:table-cell office:value-type="string">
            <text:p><text:s/>( 3.3 . 6.9 mmol/L )</text:p>
          </table:table-cell>
          <table:table-cell office:value-type="string">
            <text:p>Kolesterool</text:p>
          </table:table-cell>
          <table:table-cell office:value-type="float" office:value="4.5">
            <text:p>4,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834012">
            <text:p>12834012</text:p>
          </table:table-cell>
          <table:table-cell office:value-type="float" office:value="180331037">
            <text:p>180331037</text:p>
          </table:table-cell>
          <table:table-cell office:value-type="string">
            <text:p>2013-05-30</text:p>
          </table:table-cell>
          <table:table-cell office:value-type="string">
            <text:p>A</text:p>
          </table:table-cell>
          <table:table-cell office:value-type="string">
            <text:p>2013-01-31</text:p>
          </table:table-cell>
          <table:table-cell office:value-type="float" office:value="57710452892">
            <text:p>5771045289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60 U/L ) Glükoos 4.0 ( mmol/L ) Kolesterool 4.5</text:p>
          </table:table-cell>
          <table:table-cell office:value-type="string">
            <text:p>Kolesterool 4.5</text:p>
          </table:table-cell>
          <table:table-cell office:value-type="string">
            <text:p><text:s/>( 3.3 . 6.9 mmol/L ) HDL 1.01 (</text:p>
          </table:table-cell>
          <table:table-cell office:value-type="string">
            <text:p>Kolesterool</text:p>
          </table:table-cell>
          <table:table-cell office:value-type="float" office:value="4.5">
            <text:p>4,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07712">
            <text:p>2007712</text:p>
          </table:table-cell>
          <table:table-cell office:value-type="float" office:value="130108999">
            <text:p>130108999</text:p>
          </table:table-cell>
          <table:table-cell office:value-type="string">
            <text:p>2012-07-2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3383978080">
            <text:p>5338397808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table:number-columns-repeated="2" office:value-type="string">
            <text:p>Kolesterool 4.6 mmol/L</text:p>
          </table:table-cell>
          <table:table-cell office:value-type="string">
            <text:p><text:s/>HDL kolesterool 1.2 mmol/l LDL </text:p>
          </table:table-cell>
          <table:table-cell office:value-type="string">
            <text:p>Kolesterool</text:p>
          </table:table-cell>
          <table:table-cell office:value-type="float" office:value="4.6">
            <text:p>4,6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177797">
            <text:p>19177797</text:p>
          </table:table-cell>
          <table:table-cell office:value-type="float" office:value="207841573">
            <text:p>207841573</text:p>
          </table:table-cell>
          <table:table-cell office:value-type="string">
            <text:p>2013-11-07</text:p>
          </table:table-cell>
          <table:table-cell office:value-type="string">
            <text:p>A</text:p>
          </table:table-cell>
          <table:table-cell office:value-type="string">
            <text:p>2013-07-11</text:p>
          </table:table-cell>
          <table:table-cell office:value-type="float" office:value="21153989223">
            <text:p>2115398922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3/2013a-10,5 % ), - ravi foonil kolesterool -4.6mmol/l</text:p>
          </table:table-cell>
          <table:table-cell office:value-type="string">
            <text:p>kolesterool -4.6mmol/l</text:p>
          </table:table-cell>
          <table:table-cell office:value-type="string">
            <text:p><text:s/>, LDL-2.6mmol/l , - kreatiniin </text:p>
          </table:table-cell>
          <table:table-cell office:value-type="string">
            <text:p>kolesterool</text:p>
          </table:table-cell>
          <table:table-cell office:value-type="float" office:value="4.6">
            <text:p>4,6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523575">
            <text:p>24523575</text:p>
          </table:table-cell>
          <table:table-cell office:value-type="float" office:value="170477310">
            <text:p>170477310</text:p>
          </table:table-cell>
          <table:table-cell office:value-type="string">
            <text:p>2013-04-05</text:p>
          </table:table-cell>
          <table:table-cell office:value-type="string">
            <text:p>A</text:p>
          </table:table-cell>
          <table:table-cell office:value-type="string">
            <text:p>2013-04-04</text:p>
          </table:table-cell>
          <table:table-cell office:value-type="float" office:value="46718118158">
            <text:p>4671811815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table:number-columns-repeated="2" office:value-type="string">
            <text:p>Kolesterool 4.6</text:p>
          </table:table-cell>
          <table:table-cell office:value-type="string">
            <text:p><text:s/>( 2.9 . 6.1 mmol/L )</text:p>
          </table:table-cell>
          <table:table-cell office:value-type="string">
            <text:p>Kolesterool</text:p>
          </table:table-cell>
          <table:table-cell office:value-type="float" office:value="4.6">
            <text:p>4,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63019">
            <text:p>663019</text:p>
          </table:table-cell>
          <table:table-cell office:value-type="float" office:value="126785058">
            <text:p>126785058</text:p>
          </table:table-cell>
          <table:table-cell office:value-type="string">
            <text:p>2012-06-18</text:p>
          </table:table-cell>
          <table:table-cell office:value-type="string">
            <text:p>S</text:p>
          </table:table-cell>
          <table:table-cell office:value-type="string">
            <text:p>2012-06-06</text:p>
          </table:table-cell>
          <table:table-cell office:value-type="float" office:value="55717697409">
            <text:p>55717697409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table:number-columns-repeated="2" office:value-type="string">
            <text:p>S , P-Kolesterool 4.6</text:p>
          </table:table-cell>
          <table:table-cell office:value-type="string">
            <text:p><text:s/>( 3.9 . 7.8 mmol/L )</text:p>
          </table:table-cell>
          <table:table-cell office:value-type="string">
            <text:p>S , P-Kolesterool</text:p>
          </table:table-cell>
          <table:table-cell office:value-type="float" office:value="4.6">
            <text:p>4,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646438">
            <text:p>2646438</text:p>
          </table:table-cell>
          <table:table-cell office:value-type="float" office:value="138303644">
            <text:p>138303644</text:p>
          </table:table-cell>
          <table:table-cell office:value-type="string">
            <text:p>2012-09-2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5747325717">
            <text:p>4574732571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table:number-columns-repeated="2" office:value-type="string">
            <text:p>Kolesterool 4.6 mmol/L</text:p>
          </table:table-cell>
          <table:table-cell office:value-type="string">
            <text:p><text:s/>LDL kolesterool 2.8 mmol/l HDL </text:p>
          </table:table-cell>
          <table:table-cell office:value-type="string">
            <text:p>Kolesterool</text:p>
          </table:table-cell>
          <table:table-cell office:value-type="float" office:value="4.6">
            <text:p>4,6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953521">
            <text:p>17953521</text:p>
          </table:table-cell>
          <table:table-cell office:value-type="float" office:value="157960193">
            <text:p>157960193</text:p>
          </table:table-cell>
          <table:table-cell office:value-type="string">
            <text:p>2013-01-21</text:p>
          </table:table-cell>
          <table:table-cell office:value-type="string">
            <text:p>A</text:p>
          </table:table-cell>
          <table:table-cell office:value-type="string">
            <text:p>2013-01-18</text:p>
          </table:table-cell>
          <table:table-cell office:value-type="float" office:value="52888473434">
            <text:p>5288847343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18.01.201315 : 56 : Kolesterool 4.6 mmol/L</text:p>
          </table:table-cell>
          <table:table-cell office:value-type="string">
            <text:p>Kolesterool 4.6 mmol/L</text:p>
          </table:table-cell>
          <table:table-cell/>
          <table:table-cell office:value-type="string">
            <text:p>Kolesterool</text:p>
          </table:table-cell>
          <table:table-cell office:value-type="float" office:value="4.6">
            <text:p>4,6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547001">
            <text:p>8547001</text:p>
          </table:table-cell>
          <table:table-cell office:value-type="float" office:value="151191347">
            <text:p>151191347</text:p>
          </table:table-cell>
          <table:table-cell office:value-type="string">
            <text:p>2012-11-27</text:p>
          </table:table-cell>
          <table:table-cell office:value-type="string">
            <text:p>A</text:p>
          </table:table-cell>
          <table:table-cell office:value-type="string">
            <text:p>2012-11-20</text:p>
          </table:table-cell>
          <table:table-cell office:value-type="float" office:value="15246522626">
            <text:p>15246522626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table:number-columns-repeated="2" office:value-type="string">
            <text:p>S , P-Kolesterool 4.6</text:p>
          </table:table-cell>
          <table:table-cell office:value-type="string">
            <text:p><text:s/>( 3.3 . 6.9 mmol/L )</text:p>
          </table:table-cell>
          <table:table-cell office:value-type="string">
            <text:p>S , P-Kolesterool</text:p>
          </table:table-cell>
          <table:table-cell office:value-type="float" office:value="4.6">
            <text:p>4,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009314">
            <text:p>22009314</text:p>
          </table:table-cell>
          <table:table-cell office:value-type="float" office:value="167105826">
            <text:p>167105826</text:p>
          </table:table-cell>
          <table:table-cell office:value-type="string">
            <text:p>2013-03-15</text:p>
          </table:table-cell>
          <table:table-cell office:value-type="string">
            <text:p>A</text:p>
          </table:table-cell>
          <table:table-cell office:value-type="string">
            <text:p>2013-03-15</text:p>
          </table:table-cell>
          <table:table-cell office:value-type="float" office:value="41700291966">
            <text:p>4170029196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table:number-columns-repeated="2" office:value-type="string">
            <text:p>Kolesterool 4.6</text:p>
          </table:table-cell>
          <table:table-cell office:value-type="string">
            <text:p><text:s/>( 3.3 . 6.9 mmol/L )</text:p>
          </table:table-cell>
          <table:table-cell office:value-type="string">
            <text:p>Kolesterool</text:p>
          </table:table-cell>
          <table:table-cell office:value-type="float" office:value="4.6">
            <text:p>4,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66715">
            <text:p>766715</text:p>
          </table:table-cell>
          <table:table-cell office:value-type="float" office:value="79916616">
            <text:p>79916616</text:p>
          </table:table-cell>
          <table:table-cell office:value-type="string">
            <text:p>2011-12-19</text:p>
          </table:table-cell>
          <table:table-cell office:value-type="string">
            <text:p>S</text:p>
          </table:table-cell>
          <table:table-cell office:value-type="string">
            <text:p>2011-12-12</text:p>
          </table:table-cell>
          <table:table-cell office:value-type="float" office:value="73453352023">
            <text:p>73453352023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table:number-columns-repeated="2" office:value-type="string">
            <text:p>S , P-Kolesterool 4.6</text:p>
          </table:table-cell>
          <table:table-cell office:value-type="string">
            <text:p><text:s/>( 3.9 . 7.8 mmol/L )</text:p>
          </table:table-cell>
          <table:table-cell office:value-type="string">
            <text:p>S , P-Kolesterool</text:p>
          </table:table-cell>
          <table:table-cell office:value-type="float" office:value="4.6">
            <text:p>4,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722937">
            <text:p>17722937</text:p>
          </table:table-cell>
          <table:table-cell office:value-type="float" office:value="188567401">
            <text:p>188567401</text:p>
          </table:table-cell>
          <table:table-cell office:value-type="string">
            <text:p>2013-05-22</text:p>
          </table:table-cell>
          <table:table-cell office:value-type="string">
            <text:p>A</text:p>
          </table:table-cell>
          <table:table-cell office:value-type="string">
            <text:p>2013-05-07</text:p>
          </table:table-cell>
          <table:table-cell office:value-type="float" office:value="74598272836">
            <text:p>7459827283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/1,73 m2 , Glükoos 5.1 mmol/L , Kolesterool 4.6 mmol/L</text:p>
          </table:table-cell>
          <table:table-cell office:value-type="string">
            <text:p>Kolesterool 4.6 mmol/L</text:p>
          </table:table-cell>
          <table:table-cell office:value-type="string">
            <text:p><text:s/>, HDL kolesterool 1.2 mmol/l , </text:p>
          </table:table-cell>
          <table:table-cell office:value-type="string">
            <text:p>Kolesterool</text:p>
          </table:table-cell>
          <table:table-cell office:value-type="float" office:value="4.6">
            <text:p>4,6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00295">
            <text:p>2000295</text:p>
          </table:table-cell>
          <table:table-cell office:value-type="float" office:value="127043707">
            <text:p>127043707</text:p>
          </table:table-cell>
          <table:table-cell office:value-type="string">
            <text:p>2012-06-22</text:p>
          </table:table-cell>
          <table:table-cell office:value-type="string">
            <text:p>A</text:p>
          </table:table-cell>
          <table:table-cell office:value-type="string">
            <text:p>2012-06-21</text:p>
          </table:table-cell>
          <table:table-cell office:value-type="float" office:value="84433365808">
            <text:p>8443336580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21.06.201217 : 01 : Kolesterool 4.6 mmol/L</text:p>
          </table:table-cell>
          <table:table-cell office:value-type="string">
            <text:p>Kolesterool 4.6 mmol/L</text:p>
          </table:table-cell>
          <table:table-cell/>
          <table:table-cell office:value-type="string">
            <text:p>Kolesterool</text:p>
          </table:table-cell>
          <table:table-cell office:value-type="float" office:value="4.6">
            <text:p>4,6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72474">
            <text:p>1972474</text:p>
          </table:table-cell>
          <table:table-cell office:value-type="float" office:value="123990757">
            <text:p>123990757</text:p>
          </table:table-cell>
          <table:table-cell office:value-type="string">
            <text:p>2012-04-26</text:p>
          </table:table-cell>
          <table:table-cell office:value-type="string">
            <text:p>A</text:p>
          </table:table-cell>
          <table:table-cell office:value-type="string">
            <text:p>2012-04-18</text:p>
          </table:table-cell>
          <table:table-cell office:value-type="float" office:value="85037970206">
            <text:p>8503797020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18.04.201219 : 26 : Kolesterool 4.65 mmol/L</text:p>
          </table:table-cell>
          <table:table-cell office:value-type="string">
            <text:p>Kolesterool 4.65 mmol/L</text:p>
          </table:table-cell>
          <table:table-cell/>
          <table:table-cell office:value-type="string">
            <text:p>Kolesterool</text:p>
          </table:table-cell>
          <table:table-cell table:style-name="Default" office:value-type="float" office:value="4.65">
            <text:p>4,65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494361">
            <text:p>19494361</text:p>
          </table:table-cell>
          <table:table-cell office:value-type="float" office:value="164862142">
            <text:p>164862142</text:p>
          </table:table-cell>
          <table:table-cell office:value-type="string">
            <text:p>2011-07-19</text:p>
          </table:table-cell>
          <table:table-cell office:value-type="string">
            <text:p>A</text:p>
          </table:table-cell>
          <table:table-cell office:value-type="string">
            <text:p>2011-07-19</text:p>
          </table:table-cell>
          <table:table-cell office:value-type="float" office:value="673030497156">
            <text:p>67303049715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19.07.201113 : 48 : Kolesterool 4.69 mmol/L</text:p>
          </table:table-cell>
          <table:table-cell office:value-type="string">
            <text:p>Kolesterool 4.69 mmol/L</text:p>
          </table:table-cell>
          <table:table-cell/>
          <table:table-cell office:value-type="string">
            <text:p>Kolesterool</text:p>
          </table:table-cell>
          <table:table-cell table:style-name="Default" office:value-type="float" office:value="4.69">
            <text:p>4,69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94515">
            <text:p>494515</text:p>
          </table:table-cell>
          <table:table-cell office:value-type="float" office:value="126783991">
            <text:p>126783991</text:p>
          </table:table-cell>
          <table:table-cell office:value-type="string">
            <text:p>2012-06-05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48167720460">
            <text:p>48167720460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table:number-columns-repeated="2" office:value-type="string">
            <text:p>S , P-Kolesterool 4.7</text:p>
          </table:table-cell>
          <table:table-cell office:value-type="string">
            <text:p><text:s/>( 3.3 . 6.9 mmol/L )</text:p>
          </table:table-cell>
          <table:table-cell office:value-type="string">
            <text:p>S , P-Kolesterool</text:p>
          </table:table-cell>
          <table:table-cell office:value-type="float" office:value="4.7">
            <text:p>4,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836420">
            <text:p>16836420</text:p>
          </table:table-cell>
          <table:table-cell office:value-type="float" office:value="204025115">
            <text:p>204025115</text:p>
          </table:table-cell>
          <table:table-cell office:value-type="string">
            <text:p>2013-04-19</text:p>
          </table:table-cell>
          <table:table-cell office:value-type="string">
            <text:p>S</text:p>
          </table:table-cell>
          <table:table-cell office:value-type="string">
            <text:p>2013-04-18</text:p>
          </table:table-cell>
          <table:table-cell office:value-type="float" office:value="56437514117">
            <text:p>56437514117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table:number-columns-repeated="2" office:value-type="string">
            <text:p>Kolesterool 4.7</text:p>
          </table:table-cell>
          <table:table-cell office:value-type="string">
            <text:p><text:s/>( 3.9 . 7.8 mmol/L )</text:p>
          </table:table-cell>
          <table:table-cell office:value-type="string">
            <text:p>Kolesterool</text:p>
          </table:table-cell>
          <table:table-cell office:value-type="float" office:value="4.7">
            <text:p>4,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738520">
            <text:p>3738520</text:p>
          </table:table-cell>
          <table:table-cell office:value-type="float" office:value="147662446">
            <text:p>147662446</text:p>
          </table:table-cell>
          <table:table-cell office:value-type="string">
            <text:p>2012-11-16</text:p>
          </table:table-cell>
          <table:table-cell office:value-type="string">
            <text:p>A</text:p>
          </table:table-cell>
          <table:table-cell office:value-type="string">
            <text:p>2012-10-30</text:p>
          </table:table-cell>
          <table:table-cell office:value-type="float" office:value="23101910899">
            <text:p>2310191089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office:value-type="string">
            <text:p>bumiin 44,9 g/L veresuhkur 4,36 kolesterool 4,7</text:p>
          </table:table-cell>
          <table:table-cell office:value-type="string">
            <text:p>kolesterool 4,7</text:p>
          </table:table-cell>
          <table:table-cell office:value-type="string">
            <text:p><text:s/>- fraktsioonid normis , rauaain</text:p>
          </table:table-cell>
          <table:table-cell office:value-type="string">
            <text:p>kolesterool</text:p>
          </table:table-cell>
          <table:table-cell office:value-type="float" office:value="4.7">
            <text:p>4,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518142">
            <text:p>4518142</text:p>
          </table:table-cell>
          <table:table-cell office:value-type="float" office:value="84742460">
            <text:p>84742460</text:p>
          </table:table-cell>
          <table:table-cell office:value-type="string">
            <text:p>2012-02-17</text:p>
          </table:table-cell>
          <table:table-cell office:value-type="string">
            <text:p>A</text:p>
          </table:table-cell>
          <table:table-cell office:value-type="string">
            <text:p>2012-02-14</text:p>
          </table:table-cell>
          <table:table-cell office:value-type="float" office:value="58019240784">
            <text:p>5801924078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table:number-columns-repeated="2" office:value-type="string">
            <text:p>Kolesterool 4.7</text:p>
          </table:table-cell>
          <table:table-cell office:value-type="string">
            <text:p><text:s/>( 2.9 . 6.1 mmol/L ) Otsus tööa</text:p>
          </table:table-cell>
          <table:table-cell office:value-type="string">
            <text:p>Kolesterool</text:p>
          </table:table-cell>
          <table:table-cell office:value-type="float" office:value="4.7">
            <text:p>4,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529197">
            <text:p>2529197</text:p>
          </table:table-cell>
          <table:table-cell office:value-type="float" office:value="145276277">
            <text:p>145276277</text:p>
          </table:table-cell>
          <table:table-cell office:value-type="string">
            <text:p>2012-11-07</text:p>
          </table:table-cell>
          <table:table-cell office:value-type="string">
            <text:p>A</text:p>
          </table:table-cell>
          <table:table-cell office:value-type="string">
            <text:p>2012-11-05</text:p>
          </table:table-cell>
          <table:table-cell office:value-type="float" office:value="48025957013">
            <text:p>4802595701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05.11.201213 : 38 : Kolesterool 4.7 mmol/L</text:p>
          </table:table-cell>
          <table:table-cell office:value-type="string">
            <text:p>Kolesterool 4.7 mmol/L</text:p>
          </table:table-cell>
          <table:table-cell/>
          <table:table-cell office:value-type="string">
            <text:p>Kolesterool</text:p>
          </table:table-cell>
          <table:table-cell office:value-type="float" office:value="4.7">
            <text:p>4,7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759298">
            <text:p>4759298</text:p>
          </table:table-cell>
          <table:table-cell office:value-type="float" office:value="131583145">
            <text:p>131583145</text:p>
          </table:table-cell>
          <table:table-cell office:value-type="string">
            <text:p>2012-06-25</text:p>
          </table:table-cell>
          <table:table-cell office:value-type="string">
            <text:p>A</text:p>
          </table:table-cell>
          <table:table-cell office:value-type="string">
            <text:p>2012-06-25</text:p>
          </table:table-cell>
          <table:table-cell office:value-type="float" office:value="96729036418">
            <text:p>9672903641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table:number-columns-repeated="2" office:value-type="string">
            <text:p>ÜK 4,7</text:p>
          </table:table-cell>
          <table:table-cell office:value-type="string">
            <text:p><text:s/>; HDL 1,39 ; LDL 2,82 ; TG 1,30</text:p>
          </table:table-cell>
          <table:table-cell office:value-type="string">
            <text:p>ÜK</text:p>
          </table:table-cell>
          <table:table-cell office:value-type="float" office:value="4.7">
            <text:p>4,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673925">
            <text:p>16673925</text:p>
          </table:table-cell>
          <table:table-cell office:value-type="float" office:value="201380035">
            <text:p>201380035</text:p>
          </table:table-cell>
          <table:table-cell office:value-type="string">
            <text:p>2013-10-03</text:p>
          </table:table-cell>
          <table:table-cell office:value-type="string">
            <text:p>S</text:p>
          </table:table-cell>
          <table:table-cell office:value-type="string">
            <text:p>2013-10-01</text:p>
          </table:table-cell>
          <table:table-cell office:value-type="float" office:value="32637255875">
            <text:p>32637255875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table:number-columns-repeated="2" office:value-type="string">
            <text:p>Kolesterool 4.7</text:p>
          </table:table-cell>
          <table:table-cell office:value-type="string">
            <text:p><text:s/>( 3.9 . 7.8 mmol/L )</text:p>
          </table:table-cell>
          <table:table-cell office:value-type="string">
            <text:p>Kolesterool</text:p>
          </table:table-cell>
          <table:table-cell office:value-type="float" office:value="4.7">
            <text:p>4,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793260">
            <text:p>2793260</text:p>
          </table:table-cell>
          <table:table-cell office:value-type="float" office:value="149905906">
            <text:p>149905906</text:p>
          </table:table-cell>
          <table:table-cell office:value-type="string">
            <text:p>2012-11-30</text:p>
          </table:table-cell>
          <table:table-cell office:value-type="string">
            <text:p>A</text:p>
          </table:table-cell>
          <table:table-cell office:value-type="string">
            <text:p>2012-11-05</text:p>
          </table:table-cell>
          <table:table-cell office:value-type="float" office:value="55230379521">
            <text:p>5523037952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05.11.201216 : 36 : Kolesterool 4.7 mmol/L</text:p>
          </table:table-cell>
          <table:table-cell office:value-type="string">
            <text:p>Kolesterool 4.7 mmol/L</text:p>
          </table:table-cell>
          <table:table-cell/>
          <table:table-cell office:value-type="string">
            <text:p>Kolesterool</text:p>
          </table:table-cell>
          <table:table-cell office:value-type="float" office:value="4.7">
            <text:p>4,7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614086">
            <text:p>19614086</text:p>
          </table:table-cell>
          <table:table-cell office:value-type="float" office:value="188697877">
            <text:p>188697877</text:p>
          </table:table-cell>
          <table:table-cell office:value-type="string">
            <text:p>2013-07-18</text:p>
          </table:table-cell>
          <table:table-cell office:value-type="string">
            <text:p>A</text:p>
          </table:table-cell>
          <table:table-cell office:value-type="string">
            <text:p>2013-05-31</text:p>
          </table:table-cell>
          <table:table-cell office:value-type="float" office:value="673030469587">
            <text:p>67303046958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31.05.201312 : 15 : Kolesterool 4.7 mmol/L</text:p>
          </table:table-cell>
          <table:table-cell office:value-type="string">
            <text:p>Kolesterool 4.7 mmol/L</text:p>
          </table:table-cell>
          <table:table-cell/>
          <table:table-cell office:value-type="string">
            <text:p>Kolesterool</text:p>
          </table:table-cell>
          <table:table-cell office:value-type="float" office:value="4.7">
            <text:p>4,7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678780">
            <text:p>24678780</text:p>
          </table:table-cell>
          <table:table-cell office:value-type="float" office:value="184618478">
            <text:p>184618478</text:p>
          </table:table-cell>
          <table:table-cell office:value-type="string">
            <text:p>2013-06-21</text:p>
          </table:table-cell>
          <table:table-cell office:value-type="string">
            <text:p>A</text:p>
          </table:table-cell>
          <table:table-cell office:value-type="string">
            <text:p>2013-06-20</text:p>
          </table:table-cell>
          <table:table-cell office:value-type="float" office:value="95804636034">
            <text:p>9580463603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table:number-columns-repeated="2" office:value-type="string">
            <text:p>Kolesterool 4.7</text:p>
          </table:table-cell>
          <table:table-cell office:value-type="string">
            <text:p><text:s/>( 3.9 . 7.8 mmol/L )</text:p>
          </table:table-cell>
          <table:table-cell office:value-type="string">
            <text:p>Kolesterool</text:p>
          </table:table-cell>
          <table:table-cell office:value-type="float" office:value="4.7">
            <text:p>4,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494364">
            <text:p>18494364</text:p>
          </table:table-cell>
          <table:table-cell office:value-type="float" office:value="205113232">
            <text:p>205113232</text:p>
          </table:table-cell>
          <table:table-cell office:value-type="string">
            <text:p>2013-10-25</text:p>
          </table:table-cell>
          <table:table-cell office:value-type="string">
            <text:p>A</text:p>
          </table:table-cell>
          <table:table-cell office:value-type="string">
            <text:p>2013-10-17</text:p>
          </table:table-cell>
          <table:table-cell office:value-type="float" office:value="90181870563">
            <text:p>9018187056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17.10.201317 : 15 : Kolesterool 4.7 mmol/L</text:p>
          </table:table-cell>
          <table:table-cell office:value-type="string">
            <text:p>Kolesterool 4.7 mmol/L</text:p>
          </table:table-cell>
          <table:table-cell office:value-type="string">
            <text:p><text:s/>[ norm .. - 5.0 ]</text:p>
          </table:table-cell>
          <table:table-cell office:value-type="string">
            <text:p>Kolesterool</text:p>
          </table:table-cell>
          <table:table-cell office:value-type="float" office:value="4.7">
            <text:p>4,7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973148">
            <text:p>20973148</text:p>
          </table:table-cell>
          <table:table-cell office:value-type="float" office:value="181936415">
            <text:p>181936415</text:p>
          </table:table-cell>
          <table:table-cell office:value-type="string">
            <text:p>2013-06-06</text:p>
          </table:table-cell>
          <table:table-cell office:value-type="string">
            <text:p>A</text:p>
          </table:table-cell>
          <table:table-cell office:value-type="string">
            <text:p>2013-05-09</text:p>
          </table:table-cell>
          <table:table-cell office:value-type="float" office:value="25273497389">
            <text:p>2527349738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Kl verd N ; VS H 4,83 ; Chol-4,8</text:p>
          </table:table-cell>
          <table:table-cell office:value-type="string">
            <text:p>Chol-4,8</text:p>
          </table:table-cell>
          <table:table-cell office:value-type="string">
            <text:p><text:s/>; LDL-3,07 ; TR 0,68 ; TSH-0,88</text:p>
          </table:table-cell>
          <table:table-cell office:value-type="string">
            <text:p>Chol</text:p>
          </table:table-cell>
          <table:table-cell office:value-type="float" office:value="4.8">
            <text:p>4,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255071">
            <text:p>21255071</text:p>
          </table:table-cell>
          <table:table-cell office:value-type="float" office:value="183459565">
            <text:p>183459565</text:p>
          </table:table-cell>
          <table:table-cell office:value-type="string">
            <text:p>2013-06-1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63259">
            <text:p>67303036325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ontrollitud AKŠ järgne kontroll Chol 4,8</text:p>
          </table:table-cell>
          <table:table-cell office:value-type="string">
            <text:p>Chol 4,8</text:p>
          </table:table-cell>
          <table:table-cell office:value-type="string">
            <text:p><text:s/>; LDL 3,28 ; HDL 1,3 ; Glyc 6,2</text:p>
          </table:table-cell>
          <table:table-cell office:value-type="string">
            <text:p>Chol</text:p>
          </table:table-cell>
          <table:table-cell office:value-type="float" office:value="4.8">
            <text:p>4,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92985">
            <text:p>792985</text:p>
          </table:table-cell>
          <table:table-cell office:value-type="float" office:value="84629535">
            <text:p>84629535</text:p>
          </table:table-cell>
          <table:table-cell office:value-type="string">
            <text:p>2012-02-09</text:p>
          </table:table-cell>
          <table:table-cell office:value-type="string">
            <text:p>S</text:p>
          </table:table-cell>
          <table:table-cell office:value-type="string">
            <text:p>2012-02-02</text:p>
          </table:table-cell>
          <table:table-cell office:value-type="float" office:value="37898636348">
            <text:p>37898636348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table:number-columns-repeated="2" office:value-type="string">
            <text:p>Kolesterool 4.8</text:p>
          </table:table-cell>
          <table:table-cell office:value-type="string">
            <text:p><text:s/>( 3.9 . 7.8 mmol/L )</text:p>
          </table:table-cell>
          <table:table-cell office:value-type="string">
            <text:p>Kolesterool</text:p>
          </table:table-cell>
          <table:table-cell office:value-type="float" office:value="4.8">
            <text:p>4,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688125">
            <text:p>18688125</text:p>
          </table:table-cell>
          <table:table-cell office:value-type="float" office:value="159714887">
            <text:p>159714887</text:p>
          </table:table-cell>
          <table:table-cell office:value-type="string">
            <text:p>2013-01-30</text:p>
          </table:table-cell>
          <table:table-cell office:value-type="string">
            <text:p>A</text:p>
          </table:table-cell>
          <table:table-cell office:value-type="string">
            <text:p>2013-01-21</text:p>
          </table:table-cell>
          <table:table-cell office:value-type="float" office:value="49502249043">
            <text:p>4950224904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21.01.201315 : 47 : Kolesterool 4.8 mmol/L</text:p>
          </table:table-cell>
          <table:table-cell office:value-type="string">
            <text:p>Kolesterool 4.8 mmol/L</text:p>
          </table:table-cell>
          <table:table-cell/>
          <table:table-cell office:value-type="string">
            <text:p>Kolesterool</text:p>
          </table:table-cell>
          <table:table-cell office:value-type="float" office:value="4.8">
            <text:p>4,8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747984">
            <text:p>16747984</text:p>
          </table:table-cell>
          <table:table-cell office:value-type="float" office:value="219124449">
            <text:p>219124449</text:p>
          </table:table-cell>
          <table:table-cell office:value-type="string">
            <text:p>2013-12-30</text:p>
          </table:table-cell>
          <table:table-cell office:value-type="string">
            <text:p>S</text:p>
          </table:table-cell>
          <table:table-cell office:value-type="string">
            <text:p>2013-12-03</text:p>
          </table:table-cell>
          <table:table-cell office:value-type="float" office:value="79007821604">
            <text:p>79007821604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table:number-columns-repeated="2" office:value-type="string">
            <text:p>Kolesterool 4.8</text:p>
          </table:table-cell>
          <table:table-cell office:value-type="string">
            <text:p><text:s/>( 3.9 . 7.8 mmol/L )</text:p>
          </table:table-cell>
          <table:table-cell office:value-type="string">
            <text:p>Kolesterool</text:p>
          </table:table-cell>
          <table:table-cell office:value-type="float" office:value="4.8">
            <text:p>4,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167658">
            <text:p>17167658</text:p>
          </table:table-cell>
          <table:table-cell office:value-type="float" office:value="167127544">
            <text:p>167127544</text:p>
          </table:table-cell>
          <table:table-cell office:value-type="string">
            <text:p>2013-03-05</text:p>
          </table:table-cell>
          <table:table-cell office:value-type="string">
            <text:p>A</text:p>
          </table:table-cell>
          <table:table-cell office:value-type="string">
            <text:p>2013-03-01</text:p>
          </table:table-cell>
          <table:table-cell office:value-type="float" office:value="673030444016">
            <text:p>67303044401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01.03.201317 : 29 : Kolesterool 4.8 mmol/L</text:p>
          </table:table-cell>
          <table:table-cell office:value-type="string">
            <text:p>Kolesterool 4.8 mmol/L</text:p>
          </table:table-cell>
          <table:table-cell/>
          <table:table-cell office:value-type="string">
            <text:p>Kolesterool</text:p>
          </table:table-cell>
          <table:table-cell office:value-type="float" office:value="4.8">
            <text:p>4,8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522141">
            <text:p>2522141</text:p>
          </table:table-cell>
          <table:table-cell office:value-type="float" office:value="149787326">
            <text:p>149787326</text:p>
          </table:table-cell>
          <table:table-cell office:value-type="string">
            <text:p>2012-11-30</text:p>
          </table:table-cell>
          <table:table-cell office:value-type="string">
            <text:p>A</text:p>
          </table:table-cell>
          <table:table-cell office:value-type="string">
            <text:p>2012-11-06</text:p>
          </table:table-cell>
          <table:table-cell office:value-type="float" office:value="30437672025">
            <text:p>3043767202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06.11.201214 : 11 : Kolesterool 4.8 mmol/L</text:p>
          </table:table-cell>
          <table:table-cell office:value-type="string">
            <text:p>Kolesterool 4.8 mmol/L</text:p>
          </table:table-cell>
          <table:table-cell/>
          <table:table-cell office:value-type="string">
            <text:p>Kolesterool</text:p>
          </table:table-cell>
          <table:table-cell office:value-type="float" office:value="4.8">
            <text:p>4,8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088417">
            <text:p>14088417</text:p>
          </table:table-cell>
          <table:table-cell office:value-type="float" office:value="181957168">
            <text:p>181957168</text:p>
          </table:table-cell>
          <table:table-cell office:value-type="string">
            <text:p>2013-06-06</text:p>
          </table:table-cell>
          <table:table-cell office:value-type="string">
            <text:p>A</text:p>
          </table:table-cell>
          <table:table-cell office:value-type="string">
            <text:p>2013-04-29</text:p>
          </table:table-cell>
          <table:table-cell office:value-type="float" office:value="90874553455">
            <text:p>9087455345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table:number-columns-repeated="2" office:value-type="string">
            <text:p>Kolesterool 4.8</text:p>
          </table:table-cell>
          <table:table-cell office:value-type="string">
            <text:p><text:s/>( 3.3 . 6.9 mmol/L )</text:p>
          </table:table-cell>
          <table:table-cell office:value-type="string">
            <text:p>Kolesterool</text:p>
          </table:table-cell>
          <table:table-cell office:value-type="float" office:value="4.8">
            <text:p>4,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443946">
            <text:p>19443946</text:p>
          </table:table-cell>
          <table:table-cell office:value-type="float" office:value="193758333">
            <text:p>193758333</text:p>
          </table:table-cell>
          <table:table-cell office:value-type="string">
            <text:p>2013-08-23</text:p>
          </table:table-cell>
          <table:table-cell office:value-type="string">
            <text:p>A</text:p>
          </table:table-cell>
          <table:table-cell office:value-type="string">
            <text:p>2013-08-22</text:p>
          </table:table-cell>
          <table:table-cell office:value-type="float" office:value="673030412645">
            <text:p>67303041264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22.08.201311 : 37 : kolesterool 4.81 mmol/L</text:p>
          </table:table-cell>
          <table:table-cell office:value-type="string">
            <text:p>kolesterool 4.81 mmol/L</text:p>
          </table:table-cell>
          <table:table-cell/>
          <table:table-cell office:value-type="string">
            <text:p>kolesterool</text:p>
          </table:table-cell>
          <table:table-cell table:style-name="Default" office:value-type="float" office:value="4.81">
            <text:p>4,81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58380">
            <text:p>1858380</text:p>
          </table:table-cell>
          <table:table-cell office:value-type="float" office:value="122672341">
            <text:p>122672341</text:p>
          </table:table-cell>
          <table:table-cell office:value-type="string">
            <text:p>2012-05-24</text:p>
          </table:table-cell>
          <table:table-cell office:value-type="string">
            <text:p>A</text:p>
          </table:table-cell>
          <table:table-cell office:value-type="string">
            <text:p>2012-05-14</text:p>
          </table:table-cell>
          <table:table-cell office:value-type="float" office:value="57542360149">
            <text:p>5754236014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14.05.201217 : 47 : Kolesterool 4.82 mmol/L</text:p>
          </table:table-cell>
          <table:table-cell office:value-type="string">
            <text:p>Kolesterool 4.82 mmol/L</text:p>
          </table:table-cell>
          <table:table-cell/>
          <table:table-cell office:value-type="string">
            <text:p>Kolesterool</text:p>
          </table:table-cell>
          <table:table-cell table:style-name="Default" office:value-type="float" office:value="4.82">
            <text:p>4,8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896635">
            <text:p>16896635</text:p>
          </table:table-cell>
          <table:table-cell office:value-type="float" office:value="211114589">
            <text:p>211114589</text:p>
          </table:table-cell>
          <table:table-cell office:value-type="string">
            <text:p>2013-11-25</text:p>
          </table:table-cell>
          <table:table-cell office:value-type="string">
            <text:p>S</text:p>
          </table:table-cell>
          <table:table-cell office:value-type="string">
            <text:p>2013-11-19</text:p>
          </table:table-cell>
          <table:table-cell office:value-type="float" office:value="17937595574">
            <text:p>17937595574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table:number-columns-repeated="2" office:value-type="string">
            <text:p>Kolesterool 4.9</text:p>
          </table:table-cell>
          <table:table-cell office:value-type="string">
            <text:p><text:s/>( 3.9 . 7.8 mmol/L )</text:p>
          </table:table-cell>
          <table:table-cell office:value-type="string">
            <text:p>Kolesterool</text:p>
          </table:table-cell>
          <table:table-cell office:value-type="float" office:value="4.9">
            <text:p>4,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466381">
            <text:p>20466381</text:p>
          </table:table-cell>
          <table:table-cell office:value-type="float" office:value="203777060">
            <text:p>203777060</text:p>
          </table:table-cell>
          <table:table-cell office:value-type="string">
            <text:p>2013-10-1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2268114456">
            <text:p>8226811445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Täna kol - 4,9 mmol / l</text:p>
          </table:table-cell>
          <table:table-cell office:value-type="string">
            <text:p>kol - 4,9 mmol / l</text:p>
          </table:table-cell>
          <table:table-cell office:value-type="string">
            <text:p><text:s/>hea medikamentoosi stabilisatia</text:p>
          </table:table-cell>
          <table:table-cell office:value-type="string">
            <text:p>kol</text:p>
          </table:table-cell>
          <table:table-cell office:value-type="float" office:value="4.9">
            <text:p>4,9</text:p>
          </table:table-cell>
          <table:table-cell table:number-columns-repeated="2" office:value-type="string">
            <text:p>NULL</text:p>
          </table:table-cell>
          <table:table-cell office:value-type="string">
            <text:p>mmol / 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235924">
            <text:p>19235924</text:p>
          </table:table-cell>
          <table:table-cell office:value-type="float" office:value="171256776">
            <text:p>171256776</text:p>
          </table:table-cell>
          <table:table-cell office:value-type="string">
            <text:p>2013-04-10</text:p>
          </table:table-cell>
          <table:table-cell office:value-type="string">
            <text:p>A</text:p>
          </table:table-cell>
          <table:table-cell office:value-type="string">
            <text:p>2013-04-08</text:p>
          </table:table-cell>
          <table:table-cell office:value-type="float" office:value="71050287251">
            <text:p>7105028725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08.04.201318 : 03 : 47 : Kolesterool 4.9 mmol/L</text:p>
          </table:table-cell>
          <table:table-cell office:value-type="string">
            <text:p>Kolesterool 4.9 mmol/L</text:p>
          </table:table-cell>
          <table:table-cell/>
          <table:table-cell office:value-type="string">
            <text:p>Kolesterool</text:p>
          </table:table-cell>
          <table:table-cell office:value-type="float" office:value="4.9">
            <text:p>4,9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654123">
            <text:p>2654123</text:p>
          </table:table-cell>
          <table:table-cell office:value-type="float" office:value="131180750">
            <text:p>131180750</text:p>
          </table:table-cell>
          <table:table-cell office:value-type="string">
            <text:p>2012-08-03</text:p>
          </table:table-cell>
          <table:table-cell office:value-type="string">
            <text:p>A</text:p>
          </table:table-cell>
          <table:table-cell office:value-type="string">
            <text:p>2012-03-13</text:p>
          </table:table-cell>
          <table:table-cell office:value-type="float" office:value="32127086568">
            <text:p>3212708656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13.03.201210 : 58 : Kolesterool 4.9 mmol/L</text:p>
          </table:table-cell>
          <table:table-cell office:value-type="string">
            <text:p>Kolesterool 4.9 mmol/L</text:p>
          </table:table-cell>
          <table:table-cell/>
          <table:table-cell office:value-type="string">
            <text:p>Kolesterool</text:p>
          </table:table-cell>
          <table:table-cell office:value-type="float" office:value="4.9">
            <text:p>4,9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633714">
            <text:p>2633714</text:p>
          </table:table-cell>
          <table:table-cell office:value-type="float" office:value="135863286">
            <text:p>135863286</text:p>
          </table:table-cell>
          <table:table-cell office:value-type="string">
            <text:p>2012-09-05</text:p>
          </table:table-cell>
          <table:table-cell office:value-type="string">
            <text:p>A</text:p>
          </table:table-cell>
          <table:table-cell office:value-type="string">
            <text:p>2011-08-24</text:p>
          </table:table-cell>
          <table:table-cell office:value-type="float" office:value="95707473558">
            <text:p>9570747355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24.08.201113 : 29 : 07 : Kolesterool 4.9 mmol/L</text:p>
          </table:table-cell>
          <table:table-cell office:value-type="string">
            <text:p>Kolesterool 4.9 mmol/L</text:p>
          </table:table-cell>
          <table:table-cell/>
          <table:table-cell office:value-type="string">
            <text:p>Kolesterool</text:p>
          </table:table-cell>
          <table:table-cell office:value-type="float" office:value="4.9">
            <text:p>4,9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971237">
            <text:p>16971237</text:p>
          </table:table-cell>
          <table:table-cell office:value-type="float" office:value="197434989">
            <text:p>197434989</text:p>
          </table:table-cell>
          <table:table-cell office:value-type="string">
            <text:p>2013-08-29</text:p>
          </table:table-cell>
          <table:table-cell office:value-type="string">
            <text:p>A</text:p>
          </table:table-cell>
          <table:table-cell office:value-type="string">
            <text:p>2013-08-14</text:p>
          </table:table-cell>
          <table:table-cell office:value-type="float" office:value="73565859696">
            <text:p>7356585969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14.08.201315 : 51 : Kolesterool 4.9 mmol/L</text:p>
          </table:table-cell>
          <table:table-cell office:value-type="string">
            <text:p>Kolesterool 4.9 mmol/L</text:p>
          </table:table-cell>
          <table:table-cell/>
          <table:table-cell office:value-type="string">
            <text:p>Kolesterool</text:p>
          </table:table-cell>
          <table:table-cell office:value-type="float" office:value="4.9">
            <text:p>4,9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963404">
            <text:p>17963404</text:p>
          </table:table-cell>
          <table:table-cell office:value-type="float" office:value="212729169">
            <text:p>212729169</text:p>
          </table:table-cell>
          <table:table-cell office:value-type="string">
            <text:p>2013-11-29</text:p>
          </table:table-cell>
          <table:table-cell office:value-type="string">
            <text:p>A</text:p>
          </table:table-cell>
          <table:table-cell office:value-type="string">
            <text:p>2013-03-20</text:p>
          </table:table-cell>
          <table:table-cell office:value-type="float" office:value="32916973713">
            <text:p>3291697371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20.03.201316 : 00 : Kolesterool 4.9 mmol/L</text:p>
          </table:table-cell>
          <table:table-cell office:value-type="string">
            <text:p>Kolesterool 4.9 mmol/L</text:p>
          </table:table-cell>
          <table:table-cell office:value-type="string">
            <text:p><text:s/>[ norm .. - 5.0 ]</text:p>
          </table:table-cell>
          <table:table-cell office:value-type="string">
            <text:p>Kolesterool</text:p>
          </table:table-cell>
          <table:table-cell office:value-type="float" office:value="4.9">
            <text:p>4,9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844502">
            <text:p>7844502</text:p>
          </table:table-cell>
          <table:table-cell office:value-type="float" office:value="80996064">
            <text:p>80996064</text:p>
          </table:table-cell>
          <table:table-cell office:value-type="string">
            <text:p>2012-01-12</text:p>
          </table:table-cell>
          <table:table-cell office:value-type="string">
            <text:p>A</text:p>
          </table:table-cell>
          <table:table-cell office:value-type="string">
            <text:p>2012-01-06</text:p>
          </table:table-cell>
          <table:table-cell office:value-type="float" office:value="85584823216">
            <text:p>85584823216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table:number-columns-repeated="2" office:value-type="string">
            <text:p>S , P-Kolesterool 4.9</text:p>
          </table:table-cell>
          <table:table-cell office:value-type="string">
            <text:p><text:s/>( 3.9 . 7.8 mmol/L )</text:p>
          </table:table-cell>
          <table:table-cell office:value-type="string">
            <text:p>S , P-Kolesterool</text:p>
          </table:table-cell>
          <table:table-cell office:value-type="float" office:value="4.9">
            <text:p>4,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997054">
            <text:p>6997054</text:p>
          </table:table-cell>
          <table:table-cell office:value-type="float" office:value="123415282">
            <text:p>123415282</text:p>
          </table:table-cell>
          <table:table-cell office:value-type="string">
            <text:p>2012-04-30</text:p>
          </table:table-cell>
          <table:table-cell office:value-type="string">
            <text:p>A</text:p>
          </table:table-cell>
          <table:table-cell office:value-type="string">
            <text:p>2012-04-10</text:p>
          </table:table-cell>
          <table:table-cell office:value-type="float" office:value="50509140511">
            <text:p>50509140511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table:number-columns-repeated="2" office:value-type="string">
            <text:p>Kolesterool 4.9</text:p>
          </table:table-cell>
          <table:table-cell office:value-type="string">
            <text:p><text:s/>( 3.3 . 6.9 mmol/L )</text:p>
          </table:table-cell>
          <table:table-cell office:value-type="string">
            <text:p>Kolesterool</text:p>
          </table:table-cell>
          <table:table-cell office:value-type="float" office:value="4.9">
            <text:p>4,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577637">
            <text:p>17577637</text:p>
          </table:table-cell>
          <table:table-cell office:value-type="float" office:value="184932818">
            <text:p>184932818</text:p>
          </table:table-cell>
          <table:table-cell office:value-type="string">
            <text:p>2013-05-07</text:p>
          </table:table-cell>
          <table:table-cell office:value-type="string">
            <text:p>A</text:p>
          </table:table-cell>
          <table:table-cell office:value-type="string">
            <text:p>2013-05-02</text:p>
          </table:table-cell>
          <table:table-cell office:value-type="float" office:value="21358951286">
            <text:p>2135895128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02.05.201316 : 40 : Kolesterool 4.9 mmol/L</text:p>
          </table:table-cell>
          <table:table-cell office:value-type="string">
            <text:p>Kolesterool 4.9 mmol/L</text:p>
          </table:table-cell>
          <table:table-cell/>
          <table:table-cell office:value-type="string">
            <text:p>Kolesterool</text:p>
          </table:table-cell>
          <table:table-cell office:value-type="float" office:value="4.9">
            <text:p>4,9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444283">
            <text:p>17444283</text:p>
          </table:table-cell>
          <table:table-cell office:value-type="float" office:value="178714507">
            <text:p>178714507</text:p>
          </table:table-cell>
          <table:table-cell office:value-type="string">
            <text:p>2013-05-2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5203196730">
            <text:p>5520319673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mmol/l - kreat - 78 mcmol/l , - kol -4,97mmol/l</text:p>
          </table:table-cell>
          <table:table-cell office:value-type="string">
            <text:p>kol -4,97mmol/l</text:p>
          </table:table-cell>
          <table:table-cell office:value-type="string">
            <text:p><text:s/>- HBA1C - 7,2 % =&gt; 9,7 %</text:p>
          </table:table-cell>
          <table:table-cell office:value-type="string">
            <text:p>kol</text:p>
          </table:table-cell>
          <table:table-cell table:style-name="Default" office:value-type="float" office:value="4.97">
            <text:p>4,97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25704">
            <text:p>2125704</text:p>
          </table:table-cell>
          <table:table-cell office:value-type="float" office:value="86451306">
            <text:p>86451306</text:p>
          </table:table-cell>
          <table:table-cell office:value-type="string">
            <text:p>2012-03-16</text:p>
          </table:table-cell>
          <table:table-cell office:value-type="string">
            <text:p>A</text:p>
          </table:table-cell>
          <table:table-cell office:value-type="string">
            <text:p>2012-03-07</text:p>
          </table:table-cell>
          <table:table-cell office:value-type="float" office:value="76416097983">
            <text:p>7641609798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07.03.201216 : 19 : Kolesterool 4.98 mmol/L</text:p>
          </table:table-cell>
          <table:table-cell office:value-type="string">
            <text:p>Kolesterool 4.98 mmol/L</text:p>
          </table:table-cell>
          <table:table-cell/>
          <table:table-cell office:value-type="string">
            <text:p>Kolesterool</text:p>
          </table:table-cell>
          <table:table-cell table:style-name="Default" office:value-type="float" office:value="4.98">
            <text:p>4,98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34281">
            <text:p>1834281</text:p>
          </table:table-cell>
          <table:table-cell office:value-type="float" office:value="123348205">
            <text:p>123348205</text:p>
          </table:table-cell>
          <table:table-cell office:value-type="string">
            <text:p>2012-06-04</text:p>
          </table:table-cell>
          <table:table-cell office:value-type="string">
            <text:p>A</text:p>
          </table:table-cell>
          <table:table-cell office:value-type="string">
            <text:p>2012-05-31</text:p>
          </table:table-cell>
          <table:table-cell office:value-type="float" office:value="94869260091">
            <text:p>9486926009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31.05.201213 : 43 : Kolesterool 5.0 mmol/L</text:p>
          </table:table-cell>
          <table:table-cell office:value-type="string">
            <text:p>Kolesterool 5.0 mmol/L</text:p>
          </table:table-cell>
          <table:table-cell/>
          <table:table-cell office:value-type="string">
            <text:p>Kolesterool</text:p>
          </table:table-cell>
          <table:table-cell table:style-name="Default" office:value-type="float" office:value="5">
            <text:p>5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501176">
            <text:p>18501176</text:p>
          </table:table-cell>
          <table:table-cell office:value-type="float" office:value="176828988">
            <text:p>176828988</text:p>
          </table:table-cell>
          <table:table-cell office:value-type="string">
            <text:p>2013-04-2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1524491594">
            <text:p>5152449159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Kreat -71 Kolester - 5,0</text:p>
          </table:table-cell>
          <table:table-cell office:value-type="string">
            <text:p>Kolester - 5,0</text:p>
          </table:table-cell>
          <table:table-cell office:value-type="string">
            <text:p><text:s/>HDL-2,13 LDL-2,53 Triglüts -0,9</text:p>
          </table:table-cell>
          <table:table-cell office:value-type="string">
            <text:p>Kolester</text:p>
          </table:table-cell>
          <table:table-cell table:style-name="Default" office:value-type="float" office:value="5">
            <text:p>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45514">
            <text:p>2445514</text:p>
          </table:table-cell>
          <table:table-cell office:value-type="float" office:value="132774044">
            <text:p>132774044</text:p>
          </table:table-cell>
          <table:table-cell office:value-type="string">
            <text:p>2012-06-2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1187742717">
            <text:p>6118774271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at 73-gfr 99.5 , kusihape 383 , kol 5.0</text:p>
          </table:table-cell>
          <table:table-cell office:value-type="string">
            <text:p>kol 5.0</text:p>
          </table:table-cell>
          <table:table-cell office:value-type="string">
            <text:p><text:s/>, ldl 3.1 , ast , alt normis Pl</text:p>
          </table:table-cell>
          <table:table-cell office:value-type="string">
            <text:p>kol</text:p>
          </table:table-cell>
          <table:table-cell table:style-name="Default" office:value-type="float" office:value="5">
            <text:p>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293489">
            <text:p>8293489</text:p>
          </table:table-cell>
          <table:table-cell office:value-type="float" office:value="138442802">
            <text:p>138442802</text:p>
          </table:table-cell>
          <table:table-cell office:value-type="string">
            <text:p>2012-09-10</text:p>
          </table:table-cell>
          <table:table-cell office:value-type="string">
            <text:p>A</text:p>
          </table:table-cell>
          <table:table-cell office:value-type="string">
            <text:p>2012-09-10</text:p>
          </table:table-cell>
          <table:table-cell office:value-type="float" office:value="39299689374">
            <text:p>39299689374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table:number-columns-repeated="2" office:value-type="string">
            <text:p>ÜK 5,0</text:p>
          </table:table-cell>
          <table:table-cell office:value-type="string">
            <text:p><text:s/>; LDL 2,95 ; HDL 1.34 , TG 1,47</text:p>
          </table:table-cell>
          <table:table-cell office:value-type="string">
            <text:p>ÜK</text:p>
          </table:table-cell>
          <table:table-cell table:style-name="Default" office:value-type="float" office:value="5">
            <text:p>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955589">
            <text:p>17955589</text:p>
          </table:table-cell>
          <table:table-cell office:value-type="float" office:value="165388646">
            <text:p>165388646</text:p>
          </table:table-cell>
          <table:table-cell office:value-type="string">
            <text:p>2013-02-2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7479557077">
            <text:p>3747955707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<text:s text:c="2"/>MERILOO : 25.02.201315 : 32 : Kolesterool 5.0 mmol/L</text:p>
          </table:table-cell>
          <table:table-cell office:value-type="string">
            <text:p>Kolesterool 5.0 mmol/L</text:p>
          </table:table-cell>
          <table:table-cell/>
          <table:table-cell office:value-type="string">
            <text:p>Kolesterool</text:p>
          </table:table-cell>
          <table:table-cell table:style-name="Default" office:value-type="float" office:value="5">
            <text:p>5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351042">
            <text:p>16351042</text:p>
          </table:table-cell>
          <table:table-cell office:value-type="float" office:value="183684295">
            <text:p>183684295</text:p>
          </table:table-cell>
          <table:table-cell office:value-type="string">
            <text:p>2013-06-17</text:p>
          </table:table-cell>
          <table:table-cell office:value-type="string">
            <text:p>S</text:p>
          </table:table-cell>
          <table:table-cell office:value-type="string">
            <text:p>2013-05-30</text:p>
          </table:table-cell>
          <table:table-cell office:value-type="float" office:value="22948885453">
            <text:p>22948885453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table:number-columns-repeated="2" office:value-type="string">
            <text:p>Kolesterool 5.0</text:p>
          </table:table-cell>
          <table:table-cell office:value-type="string">
            <text:p><text:s/>( 3.9 . 7.8 mmol/L )</text:p>
          </table:table-cell>
          <table:table-cell office:value-type="string">
            <text:p>Kolesterool</text:p>
          </table:table-cell>
          <table:table-cell table:style-name="Default" office:value-type="float" office:value="5">
            <text:p>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994468">
            <text:p>23994468</text:p>
          </table:table-cell>
          <table:table-cell office:value-type="float" office:value="214307083">
            <text:p>214307083</text:p>
          </table:table-cell>
          <table:table-cell office:value-type="string">
            <text:p>2013-12-09</text:p>
          </table:table-cell>
          <table:table-cell office:value-type="string">
            <text:p>A</text:p>
          </table:table-cell>
          <table:table-cell office:value-type="string">
            <text:p>2013-11-19</text:p>
          </table:table-cell>
          <table:table-cell office:value-type="float" office:value="41844211361">
            <text:p>4184421136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table:number-columns-repeated="2" office:value-type="string">
            <text:p>Kolesterool 5.0</text:p>
          </table:table-cell>
          <table:table-cell office:value-type="string">
            <text:p><text:s/>( 3.9 . 7.8 mmol/L )</text:p>
          </table:table-cell>
          <table:table-cell office:value-type="string">
            <text:p>Kolesterool</text:p>
          </table:table-cell>
          <table:table-cell table:style-name="Default" office:value-type="float" office:value="5">
            <text:p>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796527">
            <text:p>16796527</text:p>
          </table:table-cell>
          <table:table-cell office:value-type="float" office:value="187790468">
            <text:p>187790468</text:p>
          </table:table-cell>
          <table:table-cell office:value-type="string">
            <text:p>2013-07-04</text:p>
          </table:table-cell>
          <table:table-cell office:value-type="string">
            <text:p>S</text:p>
          </table:table-cell>
          <table:table-cell office:value-type="string">
            <text:p>2013-05-16</text:p>
          </table:table-cell>
          <table:table-cell office:value-type="float" office:value="10807834600">
            <text:p>10807834600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table:number-columns-repeated="2" office:value-type="string">
            <text:p>Kolesterool 5.0</text:p>
          </table:table-cell>
          <table:table-cell office:value-type="string">
            <text:p><text:s/>( 3.3 . 6.9 mmol/L )</text:p>
          </table:table-cell>
          <table:table-cell office:value-type="string">
            <text:p>Kolesterool</text:p>
          </table:table-cell>
          <table:table-cell table:style-name="Default" office:value-type="float" office:value="5">
            <text:p>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193596">
            <text:p>17193596</text:p>
          </table:table-cell>
          <table:table-cell office:value-type="float" office:value="211306771">
            <text:p>211306771</text:p>
          </table:table-cell>
          <table:table-cell office:value-type="string">
            <text:p>2013-11-25</text:p>
          </table:table-cell>
          <table:table-cell office:value-type="string">
            <text:p>A</text:p>
          </table:table-cell>
          <table:table-cell office:value-type="string">
            <text:p>2013-11-19</text:p>
          </table:table-cell>
          <table:table-cell office:value-type="float" office:value="673032912390">
            <text:p>67303291239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19.11.201313 : 12 : Kolesterool 5.0 mmol/L</text:p>
          </table:table-cell>
          <table:table-cell office:value-type="string">
            <text:p>Kolesterool 5.0 mmol/L</text:p>
          </table:table-cell>
          <table:table-cell office:value-type="string">
            <text:p><text:s/>[ norm .. - 5.0 ]</text:p>
          </table:table-cell>
          <table:table-cell office:value-type="string">
            <text:p>Kolesterool</text:p>
          </table:table-cell>
          <table:table-cell table:style-name="Default" office:value-type="float" office:value="5">
            <text:p>5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707626">
            <text:p>3707626</text:p>
          </table:table-cell>
          <table:table-cell office:value-type="float" office:value="138998132">
            <text:p>138998132</text:p>
          </table:table-cell>
          <table:table-cell office:value-type="string">
            <text:p>2012-08-1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5771686407">
            <text:p>8577168640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aasas testribad N 50 tk / 6 k ) chol-5</text:p>
          </table:table-cell>
          <table:table-cell office:value-type="string">
            <text:p>chol-5</text:p>
          </table:table-cell>
          <table:table-cell office:value-type="string">
            <text:p><text:s/>( oli4,5 mmol/l ) , kreat-55 mk</text:p>
          </table:table-cell>
          <table:table-cell office:value-type="string">
            <text:p>chol</text:p>
          </table:table-cell>
          <table:table-cell table:style-name="Default" office:value-type="float" office:value="5">
            <text:p>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709056">
            <text:p>17709056</text:p>
          </table:table-cell>
          <table:table-cell office:value-type="float" office:value="174611493">
            <text:p>174611493</text:p>
          </table:table-cell>
          <table:table-cell office:value-type="string">
            <text:p>2013-04-01</text:p>
          </table:table-cell>
          <table:table-cell office:value-type="string">
            <text:p>A</text:p>
          </table:table-cell>
          <table:table-cell office:value-type="string">
            <text:p>2013-01-16</text:p>
          </table:table-cell>
          <table:table-cell office:value-type="float" office:value="96542911889">
            <text:p>9654291188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16.01.201311 : 15 : 24 : kolesterool 5.02 mmol/L</text:p>
          </table:table-cell>
          <table:table-cell office:value-type="string">
            <text:p>kolesterool 5.02 mmol/L</text:p>
          </table:table-cell>
          <table:table-cell/>
          <table:table-cell office:value-type="string">
            <text:p>kolesterool</text:p>
          </table:table-cell>
          <table:table-cell office:value-type="float" office:value="5.02">
            <text:p>5,0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689525">
            <text:p>3689525</text:p>
          </table:table-cell>
          <table:table-cell office:value-type="float" office:value="141047626">
            <text:p>141047626</text:p>
          </table:table-cell>
          <table:table-cell office:value-type="string">
            <text:p>2012-10-08</text:p>
          </table:table-cell>
          <table:table-cell office:value-type="string">
            <text:p>A</text:p>
          </table:table-cell>
          <table:table-cell office:value-type="string">
            <text:p>2012-10-08</text:p>
          </table:table-cell>
          <table:table-cell office:value-type="float" office:value="28489896504">
            <text:p>2848989650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08-see on N , EUT ; Crea-76,9 ; Chol-5,03</text:p>
          </table:table-cell>
          <table:table-cell office:value-type="string">
            <text:p>Chol-5,03</text:p>
          </table:table-cell>
          <table:table-cell office:value-type="string">
            <text:p><text:s/>;</text:p>
          </table:table-cell>
          <table:table-cell office:value-type="string">
            <text:p>Chol</text:p>
          </table:table-cell>
          <table:table-cell office:value-type="float" office:value="5.03">
            <text:p>5,0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790552">
            <text:p>2790552</text:p>
          </table:table-cell>
          <table:table-cell office:value-type="float" office:value="142845911">
            <text:p>142845911</text:p>
          </table:table-cell>
          <table:table-cell office:value-type="string">
            <text:p>2012-10-1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4401265605">
            <text:p>4440126560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table:number-columns-repeated="2" office:value-type="string">
            <text:p>Üldkolesterool 5,05 mmol/l</text:p>
          </table:table-cell>
          <table:table-cell/>
          <table:table-cell office:value-type="string">
            <text:p>Üldkolesterool</text:p>
          </table:table-cell>
          <table:table-cell office:value-type="float" office:value="5.05">
            <text:p>5,05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610820">
            <text:p>20610820</text:p>
          </table:table-cell>
          <table:table-cell office:value-type="float" office:value="198681154">
            <text:p>198681154</text:p>
          </table:table-cell>
          <table:table-cell office:value-type="string">
            <text:p>2013-09-2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1215257154">
            <text:p>6121525715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lu - suurem 11 mmol / l Kontrol kol -5,1 mmol / l</text:p>
          </table:table-cell>
          <table:table-cell office:value-type="string">
            <text:p>kol -5,1 mmol / l</text:p>
          </table:table-cell>
          <table:table-cell office:value-type="string">
            <text:p><text:s/>, LDL - 3,8 mmol / l -suurem Va</text:p>
          </table:table-cell>
          <table:table-cell office:value-type="string">
            <text:p>kol</text:p>
          </table:table-cell>
          <table:table-cell office:value-type="float" office:value="5.1">
            <text:p>5,1</text:p>
          </table:table-cell>
          <table:table-cell table:number-columns-repeated="2" office:value-type="string">
            <text:p>NULL</text:p>
          </table:table-cell>
          <table:table-cell office:value-type="string">
            <text:p>mmol / 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779281">
            <text:p>18779281</text:p>
          </table:table-cell>
          <table:table-cell office:value-type="float" office:value="201870158">
            <text:p>201870158</text:p>
          </table:table-cell>
          <table:table-cell office:value-type="string">
            <text:p>2013-10-08</text:p>
          </table:table-cell>
          <table:table-cell office:value-type="string">
            <text:p>A</text:p>
          </table:table-cell>
          <table:table-cell office:value-type="string">
            <text:p>2013-07-31</text:p>
          </table:table-cell>
          <table:table-cell office:value-type="float" office:value="19697615439">
            <text:p>1969761543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31.07.201310 : 54 : Kolesterool 5.1 mmol/L</text:p>
          </table:table-cell>
          <table:table-cell office:value-type="string">
            <text:p>Kolesterool 5.1 mmol/L</text:p>
          </table:table-cell>
          <table:table-cell/>
          <table:table-cell office:value-type="string">
            <text:p>Kolesterool</text:p>
          </table:table-cell>
          <table:table-cell office:value-type="float" office:value="5.1">
            <text:p>5,1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546581">
            <text:p>17546581</text:p>
          </table:table-cell>
          <table:table-cell office:value-type="float" office:value="157998364">
            <text:p>157998364</text:p>
          </table:table-cell>
          <table:table-cell office:value-type="string">
            <text:p>2013-01-21</text:p>
          </table:table-cell>
          <table:table-cell office:value-type="string">
            <text:p>A</text:p>
          </table:table-cell>
          <table:table-cell office:value-type="string">
            <text:p>2013-01-16</text:p>
          </table:table-cell>
          <table:table-cell office:value-type="float" office:value="673036158770">
            <text:p>67303615877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16.01.201316 : 51 : Kolesterool 5.1 mmol/L</text:p>
          </table:table-cell>
          <table:table-cell office:value-type="string">
            <text:p>Kolesterool 5.1 mmol/L</text:p>
          </table:table-cell>
          <table:table-cell/>
          <table:table-cell office:value-type="string">
            <text:p>Kolesterool</text:p>
          </table:table-cell>
          <table:table-cell office:value-type="float" office:value="5.1">
            <text:p>5,1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254924">
            <text:p>21254924</text:p>
          </table:table-cell>
          <table:table-cell office:value-type="float" office:value="193116847">
            <text:p>193116847</text:p>
          </table:table-cell>
          <table:table-cell office:value-type="string">
            <text:p>2013-08-19</text:p>
          </table:table-cell>
          <table:table-cell office:value-type="string">
            <text:p>A</text:p>
          </table:table-cell>
          <table:table-cell office:value-type="string">
            <text:p>2013-08-15</text:p>
          </table:table-cell>
          <table:table-cell office:value-type="float" office:value="69536976221">
            <text:p>6953697622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Tehtud CHOL 5.1 mmol/l</text:p>
          </table:table-cell>
          <table:table-cell office:value-type="string">
            <text:p>CHOL 5.1 mmol/l</text:p>
          </table:table-cell>
          <table:table-cell/>
          <table:table-cell office:value-type="string">
            <text:p>CHOL</text:p>
          </table:table-cell>
          <table:table-cell office:value-type="float" office:value="5.1">
            <text:p>5,1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407071">
            <text:p>23407071</text:p>
          </table:table-cell>
          <table:table-cell office:value-type="float" office:value="212066724">
            <text:p>212066724</text:p>
          </table:table-cell>
          <table:table-cell office:value-type="string">
            <text:p>2013-11-28</text:p>
          </table:table-cell>
          <table:table-cell office:value-type="string">
            <text:p>A</text:p>
          </table:table-cell>
          <table:table-cell office:value-type="string">
            <text:p>2010-04-13</text:p>
          </table:table-cell>
          <table:table-cell office:value-type="float" office:value="673030358476">
            <text:p>67303035847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table:number-columns-repeated="2" office:value-type="string">
            <text:p>S , P-Kolesterool 5.1</text:p>
          </table:table-cell>
          <table:table-cell office:value-type="string">
            <text:p><text:s/>( 2.9 . 6.1 mmol/L )</text:p>
          </table:table-cell>
          <table:table-cell office:value-type="string">
            <text:p>S , P-Kolesterool</text:p>
          </table:table-cell>
          <table:table-cell office:value-type="float" office:value="5.1">
            <text:p>5,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329563">
            <text:p>23329563</text:p>
          </table:table-cell>
          <table:table-cell office:value-type="float" office:value="194884107">
            <text:p>194884107</text:p>
          </table:table-cell>
          <table:table-cell office:value-type="string">
            <text:p>2013-08-30</text:p>
          </table:table-cell>
          <table:table-cell office:value-type="string">
            <text:p>A</text:p>
          </table:table-cell>
          <table:table-cell office:value-type="string">
            <text:p>2013-04-18</text:p>
          </table:table-cell>
          <table:table-cell office:value-type="float" office:value="54244665100">
            <text:p>5424466510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2 ( &lt;40 U/L ) CRP 3 ( &lt;5 mg/L ) Kolesterool 5.1</text:p>
          </table:table-cell>
          <table:table-cell office:value-type="string">
            <text:p>Kolesterool 5.1</text:p>
          </table:table-cell>
          <table:table-cell office:value-type="string">
            <text:p><text:s/>( 3.3 . 6.9 mmol/L ) HDL 0.77 (</text:p>
          </table:table-cell>
          <table:table-cell office:value-type="string">
            <text:p>Kolesterool</text:p>
          </table:table-cell>
          <table:table-cell office:value-type="float" office:value="5.1">
            <text:p>5,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901155">
            <text:p>18901155</text:p>
          </table:table-cell>
          <table:table-cell office:value-type="float" office:value="204438339">
            <text:p>204438339</text:p>
          </table:table-cell>
          <table:table-cell office:value-type="string">
            <text:p>2013-10-22</text:p>
          </table:table-cell>
          <table:table-cell office:value-type="string">
            <text:p>A</text:p>
          </table:table-cell>
          <table:table-cell office:value-type="string">
            <text:p>2013-10-16</text:p>
          </table:table-cell>
          <table:table-cell office:value-type="float" office:value="12351318986">
            <text:p>1235131898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16.10.201316 : 47 : Kolesterool 5.1 mmol/L</text:p>
          </table:table-cell>
          <table:table-cell office:value-type="string">
            <text:p>Kolesterool 5.1 mmol/L</text:p>
          </table:table-cell>
          <table:table-cell/>
          <table:table-cell office:value-type="string">
            <text:p>Kolesterool</text:p>
          </table:table-cell>
          <table:table-cell office:value-type="float" office:value="5.1">
            <text:p>5,1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053981">
            <text:p>22053981</text:p>
          </table:table-cell>
          <table:table-cell office:value-type="float" office:value="183917554">
            <text:p>183917554</text:p>
          </table:table-cell>
          <table:table-cell office:value-type="string">
            <text:p>2013-06-18</text:p>
          </table:table-cell>
          <table:table-cell office:value-type="string">
            <text:p>A</text:p>
          </table:table-cell>
          <table:table-cell office:value-type="string">
            <text:p>2013-05-14</text:p>
          </table:table-cell>
          <table:table-cell office:value-type="float" office:value="96810090494">
            <text:p>9681009049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table:number-columns-repeated="2" office:value-type="string">
            <text:p>Kolesterool 5.1</text:p>
          </table:table-cell>
          <table:table-cell office:value-type="string">
            <text:p><text:s/>( 3.9 . 7.8 mmol/L )</text:p>
          </table:table-cell>
          <table:table-cell office:value-type="string">
            <text:p>Kolesterool</text:p>
          </table:table-cell>
          <table:table-cell office:value-type="float" office:value="5.1">
            <text:p>5,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761006">
            <text:p>23761006</text:p>
          </table:table-cell>
          <table:table-cell office:value-type="float" office:value="158070255">
            <text:p>158070255</text:p>
          </table:table-cell>
          <table:table-cell office:value-type="string">
            <text:p>2012-11-27</text:p>
          </table:table-cell>
          <table:table-cell office:value-type="string">
            <text:p>A</text:p>
          </table:table-cell>
          <table:table-cell office:value-type="string">
            <text:p>2012-11-07</text:p>
          </table:table-cell>
          <table:table-cell office:value-type="float" office:value="11901382935">
            <text:p>1190138293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table:number-columns-repeated="2" office:value-type="string">
            <text:p>S , P-Kolesterool 5.1</text:p>
          </table:table-cell>
          <table:table-cell office:value-type="string">
            <text:p><text:s/>( 2.9 . 6.1 mmol/L )</text:p>
          </table:table-cell>
          <table:table-cell office:value-type="string">
            <text:p>S , P-Kolesterool</text:p>
          </table:table-cell>
          <table:table-cell office:value-type="float" office:value="5.1">
            <text:p>5,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91547">
            <text:p>2191547</text:p>
          </table:table-cell>
          <table:table-cell office:value-type="float" office:value="79629549">
            <text:p>79629549</text:p>
          </table:table-cell>
          <table:table-cell office:value-type="string">
            <text:p>2012-01-0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9483337101">
            <text:p>7948333710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office:value-type="string">
            <text:p>.2011 : helistab -- - analüüsides kolesterool 5,1</text:p>
          </table:table-cell>
          <table:table-cell office:value-type="string">
            <text:p>s kolesterool 5,1</text:p>
          </table:table-cell>
          <table:table-cell office:value-type="string">
            <text:p><text:s/>, triglütseriidid tõusnud , Hak</text:p>
          </table:table-cell>
          <table:table-cell office:value-type="string">
            <text:p>s kolesterool</text:p>
          </table:table-cell>
          <table:table-cell office:value-type="float" office:value="5.1">
            <text:p>5,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801113">
            <text:p>2801113</text:p>
          </table:table-cell>
          <table:table-cell office:value-type="float" office:value="131091901">
            <text:p>131091901</text:p>
          </table:table-cell>
          <table:table-cell office:value-type="string">
            <text:p>2011-12-27</text:p>
          </table:table-cell>
          <table:table-cell office:value-type="string">
            <text:p>A</text:p>
          </table:table-cell>
          <table:table-cell office:value-type="string">
            <text:p>2011-12-21</text:p>
          </table:table-cell>
          <table:table-cell office:value-type="float" office:value="33939763660">
            <text:p>3393976366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21.12.201116 : 20 : Kolesterool 5.1 mmol/L</text:p>
          </table:table-cell>
          <table:table-cell office:value-type="string">
            <text:p>Kolesterool 5.1 mmol/L</text:p>
          </table:table-cell>
          <table:table-cell/>
          <table:table-cell office:value-type="string">
            <text:p>Kolesterool</text:p>
          </table:table-cell>
          <table:table-cell office:value-type="float" office:value="5.1">
            <text:p>5,1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163084">
            <text:p>18163084</text:p>
          </table:table-cell>
          <table:table-cell office:value-type="float" office:value="177434679">
            <text:p>177434679</text:p>
          </table:table-cell>
          <table:table-cell office:value-type="string">
            <text:p>2013-05-14</text:p>
          </table:table-cell>
          <table:table-cell office:value-type="string">
            <text:p>A</text:p>
          </table:table-cell>
          <table:table-cell office:value-type="string">
            <text:p>2013-04-12</text:p>
          </table:table-cell>
          <table:table-cell office:value-type="float" office:value="57015289717">
            <text:p>5701528971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12.04.201310 : 35 : kolesterool 5.12 mmol/L</text:p>
          </table:table-cell>
          <table:table-cell office:value-type="string">
            <text:p>kolesterool 5.12 mmol/L</text:p>
          </table:table-cell>
          <table:table-cell/>
          <table:table-cell office:value-type="string">
            <text:p>kolesterool</text:p>
          </table:table-cell>
          <table:table-cell office:value-type="float" office:value="5.12">
            <text:p>5,1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09553">
            <text:p>1809553</text:p>
          </table:table-cell>
          <table:table-cell office:value-type="float" office:value="121679087">
            <text:p>121679087</text:p>
          </table:table-cell>
          <table:table-cell office:value-type="string">
            <text:p>2012-05-23</text:p>
          </table:table-cell>
          <table:table-cell office:value-type="string">
            <text:p>A</text:p>
          </table:table-cell>
          <table:table-cell office:value-type="string">
            <text:p>2012-05-23</text:p>
          </table:table-cell>
          <table:table-cell office:value-type="float" office:value="74114466502">
            <text:p>7411446650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os 5.1 mmol/L , CRP 0.23 mg/L , Kolesterool 5.15 mmol/L</text:p>
          </table:table-cell>
          <table:table-cell office:value-type="string">
            <text:p>Kolesterool 5.15 mmol/L</text:p>
          </table:table-cell>
          <table:table-cell office:value-type="string">
            <text:p><text:s/>, Triglütseriidid 1.33 mmol/L ,</text:p>
          </table:table-cell>
          <table:table-cell office:value-type="string">
            <text:p>Kolesterool</text:p>
          </table:table-cell>
          <table:table-cell table:style-name="Default" office:value-type="float" office:value="5.15">
            <text:p>5,15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247142">
            <text:p>18247142</text:p>
          </table:table-cell>
          <table:table-cell office:value-type="float" office:value="180458049">
            <text:p>180458049</text:p>
          </table:table-cell>
          <table:table-cell office:value-type="string">
            <text:p>2013-05-30</text:p>
          </table:table-cell>
          <table:table-cell office:value-type="string">
            <text:p>A</text:p>
          </table:table-cell>
          <table:table-cell office:value-type="string">
            <text:p>2013-05-23</text:p>
          </table:table-cell>
          <table:table-cell office:value-type="float" office:value="673041496859">
            <text:p>67304149685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23.05.201314 : 18 : kolesterool 5.15 mmol/L</text:p>
          </table:table-cell>
          <table:table-cell office:value-type="string">
            <text:p>kolesterool 5.15 mmol/L</text:p>
          </table:table-cell>
          <table:table-cell/>
          <table:table-cell office:value-type="string">
            <text:p>kolesterool</text:p>
          </table:table-cell>
          <table:table-cell table:style-name="Default" office:value-type="float" office:value="5.15">
            <text:p>5,15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990705">
            <text:p>11990705</text:p>
          </table:table-cell>
          <table:table-cell office:value-type="float" office:value="194251067">
            <text:p>194251067</text:p>
          </table:table-cell>
          <table:table-cell office:value-type="string">
            <text:p>2013-08-2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4744798368">
            <text:p>8474479836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<text:s text:c="3"/>: vistrikku määrida aseptiga kolesterool 5,17</text:p>
          </table:table-cell>
          <table:table-cell office:value-type="string">
            <text:p>kolesterool 5,17</text:p>
          </table:table-cell>
          <table:table-cell office:value-type="string">
            <text:p><text:s/>.</text:p>
          </table:table-cell>
          <table:table-cell office:value-type="string">
            <text:p>kolesterool</text:p>
          </table:table-cell>
          <table:table-cell table:style-name="Default" office:value-type="float" office:value="5.17">
            <text:p>5,1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544002">
            <text:p>24544002</text:p>
          </table:table-cell>
          <table:table-cell office:value-type="float" office:value="160290901">
            <text:p>160290901</text:p>
          </table:table-cell>
          <table:table-cell office:value-type="string">
            <text:p>2012-08-30</text:p>
          </table:table-cell>
          <table:table-cell office:value-type="string">
            <text:p>A</text:p>
          </table:table-cell>
          <table:table-cell office:value-type="string">
            <text:p>2012-08-01</text:p>
          </table:table-cell>
          <table:table-cell office:value-type="float" office:value="20471695044">
            <text:p>2047169504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table:number-columns-repeated="2" office:value-type="string">
            <text:p>S , P-Kolesterool 5.2</text:p>
          </table:table-cell>
          <table:table-cell office:value-type="string">
            <text:p><text:s/>( 2.9 . 6.1 mmol/L )</text:p>
          </table:table-cell>
          <table:table-cell office:value-type="string">
            <text:p>S , P-Kolesterool</text:p>
          </table:table-cell>
          <table:table-cell office:value-type="float" office:value="5.2">
            <text:p>5,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267132">
            <text:p>8267132</text:p>
          </table:table-cell>
          <table:table-cell office:value-type="float" office:value="137486207">
            <text:p>137486207</text:p>
          </table:table-cell>
          <table:table-cell office:value-type="string">
            <text:p>2012-09-07</text:p>
          </table:table-cell>
          <table:table-cell office:value-type="string">
            <text:p>A</text:p>
          </table:table-cell>
          <table:table-cell office:value-type="string">
            <text:p>2012-08-17</text:p>
          </table:table-cell>
          <table:table-cell office:value-type="float" office:value="75797297987">
            <text:p>75797297987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table:number-columns-repeated="2" office:value-type="string">
            <text:p>S , P-Kolesterool 5.2</text:p>
          </table:table-cell>
          <table:table-cell office:value-type="string">
            <text:p><text:s/>( 3.3 . 6.9 mmol/L )</text:p>
          </table:table-cell>
          <table:table-cell office:value-type="string">
            <text:p>S , P-Kolesterool</text:p>
          </table:table-cell>
          <table:table-cell office:value-type="float" office:value="5.2">
            <text:p>5,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927944">
            <text:p>10927944</text:p>
          </table:table-cell>
          <table:table-cell office:value-type="float" office:value="216533754">
            <text:p>216533754</text:p>
          </table:table-cell>
          <table:table-cell office:value-type="string">
            <text:p>2013-12-18</text:p>
          </table:table-cell>
          <table:table-cell office:value-type="string">
            <text:p>A</text:p>
          </table:table-cell>
          <table:table-cell office:value-type="string">
            <text:p>2013-11-11</text:p>
          </table:table-cell>
          <table:table-cell office:value-type="float" office:value="28017296322">
            <text:p>2801729632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table:number-columns-repeated="2" office:value-type="string">
            <text:p>Kolesterool 5.2</text:p>
          </table:table-cell>
          <table:table-cell office:value-type="string">
            <text:p><text:s/>( 3.3 . 6.9 mmol/L )</text:p>
          </table:table-cell>
          <table:table-cell office:value-type="string">
            <text:p>Kolesterool</text:p>
          </table:table-cell>
          <table:table-cell office:value-type="float" office:value="5.2">
            <text:p>5,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565441">
            <text:p>12565441</text:p>
          </table:table-cell>
          <table:table-cell office:value-type="float" office:value="167507843">
            <text:p>167507843</text:p>
          </table:table-cell>
          <table:table-cell office:value-type="string">
            <text:p>2013-03-19</text:p>
          </table:table-cell>
          <table:table-cell office:value-type="string">
            <text:p>A</text:p>
          </table:table-cell>
          <table:table-cell office:value-type="string">
            <text:p>2013-03-18</text:p>
          </table:table-cell>
          <table:table-cell office:value-type="float" office:value="673030421508">
            <text:p>67303042150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table:number-columns-repeated="2" office:value-type="string">
            <text:p>Kolesterool 5.2</text:p>
          </table:table-cell>
          <table:table-cell office:value-type="string">
            <text:p><text:s/>( 3.3 . 6.9 mmol/L )</text:p>
          </table:table-cell>
          <table:table-cell office:value-type="string">
            <text:p>Kolesterool</text:p>
          </table:table-cell>
          <table:table-cell office:value-type="float" office:value="5.2">
            <text:p>5,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106861">
            <text:p>17106861</text:p>
          </table:table-cell>
          <table:table-cell office:value-type="float" office:value="163992543">
            <text:p>163992543</text:p>
          </table:table-cell>
          <table:table-cell office:value-type="string">
            <text:p>2013-02-25</text:p>
          </table:table-cell>
          <table:table-cell office:value-type="string">
            <text:p>A</text:p>
          </table:table-cell>
          <table:table-cell office:value-type="string">
            <text:p>2013-02-20</text:p>
          </table:table-cell>
          <table:table-cell office:value-type="float" office:value="673032103043">
            <text:p>67303210304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20.02.2013 Kolesterool 5.2 mmol/L</text:p>
          </table:table-cell>
          <table:table-cell office:value-type="string">
            <text:p>Kolesterool 5.2 mmol/L</text:p>
          </table:table-cell>
          <table:table-cell/>
          <table:table-cell office:value-type="string">
            <text:p>Kolesterool</text:p>
          </table:table-cell>
          <table:table-cell office:value-type="float" office:value="5.2">
            <text:p>5,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961063">
            <text:p>17961063</text:p>
          </table:table-cell>
          <table:table-cell office:value-type="float" office:value="172816556">
            <text:p>172816556</text:p>
          </table:table-cell>
          <table:table-cell office:value-type="string">
            <text:p>2013-04-19</text:p>
          </table:table-cell>
          <table:table-cell office:value-type="string">
            <text:p>A</text:p>
          </table:table-cell>
          <table:table-cell office:value-type="string">
            <text:p>2013-04-17</text:p>
          </table:table-cell>
          <table:table-cell office:value-type="float" office:value="75224420828">
            <text:p>7522442082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17.04.201319 : 45 : Kolesterool 5.2 mmol/L</text:p>
          </table:table-cell>
          <table:table-cell office:value-type="string">
            <text:p>Kolesterool 5.2 mmol/L</text:p>
          </table:table-cell>
          <table:table-cell/>
          <table:table-cell office:value-type="string">
            <text:p>Kolesterool</text:p>
          </table:table-cell>
          <table:table-cell office:value-type="float" office:value="5.2">
            <text:p>5,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888783">
            <text:p>19888783</text:p>
          </table:table-cell>
          <table:table-cell office:value-type="float" office:value="167087818">
            <text:p>167087818</text:p>
          </table:table-cell>
          <table:table-cell office:value-type="string">
            <text:p>2013-01-2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6941292907">
            <text:p>5694129290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2013 : 29.01.201314 : 32 : 50 : Kolesterool 5.2 mmol/L</text:p>
          </table:table-cell>
          <table:table-cell office:value-type="string">
            <text:p>Kolesterool 5.2 mmol/L</text:p>
          </table:table-cell>
          <table:table-cell/>
          <table:table-cell office:value-type="string">
            <text:p>Kolesterool</text:p>
          </table:table-cell>
          <table:table-cell office:value-type="float" office:value="5.2">
            <text:p>5,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434245">
            <text:p>22434245</text:p>
          </table:table-cell>
          <table:table-cell office:value-type="float" office:value="155396034">
            <text:p>155396034</text:p>
          </table:table-cell>
          <table:table-cell office:value-type="string">
            <text:p>2012-12-1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44760341">
            <text:p>67304476034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table:number-columns-repeated="2" office:value-type="string">
            <text:p>S , P-Kolesterool 5.2</text:p>
          </table:table-cell>
          <table:table-cell office:value-type="string">
            <text:p><text:s/>( 2.9 . 6.1 mmol/L )</text:p>
          </table:table-cell>
          <table:table-cell office:value-type="string">
            <text:p>S , P-Kolesterool</text:p>
          </table:table-cell>
          <table:table-cell office:value-type="float" office:value="5.2">
            <text:p>5,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982077">
            <text:p>18982077</text:p>
          </table:table-cell>
          <table:table-cell office:value-type="float" office:value="204466539">
            <text:p>204466539</text:p>
          </table:table-cell>
          <table:table-cell office:value-type="string">
            <text:p>2013-10-22</text:p>
          </table:table-cell>
          <table:table-cell office:value-type="string">
            <text:p>A</text:p>
          </table:table-cell>
          <table:table-cell office:value-type="string">
            <text:p>2013-09-23</text:p>
          </table:table-cell>
          <table:table-cell office:value-type="float" office:value="67864356795">
            <text:p>6786435679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23.09.201314 : 03 : Kolesterool 5.2 mmol/L</text:p>
          </table:table-cell>
          <table:table-cell office:value-type="string">
            <text:p>Kolesterool 5.2 mmol/L</text:p>
          </table:table-cell>
          <table:table-cell/>
          <table:table-cell office:value-type="string">
            <text:p>Kolesterool</text:p>
          </table:table-cell>
          <table:table-cell office:value-type="float" office:value="5.2">
            <text:p>5,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322495">
            <text:p>18322495</text:p>
          </table:table-cell>
          <table:table-cell office:value-type="float" office:value="169461808">
            <text:p>169461808</text:p>
          </table:table-cell>
          <table:table-cell office:value-type="string">
            <text:p>2012-01-0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15758">
            <text:p>67303031575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office:value-type="string">
            <text:p>l veri , transam , neerufn korras Kolest 5,2</text:p>
          </table:table-cell>
          <table:table-cell office:value-type="string">
            <text:p>s Kolest 5,2</text:p>
          </table:table-cell>
          <table:table-cell office:value-type="string">
            <text:p><text:s/>( toitub ebakoorap , pelmeenid </text:p>
          </table:table-cell>
          <table:table-cell office:value-type="string">
            <text:p>s Kolest</text:p>
          </table:table-cell>
          <table:table-cell office:value-type="float" office:value="5.2">
            <text:p>5,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726504">
            <text:p>17726504</text:p>
          </table:table-cell>
          <table:table-cell office:value-type="float" office:value="213970786">
            <text:p>213970786</text:p>
          </table:table-cell>
          <table:table-cell office:value-type="string">
            <text:p>2013-12-06</text:p>
          </table:table-cell>
          <table:table-cell office:value-type="string">
            <text:p>A</text:p>
          </table:table-cell>
          <table:table-cell office:value-type="string">
            <text:p>2013-11-20</text:p>
          </table:table-cell>
          <table:table-cell office:value-type="float" office:value="66012847410">
            <text:p>6601284741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20.11.201310 : 52 : Kolesterool 5.2 mmol/L</text:p>
          </table:table-cell>
          <table:table-cell office:value-type="string">
            <text:p>Kolesterool 5.2 mmol/L</text:p>
          </table:table-cell>
          <table:table-cell office:value-type="string">
            <text:p><text:s/>[ norm .. - 5 ]</text:p>
          </table:table-cell>
          <table:table-cell office:value-type="string">
            <text:p>Kolesterool</text:p>
          </table:table-cell>
          <table:table-cell office:value-type="float" office:value="5.2">
            <text:p>5,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526656">
            <text:p>23526656</text:p>
          </table:table-cell>
          <table:table-cell office:value-type="float" office:value="180735412">
            <text:p>180735412</text:p>
          </table:table-cell>
          <table:table-cell office:value-type="string">
            <text:p>2013-05-31</text:p>
          </table:table-cell>
          <table:table-cell office:value-type="string">
            <text:p>A</text:p>
          </table:table-cell>
          <table:table-cell office:value-type="string">
            <text:p>2013-05-28</text:p>
          </table:table-cell>
          <table:table-cell office:value-type="float" office:value="673030319655">
            <text:p>67303031965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table:number-columns-repeated="2" office:value-type="string">
            <text:p>Kolesterool 5.2</text:p>
          </table:table-cell>
          <table:table-cell office:value-type="string">
            <text:p><text:s/>( 3.9 . 7.8 mmol/L )</text:p>
          </table:table-cell>
          <table:table-cell office:value-type="string">
            <text:p>Kolesterool</text:p>
          </table:table-cell>
          <table:table-cell office:value-type="float" office:value="5.2">
            <text:p>5,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690149">
            <text:p>16690149</text:p>
          </table:table-cell>
          <table:table-cell office:value-type="float" office:value="155215642">
            <text:p>155215642</text:p>
          </table:table-cell>
          <table:table-cell office:value-type="string">
            <text:p>2012-12-30</text:p>
          </table:table-cell>
          <table:table-cell office:value-type="string">
            <text:p>S</text:p>
          </table:table-cell>
          <table:table-cell office:value-type="string">
            <text:p>2012-12-19</text:p>
          </table:table-cell>
          <table:table-cell office:value-type="float" office:value="28699793786">
            <text:p>28699793786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table:number-columns-repeated="2" office:value-type="string">
            <text:p>Kolesterool 5.3</text:p>
          </table:table-cell>
          <table:table-cell office:value-type="string">
            <text:p><text:s/>( 3.9 . 7.8 mmol/L )</text:p>
          </table:table-cell>
          <table:table-cell office:value-type="string">
            <text:p>Kolesterool</text:p>
          </table:table-cell>
          <table:table-cell office:value-type="float" office:value="5.3">
            <text:p>5,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515814">
            <text:p>16515814</text:p>
          </table:table-cell>
          <table:table-cell office:value-type="float" office:value="191055452">
            <text:p>191055452</text:p>
          </table:table-cell>
          <table:table-cell office:value-type="string">
            <text:p>2013-08-05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79992379485">
            <text:p>79992379485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table:number-columns-repeated="2" office:value-type="string">
            <text:p>Kolesterool 5.3</text:p>
          </table:table-cell>
          <table:table-cell office:value-type="string">
            <text:p><text:s/>( 2.9 . 6.1 mmol/L )</text:p>
          </table:table-cell>
          <table:table-cell office:value-type="string">
            <text:p>Kolesterool</text:p>
          </table:table-cell>
          <table:table-cell office:value-type="float" office:value="5.3">
            <text:p>5,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437176">
            <text:p>17437176</text:p>
          </table:table-cell>
          <table:table-cell office:value-type="float" office:value="177479640">
            <text:p>177479640</text:p>
          </table:table-cell>
          <table:table-cell office:value-type="string">
            <text:p>2013-05-13</text:p>
          </table:table-cell>
          <table:table-cell office:value-type="string">
            <text:p>A</text:p>
          </table:table-cell>
          <table:table-cell office:value-type="string">
            <text:p>2013-05-13</text:p>
          </table:table-cell>
          <table:table-cell office:value-type="float" office:value="28520276018">
            <text:p>2852027601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13.05.201313 : 35 : Kolesterool 5.3 mmol/L</text:p>
          </table:table-cell>
          <table:table-cell office:value-type="string">
            <text:p>Kolesterool 5.3 mmol/L</text:p>
          </table:table-cell>
          <table:table-cell/>
          <table:table-cell office:value-type="string">
            <text:p>Kolesterool</text:p>
          </table:table-cell>
          <table:table-cell office:value-type="float" office:value="5.3">
            <text:p>5,3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292154">
            <text:p>17292154</text:p>
          </table:table-cell>
          <table:table-cell office:value-type="float" office:value="177215619">
            <text:p>177215619</text:p>
          </table:table-cell>
          <table:table-cell office:value-type="string">
            <text:p>2013-05-14</text:p>
          </table:table-cell>
          <table:table-cell office:value-type="string">
            <text:p>A</text:p>
          </table:table-cell>
          <table:table-cell office:value-type="string">
            <text:p>2013-05-08</text:p>
          </table:table-cell>
          <table:table-cell office:value-type="float" office:value="673030377848">
            <text:p>67303037784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08.05.201311 : 21 : Kolesterool 5.3 mmol/L</text:p>
          </table:table-cell>
          <table:table-cell office:value-type="string">
            <text:p>Kolesterool 5.3 mmol/L</text:p>
          </table:table-cell>
          <table:table-cell/>
          <table:table-cell office:value-type="string">
            <text:p>Kolesterool</text:p>
          </table:table-cell>
          <table:table-cell office:value-type="float" office:value="5.3">
            <text:p>5,3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255165">
            <text:p>21255165</text:p>
          </table:table-cell>
          <table:table-cell office:value-type="float" office:value="156132743">
            <text:p>156132743</text:p>
          </table:table-cell>
          <table:table-cell office:value-type="string">
            <text:p>2013-01-10</text:p>
          </table:table-cell>
          <table:table-cell office:value-type="string">
            <text:p>A</text:p>
          </table:table-cell>
          <table:table-cell office:value-type="string">
            <text:p>2013-01-10</text:p>
          </table:table-cell>
          <table:table-cell office:value-type="float" office:value="28501719252">
            <text:p>2850171925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table:number-columns-repeated="2" office:value-type="string">
            <text:p>Chol 5,3</text:p>
          </table:table-cell>
          <table:table-cell office:value-type="string">
            <text:p><text:s/>.</text:p>
          </table:table-cell>
          <table:table-cell office:value-type="string">
            <text:p>Chol</text:p>
          </table:table-cell>
          <table:table-cell office:value-type="float" office:value="5.3">
            <text:p>5,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645165">
            <text:p>18645165</text:p>
          </table:table-cell>
          <table:table-cell office:value-type="float" office:value="168852347">
            <text:p>168852347</text:p>
          </table:table-cell>
          <table:table-cell office:value-type="string">
            <text:p>2013-03-2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4405682152">
            <text:p>8440568215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table:number-columns-repeated="2" office:value-type="string">
            <text:p>Kolesterool 5.3 mmol/L</text:p>
          </table:table-cell>
          <table:table-cell/>
          <table:table-cell office:value-type="string">
            <text:p>Kolesterool</text:p>
          </table:table-cell>
          <table:table-cell office:value-type="float" office:value="5.3">
            <text:p>5,3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070215">
            <text:p>22070215</text:p>
          </table:table-cell>
          <table:table-cell office:value-type="float" office:value="195772543">
            <text:p>195772543</text:p>
          </table:table-cell>
          <table:table-cell office:value-type="string">
            <text:p>2013-09-04</text:p>
          </table:table-cell>
          <table:table-cell office:value-type="string">
            <text:p>A</text:p>
          </table:table-cell>
          <table:table-cell office:value-type="string">
            <text:p>2013-09-03</text:p>
          </table:table-cell>
          <table:table-cell office:value-type="float" office:value="673030547858">
            <text:p>67303054785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table:number-columns-repeated="2" office:value-type="string">
            <text:p>Kolesterool 5.3</text:p>
          </table:table-cell>
          <table:table-cell office:value-type="string">
            <text:p><text:s/>( 3.3 . 6.9 mmol/L )</text:p>
          </table:table-cell>
          <table:table-cell office:value-type="string">
            <text:p>Kolesterool</text:p>
          </table:table-cell>
          <table:table-cell office:value-type="float" office:value="5.3">
            <text:p>5,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701304">
            <text:p>19701304</text:p>
          </table:table-cell>
          <table:table-cell office:value-type="float" office:value="217142465">
            <text:p>217142465</text:p>
          </table:table-cell>
          <table:table-cell office:value-type="string">
            <text:p>2013-12-20</text:p>
          </table:table-cell>
          <table:table-cell office:value-type="string">
            <text:p>A</text:p>
          </table:table-cell>
          <table:table-cell office:value-type="string">
            <text:p>2013-12-19</text:p>
          </table:table-cell>
          <table:table-cell office:value-type="float" office:value="673030527261">
            <text:p>67303052726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19.12.201316 : 13 : Kolesterool 5.3 mmol/L</text:p>
          </table:table-cell>
          <table:table-cell office:value-type="string">
            <text:p>Kolesterool 5.3 mmol/L</text:p>
          </table:table-cell>
          <table:table-cell office:value-type="string">
            <text:p><text:s/>[ norm .. - 5.0 ]</text:p>
          </table:table-cell>
          <table:table-cell office:value-type="string">
            <text:p>Kolesterool</text:p>
          </table:table-cell>
          <table:table-cell office:value-type="float" office:value="5.3">
            <text:p>5,3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43632">
            <text:p>2343632</text:p>
          </table:table-cell>
          <table:table-cell office:value-type="float" office:value="91720918">
            <text:p>91720918</text:p>
          </table:table-cell>
          <table:table-cell office:value-type="string">
            <text:p>2012-04-2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1547510784">
            <text:p>2154751078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ramus 21.032012 tehtud uuringud Ük 5,3</text:p>
          </table:table-cell>
          <table:table-cell office:value-type="string">
            <text:p>Ük 5,3</text:p>
          </table:table-cell>
          <table:table-cell office:value-type="string">
            <text:p><text:s/>HDL 0.95 LDl 3.18 Tg 2.36 veres</text:p>
          </table:table-cell>
          <table:table-cell office:value-type="string">
            <text:p>Ük</text:p>
          </table:table-cell>
          <table:table-cell office:value-type="float" office:value="5.3">
            <text:p>5,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593346">
            <text:p>24593346</text:p>
          </table:table-cell>
          <table:table-cell office:value-type="float" office:value="211984885">
            <text:p>211984885</text:p>
          </table:table-cell>
          <table:table-cell office:value-type="string">
            <text:p>2013-11-28</text:p>
          </table:table-cell>
          <table:table-cell office:value-type="string">
            <text:p>A</text:p>
          </table:table-cell>
          <table:table-cell office:value-type="string">
            <text:p>2013-11-22</text:p>
          </table:table-cell>
          <table:table-cell office:value-type="float" office:value="46760260510">
            <text:p>4676026051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table:number-columns-repeated="2" office:value-type="string">
            <text:p>Kolesterool 5.3</text:p>
          </table:table-cell>
          <table:table-cell office:value-type="string">
            <text:p><text:s/>( 3.9 . 7.8 mmol/L )</text:p>
          </table:table-cell>
          <table:table-cell office:value-type="string">
            <text:p>Kolesterool</text:p>
          </table:table-cell>
          <table:table-cell office:value-type="float" office:value="5.3">
            <text:p>5,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699718">
            <text:p>18699718</text:p>
          </table:table-cell>
          <table:table-cell office:value-type="float" office:value="176334516">
            <text:p>176334516</text:p>
          </table:table-cell>
          <table:table-cell office:value-type="string">
            <text:p>2013-04-2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0444150751">
            <text:p>1044415075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U/l , kreatiniin - 86 urmol/l , kolesterool - 5,3 mmol/l</text:p>
          </table:table-cell>
          <table:table-cell office:value-type="string">
            <text:p>kolesterool - 5,3 mmol/l</text:p>
          </table:table-cell>
          <table:table-cell office:value-type="string">
            <text:p><text:s/>, veresuhkur - 6,1 mmol/l , glü</text:p>
          </table:table-cell>
          <table:table-cell office:value-type="string">
            <text:p>kolesterool</text:p>
          </table:table-cell>
          <table:table-cell office:value-type="float" office:value="5.3">
            <text:p>5,3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79303">
            <text:p>579303</text:p>
          </table:table-cell>
          <table:table-cell office:value-type="float" office:value="79915155">
            <text:p>79915155</text:p>
          </table:table-cell>
          <table:table-cell office:value-type="string">
            <text:p>2011-12-28</text:p>
          </table:table-cell>
          <table:table-cell office:value-type="string">
            <text:p>S</text:p>
          </table:table-cell>
          <table:table-cell office:value-type="string">
            <text:p>2011-12-25</text:p>
          </table:table-cell>
          <table:table-cell office:value-type="float" office:value="81504965700">
            <text:p>81504965700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table:number-columns-repeated="2" office:value-type="string">
            <text:p>S , P-Kolesterool 5.3</text:p>
          </table:table-cell>
          <table:table-cell office:value-type="string">
            <text:p><text:s/>( 3.9 . 7.8 mmol/L )</text:p>
          </table:table-cell>
          <table:table-cell office:value-type="string">
            <text:p>S , P-Kolesterool</text:p>
          </table:table-cell>
          <table:table-cell office:value-type="float" office:value="5.3">
            <text:p>5,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235871">
            <text:p>20235871</text:p>
          </table:table-cell>
          <table:table-cell office:value-type="float" office:value="184073382">
            <text:p>184073382</text:p>
          </table:table-cell>
          <table:table-cell office:value-type="string">
            <text:p>2013-06-1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8834026409">
            <text:p>4883402640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2 miu / l , Kol -5.3 mmol / l , Kol - 5.3 mmol/l</text:p>
          </table:table-cell>
          <table:table-cell office:value-type="string">
            <text:p>Kol - 5.3 mmol/l</text:p>
          </table:table-cell>
          <table:table-cell office:value-type="string">
            <text:p><text:s/>, HbA1c - 5.9 %</text:p>
          </table:table-cell>
          <table:table-cell office:value-type="string">
            <text:p>Kol</text:p>
          </table:table-cell>
          <table:table-cell office:value-type="float" office:value="5.3">
            <text:p>5,3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871609">
            <text:p>17871609</text:p>
          </table:table-cell>
          <table:table-cell office:value-type="float" office:value="161028050">
            <text:p>161028050</text:p>
          </table:table-cell>
          <table:table-cell office:value-type="string">
            <text:p>2013-02-06</text:p>
          </table:table-cell>
          <table:table-cell office:value-type="string">
            <text:p>A</text:p>
          </table:table-cell>
          <table:table-cell office:value-type="string">
            <text:p>2013-02-04</text:p>
          </table:table-cell>
          <table:table-cell office:value-type="float" office:value="71616169764">
            <text:p>7161616976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04.02.201312 : 28 : 10 : Kolesterool 5.3 mmol/L</text:p>
          </table:table-cell>
          <table:table-cell office:value-type="string">
            <text:p>Kolesterool 5.3 mmol/L</text:p>
          </table:table-cell>
          <table:table-cell/>
          <table:table-cell office:value-type="string">
            <text:p>Kolesterool</text:p>
          </table:table-cell>
          <table:table-cell office:value-type="float" office:value="5.3">
            <text:p>5,3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762285">
            <text:p>17762285</text:p>
          </table:table-cell>
          <table:table-cell office:value-type="float" office:value="200690919">
            <text:p>200690919</text:p>
          </table:table-cell>
          <table:table-cell office:value-type="string">
            <text:p>2013-10-01</text:p>
          </table:table-cell>
          <table:table-cell office:value-type="string">
            <text:p>A</text:p>
          </table:table-cell>
          <table:table-cell office:value-type="string">
            <text:p>2013-09-30</text:p>
          </table:table-cell>
          <table:table-cell office:value-type="float" office:value="673030573918">
            <text:p>67303057391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30.09.201312 : 41 : Kolesterool 5.3 mmol/L</text:p>
          </table:table-cell>
          <table:table-cell office:value-type="string">
            <text:p>Kolesterool 5.3 mmol/L</text:p>
          </table:table-cell>
          <table:table-cell office:value-type="string">
            <text:p><text:s/>[ norm .. - 5.0 ]</text:p>
          </table:table-cell>
          <table:table-cell office:value-type="string">
            <text:p>Kolesterool</text:p>
          </table:table-cell>
          <table:table-cell office:value-type="float" office:value="5.3">
            <text:p>5,3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44006">
            <text:p>2244006</text:p>
          </table:table-cell>
          <table:table-cell office:value-type="float" office:value="81384664">
            <text:p>81384664</text:p>
          </table:table-cell>
          <table:table-cell office:value-type="string">
            <text:p>2012-01-24</text:p>
          </table:table-cell>
          <table:table-cell office:value-type="string">
            <text:p>A</text:p>
          </table:table-cell>
          <table:table-cell office:value-type="string">
            <text:p>2012-01-04</text:p>
          </table:table-cell>
          <table:table-cell office:value-type="float" office:value="85788733645">
            <text:p>8578873364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04.01.201217 : 45 : 03 : Kolesterool 5.3 mmol/L</text:p>
          </table:table-cell>
          <table:table-cell office:value-type="string">
            <text:p>Kolesterool 5.3 mmol/L</text:p>
          </table:table-cell>
          <table:table-cell office:value-type="string">
            <text:p><text:s/>( tihti unustab õhtul simvastat</text:p>
          </table:table-cell>
          <table:table-cell office:value-type="string">
            <text:p>Kolesterool</text:p>
          </table:table-cell>
          <table:table-cell office:value-type="float" office:value="5.3">
            <text:p>5,3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775873">
            <text:p>13775873</text:p>
          </table:table-cell>
          <table:table-cell office:value-type="float" office:value="160273909">
            <text:p>160273909</text:p>
          </table:table-cell>
          <table:table-cell office:value-type="string">
            <text:p>2013-01-22</text:p>
          </table:table-cell>
          <table:table-cell office:value-type="string">
            <text:p>A</text:p>
          </table:table-cell>
          <table:table-cell office:value-type="string">
            <text:p>2013-01-15</text:p>
          </table:table-cell>
          <table:table-cell office:value-type="float" office:value="87726735583">
            <text:p>8772673558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table:number-columns-repeated="2" office:value-type="string">
            <text:p>Kolesterool 5.3</text:p>
          </table:table-cell>
          <table:table-cell office:value-type="string">
            <text:p><text:s/>( 3.3 . 6.9 mmol/L )</text:p>
          </table:table-cell>
          <table:table-cell office:value-type="string">
            <text:p>Kolesterool</text:p>
          </table:table-cell>
          <table:table-cell office:value-type="float" office:value="5.3">
            <text:p>5,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336923">
            <text:p>24336923</text:p>
          </table:table-cell>
          <table:table-cell office:value-type="float" office:value="214552615">
            <text:p>214552615</text:p>
          </table:table-cell>
          <table:table-cell office:value-type="string">
            <text:p>2013-12-10</text:p>
          </table:table-cell>
          <table:table-cell office:value-type="string">
            <text:p>A</text:p>
          </table:table-cell>
          <table:table-cell office:value-type="string">
            <text:p>2013-11-20</text:p>
          </table:table-cell>
          <table:table-cell office:value-type="float" office:value="673030577332">
            <text:p>67303057733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table:number-columns-repeated="2" office:value-type="string">
            <text:p>Kolesterool 5.3</text:p>
          </table:table-cell>
          <table:table-cell office:value-type="string">
            <text:p><text:s/>( 3.3 . 6.9 mmol/L )</text:p>
          </table:table-cell>
          <table:table-cell office:value-type="string">
            <text:p>Kolesterool</text:p>
          </table:table-cell>
          <table:table-cell office:value-type="float" office:value="5.3">
            <text:p>5,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384709">
            <text:p>14384709</text:p>
          </table:table-cell>
          <table:table-cell office:value-type="float" office:value="175951267">
            <text:p>175951267</text:p>
          </table:table-cell>
          <table:table-cell office:value-type="string">
            <text:p>2013-05-0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1713782501">
            <text:p>3171378250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,9 ( sõi varahommikul 04.30 ) , kolesterool-5,32</text:p>
          </table:table-cell>
          <table:table-cell office:value-type="string">
            <text:p>kolesterool-5,32</text:p>
          </table:table-cell>
          <table:table-cell office:value-type="string">
            <text:p><text:s/>, trigl-3,04</text:p>
          </table:table-cell>
          <table:table-cell office:value-type="string">
            <text:p>kolesterool</text:p>
          </table:table-cell>
          <table:table-cell table:style-name="Default" office:value-type="float" office:value="5.32">
            <text:p>5,3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564488">
            <text:p>18564488</text:p>
          </table:table-cell>
          <table:table-cell office:value-type="float" office:value="161053569">
            <text:p>161053569</text:p>
          </table:table-cell>
          <table:table-cell office:value-type="string">
            <text:p>2013-02-0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7907920932">
            <text:p>5790792093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a uuringud Glükoos 5.2 mmol/L , Kolesterool 5.4 mmol/L</text:p>
          </table:table-cell>
          <table:table-cell office:value-type="string">
            <text:p>Kolesterool 5.4 mmol/L</text:p>
          </table:table-cell>
          <table:table-cell office:value-type="string">
            <text:p><text:s/>, LDL kolesterool 3.2 mmol/l , </text:p>
          </table:table-cell>
          <table:table-cell office:value-type="string">
            <text:p>Kolesterool</text:p>
          </table:table-cell>
          <table:table-cell office:value-type="float" office:value="5.4">
            <text:p>5,4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46596">
            <text:p>2446596</text:p>
          </table:table-cell>
          <table:table-cell office:value-type="float" office:value="148946982">
            <text:p>148946982</text:p>
          </table:table-cell>
          <table:table-cell office:value-type="string">
            <text:p>2012-11-27</text:p>
          </table:table-cell>
          <table:table-cell office:value-type="string">
            <text:p>A</text:p>
          </table:table-cell>
          <table:table-cell office:value-type="string">
            <text:p>2012-11-22</text:p>
          </table:table-cell>
          <table:table-cell office:value-type="float" office:value="96033120751">
            <text:p>9603312075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22.11.201215 : 45 : Kolesterool 5.4 mmol/L</text:p>
          </table:table-cell>
          <table:table-cell office:value-type="string">
            <text:p>Kolesterool 5.4 mmol/L</text:p>
          </table:table-cell>
          <table:table-cell/>
          <table:table-cell office:value-type="string">
            <text:p>Kolesterool</text:p>
          </table:table-cell>
          <table:table-cell office:value-type="float" office:value="5.4">
            <text:p>5,4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58153">
            <text:p>458153</text:p>
          </table:table-cell>
          <table:table-cell office:value-type="float" office:value="141706081">
            <text:p>141706081</text:p>
          </table:table-cell>
          <table:table-cell office:value-type="string">
            <text:p>2012-10-11</text:p>
          </table:table-cell>
          <table:table-cell office:value-type="string">
            <text:p>S</text:p>
          </table:table-cell>
          <table:table-cell office:value-type="string">
            <text:p>2012-10-03</text:p>
          </table:table-cell>
          <table:table-cell office:value-type="float" office:value="35575821613">
            <text:p>35575821613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office:value-type="string">
            <text:p>03.10.2012 S , P-Kolesterool 5.4</text:p>
          </table:table-cell>
          <table:table-cell office:value-type="string">
            <text:p>S , P-Kolesterool 5.4</text:p>
          </table:table-cell>
          <table:table-cell office:value-type="string">
            <text:p><text:s/>( 3.9 . 7.8 mmol/L )</text:p>
          </table:table-cell>
          <table:table-cell office:value-type="string">
            <text:p>S , P-Kolesterool</text:p>
          </table:table-cell>
          <table:table-cell office:value-type="float" office:value="5.4">
            <text:p>5,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754682">
            <text:p>7754682</text:p>
          </table:table-cell>
          <table:table-cell office:value-type="float" office:value="85885843">
            <text:p>85885843</text:p>
          </table:table-cell>
          <table:table-cell office:value-type="string">
            <text:p>2012-03-07</text:p>
          </table:table-cell>
          <table:table-cell office:value-type="string">
            <text:p>A</text:p>
          </table:table-cell>
          <table:table-cell office:value-type="string">
            <text:p>2012-02-17</text:p>
          </table:table-cell>
          <table:table-cell office:value-type="float" office:value="16863061474">
            <text:p>16863061474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table:number-columns-repeated="2" office:value-type="string">
            <text:p>Kolesterool 5.4</text:p>
          </table:table-cell>
          <table:table-cell office:value-type="string">
            <text:p><text:s/>( 3.9 . 7.8 mmol/L )</text:p>
          </table:table-cell>
          <table:table-cell office:value-type="string">
            <text:p>Kolesterool</text:p>
          </table:table-cell>
          <table:table-cell office:value-type="float" office:value="5.4">
            <text:p>5,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669083">
            <text:p>17669083</text:p>
          </table:table-cell>
          <table:table-cell office:value-type="float" office:value="174714606">
            <text:p>174714606</text:p>
          </table:table-cell>
          <table:table-cell office:value-type="string">
            <text:p>2013-04-26</text:p>
          </table:table-cell>
          <table:table-cell office:value-type="string">
            <text:p>A</text:p>
          </table:table-cell>
          <table:table-cell office:value-type="string">
            <text:p>2013-04-26</text:p>
          </table:table-cell>
          <table:table-cell office:value-type="float" office:value="82869518962">
            <text:p>8286951896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Kreat 61 , GFR 86 , koles 5.4</text:p>
          </table:table-cell>
          <table:table-cell office:value-type="string">
            <text:p>koles 5.4</text:p>
          </table:table-cell>
          <table:table-cell office:value-type="string">
            <text:p><text:s/>( 5.0 -2012 ) , trig 0.95 , HDL</text:p>
          </table:table-cell>
          <table:table-cell office:value-type="string">
            <text:p>koles</text:p>
          </table:table-cell>
          <table:table-cell office:value-type="float" office:value="5.4">
            <text:p>5,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051431">
            <text:p>4051431</text:p>
          </table:table-cell>
          <table:table-cell office:value-type="float" office:value="123445898">
            <text:p>123445898</text:p>
          </table:table-cell>
          <table:table-cell office:value-type="string">
            <text:p>2012-05-28</text:p>
          </table:table-cell>
          <table:table-cell office:value-type="string">
            <text:p>A</text:p>
          </table:table-cell>
          <table:table-cell office:value-type="string">
            <text:p>2012-05-22</text:p>
          </table:table-cell>
          <table:table-cell office:value-type="float" office:value="77121220735">
            <text:p>7712122073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table:number-columns-repeated="2" office:value-type="string">
            <text:p>Kolesterool 5.4</text:p>
          </table:table-cell>
          <table:table-cell office:value-type="string">
            <text:p><text:s/>( 3.9 . 7.8 mmol/L )</text:p>
          </table:table-cell>
          <table:table-cell office:value-type="string">
            <text:p>Kolesterool</text:p>
          </table:table-cell>
          <table:table-cell office:value-type="float" office:value="5.4">
            <text:p>5,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313529">
            <text:p>22313529</text:p>
          </table:table-cell>
          <table:table-cell office:value-type="float" office:value="190686149">
            <text:p>190686149</text:p>
          </table:table-cell>
          <table:table-cell office:value-type="string">
            <text:p>2013-07-18</text:p>
          </table:table-cell>
          <table:table-cell office:value-type="string">
            <text:p>A</text:p>
          </table:table-cell>
          <table:table-cell office:value-type="string">
            <text:p>2013-07-18</text:p>
          </table:table-cell>
          <table:table-cell office:value-type="float" office:value="15869319292">
            <text:p>1586931929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office:value-type="string">
            <text:p>1c 7,3 % , RR 135/75 mmHg , aga s kol5,4</text:p>
          </table:table-cell>
          <table:table-cell office:value-type="string">
            <text:p>s kol5,4</text:p>
          </table:table-cell>
          <table:table-cell office:value-type="string">
            <text:p><text:s/>.</text:p>
          </table:table-cell>
          <table:table-cell office:value-type="string">
            <text:p>s kol</text:p>
          </table:table-cell>
          <table:table-cell office:value-type="float" office:value="5.4">
            <text:p>5,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803056">
            <text:p>17803056</text:p>
          </table:table-cell>
          <table:table-cell office:value-type="float" office:value="199093655">
            <text:p>199093655</text:p>
          </table:table-cell>
          <table:table-cell office:value-type="string">
            <text:p>2013-09-23</text:p>
          </table:table-cell>
          <table:table-cell office:value-type="string">
            <text:p>A</text:p>
          </table:table-cell>
          <table:table-cell office:value-type="string">
            <text:p>2013-08-30</text:p>
          </table:table-cell>
          <table:table-cell office:value-type="float" office:value="54141714764">
            <text:p>5414171476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30.08.2013 Kolesterool 5.4 mmol/L</text:p>
          </table:table-cell>
          <table:table-cell office:value-type="string">
            <text:p>Kolesterool 5.4 mmol/L</text:p>
          </table:table-cell>
          <table:table-cell/>
          <table:table-cell office:value-type="string">
            <text:p>Kolesterool</text:p>
          </table:table-cell>
          <table:table-cell office:value-type="float" office:value="5.4">
            <text:p>5,4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836727">
            <text:p>18836727</text:p>
          </table:table-cell>
          <table:table-cell office:value-type="float" office:value="181429289">
            <text:p>181429289</text:p>
          </table:table-cell>
          <table:table-cell office:value-type="string">
            <text:p>2013-06-04</text:p>
          </table:table-cell>
          <table:table-cell office:value-type="string">
            <text:p>A</text:p>
          </table:table-cell>
          <table:table-cell office:value-type="string">
            <text:p>2013-05-17</text:p>
          </table:table-cell>
          <table:table-cell office:value-type="float" office:value="80144149993">
            <text:p>8014414999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17.05.2013 Kolesterool 5.4 mmol/L</text:p>
          </table:table-cell>
          <table:table-cell office:value-type="string">
            <text:p>Kolesterool 5.4 mmol/L</text:p>
          </table:table-cell>
          <table:table-cell/>
          <table:table-cell office:value-type="string">
            <text:p>Kolesterool</text:p>
          </table:table-cell>
          <table:table-cell office:value-type="float" office:value="5.4">
            <text:p>5,4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67678">
            <text:p>267678</text:p>
          </table:table-cell>
          <table:table-cell office:value-type="float" office:value="123377432">
            <text:p>123377432</text:p>
          </table:table-cell>
          <table:table-cell office:value-type="string">
            <text:p>2012-05-31</text:p>
          </table:table-cell>
          <table:table-cell office:value-type="string">
            <text:p>S</text:p>
          </table:table-cell>
          <table:table-cell office:value-type="string">
            <text:p>2012-05-24</text:p>
          </table:table-cell>
          <table:table-cell office:value-type="float" office:value="64123912249">
            <text:p>64123912249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<text:s/>: S , P-Glükoos 5.0 ( mmol/L ) Kolesterool 5.4</text:p>
          </table:table-cell>
          <table:table-cell office:value-type="string">
            <text:p>Kolesterool 5.4</text:p>
          </table:table-cell>
          <table:table-cell office:value-type="string">
            <text:p><text:s/>( 3.3 . 6.9 mmol/L ) S , P-HDL-</text:p>
          </table:table-cell>
          <table:table-cell office:value-type="string">
            <text:p>Kolesterool</text:p>
          </table:table-cell>
          <table:table-cell office:value-type="float" office:value="5.4">
            <text:p>5,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670653">
            <text:p>8670653</text:p>
          </table:table-cell>
          <table:table-cell office:value-type="float" office:value="131800706">
            <text:p>131800706</text:p>
          </table:table-cell>
          <table:table-cell office:value-type="string">
            <text:p>2012-06-27</text:p>
          </table:table-cell>
          <table:table-cell office:value-type="string">
            <text:p>A</text:p>
          </table:table-cell>
          <table:table-cell office:value-type="string">
            <text:p>2012-06-20</text:p>
          </table:table-cell>
          <table:table-cell office:value-type="float" office:value="84231861722">
            <text:p>84231861722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table:number-columns-repeated="2" office:value-type="string">
            <text:p>S , P-Kolesterool 5.4</text:p>
          </table:table-cell>
          <table:table-cell office:value-type="string">
            <text:p><text:s/>( 3.9 . 7.8 mmol/L )</text:p>
          </table:table-cell>
          <table:table-cell office:value-type="string">
            <text:p>S , P-Kolesterool</text:p>
          </table:table-cell>
          <table:table-cell office:value-type="float" office:value="5.4">
            <text:p>5,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317555">
            <text:p>16317555</text:p>
          </table:table-cell>
          <table:table-cell office:value-type="float" office:value="158952260">
            <text:p>158952260</text:p>
          </table:table-cell>
          <table:table-cell office:value-type="string">
            <text:p>2013-01-18</text:p>
          </table:table-cell>
          <table:table-cell office:value-type="string">
            <text:p>S</text:p>
          </table:table-cell>
          <table:table-cell office:value-type="string">
            <text:p>2013-01-16</text:p>
          </table:table-cell>
          <table:table-cell office:value-type="float" office:value="673034002223">
            <text:p>673034002223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table:number-columns-repeated="2" office:value-type="string">
            <text:p>Kolesterool 5.4</text:p>
          </table:table-cell>
          <table:table-cell office:value-type="string">
            <text:p><text:s/>( 3.9 . 7.8 mmol/L )</text:p>
          </table:table-cell>
          <table:table-cell office:value-type="string">
            <text:p>Kolesterool</text:p>
          </table:table-cell>
          <table:table-cell office:value-type="float" office:value="5.4">
            <text:p>5,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071386">
            <text:p>18071386</text:p>
          </table:table-cell>
          <table:table-cell office:value-type="float" office:value="192999084">
            <text:p>192999084</text:p>
          </table:table-cell>
          <table:table-cell office:value-type="string">
            <text:p>2013-08-1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448174">
            <text:p>67303044817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table:number-columns-repeated="2" office:value-type="string">
            <text:p>Kolesterool 5.4 mmol/L</text:p>
          </table:table-cell>
          <table:table-cell office:value-type="string">
            <text:p><text:s/>[ norm .. - 5.0 ]</text:p>
          </table:table-cell>
          <table:table-cell office:value-type="string">
            <text:p>Kolesterool</text:p>
          </table:table-cell>
          <table:table-cell office:value-type="float" office:value="5.4">
            <text:p>5,4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00302">
            <text:p>400302</text:p>
          </table:table-cell>
          <table:table-cell office:value-type="float" office:value="80285971">
            <text:p>80285971</text:p>
          </table:table-cell>
          <table:table-cell office:value-type="string">
            <text:p>2012-01-07</text:p>
          </table:table-cell>
          <table:table-cell office:value-type="string">
            <text:p>S</text:p>
          </table:table-cell>
          <table:table-cell office:value-type="string">
            <text:p>2012-01-04</text:p>
          </table:table-cell>
          <table:table-cell office:value-type="float" office:value="56383227808">
            <text:p>56383227808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table:number-columns-repeated="2" office:value-type="string">
            <text:p>S , P-Kolesterool 5.4</text:p>
          </table:table-cell>
          <table:table-cell office:value-type="string">
            <text:p><text:s/>( 3.3 . 6.9 mmol/L )</text:p>
          </table:table-cell>
          <table:table-cell office:value-type="string">
            <text:p>S , P-Kolesterool</text:p>
          </table:table-cell>
          <table:table-cell office:value-type="float" office:value="5.4">
            <text:p>5,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227821">
            <text:p>14227821</text:p>
          </table:table-cell>
          <table:table-cell office:value-type="float" office:value="199508051">
            <text:p>199508051</text:p>
          </table:table-cell>
          <table:table-cell office:value-type="string">
            <text:p>2013-09-25</text:p>
          </table:table-cell>
          <table:table-cell office:value-type="string">
            <text:p>A</text:p>
          </table:table-cell>
          <table:table-cell office:value-type="string">
            <text:p>2013-09-06</text:p>
          </table:table-cell>
          <table:table-cell office:value-type="float" office:value="48567566054">
            <text:p>4856756605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60 U/L ) Glükoos 5.0 ( mmol/L ) Kolesterool 5.4</text:p>
          </table:table-cell>
          <table:table-cell office:value-type="string">
            <text:p>Kolesterool 5.4</text:p>
          </table:table-cell>
          <table:table-cell office:value-type="string">
            <text:p><text:s/>( 3.9 . 7.8 mmol/L ) HDL 1.48 (</text:p>
          </table:table-cell>
          <table:table-cell office:value-type="string">
            <text:p>Kolesterool</text:p>
          </table:table-cell>
          <table:table-cell office:value-type="float" office:value="5.4">
            <text:p>5,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183349">
            <text:p>12183349</text:p>
          </table:table-cell>
          <table:table-cell office:value-type="float" office:value="163331795">
            <text:p>163331795</text:p>
          </table:table-cell>
          <table:table-cell office:value-type="string">
            <text:p>2013-02-18</text:p>
          </table:table-cell>
          <table:table-cell office:value-type="string">
            <text:p>A</text:p>
          </table:table-cell>
          <table:table-cell office:value-type="string">
            <text:p>2013-02-11</text:p>
          </table:table-cell>
          <table:table-cell office:value-type="float" office:value="53922121409">
            <text:p>5392212140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table:number-columns-repeated="2" office:value-type="string">
            <text:p>Kolesterool 5.4</text:p>
          </table:table-cell>
          <table:table-cell office:value-type="string">
            <text:p><text:s/>( 3.9 . 7.8 mmol/L )</text:p>
          </table:table-cell>
          <table:table-cell office:value-type="string">
            <text:p>Kolesterool</text:p>
          </table:table-cell>
          <table:table-cell office:value-type="float" office:value="5.4">
            <text:p>5,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516900">
            <text:p>19516900</text:p>
          </table:table-cell>
          <table:table-cell office:value-type="float" office:value="166698805">
            <text:p>166698805</text:p>
          </table:table-cell>
          <table:table-cell office:value-type="string">
            <text:p>2013-03-13</text:p>
          </table:table-cell>
          <table:table-cell office:value-type="string">
            <text:p>A</text:p>
          </table:table-cell>
          <table:table-cell office:value-type="string">
            <text:p>2013-03-11</text:p>
          </table:table-cell>
          <table:table-cell office:value-type="float" office:value="96095273217">
            <text:p>9609527321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11.03.201315 : 22 : Kolesterool 5.4 mmol/L</text:p>
          </table:table-cell>
          <table:table-cell office:value-type="string">
            <text:p>Kolesterool 5.4 mmol/L</text:p>
          </table:table-cell>
          <table:table-cell/>
          <table:table-cell office:value-type="string">
            <text:p>Kolesterool</text:p>
          </table:table-cell>
          <table:table-cell office:value-type="float" office:value="5.4">
            <text:p>5,4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608037">
            <text:p>19608037</text:p>
          </table:table-cell>
          <table:table-cell office:value-type="float" office:value="190715056">
            <text:p>190715056</text:p>
          </table:table-cell>
          <table:table-cell office:value-type="string">
            <text:p>2013-08-01</text:p>
          </table:table-cell>
          <table:table-cell office:value-type="string">
            <text:p>A</text:p>
          </table:table-cell>
          <table:table-cell office:value-type="string">
            <text:p>2013-07-30</text:p>
          </table:table-cell>
          <table:table-cell office:value-type="float" office:value="673030546559">
            <text:p>67303054655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30.07.201315 : 15 : Kolesterool 5.4 mmol/L</text:p>
          </table:table-cell>
          <table:table-cell office:value-type="string">
            <text:p>Kolesterool 5.4 mmol/L</text:p>
          </table:table-cell>
          <table:table-cell/>
          <table:table-cell office:value-type="string">
            <text:p>Kolesterool</text:p>
          </table:table-cell>
          <table:table-cell office:value-type="float" office:value="5.4">
            <text:p>5,4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777645">
            <text:p>18777645</text:p>
          </table:table-cell>
          <table:table-cell office:value-type="float" office:value="214013516">
            <text:p>214013516</text:p>
          </table:table-cell>
          <table:table-cell office:value-type="string">
            <text:p>2013-12-05</text:p>
          </table:table-cell>
          <table:table-cell office:value-type="string">
            <text:p>A</text:p>
          </table:table-cell>
          <table:table-cell office:value-type="string">
            <text:p>2013-11-15</text:p>
          </table:table-cell>
          <table:table-cell office:value-type="float" office:value="673030582849">
            <text:p>67303058284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15.11.201316 : 06 : kolesterool 5.49 mmol/L</text:p>
          </table:table-cell>
          <table:table-cell office:value-type="string">
            <text:p>kolesterool 5.49 mmol/L</text:p>
          </table:table-cell>
          <table:table-cell office:value-type="string">
            <text:p><text:s/>[ norm .. - 5.7 ]</text:p>
          </table:table-cell>
          <table:table-cell office:value-type="string">
            <text:p>kolesterool</text:p>
          </table:table-cell>
          <table:table-cell table:style-name="Default" office:value-type="float" office:value="5.49">
            <text:p>5,49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516393">
            <text:p>9516393</text:p>
          </table:table-cell>
          <table:table-cell office:value-type="float" office:value="195131249">
            <text:p>195131249</text:p>
          </table:table-cell>
          <table:table-cell office:value-type="string">
            <text:p>2013-08-30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82293087323">
            <text:p>82293087323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mõõdukas üldkolesterooli tõus - Chol 5,5</text:p>
          </table:table-cell>
          <table:table-cell office:value-type="string">
            <text:p>Chol 5,5</text:p>
          </table:table-cell>
          <table:table-cell office:value-type="string">
            <text:p><text:s/>; LDL 3,13 ; HDL 1,78 , Trigl 2</text:p>
          </table:table-cell>
          <table:table-cell office:value-type="string">
            <text:p>Chol</text:p>
          </table:table-cell>
          <table:table-cell office:value-type="float" office:value="5.5">
            <text:p>5,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966390">
            <text:p>10966390</text:p>
          </table:table-cell>
          <table:table-cell office:value-type="float" office:value="181599277">
            <text:p>181599277</text:p>
          </table:table-cell>
          <table:table-cell office:value-type="string">
            <text:p>2013-06-05</text:p>
          </table:table-cell>
          <table:table-cell office:value-type="string">
            <text:p>A</text:p>
          </table:table-cell>
          <table:table-cell office:value-type="string">
            <text:p>2013-06-04</text:p>
          </table:table-cell>
          <table:table-cell office:value-type="float" office:value="673030379620">
            <text:p>67303037962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( &lt;41 U/L ) ASAT 24 ( &lt;40 U/L ) Kolesterool 5.5</text:p>
          </table:table-cell>
          <table:table-cell office:value-type="string">
            <text:p>Kolesterool 5.5</text:p>
          </table:table-cell>
          <table:table-cell office:value-type="string">
            <text:p><text:s/>( 3.3 . 6.9 mmol/L ) eGFR 72 ↓ </text:p>
          </table:table-cell>
          <table:table-cell office:value-type="string">
            <text:p>Kolesterool</text:p>
          </table:table-cell>
          <table:table-cell office:value-type="float" office:value="5.5">
            <text:p>5,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792596">
            <text:p>4792596</text:p>
          </table:table-cell>
          <table:table-cell office:value-type="float" office:value="152600065">
            <text:p>152600065</text:p>
          </table:table-cell>
          <table:table-cell office:value-type="string">
            <text:p>2012-12-04</text:p>
          </table:table-cell>
          <table:table-cell office:value-type="string">
            <text:p>A</text:p>
          </table:table-cell>
          <table:table-cell office:value-type="string">
            <text:p>2012-10-31</text:p>
          </table:table-cell>
          <table:table-cell office:value-type="float" office:value="59001632720">
            <text:p>5900163272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table:number-columns-repeated="2" office:value-type="string">
            <text:p>S , P-Kolesterool 5.5</text:p>
          </table:table-cell>
          <table:table-cell office:value-type="string">
            <text:p><text:s/>( 3.9 . 7.8 mmol/L )</text:p>
          </table:table-cell>
          <table:table-cell office:value-type="string">
            <text:p>S , P-Kolesterool</text:p>
          </table:table-cell>
          <table:table-cell office:value-type="float" office:value="5.5">
            <text:p>5,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785611">
            <text:p>19785611</text:p>
          </table:table-cell>
          <table:table-cell office:value-type="float" office:value="159622342">
            <text:p>159622342</text:p>
          </table:table-cell>
          <table:table-cell office:value-type="string">
            <text:p>2013-01-29</text:p>
          </table:table-cell>
          <table:table-cell office:value-type="string">
            <text:p>A</text:p>
          </table:table-cell>
          <table:table-cell office:value-type="string">
            <text:p>2013-01-16</text:p>
          </table:table-cell>
          <table:table-cell office:value-type="float" office:value="673030398796">
            <text:p>67303039879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16.01.201313 : 32 : 18 : Kolesterool 5.5 mmol/L</text:p>
          </table:table-cell>
          <table:table-cell office:value-type="string">
            <text:p>Kolesterool 5.5 mmol/L</text:p>
          </table:table-cell>
          <table:table-cell/>
          <table:table-cell office:value-type="string">
            <text:p>Kolesterool</text:p>
          </table:table-cell>
          <table:table-cell office:value-type="float" office:value="5.5">
            <text:p>5,5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749534">
            <text:p>20749534</text:p>
          </table:table-cell>
          <table:table-cell office:value-type="float" office:value="191675940">
            <text:p>191675940</text:p>
          </table:table-cell>
          <table:table-cell office:value-type="string">
            <text:p>2013-08-08</text:p>
          </table:table-cell>
          <table:table-cell office:value-type="string">
            <text:p>A</text:p>
          </table:table-cell>
          <table:table-cell office:value-type="string">
            <text:p>2013-01-08</text:p>
          </table:table-cell>
          <table:table-cell office:value-type="float" office:value="673030377780">
            <text:p>67303037778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013 VS 6,9 HbA1C 5,6 % kreat 72 kol 5,5</text:p>
          </table:table-cell>
          <table:table-cell office:value-type="string">
            <text:p>kol 5,5</text:p>
          </table:table-cell>
          <table:table-cell office:value-type="string">
            <text:p><text:s/>HDL 1,5 LDL 3,5 tri 1,02 GFR 82</text:p>
          </table:table-cell>
          <table:table-cell office:value-type="string">
            <text:p>kol</text:p>
          </table:table-cell>
          <table:table-cell office:value-type="float" office:value="5.5">
            <text:p>5,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889547">
            <text:p>12889547</text:p>
          </table:table-cell>
          <table:table-cell office:value-type="float" office:value="194597804">
            <text:p>194597804</text:p>
          </table:table-cell>
          <table:table-cell office:value-type="string">
            <text:p>2013-08-29</text:p>
          </table:table-cell>
          <table:table-cell office:value-type="string">
            <text:p>A</text:p>
          </table:table-cell>
          <table:table-cell office:value-type="string">
            <text:p>2013-07-11</text:p>
          </table:table-cell>
          <table:table-cell office:value-type="float" office:value="673036209453">
            <text:p>67303620945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table:number-columns-repeated="2" office:value-type="string">
            <text:p>Üldkolesterool 5,5 mmol/l</text:p>
          </table:table-cell>
          <table:table-cell/>
          <table:table-cell office:value-type="string">
            <text:p>Üldkolesterool</text:p>
          </table:table-cell>
          <table:table-cell office:value-type="float" office:value="5.5">
            <text:p>5,5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558035">
            <text:p>22558035</text:p>
          </table:table-cell>
          <table:table-cell office:value-type="float" office:value="160343352">
            <text:p>160343352</text:p>
          </table:table-cell>
          <table:table-cell office:value-type="string">
            <text:p>2013-01-24</text:p>
          </table:table-cell>
          <table:table-cell office:value-type="string">
            <text:p>A</text:p>
          </table:table-cell>
          <table:table-cell office:value-type="string">
            <text:p>2013-01-22</text:p>
          </table:table-cell>
          <table:table-cell office:value-type="float" office:value="673030339262">
            <text:p>67303033926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table:number-columns-repeated="2" office:value-type="string">
            <text:p>Kolesterool 5.5</text:p>
          </table:table-cell>
          <table:table-cell office:value-type="string">
            <text:p><text:s/>( 2.9 . 6.1 mmol/L )</text:p>
          </table:table-cell>
          <table:table-cell office:value-type="string">
            <text:p>Kolesterool</text:p>
          </table:table-cell>
          <table:table-cell office:value-type="float" office:value="5.5">
            <text:p>5,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803156">
            <text:p>19803156</text:p>
          </table:table-cell>
          <table:table-cell office:value-type="float" office:value="180214055">
            <text:p>180214055</text:p>
          </table:table-cell>
          <table:table-cell office:value-type="string">
            <text:p>2013-05-29</text:p>
          </table:table-cell>
          <table:table-cell office:value-type="string">
            <text:p>A</text:p>
          </table:table-cell>
          <table:table-cell office:value-type="string">
            <text:p>2013-05-09</text:p>
          </table:table-cell>
          <table:table-cell office:value-type="float" office:value="13055137574">
            <text:p>1305513757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09.05.201318 : 33 : Kolesterool 5.5 mmol/L</text:p>
          </table:table-cell>
          <table:table-cell office:value-type="string">
            <text:p>Kolesterool 5.5 mmol/L</text:p>
          </table:table-cell>
          <table:table-cell/>
          <table:table-cell office:value-type="string">
            <text:p>Kolesterool</text:p>
          </table:table-cell>
          <table:table-cell office:value-type="float" office:value="5.5">
            <text:p>5,5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377460">
            <text:p>4377460</text:p>
          </table:table-cell>
          <table:table-cell office:value-type="float" office:value="95964404">
            <text:p>95964404</text:p>
          </table:table-cell>
          <table:table-cell office:value-type="string">
            <text:p>2012-04-19</text:p>
          </table:table-cell>
          <table:table-cell office:value-type="string">
            <text:p>A</text:p>
          </table:table-cell>
          <table:table-cell office:value-type="string">
            <text:p>2012-04-16</text:p>
          </table:table-cell>
          <table:table-cell office:value-type="float" office:value="25445350753">
            <text:p>2544535075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table:number-columns-repeated="2" office:value-type="string">
            <text:p>Kolesterool 5.5</text:p>
          </table:table-cell>
          <table:table-cell office:value-type="string">
            <text:p><text:s/>( 3.9 . 7.8 mmol/L )</text:p>
          </table:table-cell>
          <table:table-cell office:value-type="string">
            <text:p>Kolesterool</text:p>
          </table:table-cell>
          <table:table-cell office:value-type="float" office:value="5.5">
            <text:p>5,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957049">
            <text:p>16957049</text:p>
          </table:table-cell>
          <table:table-cell office:value-type="float" office:value="211279925">
            <text:p>211279925</text:p>
          </table:table-cell>
          <table:table-cell office:value-type="string">
            <text:p>2013-11-2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1515126931">
            <text:p>1151512693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table:number-columns-repeated="2" office:value-type="string">
            <text:p>kolesterool 5,5</text:p>
          </table:table-cell>
          <table:table-cell/>
          <table:table-cell office:value-type="string">
            <text:p>kolesterool</text:p>
          </table:table-cell>
          <table:table-cell office:value-type="float" office:value="5.5">
            <text:p>5,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760080">
            <text:p>21760080</text:p>
          </table:table-cell>
          <table:table-cell office:value-type="float" office:value="157629034">
            <text:p>157629034</text:p>
          </table:table-cell>
          <table:table-cell office:value-type="string">
            <text:p>2013-01-11</text:p>
          </table:table-cell>
          <table:table-cell office:value-type="string">
            <text:p>A</text:p>
          </table:table-cell>
          <table:table-cell office:value-type="string">
            <text:p>2013-01-11</text:p>
          </table:table-cell>
          <table:table-cell office:value-type="float" office:value="39689113550">
            <text:p>3968911355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<text:s/>lipiidi sisaldust ( 2012 alguses kol 5,55</text:p>
          </table:table-cell>
          <table:table-cell office:value-type="string">
            <text:p>s kol 5,55</text:p>
          </table:table-cell>
          <table:table-cell office:value-type="string">
            <text:p><text:s/>) , kui üldkol &gt; 4,5 - on näidu</text:p>
          </table:table-cell>
          <table:table-cell office:value-type="string">
            <text:p>s kol</text:p>
          </table:table-cell>
          <table:table-cell table:style-name="Default" office:value-type="float" office:value="5.55">
            <text:p>5,5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905659">
            <text:p>17905659</text:p>
          </table:table-cell>
          <table:table-cell office:value-type="float" office:value="215221441">
            <text:p>215221441</text:p>
          </table:table-cell>
          <table:table-cell office:value-type="string">
            <text:p>2013-12-12</text:p>
          </table:table-cell>
          <table:table-cell office:value-type="string">
            <text:p>A</text:p>
          </table:table-cell>
          <table:table-cell office:value-type="string">
            <text:p>2013-10-08</text:p>
          </table:table-cell>
          <table:table-cell office:value-type="float" office:value="79822116296">
            <text:p>7982211629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08.10.201314 : 49 : kolesterool 5.56 mmol/L</text:p>
          </table:table-cell>
          <table:table-cell office:value-type="string">
            <text:p>kolesterool 5.56 mmol/L</text:p>
          </table:table-cell>
          <table:table-cell office:value-type="string">
            <text:p><text:s/>[ norm .. - 5.7 ]</text:p>
          </table:table-cell>
          <table:table-cell office:value-type="string">
            <text:p>kolesterool</text:p>
          </table:table-cell>
          <table:table-cell table:style-name="Default" office:value-type="float" office:value="5.56">
            <text:p>5,56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705845">
            <text:p>20705845</text:p>
          </table:table-cell>
          <table:table-cell office:value-type="float" office:value="216899001">
            <text:p>216899001</text:p>
          </table:table-cell>
          <table:table-cell office:value-type="string">
            <text:p>2013-12-18</text:p>
          </table:table-cell>
          <table:table-cell office:value-type="string">
            <text:p>A</text:p>
          </table:table-cell>
          <table:table-cell office:value-type="string">
            <text:p>2013-09-24</text:p>
          </table:table-cell>
          <table:table-cell office:value-type="float" office:value="673030416503">
            <text:p>67303041650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ia suunamise põhjus HbA1C 5,4 % kol 5,59</text:p>
          </table:table-cell>
          <table:table-cell office:value-type="string">
            <text:p>kol 5,59</text:p>
          </table:table-cell>
          <table:table-cell office:value-type="string">
            <text:p><text:s/>tri 1,28 HDL 1,75 LDL 2,99 VS 4</text:p>
          </table:table-cell>
          <table:table-cell office:value-type="string">
            <text:p>kol</text:p>
          </table:table-cell>
          <table:table-cell table:style-name="Default" office:value-type="float" office:value="5.59">
            <text:p>5,5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878698">
            <text:p>11878698</text:p>
          </table:table-cell>
          <table:table-cell office:value-type="float" office:value="183375137">
            <text:p>183375137</text:p>
          </table:table-cell>
          <table:table-cell office:value-type="string">
            <text:p>2013-06-14</text:p>
          </table:table-cell>
          <table:table-cell office:value-type="string">
            <text:p>A</text:p>
          </table:table-cell>
          <table:table-cell office:value-type="string">
            <text:p>2013-05-16</text:p>
          </table:table-cell>
          <table:table-cell office:value-type="float" office:value="90055133338">
            <text:p>9005513333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table:number-columns-repeated="2" office:value-type="string">
            <text:p>Kolesterool 5.6</text:p>
          </table:table-cell>
          <table:table-cell office:value-type="string">
            <text:p><text:s/>( 3.9 . 7.8 mmol/L )</text:p>
          </table:table-cell>
          <table:table-cell office:value-type="string">
            <text:p>Kolesterool</text:p>
          </table:table-cell>
          <table:table-cell office:value-type="float" office:value="5.6">
            <text:p>5,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716777">
            <text:p>19716777</text:p>
          </table:table-cell>
          <table:table-cell office:value-type="float" office:value="191704255">
            <text:p>191704255</text:p>
          </table:table-cell>
          <table:table-cell office:value-type="string">
            <text:p>2013-02-1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1603065288">
            <text:p>3160306528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7.02.2013 : 06.02.201315 : 58 : Kolesterool 5.6 mmol/L</text:p>
          </table:table-cell>
          <table:table-cell office:value-type="string">
            <text:p>Kolesterool 5.6 mmol/L</text:p>
          </table:table-cell>
          <table:table-cell/>
          <table:table-cell office:value-type="string">
            <text:p>Kolesterool</text:p>
          </table:table-cell>
          <table:table-cell office:value-type="float" office:value="5.6">
            <text:p>5,6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979945">
            <text:p>18979945</text:p>
          </table:table-cell>
          <table:table-cell office:value-type="float" office:value="158923927">
            <text:p>158923927</text:p>
          </table:table-cell>
          <table:table-cell office:value-type="string">
            <text:p>2012-12-2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2281990811">
            <text:p>9228199081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table:number-columns-repeated="2" office:value-type="string">
            <text:p>Kolesterol 5,6</text:p>
          </table:table-cell>
          <table:table-cell/>
          <table:table-cell office:value-type="string">
            <text:p>Kolesterol</text:p>
          </table:table-cell>
          <table:table-cell office:value-type="float" office:value="5.6">
            <text:p>5,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69082">
            <text:p>469082</text:p>
          </table:table-cell>
          <table:table-cell office:value-type="float" office:value="144392352">
            <text:p>144392352</text:p>
          </table:table-cell>
          <table:table-cell office:value-type="string">
            <text:p>2012-10-29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14414744431">
            <text:p>14414744431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table:number-columns-repeated="2" office:value-type="string">
            <text:p>S , P-Kolesterool 5.6</text:p>
          </table:table-cell>
          <table:table-cell office:value-type="string">
            <text:p><text:s/>( 3.9 . 7.8 mmol/L )</text:p>
          </table:table-cell>
          <table:table-cell office:value-type="string">
            <text:p>S , P-Kolesterool</text:p>
          </table:table-cell>
          <table:table-cell office:value-type="float" office:value="5.6">
            <text:p>5,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611016">
            <text:p>16611016</text:p>
          </table:table-cell>
          <table:table-cell office:value-type="float" office:value="162515434">
            <text:p>162515434</text:p>
          </table:table-cell>
          <table:table-cell office:value-type="string">
            <text:p>2013-02-14</text:p>
          </table:table-cell>
          <table:table-cell office:value-type="string">
            <text:p>S</text:p>
          </table:table-cell>
          <table:table-cell office:value-type="string">
            <text:p>2013-02-07</text:p>
          </table:table-cell>
          <table:table-cell office:value-type="float" office:value="63092392052">
            <text:p>63092392052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tsüsteiin 15.2 ( &lt;12.0 µmol/L ) Kolesterool 5.6</text:p>
          </table:table-cell>
          <table:table-cell office:value-type="string">
            <text:p>Kolesterool 5.6</text:p>
          </table:table-cell>
          <table:table-cell office:value-type="string">
            <text:p><text:s/>( 3.9 . 7.8 mmol/L ) HDL 1.30 (</text:p>
          </table:table-cell>
          <table:table-cell office:value-type="string">
            <text:p>Kolesterool</text:p>
          </table:table-cell>
          <table:table-cell office:value-type="float" office:value="5.6">
            <text:p>5,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050495">
            <text:p>8050495</text:p>
          </table:table-cell>
          <table:table-cell office:value-type="float" office:value="135329777">
            <text:p>135329777</text:p>
          </table:table-cell>
          <table:table-cell office:value-type="string">
            <text:p>2012-08-31</text:p>
          </table:table-cell>
          <table:table-cell office:value-type="string">
            <text:p>A</text:p>
          </table:table-cell>
          <table:table-cell office:value-type="string">
            <text:p>2012-08-22</text:p>
          </table:table-cell>
          <table:table-cell office:value-type="float" office:value="96748594609">
            <text:p>96748594609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table:number-columns-repeated="2" office:value-type="string">
            <text:p>S , P-Kolesterool 5.6</text:p>
          </table:table-cell>
          <table:table-cell office:value-type="string">
            <text:p><text:s/>( 3.3 . 6.9 mmol/L )</text:p>
          </table:table-cell>
          <table:table-cell office:value-type="string">
            <text:p>S , P-Kolesterool</text:p>
          </table:table-cell>
          <table:table-cell office:value-type="float" office:value="5.6">
            <text:p>5,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631989">
            <text:p>6631989</text:p>
          </table:table-cell>
          <table:table-cell office:value-type="float" office:value="86286936">
            <text:p>86286936</text:p>
          </table:table-cell>
          <table:table-cell office:value-type="string">
            <text:p>2012-03-14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48513392611">
            <text:p>48513392611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eanalüüsides ALP 143 ; P 1,61 ; Chol 5,6</text:p>
          </table:table-cell>
          <table:table-cell office:value-type="string">
            <text:p>Chol 5,6</text:p>
          </table:table-cell>
          <table:table-cell office:value-type="string">
            <text:p><text:s/>; LDL 3,29 ; Myogl &lt;21 ; Bor Ig</text:p>
          </table:table-cell>
          <table:table-cell office:value-type="string">
            <text:p>Chol</text:p>
          </table:table-cell>
          <table:table-cell office:value-type="float" office:value="5.6">
            <text:p>5,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471858">
            <text:p>18471858</text:p>
          </table:table-cell>
          <table:table-cell office:value-type="float" office:value="197413811">
            <text:p>197413811</text:p>
          </table:table-cell>
          <table:table-cell office:value-type="string">
            <text:p>2013-09-1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2914463632">
            <text:p>2291446363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TSH 2.3 ; ALT 22 , glü-5.0 ; kol 5.6</text:p>
          </table:table-cell>
          <table:table-cell office:value-type="string">
            <text:p>kol 5.6</text:p>
          </table:table-cell>
          <table:table-cell office:value-type="string">
            <text:p><text:s/>; HDL 1.37 , TG 1.19 , kreat 50</text:p>
          </table:table-cell>
          <table:table-cell office:value-type="string">
            <text:p>kol</text:p>
          </table:table-cell>
          <table:table-cell office:value-type="float" office:value="5.6">
            <text:p>5,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412850">
            <text:p>19412850</text:p>
          </table:table-cell>
          <table:table-cell office:value-type="float" office:value="206168528">
            <text:p>206168528</text:p>
          </table:table-cell>
          <table:table-cell office:value-type="string">
            <text:p>2013-10-31</text:p>
          </table:table-cell>
          <table:table-cell office:value-type="string">
            <text:p>A</text:p>
          </table:table-cell>
          <table:table-cell office:value-type="string">
            <text:p>2013-10-15</text:p>
          </table:table-cell>
          <table:table-cell office:value-type="float" office:value="73555447597">
            <text:p>7355544759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15.10.201314 : 01 : Kolesterool 5.6 mmol/L</text:p>
          </table:table-cell>
          <table:table-cell office:value-type="string">
            <text:p>Kolesterool 5.6 mmol/L</text:p>
          </table:table-cell>
          <table:table-cell/>
          <table:table-cell office:value-type="string">
            <text:p>Kolesterool</text:p>
          </table:table-cell>
          <table:table-cell office:value-type="float" office:value="5.6">
            <text:p>5,6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181384">
            <text:p>19181384</text:p>
          </table:table-cell>
          <table:table-cell office:value-type="float" office:value="184267647">
            <text:p>184267647</text:p>
          </table:table-cell>
          <table:table-cell office:value-type="string">
            <text:p>2013-06-19</text:p>
          </table:table-cell>
          <table:table-cell office:value-type="string">
            <text:p>A</text:p>
          </table:table-cell>
          <table:table-cell office:value-type="string">
            <text:p>2013-06-13</text:p>
          </table:table-cell>
          <table:table-cell office:value-type="float" office:value="74332445943">
            <text:p>7433244594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13.06.201313 : 21 : Kolesterool 5.6 mmol/L</text:p>
          </table:table-cell>
          <table:table-cell office:value-type="string">
            <text:p>Kolesterool 5.6 mmol/L</text:p>
          </table:table-cell>
          <table:table-cell/>
          <table:table-cell office:value-type="string">
            <text:p>Kolesterool</text:p>
          </table:table-cell>
          <table:table-cell office:value-type="float" office:value="5.6">
            <text:p>5,6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311276">
            <text:p>24311276</text:p>
          </table:table-cell>
          <table:table-cell office:value-type="float" office:value="176268183">
            <text:p>176268183</text:p>
          </table:table-cell>
          <table:table-cell office:value-type="string">
            <text:p>2013-05-08</text:p>
          </table:table-cell>
          <table:table-cell office:value-type="string">
            <text:p>A</text:p>
          </table:table-cell>
          <table:table-cell office:value-type="string">
            <text:p>2013-04-11</text:p>
          </table:table-cell>
          <table:table-cell office:value-type="float" office:value="66501598443">
            <text:p>6650159844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table:number-columns-repeated="2" office:value-type="string">
            <text:p>Kolesterool 5.6</text:p>
          </table:table-cell>
          <table:table-cell office:value-type="string">
            <text:p><text:s/>( 3.9 . 7.8 mmol/L )</text:p>
          </table:table-cell>
          <table:table-cell office:value-type="string">
            <text:p>Kolesterool</text:p>
          </table:table-cell>
          <table:table-cell office:value-type="float" office:value="5.6">
            <text:p>5,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318345">
            <text:p>7318345</text:p>
          </table:table-cell>
          <table:table-cell office:value-type="float" office:value="127138021">
            <text:p>127138021</text:p>
          </table:table-cell>
          <table:table-cell office:value-type="string">
            <text:p>2012-06-15</text:p>
          </table:table-cell>
          <table:table-cell office:value-type="string">
            <text:p>A</text:p>
          </table:table-cell>
          <table:table-cell office:value-type="string">
            <text:p>2012-06-13</text:p>
          </table:table-cell>
          <table:table-cell office:value-type="float" office:value="85167450377">
            <text:p>85167450377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table:number-columns-repeated="2" office:value-type="string">
            <text:p>S , P-Kolesterool 5.6</text:p>
          </table:table-cell>
          <table:table-cell office:value-type="string">
            <text:p><text:s/>( 3.9 . 7.8 mmol/L )</text:p>
          </table:table-cell>
          <table:table-cell office:value-type="string">
            <text:p>S , P-Kolesterool</text:p>
          </table:table-cell>
          <table:table-cell office:value-type="float" office:value="5.6">
            <text:p>5,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831890">
            <text:p>18831890</text:p>
          </table:table-cell>
          <table:table-cell office:value-type="float" office:value="181147301">
            <text:p>181147301</text:p>
          </table:table-cell>
          <table:table-cell office:value-type="string">
            <text:p>2013-06-01</text:p>
          </table:table-cell>
          <table:table-cell office:value-type="string">
            <text:p>A</text:p>
          </table:table-cell>
          <table:table-cell office:value-type="string">
            <text:p>2013-05-30</text:p>
          </table:table-cell>
          <table:table-cell office:value-type="float" office:value="673030319879">
            <text:p>67303031987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30.05.201316 : 59 : Kolesterool 5.6 mmol/L</text:p>
          </table:table-cell>
          <table:table-cell office:value-type="string">
            <text:p>Kolesterool 5.6 mmol/L</text:p>
          </table:table-cell>
          <table:table-cell/>
          <table:table-cell office:value-type="string">
            <text:p>Kolesterool</text:p>
          </table:table-cell>
          <table:table-cell office:value-type="float" office:value="5.6">
            <text:p>5,6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411262">
            <text:p>4411262</text:p>
          </table:table-cell>
          <table:table-cell office:value-type="float" office:value="124570233">
            <text:p>124570233</text:p>
          </table:table-cell>
          <table:table-cell office:value-type="string">
            <text:p>2012-02-29</text:p>
          </table:table-cell>
          <table:table-cell office:value-type="string">
            <text:p>A</text:p>
          </table:table-cell>
          <table:table-cell office:value-type="string">
            <text:p>2012-02-13</text:p>
          </table:table-cell>
          <table:table-cell office:value-type="float" office:value="35827197271">
            <text:p>3582719727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<text:s/>poolt tehtud analüüsides 24.01 kol 5,6</text:p>
          </table:table-cell>
          <table:table-cell office:value-type="string">
            <text:p>kol 5,6</text:p>
          </table:table-cell>
          <table:table-cell office:value-type="string">
            <text:p><text:s/>; hdl-kol 0,76 ; ldl-kol 3,06 ;</text:p>
          </table:table-cell>
          <table:table-cell office:value-type="string">
            <text:p>kol</text:p>
          </table:table-cell>
          <table:table-cell office:value-type="float" office:value="5.6">
            <text:p>5,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940438">
            <text:p>20940438</text:p>
          </table:table-cell>
          <table:table-cell office:value-type="float" office:value="185972607">
            <text:p>185972607</text:p>
          </table:table-cell>
          <table:table-cell office:value-type="string">
            <text:p>2013-06-2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4479838834">
            <text:p>7447983883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<text:s/>, F - 15,9 pmol / l glu -5,6 , kol - 5,6 mmol / l</text:p>
          </table:table-cell>
          <table:table-cell office:value-type="string">
            <text:p>kol - 5,6 mmol / l</text:p>
          </table:table-cell>
          <table:table-cell office:value-type="string">
            <text:p><text:s/>TSH foonile L-thyroxini 50 mkg </text:p>
          </table:table-cell>
          <table:table-cell office:value-type="string">
            <text:p>kol</text:p>
          </table:table-cell>
          <table:table-cell office:value-type="float" office:value="5.6">
            <text:p>5,6</text:p>
          </table:table-cell>
          <table:table-cell table:number-columns-repeated="2" office:value-type="string">
            <text:p>NULL</text:p>
          </table:table-cell>
          <table:table-cell office:value-type="string">
            <text:p>mmol / 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939935">
            <text:p>3939935</text:p>
          </table:table-cell>
          <table:table-cell office:value-type="float" office:value="135071602">
            <text:p>135071602</text:p>
          </table:table-cell>
          <table:table-cell office:value-type="string">
            <text:p>2012-08-30</text:p>
          </table:table-cell>
          <table:table-cell office:value-type="string">
            <text:p>A</text:p>
          </table:table-cell>
          <table:table-cell office:value-type="string">
            <text:p>2012-08-28</text:p>
          </table:table-cell>
          <table:table-cell office:value-type="float" office:value="31234638862">
            <text:p>3123463886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table:number-columns-repeated="2" office:value-type="string">
            <text:p>Kol 5,6</text:p>
          </table:table-cell>
          <table:table-cell office:value-type="string">
            <text:p><text:s/>tri 1,23 HDL 1,27 LDL 3,56 VS 5</text:p>
          </table:table-cell>
          <table:table-cell office:value-type="string">
            <text:p>Kol</text:p>
          </table:table-cell>
          <table:table-cell office:value-type="float" office:value="5.6">
            <text:p>5,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548502">
            <text:p>19548502</text:p>
          </table:table-cell>
          <table:table-cell office:value-type="float" office:value="198269707">
            <text:p>198269707</text:p>
          </table:table-cell>
          <table:table-cell office:value-type="string">
            <text:p>2013-09-17</text:p>
          </table:table-cell>
          <table:table-cell office:value-type="string">
            <text:p>A</text:p>
          </table:table-cell>
          <table:table-cell office:value-type="string">
            <text:p>2013-04-10</text:p>
          </table:table-cell>
          <table:table-cell office:value-type="float" office:value="40793727276">
            <text:p>4079372727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10.04.201312 : 02 : kolesterool 5.61 mmol/L</text:p>
          </table:table-cell>
          <table:table-cell office:value-type="string">
            <text:p>kolesterool 5.61 mmol/L</text:p>
          </table:table-cell>
          <table:table-cell office:value-type="string">
            <text:p><text:s/>[ norm .. - 5.7 ]</text:p>
          </table:table-cell>
          <table:table-cell office:value-type="string">
            <text:p>kolesterool</text:p>
          </table:table-cell>
          <table:table-cell table:style-name="Default" office:value-type="float" office:value="5.61">
            <text:p>5,61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159580">
            <text:p>21159580</text:p>
          </table:table-cell>
          <table:table-cell office:value-type="float" office:value="159309090">
            <text:p>159309090</text:p>
          </table:table-cell>
          <table:table-cell office:value-type="string">
            <text:p>2013-01-28</text:p>
          </table:table-cell>
          <table:table-cell office:value-type="string">
            <text:p>A</text:p>
          </table:table-cell>
          <table:table-cell office:value-type="string">
            <text:p>2012-10-05</text:p>
          </table:table-cell>
          <table:table-cell office:value-type="float" office:value="60160721904">
            <text:p>6016072190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GLÜK 5,85 ; KOL 5,68</text:p>
          </table:table-cell>
          <table:table-cell office:value-type="string">
            <text:p>KOL 5,68</text:p>
          </table:table-cell>
          <table:table-cell office:value-type="string">
            <text:p><text:s/>; KUSIHAPE 415</text:p>
          </table:table-cell>
          <table:table-cell office:value-type="string">
            <text:p>KOL</text:p>
          </table:table-cell>
          <table:table-cell table:style-name="Default" office:value-type="float" office:value="5.68">
            <text:p>5,6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101658">
            <text:p>20101658</text:p>
          </table:table-cell>
          <table:table-cell office:value-type="float" office:value="205764428">
            <text:p>205764428</text:p>
          </table:table-cell>
          <table:table-cell office:value-type="string">
            <text:p>2013-10-29</text:p>
          </table:table-cell>
          <table:table-cell office:value-type="string">
            <text:p>A</text:p>
          </table:table-cell>
          <table:table-cell office:value-type="string">
            <text:p>2013-09-05</text:p>
          </table:table-cell>
          <table:table-cell office:value-type="float" office:value="673030369693">
            <text:p>67303036969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05.09.2013 HbA1C 9,7 % TSH 3,62 kol 5,7</text:p>
          </table:table-cell>
          <table:table-cell office:value-type="string">
            <text:p>kol 5,7</text:p>
          </table:table-cell>
          <table:table-cell office:value-type="string">
            <text:p><text:s/>LDL 3,4 HDL 1,6 kreatin 47 .</text:p>
          </table:table-cell>
          <table:table-cell office:value-type="string">
            <text:p>kol</text:p>
          </table:table-cell>
          <table:table-cell office:value-type="float" office:value="5.7">
            <text:p>5,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481670">
            <text:p>4481670</text:p>
          </table:table-cell>
          <table:table-cell office:value-type="float" office:value="80339980">
            <text:p>80339980</text:p>
          </table:table-cell>
          <table:table-cell office:value-type="string">
            <text:p>2012-01-04</text:p>
          </table:table-cell>
          <table:table-cell office:value-type="string">
            <text:p>A</text:p>
          </table:table-cell>
          <table:table-cell office:value-type="string">
            <text:p>2012-01-03</text:p>
          </table:table-cell>
          <table:table-cell office:value-type="float" office:value="44230852630">
            <text:p>4423085263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table:number-columns-repeated="2" office:value-type="string">
            <text:p>S , P-Kolesterool 5.7</text:p>
          </table:table-cell>
          <table:table-cell office:value-type="string">
            <text:p><text:s/>( 2.9 . 6.1 mmol/L )</text:p>
          </table:table-cell>
          <table:table-cell office:value-type="string">
            <text:p>S , P-Kolesterool</text:p>
          </table:table-cell>
          <table:table-cell office:value-type="float" office:value="5.7">
            <text:p>5,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677263">
            <text:p>16677263</text:p>
          </table:table-cell>
          <table:table-cell office:value-type="float" office:value="198328665">
            <text:p>198328665</text:p>
          </table:table-cell>
          <table:table-cell office:value-type="string">
            <text:p>2013-09-18</text:p>
          </table:table-cell>
          <table:table-cell office:value-type="string">
            <text:p>S</text:p>
          </table:table-cell>
          <table:table-cell office:value-type="string">
            <text:p>2013-09-16</text:p>
          </table:table-cell>
          <table:table-cell office:value-type="float" office:value="673043083388">
            <text:p>673043083388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table:number-columns-repeated="2" office:value-type="string">
            <text:p>Kolesterool 5.7</text:p>
          </table:table-cell>
          <table:table-cell office:value-type="string">
            <text:p><text:s/>( 3.9 . 7.8 mmol/L )</text:p>
          </table:table-cell>
          <table:table-cell office:value-type="string">
            <text:p>Kolesterool</text:p>
          </table:table-cell>
          <table:table-cell office:value-type="float" office:value="5.7">
            <text:p>5,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047761">
            <text:p>4047761</text:p>
          </table:table-cell>
          <table:table-cell office:value-type="float" office:value="127135898">
            <text:p>127135898</text:p>
          </table:table-cell>
          <table:table-cell office:value-type="string">
            <text:p>2012-06-18</text:p>
          </table:table-cell>
          <table:table-cell office:value-type="string">
            <text:p>A</text:p>
          </table:table-cell>
          <table:table-cell office:value-type="string">
            <text:p>2012-06-12</text:p>
          </table:table-cell>
          <table:table-cell office:value-type="float" office:value="46069537244">
            <text:p>4606953724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table:number-columns-repeated="2" office:value-type="string">
            <text:p>S , P-Kolesterool 5.7</text:p>
          </table:table-cell>
          <table:table-cell office:value-type="string">
            <text:p><text:s/>( 3.9 . 7.8 mmol/L )</text:p>
          </table:table-cell>
          <table:table-cell office:value-type="string">
            <text:p>S , P-Kolesterool</text:p>
          </table:table-cell>
          <table:table-cell office:value-type="float" office:value="5.7">
            <text:p>5,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20799">
            <text:p>1820799</text:p>
          </table:table-cell>
          <table:table-cell office:value-type="float" office:value="126110041">
            <text:p>126110041</text:p>
          </table:table-cell>
          <table:table-cell office:value-type="string">
            <text:p>2012-04-1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2432047843">
            <text:p>1243204784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mol/l , kusihape - 307 mmol/l , kolesterool - 5,7 mmol/l</text:p>
          </table:table-cell>
          <table:table-cell office:value-type="string">
            <text:p>kolesterool - 5,7 mmol/l</text:p>
          </table:table-cell>
          <table:table-cell office:value-type="string">
            <text:p><text:s/>, LDL - 3,8 mmol/l ,</text:p>
          </table:table-cell>
          <table:table-cell office:value-type="string">
            <text:p>kolesterool</text:p>
          </table:table-cell>
          <table:table-cell office:value-type="float" office:value="5.7">
            <text:p>5,7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30124">
            <text:p>2030124</text:p>
          </table:table-cell>
          <table:table-cell office:value-type="float" office:value="125573502">
            <text:p>125573502</text:p>
          </table:table-cell>
          <table:table-cell office:value-type="string">
            <text:p>2012-06-18</text:p>
          </table:table-cell>
          <table:table-cell office:value-type="string">
            <text:p>A</text:p>
          </table:table-cell>
          <table:table-cell office:value-type="string">
            <text:p>2012-06-14</text:p>
          </table:table-cell>
          <table:table-cell office:value-type="float" office:value="18190745021">
            <text:p>1819074502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14.06.201213 : 24 : Kolesterool 5.7 mmol/L</text:p>
          </table:table-cell>
          <table:table-cell office:value-type="string">
            <text:p>Kolesterool 5.7 mmol/L</text:p>
          </table:table-cell>
          <table:table-cell/>
          <table:table-cell office:value-type="string">
            <text:p>Kolesterool</text:p>
          </table:table-cell>
          <table:table-cell office:value-type="float" office:value="5.7">
            <text:p>5,7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587418">
            <text:p>18587418</text:p>
          </table:table-cell>
          <table:table-cell office:value-type="float" office:value="189674965">
            <text:p>189674965</text:p>
          </table:table-cell>
          <table:table-cell office:value-type="string">
            <text:p>2013-07-25</text:p>
          </table:table-cell>
          <table:table-cell office:value-type="string">
            <text:p>A</text:p>
          </table:table-cell>
          <table:table-cell office:value-type="string">
            <text:p>2013-03-27</text:p>
          </table:table-cell>
          <table:table-cell office:value-type="float" office:value="60815511895">
            <text:p>6081551189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27.03.201314 : 26 : Kolesterool 5.7 mmol/L</text:p>
          </table:table-cell>
          <table:table-cell office:value-type="string">
            <text:p>Kolesterool 5.7 mmol/L</text:p>
          </table:table-cell>
          <table:table-cell/>
          <table:table-cell office:value-type="string">
            <text:p>Kolesterool</text:p>
          </table:table-cell>
          <table:table-cell office:value-type="float" office:value="5.7">
            <text:p>5,7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096359">
            <text:p>17096359</text:p>
          </table:table-cell>
          <table:table-cell office:value-type="float" office:value="165409377">
            <text:p>165409377</text:p>
          </table:table-cell>
          <table:table-cell office:value-type="string">
            <text:p>2013-03-05</text:p>
          </table:table-cell>
          <table:table-cell office:value-type="string">
            <text:p>A</text:p>
          </table:table-cell>
          <table:table-cell office:value-type="string">
            <text:p>2013-03-01</text:p>
          </table:table-cell>
          <table:table-cell office:value-type="float" office:value="13280769980">
            <text:p>1328076998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01.03.201316 : 48 : Kolesterool 5.7 mmol/L</text:p>
          </table:table-cell>
          <table:table-cell office:value-type="string">
            <text:p>Kolesterool 5.7 mmol/L</text:p>
          </table:table-cell>
          <table:table-cell/>
          <table:table-cell office:value-type="string">
            <text:p>Kolesterool</text:p>
          </table:table-cell>
          <table:table-cell office:value-type="float" office:value="5.7">
            <text:p>5,7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685204">
            <text:p>23685204</text:p>
          </table:table-cell>
          <table:table-cell office:value-type="float" office:value="168208913">
            <text:p>168208913</text:p>
          </table:table-cell>
          <table:table-cell office:value-type="string">
            <text:p>2013-03-22</text:p>
          </table:table-cell>
          <table:table-cell office:value-type="string">
            <text:p>A</text:p>
          </table:table-cell>
          <table:table-cell office:value-type="string">
            <text:p>2013-03-20</text:p>
          </table:table-cell>
          <table:table-cell office:value-type="float" office:value="56504928210">
            <text:p>5650492821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table:number-columns-repeated="2" office:value-type="string">
            <text:p>Kolesterool 5.7</text:p>
          </table:table-cell>
          <table:table-cell office:value-type="string">
            <text:p><text:s/>( 3.3 . 6.9 mmol/L )</text:p>
          </table:table-cell>
          <table:table-cell office:value-type="string">
            <text:p>Kolesterool</text:p>
          </table:table-cell>
          <table:table-cell office:value-type="float" office:value="5.7">
            <text:p>5,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178036">
            <text:p>19178036</text:p>
          </table:table-cell>
          <table:table-cell office:value-type="float" office:value="195444089">
            <text:p>195444089</text:p>
          </table:table-cell>
          <table:table-cell office:value-type="string">
            <text:p>2013-09-0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563068">
            <text:p>67303056306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office:value-type="string">
            <text:p>d Pikendab retsepte Glükoos 5,2 kolesterool 5,7</text:p>
          </table:table-cell>
          <table:table-cell office:value-type="string">
            <text:p>kolesterool 5,7</text:p>
          </table:table-cell>
          <table:table-cell/>
          <table:table-cell office:value-type="string">
            <text:p>kolesterool</text:p>
          </table:table-cell>
          <table:table-cell office:value-type="float" office:value="5.7">
            <text:p>5,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464361">
            <text:p>17464361</text:p>
          </table:table-cell>
          <table:table-cell office:value-type="float" office:value="161535416">
            <text:p>161535416</text:p>
          </table:table-cell>
          <table:table-cell office:value-type="string">
            <text:p>2012-02-17</text:p>
          </table:table-cell>
          <table:table-cell office:value-type="string">
            <text:p>A</text:p>
          </table:table-cell>
          <table:table-cell office:value-type="string">
            <text:p>2012-02-17</text:p>
          </table:table-cell>
          <table:table-cell office:value-type="float" office:value="673038332316">
            <text:p>67303833231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17.02.201217 : 40 : 07 : Kolesterool 5.74 mmol/L</text:p>
          </table:table-cell>
          <table:table-cell office:value-type="string">
            <text:p>Kolesterool 5.74 mmol/L</text:p>
          </table:table-cell>
          <table:table-cell/>
          <table:table-cell office:value-type="string">
            <text:p>Kolesterool</text:p>
          </table:table-cell>
          <table:table-cell table:style-name="Default" office:value-type="float" office:value="5.74">
            <text:p>5,74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39549">
            <text:p>2339549</text:p>
          </table:table-cell>
          <table:table-cell office:value-type="float" office:value="87220266">
            <text:p>87220266</text:p>
          </table:table-cell>
          <table:table-cell office:value-type="string">
            <text:p>2012-03-23</text:p>
          </table:table-cell>
          <table:table-cell office:value-type="string">
            <text:p>A</text:p>
          </table:table-cell>
          <table:table-cell office:value-type="string">
            <text:p>2012-03-02</text:p>
          </table:table-cell>
          <table:table-cell office:value-type="float" office:value="12076220010">
            <text:p>1207622001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02.03.201214 : 16 : Kolesterool 5.8 mmol/L</text:p>
          </table:table-cell>
          <table:table-cell office:value-type="string">
            <text:p>Kolesterool 5.8 mmol/L</text:p>
          </table:table-cell>
          <table:table-cell/>
          <table:table-cell office:value-type="string">
            <text:p>Kolesterool</text:p>
          </table:table-cell>
          <table:table-cell office:value-type="float" office:value="5.8">
            <text:p>5,8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595251">
            <text:p>16595251</text:p>
          </table:table-cell>
          <table:table-cell office:value-type="float" office:value="200866922">
            <text:p>200866922</text:p>
          </table:table-cell>
          <table:table-cell office:value-type="string">
            <text:p>2013-10-01</text:p>
          </table:table-cell>
          <table:table-cell office:value-type="string">
            <text:p>S</text:p>
          </table:table-cell>
          <table:table-cell office:value-type="string">
            <text:p>2013-09-11</text:p>
          </table:table-cell>
          <table:table-cell office:value-type="float" office:value="36985172619">
            <text:p>3698517261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table:number-columns-repeated="2" office:value-type="string">
            <text:p>Kolesterool 5.8</text:p>
          </table:table-cell>
          <table:table-cell office:value-type="string">
            <text:p><text:s/>( 3.9 . 7.8 mmol/L )</text:p>
          </table:table-cell>
          <table:table-cell office:value-type="string">
            <text:p>Kolesterool</text:p>
          </table:table-cell>
          <table:table-cell office:value-type="float" office:value="5.8">
            <text:p>5,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108877">
            <text:p>7108877</text:p>
          </table:table-cell>
          <table:table-cell office:value-type="float" office:value="124126064">
            <text:p>124126064</text:p>
          </table:table-cell>
          <table:table-cell office:value-type="string">
            <text:p>2012-02-22</text:p>
          </table:table-cell>
          <table:table-cell office:value-type="string">
            <text:p>A</text:p>
          </table:table-cell>
          <table:table-cell office:value-type="string">
            <text:p>2012-02-22</text:p>
          </table:table-cell>
          <table:table-cell office:value-type="float" office:value="39480438838">
            <text:p>39480438838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table:number-columns-repeated="2" office:value-type="string">
            <text:p>Ük 5,8</text:p>
          </table:table-cell>
          <table:table-cell office:value-type="string">
            <text:p><text:s/>.</text:p>
          </table:table-cell>
          <table:table-cell office:value-type="string">
            <text:p>Ük</text:p>
          </table:table-cell>
          <table:table-cell office:value-type="float" office:value="5.8">
            <text:p>5,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283935">
            <text:p>20283935</text:p>
          </table:table-cell>
          <table:table-cell office:value-type="float" office:value="165480077">
            <text:p>165480077</text:p>
          </table:table-cell>
          <table:table-cell office:value-type="string">
            <text:p>2013-03-0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6267050">
            <text:p>67303626705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p - subkompensatiaHbA1c-6,7 % , Kol - 5,8 mmol / l</text:p>
          </table:table-cell>
          <table:table-cell office:value-type="string">
            <text:p>Kol - 5,8 mmol / l</text:p>
          </table:table-cell>
          <table:table-cell office:value-type="string">
            <text:p><text:s/>, LDL - 4,3mmol / l - vajab pri</text:p>
          </table:table-cell>
          <table:table-cell office:value-type="string">
            <text:p>Kol</text:p>
          </table:table-cell>
          <table:table-cell office:value-type="float" office:value="5.8">
            <text:p>5,8</text:p>
          </table:table-cell>
          <table:table-cell table:number-columns-repeated="2" office:value-type="string">
            <text:p>NULL</text:p>
          </table:table-cell>
          <table:table-cell office:value-type="string">
            <text:p>mmol / 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829427">
            <text:p>18829427</text:p>
          </table:table-cell>
          <table:table-cell office:value-type="float" office:value="176812135">
            <text:p>176812135</text:p>
          </table:table-cell>
          <table:table-cell office:value-type="string">
            <text:p>2013-05-10</text:p>
          </table:table-cell>
          <table:table-cell office:value-type="string">
            <text:p>A</text:p>
          </table:table-cell>
          <table:table-cell office:value-type="string">
            <text:p>2013-05-08</text:p>
          </table:table-cell>
          <table:table-cell office:value-type="float" office:value="673030544273">
            <text:p>67303054427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(K|k)olesteroo?l|KOLESTEROOL|(K|k)olester|Chol|(K|k)olest?|kol|chol|CHol|CHL|KOL|Kol|cHOL|CHOL|ÜK|ük|Ük))\s*\(\s*üld\s*\)\s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08.05.201321 : 14 : Kolesterool ( üld ) 5.8 mmol/L</text:p>
          </table:table-cell>
          <table:table-cell office:value-type="string">
            <text:p>Kolesterool ( üld ) 5.8 mmol/L</text:p>
          </table:table-cell>
          <table:table-cell/>
          <table:table-cell office:value-type="string">
            <text:p>Kolesterool</text:p>
          </table:table-cell>
          <table:table-cell office:value-type="float" office:value="5.8">
            <text:p>5,8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851304">
            <text:p>2851304</text:p>
          </table:table-cell>
          <table:table-cell office:value-type="float" office:value="124282525">
            <text:p>124282525</text:p>
          </table:table-cell>
          <table:table-cell office:value-type="string">
            <text:p>2012-06-08</text:p>
          </table:table-cell>
          <table:table-cell office:value-type="string">
            <text:p>A</text:p>
          </table:table-cell>
          <table:table-cell office:value-type="string">
            <text:p>2012-02-10</text:p>
          </table:table-cell>
          <table:table-cell office:value-type="float" office:value="37873079992">
            <text:p>3787307999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eb an : 16.02.12 -Hba1c-6,2 % , Chol-5,8</text:p>
          </table:table-cell>
          <table:table-cell office:value-type="string">
            <text:p>Chol-5,8</text:p>
          </table:table-cell>
          <table:table-cell office:value-type="string">
            <text:p>;Crea-84 ;</text:p>
          </table:table-cell>
          <table:table-cell office:value-type="string">
            <text:p>Chol</text:p>
          </table:table-cell>
          <table:table-cell office:value-type="float" office:value="5.8">
            <text:p>5,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071482">
            <text:p>19071482</text:p>
          </table:table-cell>
          <table:table-cell office:value-type="float" office:value="213906262">
            <text:p>213906262</text:p>
          </table:table-cell>
          <table:table-cell office:value-type="string">
            <text:p>2013-11-26</text:p>
          </table:table-cell>
          <table:table-cell office:value-type="string">
            <text:p>A</text:p>
          </table:table-cell>
          <table:table-cell office:value-type="string">
            <text:p>2013-11-25</text:p>
          </table:table-cell>
          <table:table-cell office:value-type="float" office:value="96873391725">
            <text:p>9687339172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25.11.201317 : 16 : Kolesterool 5.8 mmol/L</text:p>
          </table:table-cell>
          <table:table-cell office:value-type="string">
            <text:p>Kolesterool 5.8 mmol/L</text:p>
          </table:table-cell>
          <table:table-cell office:value-type="string">
            <text:p><text:s/>[ norm .. - 5.0 ]</text:p>
          </table:table-cell>
          <table:table-cell office:value-type="string">
            <text:p>Kolesterool</text:p>
          </table:table-cell>
          <table:table-cell office:value-type="float" office:value="5.8">
            <text:p>5,8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17869">
            <text:p>617869</text:p>
          </table:table-cell>
          <table:table-cell office:value-type="float" office:value="87168595">
            <text:p>87168595</text:p>
          </table:table-cell>
          <table:table-cell office:value-type="string">
            <text:p>2012-03-14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81152630240">
            <text:p>81152630240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table:number-columns-repeated="2" office:value-type="string">
            <text:p>Kolesterool 5.8</text:p>
          </table:table-cell>
          <table:table-cell office:value-type="string">
            <text:p><text:s/>( 3.9 . 7.8 mmol/L )</text:p>
          </table:table-cell>
          <table:table-cell office:value-type="string">
            <text:p>Kolesterool</text:p>
          </table:table-cell>
          <table:table-cell office:value-type="float" office:value="5.8">
            <text:p>5,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971790">
            <text:p>19971790</text:p>
          </table:table-cell>
          <table:table-cell office:value-type="float" office:value="173006893">
            <text:p>173006893</text:p>
          </table:table-cell>
          <table:table-cell office:value-type="string">
            <text:p>2013-04-22</text:p>
          </table:table-cell>
          <table:table-cell office:value-type="string">
            <text:p>A</text:p>
          </table:table-cell>
          <table:table-cell office:value-type="string">
            <text:p>2013-04-19</text:p>
          </table:table-cell>
          <table:table-cell office:value-type="float" office:value="44018479002">
            <text:p>4401847900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19.04.201317 : 39 : 32 : Kolesterool 5.8 mmol/L</text:p>
          </table:table-cell>
          <table:table-cell office:value-type="string">
            <text:p>Kolesterool 5.8 mmol/L</text:p>
          </table:table-cell>
          <table:table-cell/>
          <table:table-cell office:value-type="string">
            <text:p>Kolesterool</text:p>
          </table:table-cell>
          <table:table-cell office:value-type="float" office:value="5.8">
            <text:p>5,8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87564">
            <text:p>2287564</text:p>
          </table:table-cell>
          <table:table-cell office:value-type="float" office:value="86480162">
            <text:p>86480162</text:p>
          </table:table-cell>
          <table:table-cell office:value-type="string">
            <text:p>2012-03-16</text:p>
          </table:table-cell>
          <table:table-cell office:value-type="string">
            <text:p>A</text:p>
          </table:table-cell>
          <table:table-cell office:value-type="string">
            <text:p>2012-03-15</text:p>
          </table:table-cell>
          <table:table-cell office:value-type="float" office:value="91646925197">
            <text:p>9164692519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15.03.201213 : 03 : 19 : Kolesterool 5.82 mmol/L</text:p>
          </table:table-cell>
          <table:table-cell office:value-type="string">
            <text:p>Kolesterool 5.82 mmol/L</text:p>
          </table:table-cell>
          <table:table-cell/>
          <table:table-cell office:value-type="string">
            <text:p>Kolesterool</text:p>
          </table:table-cell>
          <table:table-cell table:style-name="Default" office:value-type="float" office:value="5.82">
            <text:p>5,8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737935">
            <text:p>3737935</text:p>
          </table:table-cell>
          <table:table-cell office:value-type="float" office:value="149197429">
            <text:p>149197429</text:p>
          </table:table-cell>
          <table:table-cell office:value-type="string">
            <text:p>2012-11-27</text:p>
          </table:table-cell>
          <table:table-cell office:value-type="string">
            <text:p>A</text:p>
          </table:table-cell>
          <table:table-cell office:value-type="string">
            <text:p>2012-11-22</text:p>
          </table:table-cell>
          <table:table-cell office:value-type="float" office:value="93985342723">
            <text:p>9398534272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<text:s/>prof ) KMI-26 VÜ-70 V/R-140/80 Kolesterool -5,89</text:p>
          </table:table-cell>
          <table:table-cell office:value-type="string">
            <text:p>Kolesterool -5,89</text:p>
          </table:table-cell>
          <table:table-cell office:value-type="string">
            <text:p><text:s/>Veresuhkur -6,3 ( peale sööki )</text:p>
          </table:table-cell>
          <table:table-cell office:value-type="string">
            <text:p>Kolesterool</text:p>
          </table:table-cell>
          <table:table-cell table:style-name="Default" office:value-type="float" office:value="5.89">
            <text:p>5,8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150843">
            <text:p>19150843</text:p>
          </table:table-cell>
          <table:table-cell office:value-type="float" office:value="200423594">
            <text:p>200423594</text:p>
          </table:table-cell>
          <table:table-cell office:value-type="string">
            <text:p>2013-09-3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18899">
            <text:p>67303031889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09.2013 <text:s text:c="2"/>: 11.09.201313 : 22 : Kolesterool 5.9 mmol/L</text:p>
          </table:table-cell>
          <table:table-cell office:value-type="string">
            <text:p>Kolesterool 5.9 mmol/L</text:p>
          </table:table-cell>
          <table:table-cell/>
          <table:table-cell office:value-type="string">
            <text:p>Kolesterool</text:p>
          </table:table-cell>
          <table:table-cell office:value-type="float" office:value="5.9">
            <text:p>5,9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903628">
            <text:p>4903628</text:p>
          </table:table-cell>
          <table:table-cell office:value-type="float" office:value="139732197">
            <text:p>139732197</text:p>
          </table:table-cell>
          <table:table-cell office:value-type="string">
            <text:p>2012-09-21</text:p>
          </table:table-cell>
          <table:table-cell office:value-type="string">
            <text:p>A</text:p>
          </table:table-cell>
          <table:table-cell office:value-type="string">
            <text:p>2012-09-21</text:p>
          </table:table-cell>
          <table:table-cell office:value-type="float" office:value="81010091965">
            <text:p>8101009196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office:value-type="string">
            <text:p><text:s/>: S , P-Glükoos 5.1 ( mmol/L ) S , P-Kolesterool 5.9</text:p>
          </table:table-cell>
          <table:table-cell office:value-type="string">
            <text:p>S , P-Kolesterool 5.9</text:p>
          </table:table-cell>
          <table:table-cell office:value-type="string">
            <text:p><text:s/>( 3.9 . 7.8 mmol/L )</text:p>
          </table:table-cell>
          <table:table-cell office:value-type="string">
            <text:p>S , P-Kolesterool</text:p>
          </table:table-cell>
          <table:table-cell office:value-type="float" office:value="5.9">
            <text:p>5,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542871">
            <text:p>19542871</text:p>
          </table:table-cell>
          <table:table-cell office:value-type="float" office:value="189196886">
            <text:p>189196886</text:p>
          </table:table-cell>
          <table:table-cell office:value-type="string">
            <text:p>2013-07-22</text:p>
          </table:table-cell>
          <table:table-cell office:value-type="string">
            <text:p>A</text:p>
          </table:table-cell>
          <table:table-cell office:value-type="string">
            <text:p>2013-06-10</text:p>
          </table:table-cell>
          <table:table-cell office:value-type="float" office:value="673030436631">
            <text:p>67303043663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10.06.201316 : 08 : Kolesterool 5.9 mmol/L</text:p>
          </table:table-cell>
          <table:table-cell office:value-type="string">
            <text:p>Kolesterool 5.9 mmol/L</text:p>
          </table:table-cell>
          <table:table-cell/>
          <table:table-cell office:value-type="string">
            <text:p>Kolesterool</text:p>
          </table:table-cell>
          <table:table-cell office:value-type="float" office:value="5.9">
            <text:p>5,9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74728">
            <text:p>2474728</text:p>
          </table:table-cell>
          <table:table-cell office:value-type="float" office:value="153426684">
            <text:p>153426684</text:p>
          </table:table-cell>
          <table:table-cell office:value-type="string">
            <text:p>2012-12-1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6216470986">
            <text:p>9621647098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table:number-columns-repeated="2" office:value-type="string">
            <text:p>Kolesterool 5.9 mmol/L</text:p>
          </table:table-cell>
          <table:table-cell office:value-type="string">
            <text:p><text:s/>, LDL kolesterool 3.9 mmol/l , </text:p>
          </table:table-cell>
          <table:table-cell office:value-type="string">
            <text:p>Kolesterool</text:p>
          </table:table-cell>
          <table:table-cell office:value-type="float" office:value="5.9">
            <text:p>5,9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023039">
            <text:p>8023039</text:p>
          </table:table-cell>
          <table:table-cell office:value-type="float" office:value="147451552">
            <text:p>147451552</text:p>
          </table:table-cell>
          <table:table-cell office:value-type="string">
            <text:p>2012-11-05</text:p>
          </table:table-cell>
          <table:table-cell office:value-type="string">
            <text:p>A</text:p>
          </table:table-cell>
          <table:table-cell office:value-type="string">
            <text:p>2012-11-01</text:p>
          </table:table-cell>
          <table:table-cell office:value-type="float" office:value="83902662279">
            <text:p>83902662279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table:number-columns-repeated="2" office:value-type="string">
            <text:p>S , P-Kolesterool 5.9</text:p>
          </table:table-cell>
          <table:table-cell office:value-type="string">
            <text:p><text:s/>( 3.9 . 7.8 mmol/L )</text:p>
          </table:table-cell>
          <table:table-cell office:value-type="string">
            <text:p>S , P-Kolesterool</text:p>
          </table:table-cell>
          <table:table-cell office:value-type="float" office:value="5.9">
            <text:p>5,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430995">
            <text:p>17430995</text:p>
          </table:table-cell>
          <table:table-cell office:value-type="float" office:value="189880962">
            <text:p>189880962</text:p>
          </table:table-cell>
          <table:table-cell office:value-type="string">
            <text:p>2013-07-26</text:p>
          </table:table-cell>
          <table:table-cell office:value-type="string">
            <text:p>A</text:p>
          </table:table-cell>
          <table:table-cell office:value-type="string">
            <text:p>2013-07-15</text:p>
          </table:table-cell>
          <table:table-cell office:value-type="float" office:value="52845595775">
            <text:p>5284559577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15.07.201316 : 30 : Kolesterool 5.9 mmol/L</text:p>
          </table:table-cell>
          <table:table-cell office:value-type="string">
            <text:p>Kolesterool 5.9 mmol/L</text:p>
          </table:table-cell>
          <table:table-cell/>
          <table:table-cell office:value-type="string">
            <text:p>Kolesterool</text:p>
          </table:table-cell>
          <table:table-cell office:value-type="float" office:value="5.9">
            <text:p>5,9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590730">
            <text:p>16590730</text:p>
          </table:table-cell>
          <table:table-cell office:value-type="float" office:value="214507784">
            <text:p>214507784</text:p>
          </table:table-cell>
          <table:table-cell office:value-type="string">
            <text:p>2013-12-10</text:p>
          </table:table-cell>
          <table:table-cell office:value-type="string">
            <text:p>S</text:p>
          </table:table-cell>
          <table:table-cell office:value-type="string">
            <text:p>2013-12-05</text:p>
          </table:table-cell>
          <table:table-cell office:value-type="float" office:value="673046634957">
            <text:p>673046634957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table:number-columns-repeated="2" office:value-type="string">
            <text:p>Kolesterool 5.9</text:p>
          </table:table-cell>
          <table:table-cell office:value-type="string">
            <text:p><text:s/>( 3.9 . 7.8 mmol/L )</text:p>
          </table:table-cell>
          <table:table-cell office:value-type="string">
            <text:p>Kolesterool</text:p>
          </table:table-cell>
          <table:table-cell office:value-type="float" office:value="5.9">
            <text:p>5,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149746">
            <text:p>5149746</text:p>
          </table:table-cell>
          <table:table-cell office:value-type="float" office:value="139680346">
            <text:p>139680346</text:p>
          </table:table-cell>
          <table:table-cell office:value-type="string">
            <text:p>2012-09-18</text:p>
          </table:table-cell>
          <table:table-cell office:value-type="string">
            <text:p>A</text:p>
          </table:table-cell>
          <table:table-cell office:value-type="string">
            <text:p>2012-09-18</text:p>
          </table:table-cell>
          <table:table-cell office:value-type="float" office:value="42443165485">
            <text:p>4244316548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table:number-columns-repeated="2" office:value-type="string">
            <text:p>S , P-Kolesterool 5.9</text:p>
          </table:table-cell>
          <table:table-cell office:value-type="string">
            <text:p><text:s/>( 3.9 . 7.8 mmol/L )</text:p>
          </table:table-cell>
          <table:table-cell office:value-type="string">
            <text:p>S , P-Kolesterool</text:p>
          </table:table-cell>
          <table:table-cell office:value-type="float" office:value="5.9">
            <text:p>5,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037001">
            <text:p>6037001</text:p>
          </table:table-cell>
          <table:table-cell office:value-type="float" office:value="101020591">
            <text:p>101020591</text:p>
          </table:table-cell>
          <table:table-cell office:value-type="string">
            <text:p>2012-05-09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90075746651">
            <text:p>90075746651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rmis ; mõõdukas düslipideemia - üldkolesterool 5,9 mmol/l</text:p>
          </table:table-cell>
          <table:table-cell office:value-type="string">
            <text:p>üldkolesterool 5,9 mmol/l</text:p>
          </table:table-cell>
          <table:table-cell office:value-type="string">
            <text:p><text:s/>; LDL 3,69 ; kilpnäärme hormoon</text:p>
          </table:table-cell>
          <table:table-cell office:value-type="string">
            <text:p>üldkolesterool</text:p>
          </table:table-cell>
          <table:table-cell office:value-type="float" office:value="5.9">
            <text:p>5,9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789974">
            <text:p>12789974</text:p>
          </table:table-cell>
          <table:table-cell office:value-type="float" office:value="165559262">
            <text:p>165559262</text:p>
          </table:table-cell>
          <table:table-cell office:value-type="string">
            <text:p>2013-03-06</text:p>
          </table:table-cell>
          <table:table-cell office:value-type="string">
            <text:p>A</text:p>
          </table:table-cell>
          <table:table-cell office:value-type="string">
            <text:p>2013-02-28</text:p>
          </table:table-cell>
          <table:table-cell office:value-type="float" office:value="673030510360">
            <text:p>67303051036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table:number-columns-repeated="2" office:value-type="string">
            <text:p>Kolesterool 5.9</text:p>
          </table:table-cell>
          <table:table-cell office:value-type="string">
            <text:p><text:s/>( 3.9 . 7.8 mmol/L )</text:p>
          </table:table-cell>
          <table:table-cell office:value-type="string">
            <text:p>Kolesterool</text:p>
          </table:table-cell>
          <table:table-cell office:value-type="float" office:value="5.9">
            <text:p>5,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74661">
            <text:p>2074661</text:p>
          </table:table-cell>
          <table:table-cell office:value-type="float" office:value="84427532">
            <text:p>84427532</text:p>
          </table:table-cell>
          <table:table-cell office:value-type="string">
            <text:p>2012-02-16</text:p>
          </table:table-cell>
          <table:table-cell office:value-type="string">
            <text:p>A</text:p>
          </table:table-cell>
          <table:table-cell office:value-type="string">
            <text:p>2012-02-07</text:p>
          </table:table-cell>
          <table:table-cell office:value-type="float" office:value="87447991022">
            <text:p>8744799102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07.02.201218 : 50 : Kolesterool 5.91 mmol/L</text:p>
          </table:table-cell>
          <table:table-cell office:value-type="string">
            <text:p>Kolesterool 5.91 mmol/L</text:p>
          </table:table-cell>
          <table:table-cell/>
          <table:table-cell office:value-type="string">
            <text:p>Kolesterool</text:p>
          </table:table-cell>
          <table:table-cell table:style-name="Default" office:value-type="float" office:value="5.91">
            <text:p>5,91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139574">
            <text:p>21139574</text:p>
          </table:table-cell>
          <table:table-cell office:value-type="float" office:value="201419254">
            <text:p>201419254</text:p>
          </table:table-cell>
          <table:table-cell office:value-type="string">
            <text:p>2013-10-04</text:p>
          </table:table-cell>
          <table:table-cell office:value-type="string">
            <text:p>A</text:p>
          </table:table-cell>
          <table:table-cell office:value-type="string">
            <text:p>2012-11-09</text:p>
          </table:table-cell>
          <table:table-cell office:value-type="float" office:value="67078737549">
            <text:p>6707873754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02.12 /164 G/L Hb / , Crea 74,4;Chol-5,97</text:p>
          </table:table-cell>
          <table:table-cell office:value-type="string">
            <text:p>Chol-5,97</text:p>
          </table:table-cell>
          <table:table-cell/>
          <table:table-cell office:value-type="string">
            <text:p>Chol</text:p>
          </table:table-cell>
          <table:table-cell table:style-name="Default" office:value-type="float" office:value="5.97">
            <text:p>5,9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967187">
            <text:p>19967187</text:p>
          </table:table-cell>
          <table:table-cell office:value-type="float" office:value="211432166">
            <text:p>211432166</text:p>
          </table:table-cell>
          <table:table-cell office:value-type="string">
            <text:p>2013-04-2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1779327369">
            <text:p>1177932736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GLÜK 6,0 MMOL/L</text:p>
          </table:table-cell>
          <table:table-cell office:value-type="string">
            <text:p>ÜK 6,0 MMOL/L</text:p>
          </table:table-cell>
          <table:table-cell/>
          <table:table-cell office:value-type="string">
            <text:p>ÜK</text:p>
          </table:table-cell>
          <table:table-cell table:style-name="Default" office:value-type="float" office:value="6">
            <text:p>6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904796">
            <text:p>18904796</text:p>
          </table:table-cell>
          <table:table-cell office:value-type="float" office:value="178925065">
            <text:p>178925065</text:p>
          </table:table-cell>
          <table:table-cell office:value-type="string">
            <text:p>2013-05-22</text:p>
          </table:table-cell>
          <table:table-cell office:value-type="string">
            <text:p>A</text:p>
          </table:table-cell>
          <table:table-cell office:value-type="string">
            <text:p>2013-04-25</text:p>
          </table:table-cell>
          <table:table-cell office:value-type="float" office:value="673044673925">
            <text:p>67304467392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25.04.201322 : 14 : Kolesterool 6.0 mmol/L</text:p>
          </table:table-cell>
          <table:table-cell office:value-type="string">
            <text:p>Kolesterool 6.0 mmol/L</text:p>
          </table:table-cell>
          <table:table-cell/>
          <table:table-cell office:value-type="string">
            <text:p>Kolesterool</text:p>
          </table:table-cell>
          <table:table-cell table:style-name="Default" office:value-type="float" office:value="6">
            <text:p>6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475730">
            <text:p>12475730</text:p>
          </table:table-cell>
          <table:table-cell office:value-type="float" office:value="206894586">
            <text:p>206894586</text:p>
          </table:table-cell>
          <table:table-cell office:value-type="string">
            <text:p>2013-11-04</text:p>
          </table:table-cell>
          <table:table-cell office:value-type="string">
            <text:p>A</text:p>
          </table:table-cell>
          <table:table-cell office:value-type="string">
            <text:p>2013-10-10</text:p>
          </table:table-cell>
          <table:table-cell office:value-type="float" office:value="673030393349">
            <text:p>67303039334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table:number-columns-repeated="2" office:value-type="string">
            <text:p>Kolesterool 6.0</text:p>
          </table:table-cell>
          <table:table-cell office:value-type="string">
            <text:p><text:s/>( 3.3 . 6.9 mmol/L )</text:p>
          </table:table-cell>
          <table:table-cell office:value-type="string">
            <text:p>Kolesterool</text:p>
          </table:table-cell>
          <table:table-cell table:style-name="Default" office:value-type="float" office:value="6">
            <text:p>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330068">
            <text:p>7330068</text:p>
          </table:table-cell>
          <table:table-cell office:value-type="float" office:value="125137626">
            <text:p>125137626</text:p>
          </table:table-cell>
          <table:table-cell office:value-type="string">
            <text:p>2012-05-29</text:p>
          </table:table-cell>
          <table:table-cell office:value-type="string">
            <text:p>A</text:p>
          </table:table-cell>
          <table:table-cell office:value-type="string">
            <text:p>2012-05-22</text:p>
          </table:table-cell>
          <table:table-cell office:value-type="float" office:value="26085662693">
            <text:p>26085662693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table:number-columns-repeated="2" office:value-type="string">
            <text:p>Kolesterool 6.0</text:p>
          </table:table-cell>
          <table:table-cell office:value-type="string">
            <text:p><text:s/>( 3.9 . 7.8 mmol/L )</text:p>
          </table:table-cell>
          <table:table-cell office:value-type="string">
            <text:p>Kolesterool</text:p>
          </table:table-cell>
          <table:table-cell table:style-name="Default" office:value-type="float" office:value="6">
            <text:p>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435782">
            <text:p>19435782</text:p>
          </table:table-cell>
          <table:table-cell office:value-type="float" office:value="178684006">
            <text:p>178684006</text:p>
          </table:table-cell>
          <table:table-cell office:value-type="string">
            <text:p>2013-05-2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2823410918">
            <text:p>8282341091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.5 x 109/L;Glükoos 8.6 mmol/L ; Kolesterool 6.0 mmol/L</text:p>
          </table:table-cell>
          <table:table-cell office:value-type="string">
            <text:p>Kolesterool 6.0 mmol/L</text:p>
          </table:table-cell>
          <table:table-cell office:value-type="string">
            <text:p><text:s/>; LDL kolesterool 3.8 mmol/l ; </text:p>
          </table:table-cell>
          <table:table-cell office:value-type="string">
            <text:p>Kolesterool</text:p>
          </table:table-cell>
          <table:table-cell table:style-name="Default" office:value-type="float" office:value="6">
            <text:p>6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77202">
            <text:p>477202</text:p>
          </table:table-cell>
          <table:table-cell office:value-type="float" office:value="134086963">
            <text:p>134086963</text:p>
          </table:table-cell>
          <table:table-cell office:value-type="string">
            <text:p>2012-08-08</text:p>
          </table:table-cell>
          <table:table-cell office:value-type="string">
            <text:p>S</text:p>
          </table:table-cell>
          <table:table-cell office:value-type="string">
            <text:p>2012-08-02</text:p>
          </table:table-cell>
          <table:table-cell office:value-type="float" office:value="72916310147">
            <text:p>72916310147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table:number-columns-repeated="2" office:value-type="string">
            <text:p>S , P-Kolesterool 6.0</text:p>
          </table:table-cell>
          <table:table-cell office:value-type="string">
            <text:p><text:s/>( 3.3 . 6.9 mmol/L )</text:p>
          </table:table-cell>
          <table:table-cell office:value-type="string">
            <text:p>S , P-Kolesterool</text:p>
          </table:table-cell>
          <table:table-cell table:style-name="Default" office:value-type="float" office:value="6">
            <text:p>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203794">
            <text:p>20203794</text:p>
          </table:table-cell>
          <table:table-cell office:value-type="float" office:value="164867914">
            <text:p>164867914</text:p>
          </table:table-cell>
          <table:table-cell office:value-type="string">
            <text:p>2013-02-28</text:p>
          </table:table-cell>
          <table:table-cell office:value-type="string">
            <text:p>A</text:p>
          </table:table-cell>
          <table:table-cell office:value-type="string">
            <text:p>2012-07-16</text:p>
          </table:table-cell>
          <table:table-cell office:value-type="float" office:value="55864424319">
            <text:p>5586442431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HGBA1C , CHOL . 6</text:p>
          </table:table-cell>
          <table:table-cell office:value-type="string">
            <text:p>CHOL . 6</text:p>
          </table:table-cell>
          <table:table-cell office:value-type="string">
            <text:p><text:s text:c="2"/></text:p>
          </table:table-cell>
          <table:table-cell office:value-type="string">
            <text:p>CHOL</text:p>
          </table:table-cell>
          <table:table-cell table:style-name="Default" office:value-type="float" office:value="6">
            <text:p>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471984">
            <text:p>8471984</text:p>
          </table:table-cell>
          <table:table-cell office:value-type="float" office:value="152591541">
            <text:p>152591541</text:p>
          </table:table-cell>
          <table:table-cell office:value-type="string">
            <text:p>2012-12-05</text:p>
          </table:table-cell>
          <table:table-cell office:value-type="string">
            <text:p>A</text:p>
          </table:table-cell>
          <table:table-cell office:value-type="string">
            <text:p>2012-12-05</text:p>
          </table:table-cell>
          <table:table-cell office:value-type="float" office:value="30392366410">
            <text:p>30392366410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table:number-columns-repeated="2" office:value-type="string">
            <text:p>Kolesterool 6.0</text:p>
          </table:table-cell>
          <table:table-cell office:value-type="string">
            <text:p><text:s/>( 3.9 . 7.8 mmol/L )</text:p>
          </table:table-cell>
          <table:table-cell office:value-type="string">
            <text:p>Kolesterool</text:p>
          </table:table-cell>
          <table:table-cell table:style-name="Default" office:value-type="float" office:value="6">
            <text:p>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95034">
            <text:p>2095034</text:p>
          </table:table-cell>
          <table:table-cell office:value-type="float" office:value="82343826">
            <text:p>82343826</text:p>
          </table:table-cell>
          <table:table-cell office:value-type="string">
            <text:p>2012-02-03</text:p>
          </table:table-cell>
          <table:table-cell office:value-type="string">
            <text:p>A</text:p>
          </table:table-cell>
          <table:table-cell office:value-type="string">
            <text:p>2012-02-03</text:p>
          </table:table-cell>
          <table:table-cell office:value-type="float" office:value="21240959186">
            <text:p>2124095918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office:value-type="string">
            <text:p>Põletiku näitajad on korras , kolesterool 6,0</text:p>
          </table:table-cell>
          <table:table-cell office:value-type="string">
            <text:p>kolesterool 6,0</text:p>
          </table:table-cell>
          <table:table-cell office:value-type="string">
            <text:p><text:s/>, TSH on korras</text:p>
          </table:table-cell>
          <table:table-cell office:value-type="string">
            <text:p>kolesterool</text:p>
          </table:table-cell>
          <table:table-cell table:style-name="Default" office:value-type="float" office:value="6">
            <text:p>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485224">
            <text:p>14485224</text:p>
          </table:table-cell>
          <table:table-cell office:value-type="float" office:value="194891598">
            <text:p>194891598</text:p>
          </table:table-cell>
          <table:table-cell office:value-type="string">
            <text:p>2013-08-30</text:p>
          </table:table-cell>
          <table:table-cell office:value-type="string">
            <text:p>A</text:p>
          </table:table-cell>
          <table:table-cell office:value-type="string">
            <text:p>2013-08-27</text:p>
          </table:table-cell>
          <table:table-cell office:value-type="float" office:value="27808170638">
            <text:p>2780817063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table:number-columns-repeated="2" office:value-type="string">
            <text:p>Kolesterool 6.0</text:p>
          </table:table-cell>
          <table:table-cell office:value-type="string">
            <text:p><text:s/>( 3.9 . 7.8 mmol/L )</text:p>
          </table:table-cell>
          <table:table-cell office:value-type="string">
            <text:p>Kolesterool</text:p>
          </table:table-cell>
          <table:table-cell table:style-name="Default" office:value-type="float" office:value="6">
            <text:p>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03075">
            <text:p>2103075</text:p>
          </table:table-cell>
          <table:table-cell office:value-type="float" office:value="89516550">
            <text:p>89516550</text:p>
          </table:table-cell>
          <table:table-cell office:value-type="string">
            <text:p>2012-04-10</text:p>
          </table:table-cell>
          <table:table-cell office:value-type="string">
            <text:p>A</text:p>
          </table:table-cell>
          <table:table-cell office:value-type="string">
            <text:p>2012-04-04</text:p>
          </table:table-cell>
          <table:table-cell office:value-type="float" office:value="44243580560">
            <text:p>4424358056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04.04.201214 : 10 : 29 : Kolesterool 6.0 mmol/L</text:p>
          </table:table-cell>
          <table:table-cell office:value-type="string">
            <text:p>Kolesterool 6.0 mmol/L</text:p>
          </table:table-cell>
          <table:table-cell/>
          <table:table-cell office:value-type="string">
            <text:p>Kolesterool</text:p>
          </table:table-cell>
          <table:table-cell table:style-name="Default" office:value-type="float" office:value="6">
            <text:p>6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178186">
            <text:p>18178186</text:p>
          </table:table-cell>
          <table:table-cell office:value-type="float" office:value="182576978">
            <text:p>182576978</text:p>
          </table:table-cell>
          <table:table-cell office:value-type="string">
            <text:p>2013-06-11</text:p>
          </table:table-cell>
          <table:table-cell office:value-type="string">
            <text:p>A</text:p>
          </table:table-cell>
          <table:table-cell office:value-type="string">
            <text:p>2013-06-10</text:p>
          </table:table-cell>
          <table:table-cell office:value-type="float" office:value="673030432141">
            <text:p>67303043214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10.06.201313 : 04 : kolesterool 6.01 mmol/L</text:p>
          </table:table-cell>
          <table:table-cell office:value-type="string">
            <text:p>kolesterool 6.01 mmol/L</text:p>
          </table:table-cell>
          <table:table-cell/>
          <table:table-cell office:value-type="string">
            <text:p>kolesterool</text:p>
          </table:table-cell>
          <table:table-cell office:value-type="float" office:value="6.01">
            <text:p>6,01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077399">
            <text:p>17077399</text:p>
          </table:table-cell>
          <table:table-cell office:value-type="float" office:value="208592150">
            <text:p>208592150</text:p>
          </table:table-cell>
          <table:table-cell office:value-type="string">
            <text:p>2011-06-0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45162978">
            <text:p>67304516297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table:number-columns-repeated="2" office:value-type="string">
            <text:p>Kolesterool 6.03 mmol/l</text:p>
          </table:table-cell>
          <table:table-cell/>
          <table:table-cell office:value-type="string">
            <text:p>Kolesterool</text:p>
          </table:table-cell>
          <table:table-cell office:value-type="float" office:value="6.03">
            <text:p>6,03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434161">
            <text:p>3434161</text:p>
          </table:table-cell>
          <table:table-cell office:value-type="float" office:value="148856836">
            <text:p>148856836</text:p>
          </table:table-cell>
          <table:table-cell office:value-type="string">
            <text:p>2012-11-2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038257876">
            <text:p>6703825787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table:number-columns-repeated="2" office:value-type="string">
            <text:p>Kolesterool 6,05 mmol/l</text:p>
          </table:table-cell>
          <table:table-cell/>
          <table:table-cell office:value-type="string">
            <text:p>Kolesterool</text:p>
          </table:table-cell>
          <table:table-cell office:value-type="float" office:value="6.05">
            <text:p>6,05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783474">
            <text:p>19783474</text:p>
          </table:table-cell>
          <table:table-cell office:value-type="float" office:value="204384562">
            <text:p>204384562</text:p>
          </table:table-cell>
          <table:table-cell office:value-type="string">
            <text:p>2012-08-1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4194737268">
            <text:p>7419473726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oli|olnud|on|viimati|normis)\s*(?P&lt;value&gt;([0-9])+(\s?[,.]\s?[0-9]+)?)(\s*(?P&lt;unit&gt;((mmoo?l?i?|m</text:p>
          </table:table-cell>
          <table:table-cell office:value-type="string">
            <text:p>NULL</text:p>
          </table:table-cell>
          <table:table-cell office:value-type="string">
            <text:p>sterool oli 8,99 , juunis 2011a kolesterool oli 6,07</text:p>
          </table:table-cell>
          <table:table-cell office:value-type="string">
            <text:p>kolesterool oli 6,07</text:p>
          </table:table-cell>
          <table:table-cell office:value-type="string">
            <text:p><text:s/>Antud dieeti soovitused , tehtu</text:p>
          </table:table-cell>
          <table:table-cell office:value-type="string">
            <text:p>kolesterool</text:p>
          </table:table-cell>
          <table:table-cell office:value-type="float" office:value="6.07">
            <text:p>6,0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031367">
            <text:p>17031367</text:p>
          </table:table-cell>
          <table:table-cell office:value-type="float" office:value="177912580">
            <text:p>177912580</text:p>
          </table:table-cell>
          <table:table-cell office:value-type="string">
            <text:p>2013-05-16</text:p>
          </table:table-cell>
          <table:table-cell office:value-type="string">
            <text:p>A</text:p>
          </table:table-cell>
          <table:table-cell office:value-type="string">
            <text:p>2013-05-15</text:p>
          </table:table-cell>
          <table:table-cell office:value-type="float" office:value="673030449219">
            <text:p>67303044921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15.05.201316 : 42 : kolesterool 6.08 mmol/L</text:p>
          </table:table-cell>
          <table:table-cell office:value-type="string">
            <text:p>kolesterool 6.08 mmol/L</text:p>
          </table:table-cell>
          <table:table-cell/>
          <table:table-cell office:value-type="string">
            <text:p>kolesterool</text:p>
          </table:table-cell>
          <table:table-cell office:value-type="float" office:value="6.08">
            <text:p>6,08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641414">
            <text:p>2641414</text:p>
          </table:table-cell>
          <table:table-cell office:value-type="float" office:value="139207969">
            <text:p>139207969</text:p>
          </table:table-cell>
          <table:table-cell office:value-type="string">
            <text:p>2012-09-27</text:p>
          </table:table-cell>
          <table:table-cell office:value-type="string">
            <text:p>A</text:p>
          </table:table-cell>
          <table:table-cell office:value-type="string">
            <text:p>2012-08-29</text:p>
          </table:table-cell>
          <table:table-cell office:value-type="float" office:value="51492391387">
            <text:p>5149239138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29.08.201213 : 35 : Kolesterool 6.1 mmol/L</text:p>
          </table:table-cell>
          <table:table-cell office:value-type="string">
            <text:p>Kolesterool 6.1 mmol/L</text:p>
          </table:table-cell>
          <table:table-cell/>
          <table:table-cell office:value-type="string">
            <text:p>Kolesterool</text:p>
          </table:table-cell>
          <table:table-cell office:value-type="float" office:value="6.1">
            <text:p>6,1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136954">
            <text:p>12136954</text:p>
          </table:table-cell>
          <table:table-cell office:value-type="float" office:value="166453585">
            <text:p>166453585</text:p>
          </table:table-cell>
          <table:table-cell office:value-type="string">
            <text:p>2012-12-28</text:p>
          </table:table-cell>
          <table:table-cell office:value-type="string">
            <text:p>A</text:p>
          </table:table-cell>
          <table:table-cell office:value-type="string">
            <text:p>2012-12-28</text:p>
          </table:table-cell>
          <table:table-cell office:value-type="float" office:value="29668110839">
            <text:p>2966811083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, perifeerseid turseid ei eisne kol - 6,1</text:p>
          </table:table-cell>
          <table:table-cell office:value-type="string">
            <text:p>kol - 6,1</text:p>
          </table:table-cell>
          <table:table-cell office:value-type="string">
            <text:p><text:s/>, LDL-4,0</text:p>
          </table:table-cell>
          <table:table-cell office:value-type="string">
            <text:p>kol</text:p>
          </table:table-cell>
          <table:table-cell office:value-type="float" office:value="6.1">
            <text:p>6,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530251">
            <text:p>2530251</text:p>
          </table:table-cell>
          <table:table-cell office:value-type="float" office:value="143631448">
            <text:p>143631448</text:p>
          </table:table-cell>
          <table:table-cell office:value-type="string">
            <text:p>2012-10-29</text:p>
          </table:table-cell>
          <table:table-cell office:value-type="string">
            <text:p>A</text:p>
          </table:table-cell>
          <table:table-cell office:value-type="string">
            <text:p>2012-10-18</text:p>
          </table:table-cell>
          <table:table-cell office:value-type="float" office:value="53189774572">
            <text:p>5318977457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18.10.201216 : 59 : 53 : Kolesterool 6.1 mmol/L</text:p>
          </table:table-cell>
          <table:table-cell office:value-type="string">
            <text:p>Kolesterool 6.1 mmol/L</text:p>
          </table:table-cell>
          <table:table-cell/>
          <table:table-cell office:value-type="string">
            <text:p>Kolesterool</text:p>
          </table:table-cell>
          <table:table-cell office:value-type="float" office:value="6.1">
            <text:p>6,1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525277">
            <text:p>2525277</text:p>
          </table:table-cell>
          <table:table-cell office:value-type="float" office:value="135069048">
            <text:p>135069048</text:p>
          </table:table-cell>
          <table:table-cell office:value-type="string">
            <text:p>2012-08-30</text:p>
          </table:table-cell>
          <table:table-cell office:value-type="string">
            <text:p>A</text:p>
          </table:table-cell>
          <table:table-cell office:value-type="string">
            <text:p>2012-08-23</text:p>
          </table:table-cell>
          <table:table-cell office:value-type="float" office:value="24460254985">
            <text:p>2446025498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23.08.201216 : 18 : Kolesterool 6.1 mmol/L</text:p>
          </table:table-cell>
          <table:table-cell office:value-type="string">
            <text:p>Kolesterool 6.1 mmol/L</text:p>
          </table:table-cell>
          <table:table-cell/>
          <table:table-cell office:value-type="string">
            <text:p>Kolesterool</text:p>
          </table:table-cell>
          <table:table-cell office:value-type="float" office:value="6.1">
            <text:p>6,1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530888">
            <text:p>12530888</text:p>
          </table:table-cell>
          <table:table-cell office:value-type="float" office:value="212837649">
            <text:p>212837649</text:p>
          </table:table-cell>
          <table:table-cell office:value-type="string">
            <text:p>2013-12-02</text:p>
          </table:table-cell>
          <table:table-cell office:value-type="string">
            <text:p>A</text:p>
          </table:table-cell>
          <table:table-cell office:value-type="string">
            <text:p>2013-11-21</text:p>
          </table:table-cell>
          <table:table-cell office:value-type="float" office:value="673030550777">
            <text:p>67303055077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table:number-columns-repeated="2" office:value-type="string">
            <text:p>Kolesterool 6.1</text:p>
          </table:table-cell>
          <table:table-cell office:value-type="string">
            <text:p><text:s/>( 3.9 . 7.8 mmol/L )</text:p>
          </table:table-cell>
          <table:table-cell office:value-type="string">
            <text:p>Kolesterool</text:p>
          </table:table-cell>
          <table:table-cell office:value-type="float" office:value="6.1">
            <text:p>6,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571010">
            <text:p>6571010</text:p>
          </table:table-cell>
          <table:table-cell office:value-type="float" office:value="90183999">
            <text:p>90183999</text:p>
          </table:table-cell>
          <table:table-cell office:value-type="string">
            <text:p>2012-04-17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78112380321">
            <text:p>78112380321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office:value-type="string">
            <text:p>leid : 10.02.12 CRV &lt;1 , SR 4 , chol 6.1</text:p>
          </table:table-cell>
          <table:table-cell office:value-type="string">
            <text:p>chol 6.1</text:p>
          </table:table-cell>
          <table:table-cell office:value-type="string">
            <text:p><text:s/>.</text:p>
          </table:table-cell>
          <table:table-cell office:value-type="string">
            <text:p>chol</text:p>
          </table:table-cell>
          <table:table-cell office:value-type="float" office:value="6.1">
            <text:p>6,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368803">
            <text:p>11368803</text:p>
          </table:table-cell>
          <table:table-cell office:value-type="float" office:value="159068701">
            <text:p>159068701</text:p>
          </table:table-cell>
          <table:table-cell office:value-type="string">
            <text:p>2013-01-21</text:p>
          </table:table-cell>
          <table:table-cell office:value-type="string">
            <text:p>A</text:p>
          </table:table-cell>
          <table:table-cell office:value-type="string">
            <text:p>2013-01-18</text:p>
          </table:table-cell>
          <table:table-cell office:value-type="float" office:value="673037756160">
            <text:p>67303775616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table:number-columns-repeated="2" office:value-type="string">
            <text:p>Kolesterool 6.1</text:p>
          </table:table-cell>
          <table:table-cell office:value-type="string">
            <text:p><text:s/>( 2.9 . 6.1 mmol/L )</text:p>
          </table:table-cell>
          <table:table-cell office:value-type="string">
            <text:p>Kolesterool</text:p>
          </table:table-cell>
          <table:table-cell office:value-type="float" office:value="6.1">
            <text:p>6,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631982">
            <text:p>17631982</text:p>
          </table:table-cell>
          <table:table-cell office:value-type="float" office:value="186754514">
            <text:p>186754514</text:p>
          </table:table-cell>
          <table:table-cell office:value-type="string">
            <text:p>2013-04-2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4353451202">
            <text:p>4435345120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3 -9061-M Kolumbus : RR130/80 , kol 6,1</text:p>
          </table:table-cell>
          <table:table-cell office:value-type="string">
            <text:p>kol 6,1</text:p>
          </table:table-cell>
          <table:table-cell office:value-type="string">
            <text:p>;trgl 0,73;HDL 2,2;LDL 3,4;kreat</text:p>
          </table:table-cell>
          <table:table-cell office:value-type="string">
            <text:p>kol</text:p>
          </table:table-cell>
          <table:table-cell office:value-type="float" office:value="6.1">
            <text:p>6,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944511">
            <text:p>4944511</text:p>
          </table:table-cell>
          <table:table-cell office:value-type="float" office:value="148455286">
            <text:p>148455286</text:p>
          </table:table-cell>
          <table:table-cell office:value-type="string">
            <text:p>2012-11-12</text:p>
          </table:table-cell>
          <table:table-cell office:value-type="string">
            <text:p>A</text:p>
          </table:table-cell>
          <table:table-cell office:value-type="string">
            <text:p>2012-03-05</text:p>
          </table:table-cell>
          <table:table-cell office:value-type="float" office:value="12831487716">
            <text:p>1283148771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table:number-columns-repeated="2" office:value-type="string">
            <text:p>Kolesterool 6.1</text:p>
          </table:table-cell>
          <table:table-cell office:value-type="string">
            <text:p><text:s/>( 3.3 . 6.9 mmol/L )</text:p>
          </table:table-cell>
          <table:table-cell office:value-type="string">
            <text:p>Kolesterool</text:p>
          </table:table-cell>
          <table:table-cell office:value-type="float" office:value="6.1">
            <text:p>6,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690082">
            <text:p>2690082</text:p>
          </table:table-cell>
          <table:table-cell office:value-type="float" office:value="139502408">
            <text:p>139502408</text:p>
          </table:table-cell>
          <table:table-cell office:value-type="string">
            <text:p>2012-09-28</text:p>
          </table:table-cell>
          <table:table-cell office:value-type="string">
            <text:p>A</text:p>
          </table:table-cell>
          <table:table-cell office:value-type="string">
            <text:p>2012-09-26</text:p>
          </table:table-cell>
          <table:table-cell office:value-type="float" office:value="52989856448">
            <text:p>5298985644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26.09.201216 : 59 : Kolesterool 6.1 mmol/L</text:p>
          </table:table-cell>
          <table:table-cell office:value-type="string">
            <text:p>Kolesterool 6.1 mmol/L</text:p>
          </table:table-cell>
          <table:table-cell/>
          <table:table-cell office:value-type="string">
            <text:p>Kolesterool</text:p>
          </table:table-cell>
          <table:table-cell office:value-type="float" office:value="6.1">
            <text:p>6,1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787537">
            <text:p>3787537</text:p>
          </table:table-cell>
          <table:table-cell office:value-type="float" office:value="133257168">
            <text:p>133257168</text:p>
          </table:table-cell>
          <table:table-cell office:value-type="string">
            <text:p>2012-08-17</text:p>
          </table:table-cell>
          <table:table-cell office:value-type="string">
            <text:p>A</text:p>
          </table:table-cell>
          <table:table-cell office:value-type="string">
            <text:p>2012-04-26</text:p>
          </table:table-cell>
          <table:table-cell office:value-type="float" office:value="80576354573">
            <text:p>8057635457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table:number-columns-repeated="2" office:value-type="string">
            <text:p>Kol 6,12</text:p>
          </table:table-cell>
          <table:table-cell office:value-type="string">
            <text:p><text:s/>tri 6,37 HDL 0,9 .</text:p>
          </table:table-cell>
          <table:table-cell office:value-type="string">
            <text:p>Kol</text:p>
          </table:table-cell>
          <table:table-cell office:value-type="float" office:value="6.12">
            <text:p>6,1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406794">
            <text:p>3406794</text:p>
          </table:table-cell>
          <table:table-cell office:value-type="float" office:value="150551187">
            <text:p>150551187</text:p>
          </table:table-cell>
          <table:table-cell office:value-type="string">
            <text:p>2012-12-05</text:p>
          </table:table-cell>
          <table:table-cell office:value-type="string">
            <text:p>A</text:p>
          </table:table-cell>
          <table:table-cell office:value-type="string">
            <text:p>2012-06-19</text:p>
          </table:table-cell>
          <table:table-cell office:value-type="float" office:value="90349527971">
            <text:p>9034952797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Lisatud uuringutes - - kol 6,13 mol</text:p>
          </table:table-cell>
          <table:table-cell office:value-type="string">
            <text:p>kol 6,13 mol</text:p>
          </table:table-cell>
          <table:table-cell office:value-type="string">
            <text:p><text:s/>, TG 1,63 , HBA1C 8,6 % , urea </text:p>
          </table:table-cell>
          <table:table-cell office:value-type="string">
            <text:p>kol</text:p>
          </table:table-cell>
          <table:table-cell table:style-name="Default" office:value-type="float" office:value="6.13">
            <text:p>6,13</text:p>
          </table:table-cell>
          <table:table-cell table:number-columns-repeated="2" office:value-type="string">
            <text:p>NULL</text:p>
          </table:table-cell>
          <table:table-cell office:value-type="string">
            <text:p>mo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25619">
            <text:p>2425619</text:p>
          </table:table-cell>
          <table:table-cell office:value-type="float" office:value="142195564">
            <text:p>142195564</text:p>
          </table:table-cell>
          <table:table-cell office:value-type="string">
            <text:p>2012-10-16</text:p>
          </table:table-cell>
          <table:table-cell office:value-type="string">
            <text:p>A</text:p>
          </table:table-cell>
          <table:table-cell office:value-type="string">
            <text:p>2012-04-26</text:p>
          </table:table-cell>
          <table:table-cell office:value-type="float" office:value="90902429834">
            <text:p>9090242983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26.04.201212 : 53 : kolesterool 6.13 mmol/L</text:p>
          </table:table-cell>
          <table:table-cell office:value-type="string">
            <text:p>kolesterool 6.13 mmol/L</text:p>
          </table:table-cell>
          <table:table-cell/>
          <table:table-cell office:value-type="string">
            <text:p>kolesterool</text:p>
          </table:table-cell>
          <table:table-cell table:style-name="Default" office:value-type="float" office:value="6.13">
            <text:p>6,13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33230">
            <text:p>2033230</text:p>
          </table:table-cell>
          <table:table-cell office:value-type="float" office:value="120385206">
            <text:p>120385206</text:p>
          </table:table-cell>
          <table:table-cell office:value-type="string">
            <text:p>2012-05-16</text:p>
          </table:table-cell>
          <table:table-cell office:value-type="string">
            <text:p>A</text:p>
          </table:table-cell>
          <table:table-cell office:value-type="string">
            <text:p>2012-05-15</text:p>
          </table:table-cell>
          <table:table-cell office:value-type="float" office:value="18489553070">
            <text:p>1848955307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15.05.201216 : 58 : Kolesterool 6.17 mmol/L</text:p>
          </table:table-cell>
          <table:table-cell office:value-type="string">
            <text:p>Kolesterool 6.17 mmol/L</text:p>
          </table:table-cell>
          <table:table-cell/>
          <table:table-cell office:value-type="string">
            <text:p>Kolesterool</text:p>
          </table:table-cell>
          <table:table-cell table:style-name="Default" office:value-type="float" office:value="6.17">
            <text:p>6,17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92359">
            <text:p>492359</text:p>
          </table:table-cell>
          <table:table-cell office:value-type="float" office:value="85824159">
            <text:p>85824159</text:p>
          </table:table-cell>
          <table:table-cell office:value-type="string">
            <text:p>2012-03-01</text:p>
          </table:table-cell>
          <table:table-cell office:value-type="string">
            <text:p>S</text:p>
          </table:table-cell>
          <table:table-cell office:value-type="string">
            <text:p>2012-03-01</text:p>
          </table:table-cell>
          <table:table-cell office:value-type="float" office:value="83307392101">
            <text:p>83307392101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table:number-columns-repeated="2" office:value-type="string">
            <text:p>Kolesterool 6.2</text:p>
          </table:table-cell>
          <table:table-cell office:value-type="string">
            <text:p><text:s/>( 3.9 . 7.8 mmol/L )</text:p>
          </table:table-cell>
          <table:table-cell office:value-type="string">
            <text:p>Kolesterool</text:p>
          </table:table-cell>
          <table:table-cell office:value-type="float" office:value="6.2">
            <text:p>6,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246520">
            <text:p>16246520</text:p>
          </table:table-cell>
          <table:table-cell office:value-type="float" office:value="214789004">
            <text:p>214789004</text:p>
          </table:table-cell>
          <table:table-cell office:value-type="string">
            <text:p>2013-12-11</text:p>
          </table:table-cell>
          <table:table-cell office:value-type="string">
            <text:p>S</text:p>
          </table:table-cell>
          <table:table-cell office:value-type="string">
            <text:p>2013-12-07</text:p>
          </table:table-cell>
          <table:table-cell office:value-type="float" office:value="48636764096">
            <text:p>48636764096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aalium 4.2 ( 3.4 . 4.5 mmol/L ) Kolesterool 6.2</text:p>
          </table:table-cell>
          <table:table-cell office:value-type="string">
            <text:p>Kolesterool 6.2</text:p>
          </table:table-cell>
          <table:table-cell office:value-type="string">
            <text:p><text:s/>( 3.9 . 7.8 mmol/L ) HDL 2.42 (</text:p>
          </table:table-cell>
          <table:table-cell office:value-type="string">
            <text:p>Kolesterool</text:p>
          </table:table-cell>
          <table:table-cell office:value-type="float" office:value="6.2">
            <text:p>6,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517520">
            <text:p>7517520</text:p>
          </table:table-cell>
          <table:table-cell office:value-type="float" office:value="90048985">
            <text:p>90048985</text:p>
          </table:table-cell>
          <table:table-cell office:value-type="string">
            <text:p>2012-03-16</text:p>
          </table:table-cell>
          <table:table-cell office:value-type="string">
            <text:p>A</text:p>
          </table:table-cell>
          <table:table-cell office:value-type="string">
            <text:p>2012-03-13</text:p>
          </table:table-cell>
          <table:table-cell office:value-type="float" office:value="84828338444">
            <text:p>84828338444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table:number-columns-repeated="2" office:value-type="string">
            <text:p>Kolesterool 6.2</text:p>
          </table:table-cell>
          <table:table-cell office:value-type="string">
            <text:p><text:s/>( 3.9 . 7.8 mmol/L )</text:p>
          </table:table-cell>
          <table:table-cell office:value-type="string">
            <text:p>Kolesterool</text:p>
          </table:table-cell>
          <table:table-cell office:value-type="float" office:value="6.2">
            <text:p>6,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432417">
            <text:p>24432417</text:p>
          </table:table-cell>
          <table:table-cell office:value-type="float" office:value="171297702">
            <text:p>171297702</text:p>
          </table:table-cell>
          <table:table-cell office:value-type="string">
            <text:p>2013-04-10</text:p>
          </table:table-cell>
          <table:table-cell office:value-type="string">
            <text:p>A</text:p>
          </table:table-cell>
          <table:table-cell office:value-type="string">
            <text:p>2013-04-09</text:p>
          </table:table-cell>
          <table:table-cell office:value-type="float" office:value="13103176780">
            <text:p>1310317678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table:number-columns-repeated="2" office:value-type="string">
            <text:p>Kolesterool 6.2</text:p>
          </table:table-cell>
          <table:table-cell office:value-type="string">
            <text:p><text:s/>( 3.9 . 7.8 mmol/L )</text:p>
          </table:table-cell>
          <table:table-cell office:value-type="string">
            <text:p>Kolesterool</text:p>
          </table:table-cell>
          <table:table-cell office:value-type="float" office:value="6.2">
            <text:p>6,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59444">
            <text:p>1859444</text:p>
          </table:table-cell>
          <table:table-cell office:value-type="float" office:value="128042952">
            <text:p>128042952</text:p>
          </table:table-cell>
          <table:table-cell office:value-type="string">
            <text:p>2012-07-04</text:p>
          </table:table-cell>
          <table:table-cell office:value-type="string">
            <text:p>A</text:p>
          </table:table-cell>
          <table:table-cell office:value-type="string">
            <text:p>2012-05-16</text:p>
          </table:table-cell>
          <table:table-cell office:value-type="float" office:value="70134026450">
            <text:p>7013402645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table:number-columns-repeated="2" office:value-type="string">
            <text:p>Kolesterool 6.2</text:p>
          </table:table-cell>
          <table:table-cell office:value-type="string">
            <text:p><text:s/>( 3.9 . 7.8 mmol/L )</text:p>
          </table:table-cell>
          <table:table-cell office:value-type="string">
            <text:p>Kolesterool</text:p>
          </table:table-cell>
          <table:table-cell office:value-type="float" office:value="6.2">
            <text:p>6,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357389">
            <text:p>14357389</text:p>
          </table:table-cell>
          <table:table-cell office:value-type="float" office:value="201460133">
            <text:p>201460133</text:p>
          </table:table-cell>
          <table:table-cell office:value-type="string">
            <text:p>2013-10-04</text:p>
          </table:table-cell>
          <table:table-cell office:value-type="string">
            <text:p>A</text:p>
          </table:table-cell>
          <table:table-cell office:value-type="string">
            <text:p>2013-03-21</text:p>
          </table:table-cell>
          <table:table-cell office:value-type="float" office:value="40503770148">
            <text:p>4050377014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table:number-columns-repeated="2" office:value-type="string">
            <text:p>Kolesterool 6.2</text:p>
          </table:table-cell>
          <table:table-cell office:value-type="string">
            <text:p><text:s/>( 3.9 . 7.8 mmol/L )</text:p>
          </table:table-cell>
          <table:table-cell office:value-type="string">
            <text:p>Kolesterool</text:p>
          </table:table-cell>
          <table:table-cell office:value-type="float" office:value="6.2">
            <text:p>6,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837542">
            <text:p>19837542</text:p>
          </table:table-cell>
          <table:table-cell office:value-type="float" office:value="179928532">
            <text:p>179928532</text:p>
          </table:table-cell>
          <table:table-cell office:value-type="string">
            <text:p>2013-05-28</text:p>
          </table:table-cell>
          <table:table-cell office:value-type="string">
            <text:p>A</text:p>
          </table:table-cell>
          <table:table-cell office:value-type="string">
            <text:p>2013-05-24</text:p>
          </table:table-cell>
          <table:table-cell office:value-type="float" office:value="95292992630">
            <text:p>9529299263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24.05.201314 : 08 : Kolesterool 6.2 mmol/L</text:p>
          </table:table-cell>
          <table:table-cell office:value-type="string">
            <text:p>Kolesterool 6.2 mmol/L</text:p>
          </table:table-cell>
          <table:table-cell office:value-type="string">
            <text:p><text:s/>( 2012 jaanuar 8,4 mmol/l /</text:p>
          </table:table-cell>
          <table:table-cell office:value-type="string">
            <text:p>Kolesterool</text:p>
          </table:table-cell>
          <table:table-cell office:value-type="float" office:value="6.2">
            <text:p>6,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275721">
            <text:p>5275721</text:p>
          </table:table-cell>
          <table:table-cell office:value-type="float" office:value="139734467">
            <text:p>139734467</text:p>
          </table:table-cell>
          <table:table-cell office:value-type="string">
            <text:p>2012-09-19</text:p>
          </table:table-cell>
          <table:table-cell office:value-type="string">
            <text:p>A</text:p>
          </table:table-cell>
          <table:table-cell office:value-type="string">
            <text:p>2012-09-18</text:p>
          </table:table-cell>
          <table:table-cell office:value-type="float" office:value="93315571280">
            <text:p>9331557128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table:number-columns-repeated="2" office:value-type="string">
            <text:p>S , P-Kolesterool 6.2</text:p>
          </table:table-cell>
          <table:table-cell office:value-type="string">
            <text:p><text:s/>( 3.3 . 6.9 mmol/L )</text:p>
          </table:table-cell>
          <table:table-cell office:value-type="string">
            <text:p>S , P-Kolesterool</text:p>
          </table:table-cell>
          <table:table-cell office:value-type="float" office:value="6.2">
            <text:p>6,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64007">
            <text:p>2164007</text:p>
          </table:table-cell>
          <table:table-cell office:value-type="float" office:value="86646310">
            <text:p>86646310</text:p>
          </table:table-cell>
          <table:table-cell office:value-type="string">
            <text:p>2012-03-20</text:p>
          </table:table-cell>
          <table:table-cell office:value-type="string">
            <text:p>A</text:p>
          </table:table-cell>
          <table:table-cell office:value-type="string">
            <text:p>2012-03-06</text:p>
          </table:table-cell>
          <table:table-cell office:value-type="float" office:value="37647378474">
            <text:p>3764737847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6.03.2012 : 05.03.201217 : 12 : Kolesterool 6.2 mmol/L</text:p>
          </table:table-cell>
          <table:table-cell office:value-type="string">
            <text:p>Kolesterool 6.2 mmol/L</text:p>
          </table:table-cell>
          <table:table-cell/>
          <table:table-cell office:value-type="string">
            <text:p>Kolesterool</text:p>
          </table:table-cell>
          <table:table-cell office:value-type="float" office:value="6.2">
            <text:p>6,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02827">
            <text:p>2402827</text:p>
          </table:table-cell>
          <table:table-cell office:value-type="float" office:value="150642320">
            <text:p>150642320</text:p>
          </table:table-cell>
          <table:table-cell office:value-type="string">
            <text:p>2012-12-0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9355235408">
            <text:p>5935523540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2.11.2012 Glükoos 13.1 mmol/L , Kolesterool 6.2 mmol/L</text:p>
          </table:table-cell>
          <table:table-cell office:value-type="string">
            <text:p>Kolesterool 6.2 mmol/L</text:p>
          </table:table-cell>
          <table:table-cell office:value-type="string">
            <text:p><text:s/>, Triglütseriidid 1.20 mmol/L ,</text:p>
          </table:table-cell>
          <table:table-cell office:value-type="string">
            <text:p>Kolesterool</text:p>
          </table:table-cell>
          <table:table-cell office:value-type="float" office:value="6.2">
            <text:p>6,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806148">
            <text:p>21806148</text:p>
          </table:table-cell>
          <table:table-cell office:value-type="float" office:value="170896734">
            <text:p>170896734</text:p>
          </table:table-cell>
          <table:table-cell office:value-type="string">
            <text:p>2013-04-08</text:p>
          </table:table-cell>
          <table:table-cell office:value-type="string">
            <text:p>A</text:p>
          </table:table-cell>
          <table:table-cell office:value-type="string">
            <text:p>2013-04-05</text:p>
          </table:table-cell>
          <table:table-cell office:value-type="float" office:value="22987214283">
            <text:p>2298721428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hem referentsväärtuste piires ( chol -6,2</text:p>
          </table:table-cell>
          <table:table-cell office:value-type="string">
            <text:p>chol -6,2</text:p>
          </table:table-cell>
          <table:table-cell office:value-type="string">
            <text:p><text:s/>)</text:p>
          </table:table-cell>
          <table:table-cell office:value-type="string">
            <text:p>chol</text:p>
          </table:table-cell>
          <table:table-cell office:value-type="float" office:value="6.2">
            <text:p>6,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159195">
            <text:p>21159195</text:p>
          </table:table-cell>
          <table:table-cell office:value-type="float" office:value="170454310">
            <text:p>170454310</text:p>
          </table:table-cell>
          <table:table-cell office:value-type="string">
            <text:p>2013-04-04</text:p>
          </table:table-cell>
          <table:table-cell office:value-type="string">
            <text:p>A</text:p>
          </table:table-cell>
          <table:table-cell office:value-type="string">
            <text:p>2013-04-04</text:p>
          </table:table-cell>
          <table:table-cell office:value-type="float" office:value="25398745322">
            <text:p>2539874532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office:value-type="string">
            <text:p><text:s/>hüpotüreoos kompenseeritud ) , Chol 6,2</text:p>
          </table:table-cell>
          <table:table-cell office:value-type="string">
            <text:p>Chol 6,2</text:p>
          </table:table-cell>
          <table:table-cell office:value-type="string">
            <text:p><text:s/>( statiine ei taha võta )</text:p>
          </table:table-cell>
          <table:table-cell office:value-type="string">
            <text:p>Chol</text:p>
          </table:table-cell>
          <table:table-cell office:value-type="float" office:value="6.2">
            <text:p>6,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979724">
            <text:p>10979724</text:p>
          </table:table-cell>
          <table:table-cell office:value-type="float" office:value="196828004">
            <text:p>196828004</text:p>
          </table:table-cell>
          <table:table-cell office:value-type="string">
            <text:p>2013-09-10</text:p>
          </table:table-cell>
          <table:table-cell office:value-type="string">
            <text:p>A</text:p>
          </table:table-cell>
          <table:table-cell office:value-type="string">
            <text:p>2013-09-05</text:p>
          </table:table-cell>
          <table:table-cell office:value-type="float" office:value="673030513742">
            <text:p>67303051374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table:number-columns-repeated="2" office:value-type="string">
            <text:p>Kolesterool 6.2</text:p>
          </table:table-cell>
          <table:table-cell office:value-type="string">
            <text:p><text:s/>↑ ( 2.9 . 6.1 mmol/L )</text:p>
          </table:table-cell>
          <table:table-cell office:value-type="string">
            <text:p>Kolesterool</text:p>
          </table:table-cell>
          <table:table-cell office:value-type="float" office:value="6.2">
            <text:p>6,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605412">
            <text:p>11605412</text:p>
          </table:table-cell>
          <table:table-cell office:value-type="float" office:value="208337686">
            <text:p>208337686</text:p>
          </table:table-cell>
          <table:table-cell office:value-type="string">
            <text:p>2013-11-11</text:p>
          </table:table-cell>
          <table:table-cell office:value-type="string">
            <text:p>A</text:p>
          </table:table-cell>
          <table:table-cell office:value-type="string">
            <text:p>2013-11-11</text:p>
          </table:table-cell>
          <table:table-cell office:value-type="float" office:value="34647287492">
            <text:p>3464728749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table:number-columns-repeated="2" office:value-type="string">
            <text:p>Kolesterool 6.2</text:p>
          </table:table-cell>
          <table:table-cell office:value-type="string">
            <text:p><text:s/>( 3.9 . 7.8 mmol/L )</text:p>
          </table:table-cell>
          <table:table-cell office:value-type="string">
            <text:p>Kolesterool</text:p>
          </table:table-cell>
          <table:table-cell office:value-type="float" office:value="6.2">
            <text:p>6,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52812">
            <text:p>752812</text:p>
          </table:table-cell>
          <table:table-cell office:value-type="float" office:value="144407210">
            <text:p>144407210</text:p>
          </table:table-cell>
          <table:table-cell office:value-type="string">
            <text:p>2012-10-25</text:p>
          </table:table-cell>
          <table:table-cell office:value-type="string">
            <text:p>S</text:p>
          </table:table-cell>
          <table:table-cell office:value-type="string">
            <text:p>2012-10-19</text:p>
          </table:table-cell>
          <table:table-cell office:value-type="float" office:value="48234813426">
            <text:p>48234813426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table:number-columns-repeated="2" office:value-type="string">
            <text:p>S , P-Kolesterool 6.2</text:p>
          </table:table-cell>
          <table:table-cell office:value-type="string">
            <text:p><text:s/>( 3.3 . 6.9 mmol/L )</text:p>
          </table:table-cell>
          <table:table-cell office:value-type="string">
            <text:p>S , P-Kolesterool</text:p>
          </table:table-cell>
          <table:table-cell office:value-type="float" office:value="6.2">
            <text:p>6,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72776">
            <text:p>772776</text:p>
          </table:table-cell>
          <table:table-cell office:value-type="float" office:value="131428187">
            <text:p>131428187</text:p>
          </table:table-cell>
          <table:table-cell office:value-type="string">
            <text:p>2012-07-06</text:p>
          </table:table-cell>
          <table:table-cell office:value-type="string">
            <text:p>S</text:p>
          </table:table-cell>
          <table:table-cell office:value-type="string">
            <text:p>2012-07-05</text:p>
          </table:table-cell>
          <table:table-cell office:value-type="float" office:value="71009812036">
            <text:p>71009812036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table:number-columns-repeated="2" office:value-type="string">
            <text:p>S , P-Kolesterool 6.2</text:p>
          </table:table-cell>
          <table:table-cell office:value-type="string">
            <text:p><text:s/>( 3.9 . 7.8 mmol/L )</text:p>
          </table:table-cell>
          <table:table-cell office:value-type="string">
            <text:p>S , P-Kolesterool</text:p>
          </table:table-cell>
          <table:table-cell office:value-type="float" office:value="6.2">
            <text:p>6,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71222">
            <text:p>1971222</text:p>
          </table:table-cell>
          <table:table-cell office:value-type="float" office:value="127588074">
            <text:p>127588074</text:p>
          </table:table-cell>
          <table:table-cell office:value-type="string">
            <text:p>2012-07-0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3953984659">
            <text:p>6395398465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table:number-columns-repeated="2" office:value-type="string">
            <text:p>S , P-Chol 6.23 mmol/l</text:p>
          </table:table-cell>
          <table:table-cell office:value-type="string">
            <text:p><text:s/>&lt; 5.2 mmol/l</text:p>
          </table:table-cell>
          <table:table-cell office:value-type="string">
            <text:p>S , P-Chol</text:p>
          </table:table-cell>
          <table:table-cell table:style-name="Default" office:value-type="float" office:value="6.23">
            <text:p>6,23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855719">
            <text:p>2855719</text:p>
          </table:table-cell>
          <table:table-cell office:value-type="float" office:value="119342393">
            <text:p>119342393</text:p>
          </table:table-cell>
          <table:table-cell office:value-type="string">
            <text:p>2012-03-16</text:p>
          </table:table-cell>
          <table:table-cell office:value-type="string">
            <text:p>A</text:p>
          </table:table-cell>
          <table:table-cell office:value-type="string">
            <text:p>2012-02-21</text:p>
          </table:table-cell>
          <table:table-cell office:value-type="float" office:value="18752863143">
            <text:p>1875286314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06.01.09 Chol-6,23</text:p>
          </table:table-cell>
          <table:table-cell office:value-type="string">
            <text:p>Chol-6,23</text:p>
          </table:table-cell>
          <table:table-cell office:value-type="string">
            <text:p>!TSH-3,61 ;</text:p>
          </table:table-cell>
          <table:table-cell office:value-type="string">
            <text:p>Chol</text:p>
          </table:table-cell>
          <table:table-cell table:style-name="Default" office:value-type="float" office:value="6.23">
            <text:p>6,2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234717">
            <text:p>21234717</text:p>
          </table:table-cell>
          <table:table-cell office:value-type="float" office:value="169103371">
            <text:p>169103371</text:p>
          </table:table-cell>
          <table:table-cell office:value-type="string">
            <text:p>2013-03-27</text:p>
          </table:table-cell>
          <table:table-cell office:value-type="string">
            <text:p>A</text:p>
          </table:table-cell>
          <table:table-cell office:value-type="string">
            <text:p>2013-02-18</text:p>
          </table:table-cell>
          <table:table-cell office:value-type="float" office:value="17761251996">
            <text:p>1776125199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Hba1c 6,1 % ; Chol-6,27</text:p>
          </table:table-cell>
          <table:table-cell office:value-type="string">
            <text:p>Chol-6,27</text:p>
          </table:table-cell>
          <table:table-cell office:value-type="string">
            <text:p><text:s/>; LDL-4,48 , Crea 80,7 ; U-alb </text:p>
          </table:table-cell>
          <table:table-cell office:value-type="string">
            <text:p>Chol</text:p>
          </table:table-cell>
          <table:table-cell table:style-name="Default" office:value-type="float" office:value="6.27">
            <text:p>6,2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461399">
            <text:p>4461399</text:p>
          </table:table-cell>
          <table:table-cell office:value-type="float" office:value="81645215">
            <text:p>81645215</text:p>
          </table:table-cell>
          <table:table-cell office:value-type="string">
            <text:p>2012-01-19</text:p>
          </table:table-cell>
          <table:table-cell office:value-type="string">
            <text:p>A</text:p>
          </table:table-cell>
          <table:table-cell office:value-type="string">
            <text:p>2012-01-18</text:p>
          </table:table-cell>
          <table:table-cell office:value-type="float" office:value="11333252664">
            <text:p>1133325266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table:number-columns-repeated="2" office:value-type="string">
            <text:p>Kolesterool 6.3</text:p>
          </table:table-cell>
          <table:table-cell office:value-type="string">
            <text:p><text:s/>( 3.3 . 6.9 mmol/L )</text:p>
          </table:table-cell>
          <table:table-cell office:value-type="string">
            <text:p>Kolesterool</text:p>
          </table:table-cell>
          <table:table-cell office:value-type="float" office:value="6.3">
            <text:p>6,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095591">
            <text:p>4095591</text:p>
          </table:table-cell>
          <table:table-cell office:value-type="float" office:value="96006059">
            <text:p>96006059</text:p>
          </table:table-cell>
          <table:table-cell office:value-type="string">
            <text:p>2012-03-15</text:p>
          </table:table-cell>
          <table:table-cell office:value-type="string">
            <text:p>A</text:p>
          </table:table-cell>
          <table:table-cell office:value-type="string">
            <text:p>2012-03-15</text:p>
          </table:table-cell>
          <table:table-cell office:value-type="float" office:value="23371332014">
            <text:p>2337133201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<text:s/>15.03.201200 : 00 ) VASTUSED : Kolesterool 6.3</text:p>
          </table:table-cell>
          <table:table-cell office:value-type="string">
            <text:p>Kolesterool 6.3</text:p>
          </table:table-cell>
          <table:table-cell office:value-type="string">
            <text:p><text:s/>( 3.9 . 7.8 mmol/L ) S , P-TSH </text:p>
          </table:table-cell>
          <table:table-cell office:value-type="string">
            <text:p>Kolesterool</text:p>
          </table:table-cell>
          <table:table-cell office:value-type="float" office:value="6.3">
            <text:p>6,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734336">
            <text:p>2734336</text:p>
          </table:table-cell>
          <table:table-cell office:value-type="float" office:value="148771329">
            <text:p>148771329</text:p>
          </table:table-cell>
          <table:table-cell office:value-type="string">
            <text:p>2012-11-2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6188762633">
            <text:p>3618876263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table:number-columns-repeated="2" office:value-type="string">
            <text:p>kolester 6,3</text:p>
          </table:table-cell>
          <table:table-cell office:value-type="string">
            <text:p><text:s/>kreatin 79 kusihape 370 Ca 2,26</text:p>
          </table:table-cell>
          <table:table-cell office:value-type="string">
            <text:p>kolester</text:p>
          </table:table-cell>
          <table:table-cell office:value-type="float" office:value="6.3">
            <text:p>6,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256134">
            <text:p>19256134</text:p>
          </table:table-cell>
          <table:table-cell office:value-type="float" office:value="218893127">
            <text:p>218893127</text:p>
          </table:table-cell>
          <table:table-cell office:value-type="string">
            <text:p>2013-12-28</text:p>
          </table:table-cell>
          <table:table-cell office:value-type="string">
            <text:p>A</text:p>
          </table:table-cell>
          <table:table-cell office:value-type="string">
            <text:p>2013-11-27</text:p>
          </table:table-cell>
          <table:table-cell office:value-type="float" office:value="673030384311">
            <text:p>67303038431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office:value-type="string">
            <text:p>TSH 0,02 , kolesterool 6,3</text:p>
          </table:table-cell>
          <table:table-cell office:value-type="string">
            <text:p>kolesterool 6,3</text:p>
          </table:table-cell>
          <table:table-cell office:value-type="string">
            <text:p><text:s/>.</text:p>
          </table:table-cell>
          <table:table-cell office:value-type="string">
            <text:p>kolesterool</text:p>
          </table:table-cell>
          <table:table-cell office:value-type="float" office:value="6.3">
            <text:p>6,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507362">
            <text:p>2507362</text:p>
          </table:table-cell>
          <table:table-cell office:value-type="float" office:value="146522119">
            <text:p>146522119</text:p>
          </table:table-cell>
          <table:table-cell office:value-type="string">
            <text:p>2012-11-13</text:p>
          </table:table-cell>
          <table:table-cell office:value-type="string">
            <text:p>A</text:p>
          </table:table-cell>
          <table:table-cell office:value-type="string">
            <text:p>2012-11-07</text:p>
          </table:table-cell>
          <table:table-cell office:value-type="float" office:value="30089080483">
            <text:p>3008908048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07.11.201216 : 55 : Kolesterool 6.3 mmol/L</text:p>
          </table:table-cell>
          <table:table-cell office:value-type="string">
            <text:p>Kolesterool 6.3 mmol/L</text:p>
          </table:table-cell>
          <table:table-cell/>
          <table:table-cell office:value-type="string">
            <text:p>Kolesterool</text:p>
          </table:table-cell>
          <table:table-cell office:value-type="float" office:value="6.3">
            <text:p>6,3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606139">
            <text:p>2606139</text:p>
          </table:table-cell>
          <table:table-cell office:value-type="float" office:value="132853053">
            <text:p>132853053</text:p>
          </table:table-cell>
          <table:table-cell office:value-type="string">
            <text:p>2012-08-0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2281029352">
            <text:p>7228102935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HbA1c = 38 ( 5,6 ) , urea=9,3 , chol = 6,37</text:p>
          </table:table-cell>
          <table:table-cell office:value-type="string">
            <text:p>chol = 6,37</text:p>
          </table:table-cell>
          <table:table-cell office:value-type="string">
            <text:p><text:s/>, ( 6,6 eelmine analüüs ) HDlch</text:p>
          </table:table-cell>
          <table:table-cell office:value-type="string">
            <text:p>chol</text:p>
          </table:table-cell>
          <table:table-cell table:style-name="Default" office:value-type="float" office:value="6.37">
            <text:p>6,3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69244">
            <text:p>2169244</text:p>
          </table:table-cell>
          <table:table-cell office:value-type="float" office:value="92011234">
            <text:p>92011234</text:p>
          </table:table-cell>
          <table:table-cell office:value-type="string">
            <text:p>2012-03-1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1290148545">
            <text:p>7129014854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Pikk lint HGB - 13,6 , kolesterool - 6,4 mmol/l</text:p>
          </table:table-cell>
          <table:table-cell office:value-type="string">
            <text:p>kolesterool - 6,4 mmol/l</text:p>
          </table:table-cell>
          <table:table-cell office:value-type="string">
            <text:p><text:s/>, LDL - 4,5 mmol/l , kreatiniin</text:p>
          </table:table-cell>
          <table:table-cell office:value-type="string">
            <text:p>kolesterool</text:p>
          </table:table-cell>
          <table:table-cell office:value-type="float" office:value="6.4">
            <text:p>6,4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382634">
            <text:p>16382634</text:p>
          </table:table-cell>
          <table:table-cell office:value-type="float" office:value="183989988">
            <text:p>183989988</text:p>
          </table:table-cell>
          <table:table-cell office:value-type="string">
            <text:p>2013-06-18</text:p>
          </table:table-cell>
          <table:table-cell office:value-type="string">
            <text:p>S</text:p>
          </table:table-cell>
          <table:table-cell office:value-type="string">
            <text:p>2013-06-12</text:p>
          </table:table-cell>
          <table:table-cell office:value-type="float" office:value="70233391615">
            <text:p>70233391615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table:number-columns-repeated="2" office:value-type="string">
            <text:p>Kolesterool 6.4</text:p>
          </table:table-cell>
          <table:table-cell office:value-type="string">
            <text:p><text:s/>( 3.9 . 7.8 mmol/L )</text:p>
          </table:table-cell>
          <table:table-cell office:value-type="string">
            <text:p>Kolesterool</text:p>
          </table:table-cell>
          <table:table-cell office:value-type="float" office:value="6.4">
            <text:p>6,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671822">
            <text:p>24671822</text:p>
          </table:table-cell>
          <table:table-cell office:value-type="float" office:value="209929069">
            <text:p>209929069</text:p>
          </table:table-cell>
          <table:table-cell office:value-type="string">
            <text:p>2013-11-18</text:p>
          </table:table-cell>
          <table:table-cell office:value-type="string">
            <text:p>A</text:p>
          </table:table-cell>
          <table:table-cell office:value-type="string">
            <text:p>2013-11-12</text:p>
          </table:table-cell>
          <table:table-cell office:value-type="float" office:value="65087864752">
            <text:p>6508786475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table:number-columns-repeated="2" office:value-type="string">
            <text:p>Kolesterool 6.4</text:p>
          </table:table-cell>
          <table:table-cell office:value-type="string">
            <text:p><text:s/>( 3.9 . 7.8 mmol/L )</text:p>
          </table:table-cell>
          <table:table-cell office:value-type="string">
            <text:p>Kolesterool</text:p>
          </table:table-cell>
          <table:table-cell office:value-type="float" office:value="6.4">
            <text:p>6,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056480">
            <text:p>17056480</text:p>
          </table:table-cell>
          <table:table-cell office:value-type="float" office:value="199355594">
            <text:p>199355594</text:p>
          </table:table-cell>
          <table:table-cell office:value-type="string">
            <text:p>2013-09-24</text:p>
          </table:table-cell>
          <table:table-cell office:value-type="string">
            <text:p>A</text:p>
          </table:table-cell>
          <table:table-cell office:value-type="string">
            <text:p>2013-09-13</text:p>
          </table:table-cell>
          <table:table-cell office:value-type="float" office:value="673030395358">
            <text:p>67303039535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13.09.201313 : 49 : Kolesterool 6.4 mmol/L</text:p>
          </table:table-cell>
          <table:table-cell office:value-type="string">
            <text:p>Kolesterool 6.4 mmol/L</text:p>
          </table:table-cell>
          <table:table-cell office:value-type="string">
            <text:p><text:s/>[ norm .. - 5.0 ]</text:p>
          </table:table-cell>
          <table:table-cell office:value-type="string">
            <text:p>Kolesterool</text:p>
          </table:table-cell>
          <table:table-cell office:value-type="float" office:value="6.4">
            <text:p>6,4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166623">
            <text:p>18166623</text:p>
          </table:table-cell>
          <table:table-cell office:value-type="float" office:value="183203947">
            <text:p>183203947</text:p>
          </table:table-cell>
          <table:table-cell office:value-type="string">
            <text:p>2013-06-13</text:p>
          </table:table-cell>
          <table:table-cell office:value-type="string">
            <text:p>A</text:p>
          </table:table-cell>
          <table:table-cell office:value-type="string">
            <text:p>2013-06-07</text:p>
          </table:table-cell>
          <table:table-cell office:value-type="float" office:value="49367589592">
            <text:p>4936758959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07.06.201316 : 06 : Kolesterool 6.4 mmol/L</text:p>
          </table:table-cell>
          <table:table-cell office:value-type="string">
            <text:p>Kolesterool 6.4 mmol/L</text:p>
          </table:table-cell>
          <table:table-cell/>
          <table:table-cell office:value-type="string">
            <text:p>Kolesterool</text:p>
          </table:table-cell>
          <table:table-cell office:value-type="float" office:value="6.4">
            <text:p>6,4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126372">
            <text:p>14126372</text:p>
          </table:table-cell>
          <table:table-cell office:value-type="float" office:value="169733241">
            <text:p>169733241</text:p>
          </table:table-cell>
          <table:table-cell office:value-type="string">
            <text:p>2013-04-02</text:p>
          </table:table-cell>
          <table:table-cell office:value-type="string">
            <text:p>A</text:p>
          </table:table-cell>
          <table:table-cell office:value-type="string">
            <text:p>2013-04-02</text:p>
          </table:table-cell>
          <table:table-cell office:value-type="float" office:value="66380880018">
            <text:p>6638088001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table:number-columns-repeated="2" office:value-type="string">
            <text:p>ÜK 6,4</text:p>
          </table:table-cell>
          <table:table-cell office:value-type="string">
            <text:p><text:s/>, HDL 1,18 , LDL 4,24</text:p>
          </table:table-cell>
          <table:table-cell office:value-type="string">
            <text:p>ÜK</text:p>
          </table:table-cell>
          <table:table-cell office:value-type="float" office:value="6.4">
            <text:p>6,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300154">
            <text:p>16300154</text:p>
          </table:table-cell>
          <table:table-cell office:value-type="float" office:value="155191663">
            <text:p>155191663</text:p>
          </table:table-cell>
          <table:table-cell office:value-type="string">
            <text:p>2012-12-19</text:p>
          </table:table-cell>
          <table:table-cell office:value-type="string">
            <text:p>S</text:p>
          </table:table-cell>
          <table:table-cell office:value-type="string">
            <text:p>2012-12-10</text:p>
          </table:table-cell>
          <table:table-cell office:value-type="float" office:value="98214789369">
            <text:p>9821478936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table:number-columns-repeated="2" office:value-type="string">
            <text:p>Kolesterool 6.4</text:p>
          </table:table-cell>
          <table:table-cell office:value-type="string">
            <text:p><text:s/>( 3.9 . 7.8 mmol/L )</text:p>
          </table:table-cell>
          <table:table-cell office:value-type="string">
            <text:p>Kolesterool</text:p>
          </table:table-cell>
          <table:table-cell office:value-type="float" office:value="6.4">
            <text:p>6,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048397">
            <text:p>3048397</text:p>
          </table:table-cell>
          <table:table-cell office:value-type="float" office:value="127777594">
            <text:p>127777594</text:p>
          </table:table-cell>
          <table:table-cell office:value-type="string">
            <text:p>2012-07-02</text:p>
          </table:table-cell>
          <table:table-cell office:value-type="string">
            <text:p>A</text:p>
          </table:table-cell>
          <table:table-cell office:value-type="string">
            <text:p>2012-06-13</text:p>
          </table:table-cell>
          <table:table-cell office:value-type="float" office:value="37430027909">
            <text:p>3743002790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TSH-2,07;Chol-6,42</text:p>
          </table:table-cell>
          <table:table-cell office:value-type="string">
            <text:p>Chol-6,42</text:p>
          </table:table-cell>
          <table:table-cell office:value-type="float" office:value="0">
            <text:p>0</text:p>
          </table:table-cell>
          <table:table-cell office:value-type="string">
            <text:p>Chol</text:p>
          </table:table-cell>
          <table:table-cell table:style-name="Default" office:value-type="float" office:value="6.42">
            <text:p>6,4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257867">
            <text:p>20257867</text:p>
          </table:table-cell>
          <table:table-cell office:value-type="float" office:value="175057376">
            <text:p>175057376</text:p>
          </table:table-cell>
          <table:table-cell office:value-type="string">
            <text:p>2013-04-30</text:p>
          </table:table-cell>
          <table:table-cell office:value-type="string">
            <text:p>A</text:p>
          </table:table-cell>
          <table:table-cell office:value-type="string">
            <text:p>2013-03-15</text:p>
          </table:table-cell>
          <table:table-cell office:value-type="float" office:value="22497597053">
            <text:p>2249759705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08.06.07 Chol-6,44</text:p>
          </table:table-cell>
          <table:table-cell office:value-type="string">
            <text:p>Chol-6,44</text:p>
          </table:table-cell>
          <table:table-cell office:value-type="string">
            <text:p>;08.07.09 .</text:p>
          </table:table-cell>
          <table:table-cell office:value-type="string">
            <text:p>Chol</text:p>
          </table:table-cell>
          <table:table-cell table:style-name="Default" office:value-type="float" office:value="6.44">
            <text:p>6,4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919275">
            <text:p>18919275</text:p>
          </table:table-cell>
          <table:table-cell office:value-type="float" office:value="178662858">
            <text:p>178662858</text:p>
          </table:table-cell>
          <table:table-cell office:value-type="string">
            <text:p>2013-05-21</text:p>
          </table:table-cell>
          <table:table-cell office:value-type="string">
            <text:p>A</text:p>
          </table:table-cell>
          <table:table-cell office:value-type="string">
            <text:p>2013-05-08</text:p>
          </table:table-cell>
          <table:table-cell office:value-type="float" office:value="673030440914">
            <text:p>67303044091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08.05.201311 : 08 : kolesterool 6.49 mmol/L</text:p>
          </table:table-cell>
          <table:table-cell office:value-type="string">
            <text:p>kolesterool 6.49 mmol/L</text:p>
          </table:table-cell>
          <table:table-cell/>
          <table:table-cell office:value-type="string">
            <text:p>kolesterool</text:p>
          </table:table-cell>
          <table:table-cell table:style-name="Default" office:value-type="float" office:value="6.49">
            <text:p>6,49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932983">
            <text:p>23932983</text:p>
          </table:table-cell>
          <table:table-cell office:value-type="float" office:value="214768213">
            <text:p>214768213</text:p>
          </table:table-cell>
          <table:table-cell office:value-type="string">
            <text:p>2013-12-11</text:p>
          </table:table-cell>
          <table:table-cell office:value-type="string">
            <text:p>A</text:p>
          </table:table-cell>
          <table:table-cell office:value-type="string">
            <text:p>2013-12-03</text:p>
          </table:table-cell>
          <table:table-cell office:value-type="float" office:value="673030400890">
            <text:p>67303040089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table:number-columns-repeated="2" office:value-type="string">
            <text:p>Kolesterool 6.5</text:p>
          </table:table-cell>
          <table:table-cell office:value-type="string">
            <text:p><text:s/>↑ ( 2.9 . 6.1 mmol/L )</text:p>
          </table:table-cell>
          <table:table-cell office:value-type="string">
            <text:p>Kolesterool</text:p>
          </table:table-cell>
          <table:table-cell office:value-type="float" office:value="6.5">
            <text:p>6,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183483">
            <text:p>21183483</text:p>
          </table:table-cell>
          <table:table-cell office:value-type="float" office:value="202711511">
            <text:p>202711511</text:p>
          </table:table-cell>
          <table:table-cell office:value-type="string">
            <text:p>2013-10-1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88581">
            <text:p>67303038858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office:value-type="string">
            <text:p>kopsuröntgen ja vereanalüüsid , kolesterool 6,5</text:p>
          </table:table-cell>
          <table:table-cell office:value-type="string">
            <text:p>kolesterool 6,5</text:p>
          </table:table-cell>
          <table:table-cell office:value-type="string">
            <text:p><text:s/>.</text:p>
          </table:table-cell>
          <table:table-cell office:value-type="string">
            <text:p>kolesterool</text:p>
          </table:table-cell>
          <table:table-cell office:value-type="float" office:value="6.5">
            <text:p>6,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573111">
            <text:p>19573111</text:p>
          </table:table-cell>
          <table:table-cell office:value-type="float" office:value="205723954">
            <text:p>205723954</text:p>
          </table:table-cell>
          <table:table-cell office:value-type="string">
            <text:p>2013-10-2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64342">
            <text:p>67303036434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. 23.10.201316 : 58 : 40 : Kolesterool 6.5 mmol/L</text:p>
          </table:table-cell>
          <table:table-cell office:value-type="string">
            <text:p>Kolesterool 6.5 mmol/L</text:p>
          </table:table-cell>
          <table:table-cell/>
          <table:table-cell office:value-type="string">
            <text:p>Kolesterool</text:p>
          </table:table-cell>
          <table:table-cell office:value-type="float" office:value="6.5">
            <text:p>6,5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474607">
            <text:p>16474607</text:p>
          </table:table-cell>
          <table:table-cell office:value-type="float" office:value="216895194">
            <text:p>216895194</text:p>
          </table:table-cell>
          <table:table-cell office:value-type="string">
            <text:p>2013-12-19</text:p>
          </table:table-cell>
          <table:table-cell office:value-type="string">
            <text:p>S</text:p>
          </table:table-cell>
          <table:table-cell office:value-type="string">
            <text:p>2013-12-16</text:p>
          </table:table-cell>
          <table:table-cell office:value-type="float" office:value="673033533414">
            <text:p>673033533414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table:number-columns-repeated="2" office:value-type="string">
            <text:p>Kolesterool 6.5</text:p>
          </table:table-cell>
          <table:table-cell office:value-type="string">
            <text:p><text:s/>( 3.9 . 7.8 mmol/L )</text:p>
          </table:table-cell>
          <table:table-cell office:value-type="string">
            <text:p>Kolesterool</text:p>
          </table:table-cell>
          <table:table-cell office:value-type="float" office:value="6.5">
            <text:p>6,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07957">
            <text:p>1907957</text:p>
          </table:table-cell>
          <table:table-cell office:value-type="float" office:value="121440502">
            <text:p>121440502</text:p>
          </table:table-cell>
          <table:table-cell office:value-type="string">
            <text:p>2012-05-22</text:p>
          </table:table-cell>
          <table:table-cell office:value-type="string">
            <text:p>A</text:p>
          </table:table-cell>
          <table:table-cell office:value-type="string">
            <text:p>2012-05-16</text:p>
          </table:table-cell>
          <table:table-cell office:value-type="float" office:value="62823972831">
            <text:p>6282397283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16.05.201212 : 58 : kolesterool 6.55 mmol/L</text:p>
          </table:table-cell>
          <table:table-cell office:value-type="string">
            <text:p>kolesterool 6.55 mmol/L</text:p>
          </table:table-cell>
          <table:table-cell/>
          <table:table-cell office:value-type="string">
            <text:p>kolesterool</text:p>
          </table:table-cell>
          <table:table-cell table:style-name="Default" office:value-type="float" office:value="6.55">
            <text:p>6,55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052519">
            <text:p>3052519</text:p>
          </table:table-cell>
          <table:table-cell office:value-type="float" office:value="120379394">
            <text:p>120379394</text:p>
          </table:table-cell>
          <table:table-cell office:value-type="string">
            <text:p>2012-03-22</text:p>
          </table:table-cell>
          <table:table-cell office:value-type="string">
            <text:p>A</text:p>
          </table:table-cell>
          <table:table-cell office:value-type="string">
            <text:p>2012-03-22</text:p>
          </table:table-cell>
          <table:table-cell office:value-type="float" office:value="71329065268">
            <text:p>7132906526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table:number-columns-repeated="2" office:value-type="string">
            <text:p>Chol6,57</text:p>
          </table:table-cell>
          <table:table-cell office:value-type="string">
            <text:p><text:s/>.</text:p>
          </table:table-cell>
          <table:table-cell office:value-type="string">
            <text:p>Chol</text:p>
          </table:table-cell>
          <table:table-cell table:style-name="Default" office:value-type="float" office:value="6.57">
            <text:p>6,5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320542">
            <text:p>3320542</text:p>
          </table:table-cell>
          <table:table-cell office:value-type="float" office:value="83418663">
            <text:p>83418663</text:p>
          </table:table-cell>
          <table:table-cell office:value-type="string">
            <text:p>2012-01-13</text:p>
          </table:table-cell>
          <table:table-cell office:value-type="string">
            <text:p>A</text:p>
          </table:table-cell>
          <table:table-cell office:value-type="string">
            <text:p>2012-01-13</text:p>
          </table:table-cell>
          <table:table-cell office:value-type="float" office:value="38740441562">
            <text:p>3874044156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table:number-columns-repeated="2" office:value-type="string">
            <text:p>Chol-6,59</text:p>
          </table:table-cell>
          <table:table-cell office:value-type="string">
            <text:p>;09.06.06 .</text:p>
          </table:table-cell>
          <table:table-cell office:value-type="string">
            <text:p>Chol</text:p>
          </table:table-cell>
          <table:table-cell table:style-name="Default" office:value-type="float" office:value="6.59">
            <text:p>6,5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646247">
            <text:p>2646247</text:p>
          </table:table-cell>
          <table:table-cell office:value-type="float" office:value="135533884">
            <text:p>135533884</text:p>
          </table:table-cell>
          <table:table-cell office:value-type="string">
            <text:p>2012-07-20</text:p>
          </table:table-cell>
          <table:table-cell office:value-type="string">
            <text:p>A</text:p>
          </table:table-cell>
          <table:table-cell office:value-type="string">
            <text:p>2012-07-18</text:p>
          </table:table-cell>
          <table:table-cell office:value-type="float" office:value="99071030674">
            <text:p>9907103067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18.07.201218 : 29 : Kolesterool 6.6 mmol/L</text:p>
          </table:table-cell>
          <table:table-cell office:value-type="string">
            <text:p>Kolesterool 6.6 mmol/L</text:p>
          </table:table-cell>
          <table:table-cell/>
          <table:table-cell office:value-type="string">
            <text:p>Kolesterool</text:p>
          </table:table-cell>
          <table:table-cell office:value-type="float" office:value="6.6">
            <text:p>6,6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521829">
            <text:p>8521829</text:p>
          </table:table-cell>
          <table:table-cell office:value-type="float" office:value="149894598">
            <text:p>149894598</text:p>
          </table:table-cell>
          <table:table-cell office:value-type="string">
            <text:p>2012-11-20</text:p>
          </table:table-cell>
          <table:table-cell office:value-type="string">
            <text:p>A</text:p>
          </table:table-cell>
          <table:table-cell office:value-type="string">
            <text:p>2012-11-20</text:p>
          </table:table-cell>
          <table:table-cell office:value-type="float" office:value="78481449399">
            <text:p>78481449399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Analüüsides üldkolesterool 6,6 mmol/l</text:p>
          </table:table-cell>
          <table:table-cell office:value-type="string">
            <text:p>s üldkolesterool 6,6 mmol/l</text:p>
          </table:table-cell>
          <table:table-cell office:value-type="string">
            <text:p><text:s/>, HDL 1,28 , LDL 4,7 mmol/l , g</text:p>
          </table:table-cell>
          <table:table-cell office:value-type="string">
            <text:p>s üldkolesterool</text:p>
          </table:table-cell>
          <table:table-cell office:value-type="float" office:value="6.6">
            <text:p>6,6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94334">
            <text:p>2494334</text:p>
          </table:table-cell>
          <table:table-cell office:value-type="float" office:value="150969211">
            <text:p>150969211</text:p>
          </table:table-cell>
          <table:table-cell office:value-type="string">
            <text:p>2012-12-07</text:p>
          </table:table-cell>
          <table:table-cell office:value-type="string">
            <text:p>A</text:p>
          </table:table-cell>
          <table:table-cell office:value-type="string">
            <text:p>2012-12-03</text:p>
          </table:table-cell>
          <table:table-cell office:value-type="float" office:value="56074483720">
            <text:p>5607448372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03.12.201216 : 11 : Kolesterool 6.6 mmol/L</text:p>
          </table:table-cell>
          <table:table-cell office:value-type="string">
            <text:p>Kolesterool 6.6 mmol/L</text:p>
          </table:table-cell>
          <table:table-cell/>
          <table:table-cell office:value-type="string">
            <text:p>Kolesterool</text:p>
          </table:table-cell>
          <table:table-cell office:value-type="float" office:value="6.6">
            <text:p>6,6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293827">
            <text:p>17293827</text:p>
          </table:table-cell>
          <table:table-cell office:value-type="float" office:value="176486755">
            <text:p>176486755</text:p>
          </table:table-cell>
          <table:table-cell office:value-type="string">
            <text:p>2013-04-0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3154972536">
            <text:p>6315497253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3.04.2013 : 02.04.201316 : 43 : Kolesterool 6.6 mmol/L</text:p>
          </table:table-cell>
          <table:table-cell office:value-type="string">
            <text:p>Kolesterool 6.6 mmol/L</text:p>
          </table:table-cell>
          <table:table-cell/>
          <table:table-cell office:value-type="string">
            <text:p>Kolesterool</text:p>
          </table:table-cell>
          <table:table-cell office:value-type="float" office:value="6.6">
            <text:p>6,6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467735">
            <text:p>19467735</text:p>
          </table:table-cell>
          <table:table-cell office:value-type="float" office:value="172447596">
            <text:p>172447596</text:p>
          </table:table-cell>
          <table:table-cell office:value-type="string">
            <text:p>2013-04-17</text:p>
          </table:table-cell>
          <table:table-cell office:value-type="string">
            <text:p>A</text:p>
          </table:table-cell>
          <table:table-cell office:value-type="string">
            <text:p>2013-03-22</text:p>
          </table:table-cell>
          <table:table-cell office:value-type="float" office:value="673030473196">
            <text:p>67303047319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22.03.201313 : 10 : Kolesterool 6.6 mmol/L</text:p>
          </table:table-cell>
          <table:table-cell office:value-type="string">
            <text:p>Kolesterool 6.6 mmol/L</text:p>
          </table:table-cell>
          <table:table-cell/>
          <table:table-cell office:value-type="string">
            <text:p>Kolesterool</text:p>
          </table:table-cell>
          <table:table-cell office:value-type="float" office:value="6.6">
            <text:p>6,6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289250">
            <text:p>18289250</text:p>
          </table:table-cell>
          <table:table-cell office:value-type="float" office:value="216641348">
            <text:p>216641348</text:p>
          </table:table-cell>
          <table:table-cell office:value-type="string">
            <text:p>2013-12-17</text:p>
          </table:table-cell>
          <table:table-cell office:value-type="string">
            <text:p>A</text:p>
          </table:table-cell>
          <table:table-cell office:value-type="string">
            <text:p>2013-12-13</text:p>
          </table:table-cell>
          <table:table-cell office:value-type="float" office:value="53258164473">
            <text:p>5325816447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13.12.201313 : 03 : Kolesterool 6.6 mmol/L</text:p>
          </table:table-cell>
          <table:table-cell office:value-type="string">
            <text:p>Kolesterool 6.6 mmol/L</text:p>
          </table:table-cell>
          <table:table-cell office:value-type="string">
            <text:p><text:s/>[ norm .. - 5.0 ]</text:p>
          </table:table-cell>
          <table:table-cell office:value-type="string">
            <text:p>Kolesterool</text:p>
          </table:table-cell>
          <table:table-cell office:value-type="float" office:value="6.6">
            <text:p>6,6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376492">
            <text:p>17376492</text:p>
          </table:table-cell>
          <table:table-cell office:value-type="float" office:value="204648412">
            <text:p>204648412</text:p>
          </table:table-cell>
          <table:table-cell office:value-type="string">
            <text:p>2013-10-23</text:p>
          </table:table-cell>
          <table:table-cell office:value-type="string">
            <text:p>A</text:p>
          </table:table-cell>
          <table:table-cell office:value-type="string">
            <text:p>2013-09-25</text:p>
          </table:table-cell>
          <table:table-cell office:value-type="float" office:value="673030477382">
            <text:p>67303047738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25.09.201312 : 58 : 04 : Kolesterool 6.6 mmol/L</text:p>
          </table:table-cell>
          <table:table-cell office:value-type="string">
            <text:p>Kolesterool 6.6 mmol/L</text:p>
          </table:table-cell>
          <table:table-cell/>
          <table:table-cell office:value-type="string">
            <text:p>Kolesterool</text:p>
          </table:table-cell>
          <table:table-cell office:value-type="float" office:value="6.6">
            <text:p>6,6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46204">
            <text:p>1946204</text:p>
          </table:table-cell>
          <table:table-cell office:value-type="float" office:value="118920628">
            <text:p>118920628</text:p>
          </table:table-cell>
          <table:table-cell office:value-type="string">
            <text:p>2012-05-14</text:p>
          </table:table-cell>
          <table:table-cell office:value-type="string">
            <text:p>A</text:p>
          </table:table-cell>
          <table:table-cell office:value-type="string">
            <text:p>2012-05-07</text:p>
          </table:table-cell>
          <table:table-cell office:value-type="float" office:value="44928280186">
            <text:p>4492828018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07.05.201218 : 22 : Kolesterool 6.65 mmol/L</text:p>
          </table:table-cell>
          <table:table-cell office:value-type="string">
            <text:p>Kolesterool 6.65 mmol/L</text:p>
          </table:table-cell>
          <table:table-cell/>
          <table:table-cell office:value-type="string">
            <text:p>Kolesterool</text:p>
          </table:table-cell>
          <table:table-cell table:style-name="Default" office:value-type="float" office:value="6.65">
            <text:p>6,65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68821">
            <text:p>1868821</text:p>
          </table:table-cell>
          <table:table-cell office:value-type="float" office:value="122926284">
            <text:p>122926284</text:p>
          </table:table-cell>
          <table:table-cell office:value-type="string">
            <text:p>2012-04-09</text:p>
          </table:table-cell>
          <table:table-cell office:value-type="string">
            <text:p>A</text:p>
          </table:table-cell>
          <table:table-cell office:value-type="string">
            <text:p>2012-02-29</text:p>
          </table:table-cell>
          <table:table-cell office:value-type="float" office:value="68180267397">
            <text:p>6818026739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29.02.201218 : 36 : Kolesterool 6.69 mmol/L</text:p>
          </table:table-cell>
          <table:table-cell office:value-type="string">
            <text:p>Kolesterool 6.69 mmol/L</text:p>
          </table:table-cell>
          <table:table-cell/>
          <table:table-cell office:value-type="string">
            <text:p>Kolesterool</text:p>
          </table:table-cell>
          <table:table-cell table:style-name="Default" office:value-type="float" office:value="6.69">
            <text:p>6,69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588870">
            <text:p>12588870</text:p>
          </table:table-cell>
          <table:table-cell office:value-type="float" office:value="174237928">
            <text:p>174237928</text:p>
          </table:table-cell>
          <table:table-cell office:value-type="string">
            <text:p>2013-04-26</text:p>
          </table:table-cell>
          <table:table-cell office:value-type="string">
            <text:p>A</text:p>
          </table:table-cell>
          <table:table-cell office:value-type="string">
            <text:p>2013-02-27</text:p>
          </table:table-cell>
          <table:table-cell office:value-type="float" office:value="95639667232">
            <text:p>9563966723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table:number-columns-repeated="2" office:value-type="string">
            <text:p>Kolesterool 6.7</text:p>
          </table:table-cell>
          <table:table-cell office:value-type="string">
            <text:p><text:s/>( 3.9 . 7.8 mmol/L )</text:p>
          </table:table-cell>
          <table:table-cell office:value-type="string">
            <text:p>Kolesterool</text:p>
          </table:table-cell>
          <table:table-cell office:value-type="float" office:value="6.7">
            <text:p>6,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823092">
            <text:p>22823092</text:p>
          </table:table-cell>
          <table:table-cell office:value-type="float" office:value="212848369">
            <text:p>212848369</text:p>
          </table:table-cell>
          <table:table-cell office:value-type="string">
            <text:p>2013-12-02</text:p>
          </table:table-cell>
          <table:table-cell office:value-type="string">
            <text:p>A</text:p>
          </table:table-cell>
          <table:table-cell office:value-type="string">
            <text:p>2013-11-19</text:p>
          </table:table-cell>
          <table:table-cell office:value-type="float" office:value="673030400311">
            <text:p>67303040031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table:number-columns-repeated="2" office:value-type="string">
            <text:p>Kolesterool 6.7</text:p>
          </table:table-cell>
          <table:table-cell office:value-type="string">
            <text:p><text:s/>( 3.9 . 7.8 mmol/L )</text:p>
          </table:table-cell>
          <table:table-cell office:value-type="string">
            <text:p>Kolesterool</text:p>
          </table:table-cell>
          <table:table-cell office:value-type="float" office:value="6.7">
            <text:p>6,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566389">
            <text:p>3566389</text:p>
          </table:table-cell>
          <table:table-cell office:value-type="float" office:value="149507591">
            <text:p>149507591</text:p>
          </table:table-cell>
          <table:table-cell office:value-type="string">
            <text:p>2012-11-2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5087221071">
            <text:p>7508722107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office:value-type="string">
            <text:p><text:s/>õhtul , kreat - 48 mkmol / l , Kol 6,7</text:p>
          </table:table-cell>
          <table:table-cell office:value-type="string">
            <text:p>Kol 6,7</text:p>
          </table:table-cell>
          <table:table-cell office:value-type="string">
            <text:p><text:s/>-vajab prima statini profülakti</text:p>
          </table:table-cell>
          <table:table-cell office:value-type="string">
            <text:p>Kol</text:p>
          </table:table-cell>
          <table:table-cell office:value-type="float" office:value="6.7">
            <text:p>6,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40695">
            <text:p>2140695</text:p>
          </table:table-cell>
          <table:table-cell office:value-type="float" office:value="88102480">
            <text:p>88102480</text:p>
          </table:table-cell>
          <table:table-cell office:value-type="string">
            <text:p>2012-03-3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8281023540">
            <text:p>7828102354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Raviskeemil lisan statiini , kolesterool 6,7 mmol/l</text:p>
          </table:table-cell>
          <table:table-cell office:value-type="string">
            <text:p>kolesterool 6,7 mmol/l</text:p>
          </table:table-cell>
          <table:table-cell office:value-type="string">
            <text:p><text:s/>dieeti foonil</text:p>
          </table:table-cell>
          <table:table-cell office:value-type="string">
            <text:p>kolesterool</text:p>
          </table:table-cell>
          <table:table-cell office:value-type="float" office:value="6.7">
            <text:p>6,7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966904">
            <text:p>16966904</text:p>
          </table:table-cell>
          <table:table-cell office:value-type="float" office:value="189176166">
            <text:p>189176166</text:p>
          </table:table-cell>
          <table:table-cell office:value-type="string">
            <text:p>2013-07-1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4359038335">
            <text:p>5435903833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.07.2013 : Tehtud vereanalüüsid Kolesterool 6.7 mmol/L</text:p>
          </table:table-cell>
          <table:table-cell office:value-type="string">
            <text:p>Kolesterool 6.7 mmol/L</text:p>
          </table:table-cell>
          <table:table-cell office:value-type="string">
            <text:p><text:s/>Võtta statiini keeldub</text:p>
          </table:table-cell>
          <table:table-cell office:value-type="string">
            <text:p>Kolesterool</text:p>
          </table:table-cell>
          <table:table-cell office:value-type="float" office:value="6.7">
            <text:p>6,7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764967">
            <text:p>7764967</text:p>
          </table:table-cell>
          <table:table-cell office:value-type="float" office:value="84974222">
            <text:p>84974222</text:p>
          </table:table-cell>
          <table:table-cell office:value-type="string">
            <text:p>2012-02-22</text:p>
          </table:table-cell>
          <table:table-cell office:value-type="string">
            <text:p>A</text:p>
          </table:table-cell>
          <table:table-cell office:value-type="string">
            <text:p>2011-09-15</text:p>
          </table:table-cell>
          <table:table-cell office:value-type="float" office:value="15280452659">
            <text:p>15280452659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15.09.201110 : 48 : Kolesterool 6.7 mmol/L</text:p>
          </table:table-cell>
          <table:table-cell office:value-type="string">
            <text:p>Kolesterool 6.7 mmol/L</text:p>
          </table:table-cell>
          <table:table-cell/>
          <table:table-cell office:value-type="string">
            <text:p>Kolesterool</text:p>
          </table:table-cell>
          <table:table-cell office:value-type="float" office:value="6.7">
            <text:p>6,7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242454">
            <text:p>23242454</text:p>
          </table:table-cell>
          <table:table-cell office:value-type="float" office:value="202917932">
            <text:p>202917932</text:p>
          </table:table-cell>
          <table:table-cell office:value-type="string">
            <text:p>2013-10-14</text:p>
          </table:table-cell>
          <table:table-cell office:value-type="string">
            <text:p>A</text:p>
          </table:table-cell>
          <table:table-cell office:value-type="string">
            <text:p>2013-10-14</text:p>
          </table:table-cell>
          <table:table-cell office:value-type="float" office:value="94251777085">
            <text:p>9425177708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table:number-columns-repeated="2" office:value-type="string">
            <text:p>Kolesterool 6,7 mmol/l</text:p>
          </table:table-cell>
          <table:table-cell/>
          <table:table-cell office:value-type="string">
            <text:p>Kolesterool</text:p>
          </table:table-cell>
          <table:table-cell office:value-type="float" office:value="6.7">
            <text:p>6,7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072422">
            <text:p>21072422</text:p>
          </table:table-cell>
          <table:table-cell office:value-type="float" office:value="158271729">
            <text:p>158271729</text:p>
          </table:table-cell>
          <table:table-cell office:value-type="string">
            <text:p>2013-01-21</text:p>
          </table:table-cell>
          <table:table-cell office:value-type="string">
            <text:p>A</text:p>
          </table:table-cell>
          <table:table-cell office:value-type="string">
            <text:p>2013-01-21</text:p>
          </table:table-cell>
          <table:table-cell office:value-type="float" office:value="673045880595">
            <text:p>67304588059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table:number-columns-repeated="2" office:value-type="string">
            <text:p>Chol 6,74</text:p>
          </table:table-cell>
          <table:table-cell office:value-type="string">
            <text:p><text:s/>.</text:p>
          </table:table-cell>
          <table:table-cell office:value-type="string">
            <text:p>Chol</text:p>
          </table:table-cell>
          <table:table-cell table:style-name="Default" office:value-type="float" office:value="6.74">
            <text:p>6,7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23726">
            <text:p>2023726</text:p>
          </table:table-cell>
          <table:table-cell office:value-type="float" office:value="126269688">
            <text:p>126269688</text:p>
          </table:table-cell>
          <table:table-cell office:value-type="string">
            <text:p>2012-04-1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0898870057">
            <text:p>6089887005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(K|k)olesteroo?l|KOLESTEROOL|(K|k)olester|Chol|(K|k)olest?|kol|chol|CHol|CHL|KOL|Kol|cHOL|CHOL|ÜK|ük|Ük))\s*\(\s*üld\s*\)\s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<text:s/>: Glükoos plasmas 5.9 mmol/L , Kolesterool ( üld ) 6.76 mmol/L</text:p>
          </table:table-cell>
          <table:table-cell office:value-type="string">
            <text:p>Kolesterool ( üld ) 6.76 mmol/L</text:p>
          </table:table-cell>
          <table:table-cell office:value-type="string">
            <text:p><text:s/>, HDL kolesterool 1.33 mmol/l ,</text:p>
          </table:table-cell>
          <table:table-cell office:value-type="string">
            <text:p>Kolesterool</text:p>
          </table:table-cell>
          <table:table-cell table:style-name="Default" office:value-type="float" office:value="6.76">
            <text:p>6,76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701460">
            <text:p>12701460</text:p>
          </table:table-cell>
          <table:table-cell office:value-type="float" office:value="160436840">
            <text:p>160436840</text:p>
          </table:table-cell>
          <table:table-cell office:value-type="string">
            <text:p>2013-02-01</text:p>
          </table:table-cell>
          <table:table-cell office:value-type="string">
            <text:p>A</text:p>
          </table:table-cell>
          <table:table-cell office:value-type="string">
            <text:p>2013-01-18</text:p>
          </table:table-cell>
          <table:table-cell office:value-type="float" office:value="21675621405">
            <text:p>2167562140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table:number-columns-repeated="2" office:value-type="string">
            <text:p>Kolesterool 6.8</text:p>
          </table:table-cell>
          <table:table-cell office:value-type="string">
            <text:p><text:s/>( 3.9 . 7.8 mmol/L )</text:p>
          </table:table-cell>
          <table:table-cell office:value-type="string">
            <text:p>Kolesterool</text:p>
          </table:table-cell>
          <table:table-cell office:value-type="float" office:value="6.8">
            <text:p>6,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061961">
            <text:p>5061961</text:p>
          </table:table-cell>
          <table:table-cell office:value-type="float" office:value="151232384">
            <text:p>151232384</text:p>
          </table:table-cell>
          <table:table-cell office:value-type="string">
            <text:p>2012-11-30</text:p>
          </table:table-cell>
          <table:table-cell office:value-type="string">
            <text:p>A</text:p>
          </table:table-cell>
          <table:table-cell office:value-type="string">
            <text:p>2012-11-29</text:p>
          </table:table-cell>
          <table:table-cell office:value-type="float" office:value="13502690595">
            <text:p>1350269059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+ , chol fr , tg ( söögist 5t )-chol -6,8mmol/l</text:p>
          </table:table-cell>
          <table:table-cell office:value-type="string">
            <text:p>chol -6,8mmol/l</text:p>
          </table:table-cell>
          <table:table-cell office:value-type="string">
            <text:p><text:s/>, muus osas labor referentsväär</text:p>
          </table:table-cell>
          <table:table-cell office:value-type="string">
            <text:p>chol</text:p>
          </table:table-cell>
          <table:table-cell office:value-type="float" office:value="6.8">
            <text:p>6,8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037527">
            <text:p>20037527</text:p>
          </table:table-cell>
          <table:table-cell office:value-type="float" office:value="175685575">
            <text:p>175685575</text:p>
          </table:table-cell>
          <table:table-cell office:value-type="string">
            <text:p>2013-05-0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7839756523">
            <text:p>8783975652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table:number-columns-repeated="2" office:value-type="string">
            <text:p>Kol-6,8 mmol/l</text:p>
          </table:table-cell>
          <table:table-cell office:value-type="string">
            <text:p><text:s/>, suitsetab , BMI -29 kg / m 2 </text:p>
          </table:table-cell>
          <table:table-cell office:value-type="string">
            <text:p>Kol</text:p>
          </table:table-cell>
          <table:table-cell office:value-type="float" office:value="6.8">
            <text:p>6,8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169754">
            <text:p>21169754</text:p>
          </table:table-cell>
          <table:table-cell office:value-type="float" office:value="219513098">
            <text:p>219513098</text:p>
          </table:table-cell>
          <table:table-cell office:value-type="string">
            <text:p>2013-12-30</text:p>
          </table:table-cell>
          <table:table-cell office:value-type="string">
            <text:p>A</text:p>
          </table:table-cell>
          <table:table-cell office:value-type="string">
            <text:p>2013-11-20</text:p>
          </table:table-cell>
          <table:table-cell office:value-type="float" office:value="14675774890">
            <text:p>1467577489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03.05.13a TSH 1,19 Chol 6,8</text:p>
          </table:table-cell>
          <table:table-cell office:value-type="string">
            <text:p>Chol 6,8</text:p>
          </table:table-cell>
          <table:table-cell office:value-type="string">
            <text:p><text:s/>LDL 4,6 HDL 1,4 Crea 61 GFR-99,</text:p>
          </table:table-cell>
          <table:table-cell office:value-type="string">
            <text:p>Chol</text:p>
          </table:table-cell>
          <table:table-cell office:value-type="float" office:value="6.8">
            <text:p>6,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387043">
            <text:p>18387043</text:p>
          </table:table-cell>
          <table:table-cell office:value-type="float" office:value="173004283">
            <text:p>173004283</text:p>
          </table:table-cell>
          <table:table-cell office:value-type="string">
            <text:p>2013-04-2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7563652727">
            <text:p>5756365272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loogiata ; Glükoos 5.5 mmol/L ; Kolesterool 6.8 mmol/L</text:p>
          </table:table-cell>
          <table:table-cell office:value-type="string">
            <text:p>Kolesterool 6.8 mmol/L</text:p>
          </table:table-cell>
          <table:table-cell/>
          <table:table-cell office:value-type="string">
            <text:p>Kolesterool</text:p>
          </table:table-cell>
          <table:table-cell office:value-type="float" office:value="6.8">
            <text:p>6,8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119290">
            <text:p>11119290</text:p>
          </table:table-cell>
          <table:table-cell office:value-type="float" office:value="162651381">
            <text:p>162651381</text:p>
          </table:table-cell>
          <table:table-cell office:value-type="string">
            <text:p>2013-02-11</text:p>
          </table:table-cell>
          <table:table-cell office:value-type="string">
            <text:p>A</text:p>
          </table:table-cell>
          <table:table-cell office:value-type="string">
            <text:p>2013-02-01</text:p>
          </table:table-cell>
          <table:table-cell office:value-type="float" office:value="673030458280">
            <text:p>67303045828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( &lt;33 U/L ) ASAT 19 ( &lt;32 U/L ) Kolesterool 6.8</text:p>
          </table:table-cell>
          <table:table-cell office:value-type="string">
            <text:p>Kolesterool 6.8</text:p>
          </table:table-cell>
          <table:table-cell office:value-type="string">
            <text:p><text:s/>( 3.3 . 6.9 mmol/L ) eGFR 104 (</text:p>
          </table:table-cell>
          <table:table-cell office:value-type="string">
            <text:p>Kolesterool</text:p>
          </table:table-cell>
          <table:table-cell office:value-type="float" office:value="6.8">
            <text:p>6,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912357">
            <text:p>2912357</text:p>
          </table:table-cell>
          <table:table-cell office:value-type="float" office:value="125296773">
            <text:p>125296773</text:p>
          </table:table-cell>
          <table:table-cell office:value-type="string">
            <text:p>2012-05-2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9818355621">
            <text:p>6981835562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oli|olnud|on|viimati|normis)\s*(?P&lt;value&gt;([0-9])+(\s?[,.]\s?[0-9]+)?)(\s*(?P&lt;unit&gt;((mmoo?l?i?|m</text:p>
          </table:table-cell>
          <table:table-cell office:value-type="string">
            <text:p>NULL</text:p>
          </table:table-cell>
          <table:table-cell office:value-type="string">
            <text:p>Esines v s tõus kuni 6,8 mmol/L Kolesterol oli 6 , 8 mmol/L</text:p>
          </table:table-cell>
          <table:table-cell office:value-type="string">
            <text:p>Kolesterol oli 6 , 8 mmol/L</text:p>
          </table:table-cell>
          <table:table-cell office:value-type="string">
            <text:p><text:s/>LDL-kol-4,9 mmol/L Trigl N</text:p>
          </table:table-cell>
          <table:table-cell office:value-type="string">
            <text:p>Kolesterol</text:p>
          </table:table-cell>
          <table:table-cell office:value-type="float" office:value="6.8">
            <text:p>6,8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909944">
            <text:p>20909944</text:p>
          </table:table-cell>
          <table:table-cell office:value-type="float" office:value="195928616">
            <text:p>195928616</text:p>
          </table:table-cell>
          <table:table-cell office:value-type="string">
            <text:p>2013-09-0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2382742064">
            <text:p>3238274206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<text:s/>Suurem trigl - 6-10 mmol / l , kol - 6.8</text:p>
          </table:table-cell>
          <table:table-cell office:value-type="string">
            <text:p>kol - 6.8</text:p>
          </table:table-cell>
          <table:table-cell office:value-type="string">
            <text:p>-5.6 -7 t'na 5.2 mmol / l foonil</text:p>
          </table:table-cell>
          <table:table-cell office:value-type="string">
            <text:p>kol</text:p>
          </table:table-cell>
          <table:table-cell office:value-type="float" office:value="6.8">
            <text:p>6,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523579">
            <text:p>18523579</text:p>
          </table:table-cell>
          <table:table-cell office:value-type="float" office:value="180706089">
            <text:p>180706089</text:p>
          </table:table-cell>
          <table:table-cell office:value-type="string">
            <text:p>2013-05-2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1593648749">
            <text:p>1159364874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<text:s/>kreatiniin 191 , uurea 19,26 , kol 6,87</text:p>
          </table:table-cell>
          <table:table-cell office:value-type="string">
            <text:p>kol 6,87</text:p>
          </table:table-cell>
          <table:table-cell office:value-type="string">
            <text:p><text:s/>, gly 6,24 , kl veri normis , u</text:p>
          </table:table-cell>
          <table:table-cell office:value-type="string">
            <text:p>kol</text:p>
          </table:table-cell>
          <table:table-cell table:style-name="Default" office:value-type="float" office:value="6.87">
            <text:p>6,8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506056">
            <text:p>2506056</text:p>
          </table:table-cell>
          <table:table-cell office:value-type="float" office:value="142931652">
            <text:p>142931652</text:p>
          </table:table-cell>
          <table:table-cell office:value-type="string">
            <text:p>2012-10-2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5141876714">
            <text:p>9514187671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table:number-columns-repeated="2" office:value-type="string">
            <text:p>Kolesterool 6.9 mmol/L</text:p>
          </table:table-cell>
          <table:table-cell office:value-type="string">
            <text:p><text:s/>( võrreldes 28.01.2011 Kolester</text:p>
          </table:table-cell>
          <table:table-cell office:value-type="string">
            <text:p>Kolesterool</text:p>
          </table:table-cell>
          <table:table-cell office:value-type="float" office:value="6.9">
            <text:p>6,9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795266">
            <text:p>10795266</text:p>
          </table:table-cell>
          <table:table-cell office:value-type="float" office:value="214838612">
            <text:p>214838612</text:p>
          </table:table-cell>
          <table:table-cell office:value-type="string">
            <text:p>2013-12-11</text:p>
          </table:table-cell>
          <table:table-cell office:value-type="string">
            <text:p>A</text:p>
          </table:table-cell>
          <table:table-cell office:value-type="string">
            <text:p>2013-12-11</text:p>
          </table:table-cell>
          <table:table-cell office:value-type="float" office:value="40977598291">
            <text:p>4097759829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<text:s/>Pt analüüsides TSH 7,61 mIUL , kolesterool 6,9mmol/L</text:p>
          </table:table-cell>
          <table:table-cell office:value-type="string">
            <text:p>kolesterool 6,9mmol/L</text:p>
          </table:table-cell>
          <table:table-cell office:value-type="string">
            <text:p><text:s/>, LDL 4,46mmol/L Konsulteerida </text:p>
          </table:table-cell>
          <table:table-cell office:value-type="string">
            <text:p>kolesterool</text:p>
          </table:table-cell>
          <table:table-cell office:value-type="float" office:value="6.9">
            <text:p>6,9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677305">
            <text:p>14677305</text:p>
          </table:table-cell>
          <table:table-cell office:value-type="float" office:value="199235670">
            <text:p>199235670</text:p>
          </table:table-cell>
          <table:table-cell office:value-type="string">
            <text:p>2013-09-24</text:p>
          </table:table-cell>
          <table:table-cell office:value-type="string">
            <text:p>A</text:p>
          </table:table-cell>
          <table:table-cell office:value-type="string">
            <text:p>2013-09-24</text:p>
          </table:table-cell>
          <table:table-cell office:value-type="float" office:value="90312037558">
            <text:p>9031203755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ltaaz , Repol häiret ei esine , üldkol - -6,9</text:p>
          </table:table-cell>
          <table:table-cell office:value-type="string">
            <text:p>üldkol - -6,9</text:p>
          </table:table-cell>
          <table:table-cell office:value-type="string">
            <text:p><text:s/>. LDL - 4,3</text:p>
          </table:table-cell>
          <table:table-cell office:value-type="string">
            <text:p>üldkol</text:p>
          </table:table-cell>
          <table:table-cell office:value-type="float" office:value="6.9">
            <text:p>6,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270658">
            <text:p>20270658</text:p>
          </table:table-cell>
          <table:table-cell office:value-type="float" office:value="174318037">
            <text:p>174318037</text:p>
          </table:table-cell>
          <table:table-cell office:value-type="string">
            <text:p>2013-04-26</text:p>
          </table:table-cell>
          <table:table-cell office:value-type="string">
            <text:p>A</text:p>
          </table:table-cell>
          <table:table-cell office:value-type="string">
            <text:p>2013-04-12</text:p>
          </table:table-cell>
          <table:table-cell office:value-type="float" office:value="17014077910">
            <text:p>1701407791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HbA1C 5,7 % kol 6,9</text:p>
          </table:table-cell>
          <table:table-cell office:value-type="string">
            <text:p>kol 6,9</text:p>
          </table:table-cell>
          <table:table-cell office:value-type="string">
            <text:p><text:s/>HDL 1,19 LDL 4,6 kreat 82 VS 5,</text:p>
          </table:table-cell>
          <table:table-cell office:value-type="string">
            <text:p>kol</text:p>
          </table:table-cell>
          <table:table-cell office:value-type="float" office:value="6.9">
            <text:p>6,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537692">
            <text:p>19537692</text:p>
          </table:table-cell>
          <table:table-cell office:value-type="float" office:value="171370298">
            <text:p>171370298</text:p>
          </table:table-cell>
          <table:table-cell office:value-type="string">
            <text:p>2013-04-10</text:p>
          </table:table-cell>
          <table:table-cell office:value-type="string">
            <text:p>A</text:p>
          </table:table-cell>
          <table:table-cell office:value-type="string">
            <text:p>2013-04-09</text:p>
          </table:table-cell>
          <table:table-cell office:value-type="float" office:value="78591433310">
            <text:p>7859143331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09.04.201313 : 50 : Kolesterool 7.0 mmol/L</text:p>
          </table:table-cell>
          <table:table-cell office:value-type="string">
            <text:p>Kolesterool 7.0 mmol/L</text:p>
          </table:table-cell>
          <table:table-cell/>
          <table:table-cell office:value-type="string">
            <text:p>Kolesterool</text:p>
          </table:table-cell>
          <table:table-cell table:style-name="Default" office:value-type="float" office:value="7">
            <text:p>7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856797">
            <text:p>2856797</text:p>
          </table:table-cell>
          <table:table-cell office:value-type="float" office:value="124975056">
            <text:p>124975056</text:p>
          </table:table-cell>
          <table:table-cell office:value-type="string">
            <text:p>2012-06-1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0741549231">
            <text:p>1074154923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oli|olnud|on|viimati|normis)\s*(?P&lt;value&gt;([0-9])+(\s?[,.]\s?[0-9]+)?)(\s*(?P&lt;unit&gt;((mmoo?l?i?|m</text:p>
          </table:table-cell>
          <table:table-cell office:value-type="string">
            <text:p>NULL</text:p>
          </table:table-cell>
          <table:table-cell office:value-type="string">
            <text:p>Statiinravi 2 aastat , KOL oli 7 mmol/l</text:p>
          </table:table-cell>
          <table:table-cell office:value-type="string">
            <text:p>KOL oli 7 mmol/l</text:p>
          </table:table-cell>
          <table:table-cell office:value-type="string">
            <text:p><text:s/>( Micardis plus )</text:p>
          </table:table-cell>
          <table:table-cell office:value-type="string">
            <text:p>KOL</text:p>
          </table:table-cell>
          <table:table-cell table:style-name="Default" office:value-type="float" office:value="7">
            <text:p>7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732683">
            <text:p>18732683</text:p>
          </table:table-cell>
          <table:table-cell office:value-type="float" office:value="216612165">
            <text:p>216612165</text:p>
          </table:table-cell>
          <table:table-cell office:value-type="string">
            <text:p>2013-12-18</text:p>
          </table:table-cell>
          <table:table-cell office:value-type="string">
            <text:p>A</text:p>
          </table:table-cell>
          <table:table-cell office:value-type="string">
            <text:p>2013-12-17</text:p>
          </table:table-cell>
          <table:table-cell office:value-type="float" office:value="22136382669">
            <text:p>2213638266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17.12.201313 : 08 : Kolesterool 7.0 mmol/L</text:p>
          </table:table-cell>
          <table:table-cell office:value-type="string">
            <text:p>Kolesterool 7.0 mmol/L</text:p>
          </table:table-cell>
          <table:table-cell office:value-type="string">
            <text:p><text:s/>[ norm .. - 5.0 ]</text:p>
          </table:table-cell>
          <table:table-cell office:value-type="string">
            <text:p>Kolesterool</text:p>
          </table:table-cell>
          <table:table-cell table:style-name="Default" office:value-type="float" office:value="7">
            <text:p>7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478474">
            <text:p>17478474</text:p>
          </table:table-cell>
          <table:table-cell office:value-type="float" office:value="197921975">
            <text:p>197921975</text:p>
          </table:table-cell>
          <table:table-cell office:value-type="string">
            <text:p>2013-08-16</text:p>
          </table:table-cell>
          <table:table-cell office:value-type="string">
            <text:p>A</text:p>
          </table:table-cell>
          <table:table-cell office:value-type="string">
            <text:p>2013-08-14</text:p>
          </table:table-cell>
          <table:table-cell office:value-type="float" office:value="673030431075">
            <text:p>67303043107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14.08.201313 : 45 : Kolesterool 7.0 mmol/L</text:p>
          </table:table-cell>
          <table:table-cell office:value-type="string">
            <text:p>Kolesterool 7.0 mmol/L</text:p>
          </table:table-cell>
          <table:table-cell/>
          <table:table-cell office:value-type="string">
            <text:p>Kolesterool</text:p>
          </table:table-cell>
          <table:table-cell table:style-name="Default" office:value-type="float" office:value="7">
            <text:p>7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317700">
            <text:p>19317700</text:p>
          </table:table-cell>
          <table:table-cell office:value-type="float" office:value="172419609">
            <text:p>172419609</text:p>
          </table:table-cell>
          <table:table-cell office:value-type="string">
            <text:p>2013-04-1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0825982696">
            <text:p>1082598269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ülikõrged lipiidide väärtused ( Chol 7</text:p>
          </table:table-cell>
          <table:table-cell office:value-type="string">
            <text:p>Chol 7</text:p>
          </table:table-cell>
          <table:table-cell office:value-type="string">
            <text:p><text:s/>, LDL 4,7 , Trigl 6 )</text:p>
          </table:table-cell>
          <table:table-cell office:value-type="string">
            <text:p>Chol</text:p>
          </table:table-cell>
          <table:table-cell table:style-name="Default" office:value-type="float" office:value="7">
            <text:p>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494145">
            <text:p>17494145</text:p>
          </table:table-cell>
          <table:table-cell office:value-type="float" office:value="201193273">
            <text:p>201193273</text:p>
          </table:table-cell>
          <table:table-cell office:value-type="string">
            <text:p>2013-10-0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1514868054">
            <text:p>5151486805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table:number-columns-repeated="2" office:value-type="string">
            <text:p>Kolesterool 7,0</text:p>
          </table:table-cell>
          <table:table-cell office:value-type="string">
            <text:p><text:s/>, triglütseriidid 4,52 ; statii</text:p>
          </table:table-cell>
          <table:table-cell office:value-type="string">
            <text:p>Kolesterool</text:p>
          </table:table-cell>
          <table:table-cell table:style-name="Default" office:value-type="float" office:value="7">
            <text:p>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560326">
            <text:p>19560326</text:p>
          </table:table-cell>
          <table:table-cell office:value-type="float" office:value="201797179">
            <text:p>201797179</text:p>
          </table:table-cell>
          <table:table-cell office:value-type="string">
            <text:p>2013-10-07</text:p>
          </table:table-cell>
          <table:table-cell office:value-type="string">
            <text:p>A</text:p>
          </table:table-cell>
          <table:table-cell office:value-type="string">
            <text:p>2013-08-30</text:p>
          </table:table-cell>
          <table:table-cell office:value-type="float" office:value="10325566203">
            <text:p>1032556620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30.08.201309 : 55 : Kolesterool 7 mmol/L</text:p>
          </table:table-cell>
          <table:table-cell office:value-type="string">
            <text:p>Kolesterool 7 mmol/L</text:p>
          </table:table-cell>
          <table:table-cell/>
          <table:table-cell office:value-type="string">
            <text:p>Kolesterool</text:p>
          </table:table-cell>
          <table:table-cell table:style-name="Default" office:value-type="float" office:value="7">
            <text:p>7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05339">
            <text:p>2005339</text:p>
          </table:table-cell>
          <table:table-cell office:value-type="float" office:value="128649808">
            <text:p>128649808</text:p>
          </table:table-cell>
          <table:table-cell office:value-type="string">
            <text:p>2012-06-18</text:p>
          </table:table-cell>
          <table:table-cell office:value-type="string">
            <text:p>A</text:p>
          </table:table-cell>
          <table:table-cell office:value-type="string">
            <text:p>2012-06-13</text:p>
          </table:table-cell>
          <table:table-cell office:value-type="float" office:value="90220289312">
            <text:p>9022028931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13.06.201216 : 52 : 03 : Kolesterool 7.0 mmol/L</text:p>
          </table:table-cell>
          <table:table-cell office:value-type="string">
            <text:p>Kolesterool 7.0 mmol/L</text:p>
          </table:table-cell>
          <table:table-cell/>
          <table:table-cell office:value-type="string">
            <text:p>Kolesterool</text:p>
          </table:table-cell>
          <table:table-cell table:style-name="Default" office:value-type="float" office:value="7">
            <text:p>7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372682">
            <text:p>4372682</text:p>
          </table:table-cell>
          <table:table-cell office:value-type="float" office:value="124256333">
            <text:p>124256333</text:p>
          </table:table-cell>
          <table:table-cell office:value-type="string">
            <text:p>2012-03-02</text:p>
          </table:table-cell>
          <table:table-cell office:value-type="string">
            <text:p>A</text:p>
          </table:table-cell>
          <table:table-cell office:value-type="string">
            <text:p>2012-02-23</text:p>
          </table:table-cell>
          <table:table-cell office:value-type="float" office:value="92971879644">
            <text:p>9297187964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<text:s/>, P-K 4.2 ( 3.4 . 4.5 mmol/L ) Kolesterool 7.0</text:p>
          </table:table-cell>
          <table:table-cell office:value-type="string">
            <text:p>Kolesterool 7.0</text:p>
          </table:table-cell>
          <table:table-cell office:value-type="string">
            <text:p><text:s/>( 3.3 . 6.9 mmol/L ) Glomerulaa</text:p>
          </table:table-cell>
          <table:table-cell office:value-type="string">
            <text:p>Kolesterool</text:p>
          </table:table-cell>
          <table:table-cell table:style-name="Default" office:value-type="float" office:value="7">
            <text:p>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020653">
            <text:p>19020653</text:p>
          </table:table-cell>
          <table:table-cell office:value-type="float" office:value="161027479">
            <text:p>161027479</text:p>
          </table:table-cell>
          <table:table-cell office:value-type="string">
            <text:p>2013-02-0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84463">
            <text:p>67303038446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6.02.2013 : 01.02.201317 : 01 : Kolesterool 7.0 mmol/L</text:p>
          </table:table-cell>
          <table:table-cell office:value-type="string">
            <text:p>Kolesterool 7.0 mmol/L</text:p>
          </table:table-cell>
          <table:table-cell/>
          <table:table-cell office:value-type="string">
            <text:p>Kolesterool</text:p>
          </table:table-cell>
          <table:table-cell table:style-name="Default" office:value-type="float" office:value="7">
            <text:p>7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376570">
            <text:p>3376570</text:p>
          </table:table-cell>
          <table:table-cell office:value-type="float" office:value="154486595">
            <text:p>154486595</text:p>
          </table:table-cell>
          <table:table-cell office:value-type="string">
            <text:p>2012-12-28</text:p>
          </table:table-cell>
          <table:table-cell office:value-type="string">
            <text:p>A</text:p>
          </table:table-cell>
          <table:table-cell office:value-type="string">
            <text:p>2012-08-31</text:p>
          </table:table-cell>
          <table:table-cell office:value-type="float" office:value="15119791925">
            <text:p>1511979192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31.08.2012 Kol 7,05</text:p>
          </table:table-cell>
          <table:table-cell office:value-type="string">
            <text:p>Kol 7,05</text:p>
          </table:table-cell>
          <table:table-cell/>
          <table:table-cell office:value-type="string">
            <text:p>Kol</text:p>
          </table:table-cell>
          <table:table-cell office:value-type="float" office:value="7.05">
            <text:p>7,0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791973">
            <text:p>18791973</text:p>
          </table:table-cell>
          <table:table-cell office:value-type="float" office:value="184305343">
            <text:p>184305343</text:p>
          </table:table-cell>
          <table:table-cell office:value-type="string">
            <text:p>2013-07-01</text:p>
          </table:table-cell>
          <table:table-cell office:value-type="string">
            <text:p>A</text:p>
          </table:table-cell>
          <table:table-cell office:value-type="string">
            <text:p>2013-06-18</text:p>
          </table:table-cell>
          <table:table-cell office:value-type="float" office:value="14236287608">
            <text:p>1423628760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18.06.201312 : 34 : kolesterool 7.08 mmol/L</text:p>
          </table:table-cell>
          <table:table-cell office:value-type="string">
            <text:p>kolesterool 7.08 mmol/L</text:p>
          </table:table-cell>
          <table:table-cell office:value-type="string">
            <text:p><text:s/>[ norm .. - 5.7 ]</text:p>
          </table:table-cell>
          <table:table-cell office:value-type="string">
            <text:p>kolesterool</text:p>
          </table:table-cell>
          <table:table-cell office:value-type="float" office:value="7.08">
            <text:p>7,08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009884">
            <text:p>18009884</text:p>
          </table:table-cell>
          <table:table-cell office:value-type="float" office:value="210062398">
            <text:p>210062398</text:p>
          </table:table-cell>
          <table:table-cell office:value-type="string">
            <text:p>2013-11-18</text:p>
          </table:table-cell>
          <table:table-cell office:value-type="string">
            <text:p>A</text:p>
          </table:table-cell>
          <table:table-cell office:value-type="string">
            <text:p>2013-10-21</text:p>
          </table:table-cell>
          <table:table-cell office:value-type="float" office:value="673030483134">
            <text:p>67303048313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21.10.201313 : 05 : Kolesterool 7.1 mmol/L</text:p>
          </table:table-cell>
          <table:table-cell office:value-type="string">
            <text:p>Kolesterool 7.1 mmol/L</text:p>
          </table:table-cell>
          <table:table-cell office:value-type="string">
            <text:p><text:s/>[ norm .. - 5.0 ]</text:p>
          </table:table-cell>
          <table:table-cell office:value-type="string">
            <text:p>Kolesterool</text:p>
          </table:table-cell>
          <table:table-cell office:value-type="float" office:value="7.1">
            <text:p>7,1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491534">
            <text:p>20491534</text:p>
          </table:table-cell>
          <table:table-cell office:value-type="float" office:value="197416341">
            <text:p>197416341</text:p>
          </table:table-cell>
          <table:table-cell office:value-type="string">
            <text:p>2013-09-12</text:p>
          </table:table-cell>
          <table:table-cell office:value-type="string">
            <text:p>A</text:p>
          </table:table-cell>
          <table:table-cell office:value-type="string">
            <text:p>2013-08-06</text:p>
          </table:table-cell>
          <table:table-cell office:value-type="float" office:value="50420446196">
            <text:p>5042044619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table:number-columns-repeated="2" office:value-type="string">
            <text:p>Chol 7,1</text:p>
          </table:table-cell>
          <table:table-cell office:value-type="string">
            <text:p><text:s/>TG 0,48 Glüc 5,4 An-sis : VR kõ</text:p>
          </table:table-cell>
          <table:table-cell office:value-type="string">
            <text:p>Chol</text:p>
          </table:table-cell>
          <table:table-cell office:value-type="float" office:value="7.1">
            <text:p>7,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387900">
            <text:p>18387900</text:p>
          </table:table-cell>
          <table:table-cell office:value-type="float" office:value="180759926">
            <text:p>180759926</text:p>
          </table:table-cell>
          <table:table-cell office:value-type="string">
            <text:p>2013-05-31</text:p>
          </table:table-cell>
          <table:table-cell office:value-type="string">
            <text:p>A</text:p>
          </table:table-cell>
          <table:table-cell office:value-type="string">
            <text:p>2013-05-22</text:p>
          </table:table-cell>
          <table:table-cell office:value-type="float" office:value="77965080651">
            <text:p>7796508065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22.05.201315 : 51 : Kolesterool 7.1 mmol/L</text:p>
          </table:table-cell>
          <table:table-cell office:value-type="string">
            <text:p>Kolesterool 7.1 mmol/L</text:p>
          </table:table-cell>
          <table:table-cell/>
          <table:table-cell office:value-type="string">
            <text:p>Kolesterool</text:p>
          </table:table-cell>
          <table:table-cell office:value-type="float" office:value="7.1">
            <text:p>7,1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325998">
            <text:p>20325998</text:p>
          </table:table-cell>
          <table:table-cell office:value-type="float" office:value="201334843">
            <text:p>201334843</text:p>
          </table:table-cell>
          <table:table-cell office:value-type="string">
            <text:p>2013-10-02</text:p>
          </table:table-cell>
          <table:table-cell office:value-type="string">
            <text:p>A</text:p>
          </table:table-cell>
          <table:table-cell office:value-type="string">
            <text:p>2012-06-11</text:p>
          </table:table-cell>
          <table:table-cell office:value-type="float" office:value="93299451209">
            <text:p>9329945120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<text:s/>E 66 , R73+/VS 6,55-13.12.11 , Chol-7,10</text:p>
          </table:table-cell>
          <table:table-cell office:value-type="string">
            <text:p>Chol-7,10</text:p>
          </table:table-cell>
          <table:table-cell office:value-type="string">
            <text:p>-statiinid ei taha võtta , aga o</text:p>
          </table:table-cell>
          <table:table-cell office:value-type="string">
            <text:p>Chol</text:p>
          </table:table-cell>
          <table:table-cell office:value-type="float" office:value="7.1">
            <text:p>7,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992976">
            <text:p>17992976</text:p>
          </table:table-cell>
          <table:table-cell office:value-type="float" office:value="205739579">
            <text:p>205739579</text:p>
          </table:table-cell>
          <table:table-cell office:value-type="string">
            <text:p>2013-10-2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72102">
            <text:p>67303037210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* Üldkolesterool 7,1 mmol/l</text:p>
          </table:table-cell>
          <table:table-cell office:value-type="string">
            <text:p>Üldkolesterool 7,1 mmol/l</text:p>
          </table:table-cell>
          <table:table-cell/>
          <table:table-cell office:value-type="string">
            <text:p>Üldkolesterool</text:p>
          </table:table-cell>
          <table:table-cell office:value-type="float" office:value="7.1">
            <text:p>7,1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589524">
            <text:p>4589524</text:p>
          </table:table-cell>
          <table:table-cell office:value-type="float" office:value="84717603">
            <text:p>84717603</text:p>
          </table:table-cell>
          <table:table-cell office:value-type="string">
            <text:p>2012-02-17</text:p>
          </table:table-cell>
          <table:table-cell office:value-type="string">
            <text:p>A</text:p>
          </table:table-cell>
          <table:table-cell office:value-type="string">
            <text:p>2012-02-13</text:p>
          </table:table-cell>
          <table:table-cell office:value-type="float" office:value="16322835238">
            <text:p>1632283523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table:number-columns-repeated="2" office:value-type="string">
            <text:p>Kolesterool 7.1</text:p>
          </table:table-cell>
          <table:table-cell office:value-type="string">
            <text:p><text:s/>( 3.9 . 7.8 mmol/L )</text:p>
          </table:table-cell>
          <table:table-cell office:value-type="string">
            <text:p>Kolesterool</text:p>
          </table:table-cell>
          <table:table-cell office:value-type="float" office:value="7.1">
            <text:p>7,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321224">
            <text:p>20321224</text:p>
          </table:table-cell>
          <table:table-cell office:value-type="float" office:value="163400696">
            <text:p>163400696</text:p>
          </table:table-cell>
          <table:table-cell office:value-type="string">
            <text:p>2013-02-20</text:p>
          </table:table-cell>
          <table:table-cell office:value-type="string">
            <text:p>A</text:p>
          </table:table-cell>
          <table:table-cell office:value-type="string">
            <text:p>2013-01-03</text:p>
          </table:table-cell>
          <table:table-cell office:value-type="float" office:value="19552544099">
            <text:p>1955254409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table:number-columns-repeated="2" office:value-type="string">
            <text:p>Chol 7,13</text:p>
          </table:table-cell>
          <table:table-cell office:value-type="string">
            <text:p><text:s/>.</text:p>
          </table:table-cell>
          <table:table-cell office:value-type="string">
            <text:p>Chol</text:p>
          </table:table-cell>
          <table:table-cell table:style-name="Default" office:value-type="float" office:value="7.13">
            <text:p>7,1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925683">
            <text:p>10925683</text:p>
          </table:table-cell>
          <table:table-cell office:value-type="float" office:value="210157234">
            <text:p>210157234</text:p>
          </table:table-cell>
          <table:table-cell office:value-type="string">
            <text:p>2013-11-15</text:p>
          </table:table-cell>
          <table:table-cell office:value-type="string">
            <text:p>A</text:p>
          </table:table-cell>
          <table:table-cell office:value-type="string">
            <text:p>2013-11-15</text:p>
          </table:table-cell>
          <table:table-cell office:value-type="float" office:value="46929516221">
            <text:p>4692951622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table:number-columns-repeated="2" office:value-type="string">
            <text:p>Kolesterool 7.2</text:p>
          </table:table-cell>
          <table:table-cell office:value-type="string">
            <text:p><text:s/>↑ ( 2.9 . 6.1 mmol/L )</text:p>
          </table:table-cell>
          <table:table-cell office:value-type="string">
            <text:p>Kolesterool</text:p>
          </table:table-cell>
          <table:table-cell office:value-type="float" office:value="7.2">
            <text:p>7,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007297">
            <text:p>19007297</text:p>
          </table:table-cell>
          <table:table-cell office:value-type="float" office:value="189554720">
            <text:p>189554720</text:p>
          </table:table-cell>
          <table:table-cell office:value-type="string">
            <text:p>2013-07-24</text:p>
          </table:table-cell>
          <table:table-cell office:value-type="string">
            <text:p>A</text:p>
          </table:table-cell>
          <table:table-cell office:value-type="string">
            <text:p>2013-07-23</text:p>
          </table:table-cell>
          <table:table-cell office:value-type="float" office:value="19806958185">
            <text:p>1980695818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23.07.201317 : 58 : 26 : Kolesterool 7.2 mmol/L</text:p>
          </table:table-cell>
          <table:table-cell office:value-type="string">
            <text:p>Kolesterool 7.2 mmol/L</text:p>
          </table:table-cell>
          <table:table-cell/>
          <table:table-cell office:value-type="string">
            <text:p>Kolesterool</text:p>
          </table:table-cell>
          <table:table-cell office:value-type="float" office:value="7.2">
            <text:p>7,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902488">
            <text:p>7902488</text:p>
          </table:table-cell>
          <table:table-cell office:value-type="float" office:value="131805837">
            <text:p>131805837</text:p>
          </table:table-cell>
          <table:table-cell office:value-type="string">
            <text:p>2012-06-25</text:p>
          </table:table-cell>
          <table:table-cell office:value-type="string">
            <text:p>A</text:p>
          </table:table-cell>
          <table:table-cell office:value-type="string">
            <text:p>2012-06-11</text:p>
          </table:table-cell>
          <table:table-cell office:value-type="float" office:value="15389045343">
            <text:p>15389045343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table:number-columns-repeated="2" office:value-type="string">
            <text:p>S , P-Kolesterool 7.2</text:p>
          </table:table-cell>
          <table:table-cell office:value-type="string">
            <text:p><text:s/>( 2.9 . 6.1 mmol/L )</text:p>
          </table:table-cell>
          <table:table-cell office:value-type="string">
            <text:p>S , P-Kolesterool</text:p>
          </table:table-cell>
          <table:table-cell office:value-type="float" office:value="7.2">
            <text:p>7,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63516">
            <text:p>2363516</text:p>
          </table:table-cell>
          <table:table-cell office:value-type="float" office:value="91815439">
            <text:p>91815439</text:p>
          </table:table-cell>
          <table:table-cell office:value-type="string">
            <text:p>2012-04-27</text:p>
          </table:table-cell>
          <table:table-cell office:value-type="string">
            <text:p>A</text:p>
          </table:table-cell>
          <table:table-cell office:value-type="string">
            <text:p>2012-04-20</text:p>
          </table:table-cell>
          <table:table-cell office:value-type="float" office:value="94863476755">
            <text:p>9486347675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20.04.201218 : 46 : Kolesterool 7.22 mmol/L</text:p>
          </table:table-cell>
          <table:table-cell office:value-type="string">
            <text:p>Kolesterool 7.22 mmol/L</text:p>
          </table:table-cell>
          <table:table-cell/>
          <table:table-cell office:value-type="string">
            <text:p>Kolesterool</text:p>
          </table:table-cell>
          <table:table-cell table:style-name="Default" office:value-type="float" office:value="7.22">
            <text:p>7,2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977928">
            <text:p>4977928</text:p>
          </table:table-cell>
          <table:table-cell office:value-type="float" office:value="139732974">
            <text:p>139732974</text:p>
          </table:table-cell>
          <table:table-cell office:value-type="string">
            <text:p>2012-09-19</text:p>
          </table:table-cell>
          <table:table-cell office:value-type="string">
            <text:p>A</text:p>
          </table:table-cell>
          <table:table-cell office:value-type="string">
            <text:p>2009-05-18</text:p>
          </table:table-cell>
          <table:table-cell office:value-type="float" office:value="67300897086">
            <text:p>6730089708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segahüperlipideemiaga ( söömata chol -7,3</text:p>
          </table:table-cell>
          <table:table-cell office:value-type="string">
            <text:p>chol -7,3</text:p>
          </table:table-cell>
          <table:table-cell office:value-type="string">
            <text:p>;HDL-0,96 ; triglüts -3,79mmol/l</text:p>
          </table:table-cell>
          <table:table-cell office:value-type="string">
            <text:p>chol</text:p>
          </table:table-cell>
          <table:table-cell office:value-type="float" office:value="7.3">
            <text:p>7,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790395">
            <text:p>18790395</text:p>
          </table:table-cell>
          <table:table-cell office:value-type="float" office:value="179060836">
            <text:p>179060836</text:p>
          </table:table-cell>
          <table:table-cell office:value-type="string">
            <text:p>2013-05-23</text:p>
          </table:table-cell>
          <table:table-cell office:value-type="string">
            <text:p>A</text:p>
          </table:table-cell>
          <table:table-cell office:value-type="string">
            <text:p>2013-05-13</text:p>
          </table:table-cell>
          <table:table-cell office:value-type="float" office:value="673030465305">
            <text:p>67303046530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13.05.201312 : 25 : Kolesterool 7.3 mmol/L</text:p>
          </table:table-cell>
          <table:table-cell office:value-type="string">
            <text:p>Kolesterool 7.3 mmol/L</text:p>
          </table:table-cell>
          <table:table-cell/>
          <table:table-cell office:value-type="string">
            <text:p>Kolesterool</text:p>
          </table:table-cell>
          <table:table-cell office:value-type="float" office:value="7.3">
            <text:p>7,3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913290">
            <text:p>21913290</text:p>
          </table:table-cell>
          <table:table-cell office:value-type="float" office:value="158053284">
            <text:p>158053284</text:p>
          </table:table-cell>
          <table:table-cell office:value-type="string">
            <text:p>2012-11-26</text:p>
          </table:table-cell>
          <table:table-cell office:value-type="string">
            <text:p>A</text:p>
          </table:table-cell>
          <table:table-cell office:value-type="string">
            <text:p>2012-10-25</text:p>
          </table:table-cell>
          <table:table-cell office:value-type="float" office:value="33432518485">
            <text:p>3343251848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table:number-columns-repeated="2" office:value-type="string">
            <text:p>S , P-Kolesterool 7.3</text:p>
          </table:table-cell>
          <table:table-cell office:value-type="string">
            <text:p><text:s/>( 3.9 . 7.8 mmol/L )</text:p>
          </table:table-cell>
          <table:table-cell office:value-type="string">
            <text:p>S , P-Kolesterool</text:p>
          </table:table-cell>
          <table:table-cell office:value-type="float" office:value="7.3">
            <text:p>7,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433932">
            <text:p>12433932</text:p>
          </table:table-cell>
          <table:table-cell office:value-type="float" office:value="171973153">
            <text:p>171973153</text:p>
          </table:table-cell>
          <table:table-cell office:value-type="string">
            <text:p>2013-04-15</text:p>
          </table:table-cell>
          <table:table-cell office:value-type="string">
            <text:p>A</text:p>
          </table:table-cell>
          <table:table-cell office:value-type="string">
            <text:p>2013-03-21</text:p>
          </table:table-cell>
          <table:table-cell office:value-type="float" office:value="91317381292">
            <text:p>9131738129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1c 6,9 % , glükoos 9,9 mmol/l , kolesterool 7,3</text:p>
          </table:table-cell>
          <table:table-cell office:value-type="string">
            <text:p>kolesterool 7,3</text:p>
          </table:table-cell>
          <table:table-cell office:value-type="string">
            <text:p><text:s/>LDL 5,4 HDL 1,4 TG 1,59 Kreatin</text:p>
          </table:table-cell>
          <table:table-cell office:value-type="string">
            <text:p>kolesterool</text:p>
          </table:table-cell>
          <table:table-cell office:value-type="float" office:value="7.3">
            <text:p>7,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880731">
            <text:p>20880731</text:p>
          </table:table-cell>
          <table:table-cell office:value-type="float" office:value="176176981">
            <text:p>176176981</text:p>
          </table:table-cell>
          <table:table-cell office:value-type="string">
            <text:p>2013-05-07</text:p>
          </table:table-cell>
          <table:table-cell office:value-type="string">
            <text:p>A</text:p>
          </table:table-cell>
          <table:table-cell office:value-type="string">
            <text:p>2013-02-18</text:p>
          </table:table-cell>
          <table:table-cell office:value-type="float" office:value="84402924253">
            <text:p>8440292425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PA - - poolt lisatud kolest 7,3 mmol</text:p>
          </table:table-cell>
          <table:table-cell office:value-type="string">
            <text:p>kolest 7,3 mmol</text:p>
          </table:table-cell>
          <table:table-cell office:value-type="string">
            <text:p><text:s/>, TSH 5,450 - - küsimus KN - - </text:p>
          </table:table-cell>
          <table:table-cell office:value-type="string">
            <text:p>kolest</text:p>
          </table:table-cell>
          <table:table-cell office:value-type="float" office:value="7.3">
            <text:p>7,3</text:p>
          </table:table-cell>
          <table:table-cell table:number-columns-repeated="2" office:value-type="string">
            <text:p>NULL</text:p>
          </table:table-cell>
          <table:table-cell office:value-type="string">
            <text:p>mmo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682321">
            <text:p>19682321</text:p>
          </table:table-cell>
          <table:table-cell office:value-type="float" office:value="175056459">
            <text:p>175056459</text:p>
          </table:table-cell>
          <table:table-cell office:value-type="string">
            <text:p>2013-04-0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1705184098">
            <text:p>9170518409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table:number-columns-repeated="2" office:value-type="string">
            <text:p>Kolesterol 7,3</text:p>
          </table:table-cell>
          <table:table-cell office:value-type="string">
            <text:p><text:s/>( Cardiochek )</text:p>
          </table:table-cell>
          <table:table-cell office:value-type="string">
            <text:p>Kolesterol</text:p>
          </table:table-cell>
          <table:table-cell office:value-type="float" office:value="7.3">
            <text:p>7,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620373">
            <text:p>2620373</text:p>
          </table:table-cell>
          <table:table-cell office:value-type="float" office:value="145697028">
            <text:p>145697028</text:p>
          </table:table-cell>
          <table:table-cell office:value-type="string">
            <text:p>2012-11-09</text:p>
          </table:table-cell>
          <table:table-cell office:value-type="string">
            <text:p>A</text:p>
          </table:table-cell>
          <table:table-cell office:value-type="string">
            <text:p>2012-11-07</text:p>
          </table:table-cell>
          <table:table-cell office:value-type="float" office:value="63537897177">
            <text:p>6353789717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07.11.201215 : 19 : Kolesterool 7.3 mmol/L</text:p>
          </table:table-cell>
          <table:table-cell office:value-type="string">
            <text:p>Kolesterool 7.3 mmol/L</text:p>
          </table:table-cell>
          <table:table-cell/>
          <table:table-cell office:value-type="string">
            <text:p>Kolesterool</text:p>
          </table:table-cell>
          <table:table-cell office:value-type="float" office:value="7.3">
            <text:p>7,3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609079">
            <text:p>6609079</text:p>
          </table:table-cell>
          <table:table-cell office:value-type="float" office:value="88183666">
            <text:p>88183666</text:p>
          </table:table-cell>
          <table:table-cell office:value-type="string">
            <text:p>2012-03-30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59616289711">
            <text:p>59616289711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d Lokaalne leid : Vereanalüüsides Chol 7,3</text:p>
          </table:table-cell>
          <table:table-cell office:value-type="string">
            <text:p>s Chol 7,3</text:p>
          </table:table-cell>
          <table:table-cell office:value-type="string">
            <text:p><text:s/>; LDL 4,57 ; foolhape 3,5 .</text:p>
          </table:table-cell>
          <table:table-cell office:value-type="string">
            <text:p>s Chol</text:p>
          </table:table-cell>
          <table:table-cell office:value-type="float" office:value="7.3">
            <text:p>7,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193728">
            <text:p>6193728</text:p>
          </table:table-cell>
          <table:table-cell office:value-type="float" office:value="82556419">
            <text:p>82556419</text:p>
          </table:table-cell>
          <table:table-cell office:value-type="string">
            <text:p>2012-01-25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11067259801">
            <text:p>11067259801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asta ) , hüperkolesteroleemia ( üldkolesterool 7,3 mmol/L</text:p>
          </table:table-cell>
          <table:table-cell office:value-type="string">
            <text:p>üldkolesterool 7,3 mmol/L</text:p>
          </table:table-cell>
          <table:table-cell office:value-type="string">
            <text:p><text:s/>, LDL 4,7 mmol/L )</text:p>
          </table:table-cell>
          <table:table-cell office:value-type="string">
            <text:p>üldkolesterool</text:p>
          </table:table-cell>
          <table:table-cell office:value-type="float" office:value="7.3">
            <text:p>7,3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381240">
            <text:p>19381240</text:p>
          </table:table-cell>
          <table:table-cell office:value-type="float" office:value="190543237">
            <text:p>190543237</text:p>
          </table:table-cell>
          <table:table-cell office:value-type="string">
            <text:p>2013-07-3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43487210">
            <text:p>67304348721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l analüüsid 31.07.201313 : 50 : Kolesterool 7.3 mmol/L</text:p>
          </table:table-cell>
          <table:table-cell office:value-type="string">
            <text:p>Kolesterool 7.3 mmol/L</text:p>
          </table:table-cell>
          <table:table-cell/>
          <table:table-cell office:value-type="string">
            <text:p>Kolesterool</text:p>
          </table:table-cell>
          <table:table-cell office:value-type="float" office:value="7.3">
            <text:p>7,3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847402">
            <text:p>2847402</text:p>
          </table:table-cell>
          <table:table-cell office:value-type="float" office:value="93068165">
            <text:p>93068165</text:p>
          </table:table-cell>
          <table:table-cell office:value-type="string">
            <text:p>2012-04-30</text:p>
          </table:table-cell>
          <table:table-cell office:value-type="string">
            <text:p>A</text:p>
          </table:table-cell>
          <table:table-cell office:value-type="string">
            <text:p>2012-04-11</text:p>
          </table:table-cell>
          <table:table-cell office:value-type="float" office:value="97854175106">
            <text:p>9785417510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s : 28.04.05 Chol-7,51!15.12.05 Chol-7,35</text:p>
          </table:table-cell>
          <table:table-cell office:value-type="string">
            <text:p>Chol-7,35</text:p>
          </table:table-cell>
          <table:table-cell office:value-type="string">
            <text:p><text:s/>!</text:p>
          </table:table-cell>
          <table:table-cell office:value-type="string">
            <text:p>Chol</text:p>
          </table:table-cell>
          <table:table-cell table:style-name="Default" office:value-type="float" office:value="7.35">
            <text:p>7,3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358469">
            <text:p>17358469</text:p>
          </table:table-cell>
          <table:table-cell office:value-type="float" office:value="206565801">
            <text:p>206565801</text:p>
          </table:table-cell>
          <table:table-cell office:value-type="string">
            <text:p>2013-09-2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506812">
            <text:p>67303050681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office:value-type="string">
            <text:p>* 20.09.2013 Chol 7,4</text:p>
          </table:table-cell>
          <table:table-cell office:value-type="string">
            <text:p>Chol 7,4</text:p>
          </table:table-cell>
          <table:table-cell office:value-type="string">
            <text:p><text:s/>, LDL-Ch 5,2 , muus osas korras</text:p>
          </table:table-cell>
          <table:table-cell office:value-type="string">
            <text:p>Chol</text:p>
          </table:table-cell>
          <table:table-cell office:value-type="float" office:value="7.4">
            <text:p>7,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535392">
            <text:p>23535392</text:p>
          </table:table-cell>
          <table:table-cell office:value-type="float" office:value="171740708">
            <text:p>171740708</text:p>
          </table:table-cell>
          <table:table-cell office:value-type="string">
            <text:p>2013-04-12</text:p>
          </table:table-cell>
          <table:table-cell office:value-type="string">
            <text:p>A</text:p>
          </table:table-cell>
          <table:table-cell office:value-type="string">
            <text:p>2013-02-11</text:p>
          </table:table-cell>
          <table:table-cell office:value-type="float" office:value="50458445444">
            <text:p>5045844544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Glükoos 5,6 ; ÜK 7,4</text:p>
          </table:table-cell>
          <table:table-cell office:value-type="string">
            <text:p>ÜK 7,4</text:p>
          </table:table-cell>
          <table:table-cell office:value-type="string">
            <text:p><text:s/>, HDL 1,93 ; LDL 4,60 ; TG 2,42</text:p>
          </table:table-cell>
          <table:table-cell office:value-type="string">
            <text:p>ÜK</text:p>
          </table:table-cell>
          <table:table-cell office:value-type="float" office:value="7.4">
            <text:p>7,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191370">
            <text:p>19191370</text:p>
          </table:table-cell>
          <table:table-cell office:value-type="float" office:value="194183224">
            <text:p>194183224</text:p>
          </table:table-cell>
          <table:table-cell office:value-type="string">
            <text:p>2013-08-2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2395262018">
            <text:p>6239526201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08.2013 <text:s text:c="2"/>: 21.08.201313 : 44 : Kolesterool 7.4 mmol/L</text:p>
          </table:table-cell>
          <table:table-cell office:value-type="string">
            <text:p>Kolesterool 7.4 mmol/L</text:p>
          </table:table-cell>
          <table:table-cell/>
          <table:table-cell office:value-type="string">
            <text:p>Kolesterool</text:p>
          </table:table-cell>
          <table:table-cell office:value-type="float" office:value="7.4">
            <text:p>7,4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062416">
            <text:p>19062416</text:p>
          </table:table-cell>
          <table:table-cell office:value-type="float" office:value="192206156">
            <text:p>192206156</text:p>
          </table:table-cell>
          <table:table-cell office:value-type="string">
            <text:p>2013-07-11</text:p>
          </table:table-cell>
          <table:table-cell office:value-type="string">
            <text:p>A</text:p>
          </table:table-cell>
          <table:table-cell office:value-type="string">
            <text:p>2013-06-20</text:p>
          </table:table-cell>
          <table:table-cell office:value-type="float" office:value="89336347705">
            <text:p>8933634770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20.06.201314 : 29 : Kolesterool 7.4 mmol/L</text:p>
          </table:table-cell>
          <table:table-cell office:value-type="string">
            <text:p>Kolesterool 7.4 mmol/L</text:p>
          </table:table-cell>
          <table:table-cell/>
          <table:table-cell office:value-type="string">
            <text:p>Kolesterool</text:p>
          </table:table-cell>
          <table:table-cell office:value-type="float" office:value="7.4">
            <text:p>7,4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668050">
            <text:p>2668050</text:p>
          </table:table-cell>
          <table:table-cell office:value-type="float" office:value="138943294">
            <text:p>138943294</text:p>
          </table:table-cell>
          <table:table-cell office:value-type="string">
            <text:p>2012-09-2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8892818747">
            <text:p>8889281874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table:number-columns-repeated="2" office:value-type="string">
            <text:p>Kolesterool 7,4 mmol/l</text:p>
          </table:table-cell>
          <table:table-cell office:value-type="string">
            <text:p><text:s/>, LDL 4,6 mmol/L Varem määratud</text:p>
          </table:table-cell>
          <table:table-cell office:value-type="string">
            <text:p>Kolesterool</text:p>
          </table:table-cell>
          <table:table-cell office:value-type="float" office:value="7.4">
            <text:p>7,4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396035">
            <text:p>14396035</text:p>
          </table:table-cell>
          <table:table-cell office:value-type="float" office:value="162630223">
            <text:p>162630223</text:p>
          </table:table-cell>
          <table:table-cell office:value-type="string">
            <text:p>2013-02-11</text:p>
          </table:table-cell>
          <table:table-cell office:value-type="string">
            <text:p>A</text:p>
          </table:table-cell>
          <table:table-cell office:value-type="string">
            <text:p>2013-02-07</text:p>
          </table:table-cell>
          <table:table-cell office:value-type="float" office:value="673030456413">
            <text:p>67303045641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d ) 1.28 ( 1.16 . 1.32 mmol/L ) Kolesterool 7.4</text:p>
          </table:table-cell>
          <table:table-cell office:value-type="string">
            <text:p>Kolesterool 7.4</text:p>
          </table:table-cell>
          <table:table-cell office:value-type="string">
            <text:p><text:s/>( 3.9 . 7.8 mmol/L ) HDL 2.13 (</text:p>
          </table:table-cell>
          <table:table-cell office:value-type="string">
            <text:p>Kolesterool</text:p>
          </table:table-cell>
          <table:table-cell office:value-type="float" office:value="7.4">
            <text:p>7,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329439">
            <text:p>3329439</text:p>
          </table:table-cell>
          <table:table-cell office:value-type="float" office:value="82242352">
            <text:p>82242352</text:p>
          </table:table-cell>
          <table:table-cell office:value-type="string">
            <text:p>2012-02-03</text:p>
          </table:table-cell>
          <table:table-cell office:value-type="string">
            <text:p>A</text:p>
          </table:table-cell>
          <table:table-cell office:value-type="string">
            <text:p>2012-02-03</text:p>
          </table:table-cell>
          <table:table-cell office:value-type="float" office:value="67288698585">
            <text:p>6728869858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ia , rütmihäireid harva , kõrge kol -7,4 mmol</text:p>
          </table:table-cell>
          <table:table-cell office:value-type="string">
            <text:p>kol -7,4 mmol</text:p>
          </table:table-cell>
          <table:table-cell office:value-type="string">
            <text:p>l -dieedi foonil</text:p>
          </table:table-cell>
          <table:table-cell office:value-type="string">
            <text:p>kol</text:p>
          </table:table-cell>
          <table:table-cell office:value-type="float" office:value="7.4">
            <text:p>7,4</text:p>
          </table:table-cell>
          <table:table-cell table:number-columns-repeated="2" office:value-type="string">
            <text:p>NULL</text:p>
          </table:table-cell>
          <table:table-cell office:value-type="string">
            <text:p>mmo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989119">
            <text:p>16989119</text:p>
          </table:table-cell>
          <table:table-cell office:value-type="float" office:value="201352157">
            <text:p>201352157</text:p>
          </table:table-cell>
          <table:table-cell office:value-type="string">
            <text:p>2013-09-19</text:p>
          </table:table-cell>
          <table:table-cell office:value-type="string">
            <text:p>A</text:p>
          </table:table-cell>
          <table:table-cell office:value-type="string">
            <text:p>2013-09-18</text:p>
          </table:table-cell>
          <table:table-cell office:value-type="float" office:value="673030428778">
            <text:p>67303042877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table:number-columns-repeated="2" office:value-type="string">
            <text:p>Kolesterool 7,5mmol/l</text:p>
          </table:table-cell>
          <table:table-cell office:value-type="string">
            <text:p><text:s/>Nõustatud elustiili suhtes</text:p>
          </table:table-cell>
          <table:table-cell office:value-type="string">
            <text:p>Kolesterool</text:p>
          </table:table-cell>
          <table:table-cell office:value-type="float" office:value="7.5">
            <text:p>7,5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474508">
            <text:p>9474508</text:p>
          </table:table-cell>
          <table:table-cell office:value-type="float" office:value="215608256">
            <text:p>215608256</text:p>
          </table:table-cell>
          <table:table-cell office:value-type="string">
            <text:p>2013-12-13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36067082">
            <text:p>673036067082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äevane proteinuuria 0,98g/die , kolesterool 7,5 mmol/l</text:p>
          </table:table-cell>
          <table:table-cell office:value-type="string">
            <text:p>kolesterool 7,5 mmol/l</text:p>
          </table:table-cell>
          <table:table-cell office:value-type="string">
            <text:p><text:s/>, muus osas analüüsid normis</text:p>
          </table:table-cell>
          <table:table-cell office:value-type="string">
            <text:p>kolesterool</text:p>
          </table:table-cell>
          <table:table-cell office:value-type="float" office:value="7.5">
            <text:p>7,5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161082">
            <text:p>13161082</text:p>
          </table:table-cell>
          <table:table-cell office:value-type="float" office:value="211774964">
            <text:p>211774964</text:p>
          </table:table-cell>
          <table:table-cell office:value-type="string">
            <text:p>2013-11-27</text:p>
          </table:table-cell>
          <table:table-cell office:value-type="string">
            <text:p>A</text:p>
          </table:table-cell>
          <table:table-cell office:value-type="string">
            <text:p>2013-11-25</text:p>
          </table:table-cell>
          <table:table-cell office:value-type="float" office:value="31659770494">
            <text:p>3165977049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v/s-5,7mmol/l chol-7,5mmol/l</text:p>
          </table:table-cell>
          <table:table-cell office:value-type="string">
            <text:p>chol-7,5mmol/l</text:p>
          </table:table-cell>
          <table:table-cell office:value-type="string">
            <text:p>EKG N</text:p>
          </table:table-cell>
          <table:table-cell office:value-type="string">
            <text:p>chol</text:p>
          </table:table-cell>
          <table:table-cell office:value-type="float" office:value="7.5">
            <text:p>7,5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236275">
            <text:p>13236275</text:p>
          </table:table-cell>
          <table:table-cell office:value-type="float" office:value="160369155">
            <text:p>160369155</text:p>
          </table:table-cell>
          <table:table-cell office:value-type="string">
            <text:p>2013-01-28</text:p>
          </table:table-cell>
          <table:table-cell office:value-type="string">
            <text:p>A</text:p>
          </table:table-cell>
          <table:table-cell office:value-type="string">
            <text:p>2013-01-24</text:p>
          </table:table-cell>
          <table:table-cell office:value-type="float" office:value="673030343239">
            <text:p>67303034323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table:number-columns-repeated="2" office:value-type="string">
            <text:p>Kolesterool 7.5</text:p>
          </table:table-cell>
          <table:table-cell office:value-type="string">
            <text:p><text:s/>( 3.9 . 7.8 mmol/L ) Soovitatud</text:p>
          </table:table-cell>
          <table:table-cell office:value-type="string">
            <text:p>Kolesterool</text:p>
          </table:table-cell>
          <table:table-cell office:value-type="float" office:value="7.5">
            <text:p>7,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951145">
            <text:p>6951145</text:p>
          </table:table-cell>
          <table:table-cell office:value-type="float" office:value="124148359">
            <text:p>124148359</text:p>
          </table:table-cell>
          <table:table-cell office:value-type="string">
            <text:p>2012-04-24</text:p>
          </table:table-cell>
          <table:table-cell office:value-type="string">
            <text:p>A</text:p>
          </table:table-cell>
          <table:table-cell office:value-type="string">
            <text:p>2012-04-24</text:p>
          </table:table-cell>
          <table:table-cell office:value-type="float" office:value="24425250153">
            <text:p>24425250153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iste vererõhkude tõttu 150/110 -kol - 7,5 mmol</text:p>
          </table:table-cell>
          <table:table-cell office:value-type="string">
            <text:p>kol - 7,5 mmol</text:p>
          </table:table-cell>
          <table:table-cell office:value-type="string">
            <text:p>l ekg - siinusrütm Kõrge voltaaz</text:p>
          </table:table-cell>
          <table:table-cell office:value-type="string">
            <text:p>kol</text:p>
          </table:table-cell>
          <table:table-cell office:value-type="float" office:value="7.5">
            <text:p>7,5</text:p>
          </table:table-cell>
          <table:table-cell table:number-columns-repeated="2" office:value-type="string">
            <text:p>NULL</text:p>
          </table:table-cell>
          <table:table-cell office:value-type="string">
            <text:p>mmo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024126">
            <text:p>20024126</text:p>
          </table:table-cell>
          <table:table-cell office:value-type="float" office:value="198981345">
            <text:p>198981345</text:p>
          </table:table-cell>
          <table:table-cell office:value-type="string">
            <text:p>2013-09-2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40734496">
            <text:p>67304073449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Perearsti poolt analüüsides kolesterool 7,5</text:p>
          </table:table-cell>
          <table:table-cell office:value-type="string">
            <text:p>s kolesterool 7,5</text:p>
          </table:table-cell>
          <table:table-cell office:value-type="string">
            <text:p><text:s/>, LDL 5,41 , HDL 1,8 , ALT 69 ,</text:p>
          </table:table-cell>
          <table:table-cell office:value-type="string">
            <text:p>s kolesterool</text:p>
          </table:table-cell>
          <table:table-cell office:value-type="float" office:value="7.5">
            <text:p>7,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343674">
            <text:p>11343674</text:p>
          </table:table-cell>
          <table:table-cell office:value-type="float" office:value="200536184">
            <text:p>200536184</text:p>
          </table:table-cell>
          <table:table-cell office:value-type="string">
            <text:p>2013-10-0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3281417908">
            <text:p>2328141790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ninaloputused kol 7,6mmol/l</text:p>
          </table:table-cell>
          <table:table-cell office:value-type="string">
            <text:p>kol 7,6mmol/l</text:p>
          </table:table-cell>
          <table:table-cell office:value-type="string">
            <text:p>;kreat 82 , Hgb 101g/l Rauapreoa</text:p>
          </table:table-cell>
          <table:table-cell office:value-type="string">
            <text:p>kol</text:p>
          </table:table-cell>
          <table:table-cell office:value-type="float" office:value="7.6">
            <text:p>7,6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353793">
            <text:p>20353793</text:p>
          </table:table-cell>
          <table:table-cell office:value-type="float" office:value="211968934">
            <text:p>211968934</text:p>
          </table:table-cell>
          <table:table-cell office:value-type="string">
            <text:p>2013-11-27</text:p>
          </table:table-cell>
          <table:table-cell office:value-type="string">
            <text:p>A</text:p>
          </table:table-cell>
          <table:table-cell office:value-type="string">
            <text:p>2011-02-02</text:p>
          </table:table-cell>
          <table:table-cell office:value-type="float" office:value="42752673964">
            <text:p>4275267396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TSH 3,52 ; Chol 7,65</text:p>
          </table:table-cell>
          <table:table-cell office:value-type="string">
            <text:p>Chol 7,65</text:p>
          </table:table-cell>
          <table:table-cell office:value-type="string">
            <text:p><text:s/>; 06.12.11 .</text:p>
          </table:table-cell>
          <table:table-cell office:value-type="string">
            <text:p>Chol</text:p>
          </table:table-cell>
          <table:table-cell table:style-name="Default" office:value-type="float" office:value="7.65">
            <text:p>7,6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248038">
            <text:p>16248038</text:p>
          </table:table-cell>
          <table:table-cell office:value-type="float" office:value="216230350">
            <text:p>216230350</text:p>
          </table:table-cell>
          <table:table-cell office:value-type="string">
            <text:p>2013-11-12</text:p>
          </table:table-cell>
          <table:table-cell office:value-type="string">
            <text:p>S</text:p>
          </table:table-cell>
          <table:table-cell office:value-type="string">
            <text:p>2013-11-07</text:p>
          </table:table-cell>
          <table:table-cell office:value-type="float" office:value="76096970890">
            <text:p>76096970890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table:number-columns-repeated="2" office:value-type="string">
            <text:p>Kolesterool 7.7</text:p>
          </table:table-cell>
          <table:table-cell office:value-type="string">
            <text:p><text:s/>( 3.9 . 7.8 mmol/L )</text:p>
          </table:table-cell>
          <table:table-cell office:value-type="string">
            <text:p>Kolesterool</text:p>
          </table:table-cell>
          <table:table-cell office:value-type="float" office:value="7.7">
            <text:p>7,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261806">
            <text:p>5261806</text:p>
          </table:table-cell>
          <table:table-cell office:value-type="float" office:value="143406302">
            <text:p>143406302</text:p>
          </table:table-cell>
          <table:table-cell office:value-type="string">
            <text:p>2012-10-16</text:p>
          </table:table-cell>
          <table:table-cell office:value-type="string">
            <text:p>A</text:p>
          </table:table-cell>
          <table:table-cell office:value-type="string">
            <text:p>2012-09-14</text:p>
          </table:table-cell>
          <table:table-cell office:value-type="float" office:value="45258037909">
            <text:p>4525803790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09.08.12 : ÜK 7,7</text:p>
          </table:table-cell>
          <table:table-cell office:value-type="string">
            <text:p>ÜK 7,7</text:p>
          </table:table-cell>
          <table:table-cell office:value-type="string">
            <text:p><text:s/>; HDL 2,15 ; LDL 4,85 ; TG 1,40</text:p>
          </table:table-cell>
          <table:table-cell office:value-type="string">
            <text:p>ÜK</text:p>
          </table:table-cell>
          <table:table-cell office:value-type="float" office:value="7.7">
            <text:p>7,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406191">
            <text:p>10406191</text:p>
          </table:table-cell>
          <table:table-cell office:value-type="float" office:value="211503942">
            <text:p>211503942</text:p>
          </table:table-cell>
          <table:table-cell office:value-type="string">
            <text:p>2013-11-22</text:p>
          </table:table-cell>
          <table:table-cell office:value-type="string">
            <text:p>S</text:p>
          </table:table-cell>
          <table:table-cell office:value-type="string">
            <text:p>2013-11-12</text:p>
          </table:table-cell>
          <table:table-cell office:value-type="float" office:value="673042025917">
            <text:p>673042025917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table:number-columns-repeated="2" office:value-type="string">
            <text:p>Kolesterool 7.7</text:p>
          </table:table-cell>
          <table:table-cell office:value-type="string">
            <text:p><text:s/>( 3.9 . 7.8 mmol/L )</text:p>
          </table:table-cell>
          <table:table-cell office:value-type="string">
            <text:p>Kolesterool</text:p>
          </table:table-cell>
          <table:table-cell office:value-type="float" office:value="7.7">
            <text:p>7,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75657">
            <text:p>575657</text:p>
          </table:table-cell>
          <table:table-cell office:value-type="float" office:value="90030253">
            <text:p>90030253</text:p>
          </table:table-cell>
          <table:table-cell office:value-type="string">
            <text:p>2012-03-19</text:p>
          </table:table-cell>
          <table:table-cell office:value-type="string">
            <text:p>S</text:p>
          </table:table-cell>
          <table:table-cell office:value-type="string">
            <text:p>2012-03-12</text:p>
          </table:table-cell>
          <table:table-cell office:value-type="float" office:value="30955329448">
            <text:p>30955329448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table:number-columns-repeated="2" office:value-type="string">
            <text:p>Kolesterool 7.7</text:p>
          </table:table-cell>
          <table:table-cell office:value-type="string">
            <text:p><text:s/>( 3.9 . 7.8 mmol/L )</text:p>
          </table:table-cell>
          <table:table-cell office:value-type="string">
            <text:p>Kolesterool</text:p>
          </table:table-cell>
          <table:table-cell office:value-type="float" office:value="7.7">
            <text:p>7,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124787">
            <text:p>5124787</text:p>
          </table:table-cell>
          <table:table-cell office:value-type="float" office:value="134217269">
            <text:p>134217269</text:p>
          </table:table-cell>
          <table:table-cell office:value-type="string">
            <text:p>2012-08-13</text:p>
          </table:table-cell>
          <table:table-cell office:value-type="string">
            <text:p>A</text:p>
          </table:table-cell>
          <table:table-cell office:value-type="string">
            <text:p>2012-08-09</text:p>
          </table:table-cell>
          <table:table-cell office:value-type="float" office:value="45258037909">
            <text:p>4525803790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table:number-columns-repeated="2" office:value-type="string">
            <text:p>S , P-Kolesterool 7.7</text:p>
          </table:table-cell>
          <table:table-cell office:value-type="string">
            <text:p><text:s/>( 3.9 . 7.8 mmol/L )</text:p>
          </table:table-cell>
          <table:table-cell office:value-type="string">
            <text:p>S , P-Kolesterool</text:p>
          </table:table-cell>
          <table:table-cell office:value-type="float" office:value="7.7">
            <text:p>7,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912382">
            <text:p>19912382</text:p>
          </table:table-cell>
          <table:table-cell office:value-type="float" office:value="189837399">
            <text:p>189837399</text:p>
          </table:table-cell>
          <table:table-cell office:value-type="string">
            <text:p>2013-05-1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0869587832">
            <text:p>3086958783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2013 : 10.05.201317 : 13 : 54 : Kolesterool 7.7 mmol/L</text:p>
          </table:table-cell>
          <table:table-cell office:value-type="string">
            <text:p>Kolesterool 7.7 mmol/L</text:p>
          </table:table-cell>
          <table:table-cell/>
          <table:table-cell office:value-type="string">
            <text:p>Kolesterool</text:p>
          </table:table-cell>
          <table:table-cell office:value-type="float" office:value="7.7">
            <text:p>7,7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812683">
            <text:p>2812683</text:p>
          </table:table-cell>
          <table:table-cell office:value-type="float" office:value="142451027">
            <text:p>142451027</text:p>
          </table:table-cell>
          <table:table-cell office:value-type="string">
            <text:p>2012-10-17</text:p>
          </table:table-cell>
          <table:table-cell office:value-type="string">
            <text:p>A</text:p>
          </table:table-cell>
          <table:table-cell office:value-type="string">
            <text:p>2012-09-19</text:p>
          </table:table-cell>
          <table:table-cell office:value-type="float" office:value="89015155924">
            <text:p>8901515592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19.09.201214 : 44 : Kolesterool 7.8 mmol/L</text:p>
          </table:table-cell>
          <table:table-cell office:value-type="string">
            <text:p>Kolesterool 7.8 mmol/L</text:p>
          </table:table-cell>
          <table:table-cell/>
          <table:table-cell office:value-type="string">
            <text:p>Kolesterool</text:p>
          </table:table-cell>
          <table:table-cell office:value-type="float" office:value="7.8">
            <text:p>7,8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427072">
            <text:p>19427072</text:p>
          </table:table-cell>
          <table:table-cell office:value-type="float" office:value="173926284">
            <text:p>173926284</text:p>
          </table:table-cell>
          <table:table-cell office:value-type="string">
            <text:p>2013-04-2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4709257152">
            <text:p>8470925715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<text:s/>6 mg/l , kusihape 389 mmol/l , kolesterool -7,8 mmol/l</text:p>
          </table:table-cell>
          <table:table-cell office:value-type="string">
            <text:p>kolesterool -7,8 mmol/l</text:p>
          </table:table-cell>
          <table:table-cell office:value-type="string">
            <text:p><text:s/>, AOS -247 IU/ml , veresuhkur -</text:p>
          </table:table-cell>
          <table:table-cell office:value-type="string">
            <text:p>kolesterool</text:p>
          </table:table-cell>
          <table:table-cell office:value-type="float" office:value="7.8">
            <text:p>7,8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525337">
            <text:p>19525337</text:p>
          </table:table-cell>
          <table:table-cell office:value-type="float" office:value="159491263">
            <text:p>159491263</text:p>
          </table:table-cell>
          <table:table-cell office:value-type="string">
            <text:p>2013-01-29</text:p>
          </table:table-cell>
          <table:table-cell office:value-type="string">
            <text:p>A</text:p>
          </table:table-cell>
          <table:table-cell office:value-type="string">
            <text:p>2013-01-15</text:p>
          </table:table-cell>
          <table:table-cell office:value-type="float" office:value="72058688176">
            <text:p>7205868817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office:value-type="string">
            <text:p>15.01.2013 : Kolesterool 7.8</text:p>
          </table:table-cell>
          <table:table-cell office:value-type="string">
            <text:p>Kolesterool 7.8</text:p>
          </table:table-cell>
          <table:table-cell/>
          <table:table-cell office:value-type="string">
            <text:p>Kolesterool</text:p>
          </table:table-cell>
          <table:table-cell office:value-type="float" office:value="7.8">
            <text:p>7,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954748">
            <text:p>10954748</text:p>
          </table:table-cell>
          <table:table-cell office:value-type="float" office:value="211006732">
            <text:p>211006732</text:p>
          </table:table-cell>
          <table:table-cell office:value-type="string">
            <text:p>2013-11-18</text:p>
          </table:table-cell>
          <table:table-cell office:value-type="string">
            <text:p>A</text:p>
          </table:table-cell>
          <table:table-cell office:value-type="string">
            <text:p>2013-11-14</text:p>
          </table:table-cell>
          <table:table-cell office:value-type="float" office:value="84865158773">
            <text:p>8486515877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<text:s/>rohkem tarbida , sest 2012 oli chol 7,9mmol/l</text:p>
          </table:table-cell>
          <table:table-cell office:value-type="string">
            <text:p>chol 7,9mmol/l</text:p>
          </table:table-cell>
          <table:table-cell office:value-type="string">
            <text:p><text:s/>ja dr <text:s text:c="2"/>määras statiini , mida </text:p>
          </table:table-cell>
          <table:table-cell office:value-type="string">
            <text:p>chol</text:p>
          </table:table-cell>
          <table:table-cell office:value-type="float" office:value="7.9">
            <text:p>7,9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679071">
            <text:p>18679071</text:p>
          </table:table-cell>
          <table:table-cell office:value-type="float" office:value="172471432">
            <text:p>172471432</text:p>
          </table:table-cell>
          <table:table-cell office:value-type="string">
            <text:p>2013-04-1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4769368146">
            <text:p>8476936814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li , metformini , HbA1c 6,3 % , kolesterool 7,9 mmol/l</text:p>
          </table:table-cell>
          <table:table-cell office:value-type="string">
            <text:p>kolesterool 7,9 mmol/l</text:p>
          </table:table-cell>
          <table:table-cell/>
          <table:table-cell office:value-type="string">
            <text:p>kolesterool</text:p>
          </table:table-cell>
          <table:table-cell office:value-type="float" office:value="7.9">
            <text:p>7,9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331078">
            <text:p>22331078</text:p>
          </table:table-cell>
          <table:table-cell office:value-type="float" office:value="181215761">
            <text:p>181215761</text:p>
          </table:table-cell>
          <table:table-cell office:value-type="string">
            <text:p>2013-06-04</text:p>
          </table:table-cell>
          <table:table-cell office:value-type="string">
            <text:p>A</text:p>
          </table:table-cell>
          <table:table-cell office:value-type="string">
            <text:p>2013-04-12</text:p>
          </table:table-cell>
          <table:table-cell office:value-type="float" office:value="673030305159">
            <text:p>67303030515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table:number-columns-repeated="2" office:value-type="string">
            <text:p>Kolesterool 7.9</text:p>
          </table:table-cell>
          <table:table-cell office:value-type="string">
            <text:p><text:s/>( 3.9 . 7.8 mmol/L )</text:p>
          </table:table-cell>
          <table:table-cell office:value-type="string">
            <text:p>Kolesterool</text:p>
          </table:table-cell>
          <table:table-cell office:value-type="float" office:value="7.9">
            <text:p>7,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833329">
            <text:p>19833329</text:p>
          </table:table-cell>
          <table:table-cell office:value-type="float" office:value="206013838">
            <text:p>206013838</text:p>
          </table:table-cell>
          <table:table-cell office:value-type="string">
            <text:p>2013-10-29</text:p>
          </table:table-cell>
          <table:table-cell office:value-type="string">
            <text:p>A</text:p>
          </table:table-cell>
          <table:table-cell office:value-type="string">
            <text:p>2013-10-28</text:p>
          </table:table-cell>
          <table:table-cell office:value-type="float" office:value="673030349532">
            <text:p>67303034953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28.10.201312 : 07 : kolesterool 7.91 mmol/L</text:p>
          </table:table-cell>
          <table:table-cell office:value-type="string">
            <text:p>kolesterool 7.91 mmol/L</text:p>
          </table:table-cell>
          <table:table-cell office:value-type="string">
            <text:p><text:s/>[ norm .. - 5.7 ]</text:p>
          </table:table-cell>
          <table:table-cell office:value-type="string">
            <text:p>kolesterool</text:p>
          </table:table-cell>
          <table:table-cell table:style-name="Default" office:value-type="float" office:value="7.91">
            <text:p>7,91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932017">
            <text:p>7932017</text:p>
          </table:table-cell>
          <table:table-cell office:value-type="float" office:value="137617624">
            <text:p>137617624</text:p>
          </table:table-cell>
          <table:table-cell office:value-type="string">
            <text:p>2012-09-1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0080218602">
            <text:p>10080218602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table:number-columns-repeated="2" office:value-type="string">
            <text:p>Kolesterool 8 mmol/l</text:p>
          </table:table-cell>
          <table:table-cell office:value-type="string">
            <text:p><text:s/>! HbA1C 9,4 %</text:p>
          </table:table-cell>
          <table:table-cell office:value-type="string">
            <text:p>Kolesterool</text:p>
          </table:table-cell>
          <table:table-cell table:style-name="Default" office:value-type="float" office:value="8">
            <text:p>8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236738">
            <text:p>7236738</text:p>
          </table:table-cell>
          <table:table-cell office:value-type="float" office:value="125145783">
            <text:p>125145783</text:p>
          </table:table-cell>
          <table:table-cell office:value-type="string">
            <text:p>2012-06-05</text:p>
          </table:table-cell>
          <table:table-cell office:value-type="string">
            <text:p>A</text:p>
          </table:table-cell>
          <table:table-cell office:value-type="string">
            <text:p>2012-06-05</text:p>
          </table:table-cell>
          <table:table-cell office:value-type="float" office:value="38949887853">
            <text:p>38949887853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table:number-columns-repeated="2" office:value-type="string">
            <text:p>Kolesterool 8,0 mmol/l</text:p>
          </table:table-cell>
          <table:table-cell/>
          <table:table-cell office:value-type="string">
            <text:p>Kolesterool</text:p>
          </table:table-cell>
          <table:table-cell table:style-name="Default" office:value-type="float" office:value="8">
            <text:p>8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691781">
            <text:p>19691781</text:p>
          </table:table-cell>
          <table:table-cell office:value-type="float" office:value="200581659">
            <text:p>200581659</text:p>
          </table:table-cell>
          <table:table-cell office:value-type="string">
            <text:p>2013-09-30</text:p>
          </table:table-cell>
          <table:table-cell office:value-type="string">
            <text:p>A</text:p>
          </table:table-cell>
          <table:table-cell office:value-type="string">
            <text:p>2013-09-17</text:p>
          </table:table-cell>
          <table:table-cell office:value-type="float" office:value="673030545905">
            <text:p>67303054590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17.09.201314 : 13 : kolesterool 8.03 mmol/L</text:p>
          </table:table-cell>
          <table:table-cell office:value-type="string">
            <text:p>kolesterool 8.03 mmol/L</text:p>
          </table:table-cell>
          <table:table-cell/>
          <table:table-cell office:value-type="string">
            <text:p>kolesterool</text:p>
          </table:table-cell>
          <table:table-cell office:value-type="float" office:value="8.03">
            <text:p>8,03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458029">
            <text:p>3458029</text:p>
          </table:table-cell>
          <table:table-cell office:value-type="float" office:value="140323963">
            <text:p>140323963</text:p>
          </table:table-cell>
          <table:table-cell office:value-type="string">
            <text:p>2012-10-03</text:p>
          </table:table-cell>
          <table:table-cell office:value-type="string">
            <text:p>A</text:p>
          </table:table-cell>
          <table:table-cell office:value-type="string">
            <text:p>2012-09-03</text:p>
          </table:table-cell>
          <table:table-cell office:value-type="float" office:value="60097971106">
            <text:p>6009797110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table:number-columns-repeated="2" office:value-type="string">
            <text:p>Kolesterool 8,03</text:p>
          </table:table-cell>
          <table:table-cell office:value-type="string">
            <text:p><text:s/>, LDL 5,5</text:p>
          </table:table-cell>
          <table:table-cell office:value-type="string">
            <text:p>Kolesterool</text:p>
          </table:table-cell>
          <table:table-cell office:value-type="float" office:value="8.03">
            <text:p>8,0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667489">
            <text:p>19667489</text:p>
          </table:table-cell>
          <table:table-cell office:value-type="float" office:value="188281069">
            <text:p>188281069</text:p>
          </table:table-cell>
          <table:table-cell office:value-type="string">
            <text:p>2013-06-1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492748">
            <text:p>67303049274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Gh 6,3 , TSH 0,28 ; trig 1,16 ; Chol 8,07</text:p>
          </table:table-cell>
          <table:table-cell office:value-type="string">
            <text:p>Chol 8,07</text:p>
          </table:table-cell>
          <table:table-cell office:value-type="string">
            <text:p><text:s/>! PNP 8,57 .</text:p>
          </table:table-cell>
          <table:table-cell office:value-type="string">
            <text:p>Chol</text:p>
          </table:table-cell>
          <table:table-cell office:value-type="float" office:value="8.07">
            <text:p>8,0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199305">
            <text:p>18199305</text:p>
          </table:table-cell>
          <table:table-cell office:value-type="float" office:value="172704432">
            <text:p>172704432</text:p>
          </table:table-cell>
          <table:table-cell office:value-type="string">
            <text:p>2013-04-1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44029251">
            <text:p>67304402925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oli|olnud|on|viimati|normis)\s*(?P&lt;value&gt;([0-9])+(\s?[,.]\s?[0-9]+)?)(\s*(?P&lt;unit&gt;((mmoo?l?i?|m</text:p>
          </table:table-cell>
          <table:table-cell office:value-type="string">
            <text:p>NULL</text:p>
          </table:table-cell>
          <table:table-cell office:value-type="string">
            <text:p>2 % Jätkab statiinraviga , sest kolesterool oli 8,2</text:p>
          </table:table-cell>
          <table:table-cell office:value-type="string">
            <text:p>kolesterool oli 8,2</text:p>
          </table:table-cell>
          <table:table-cell/>
          <table:table-cell office:value-type="string">
            <text:p>kolesterool</text:p>
          </table:table-cell>
          <table:table-cell office:value-type="float" office:value="8.2">
            <text:p>8,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709815">
            <text:p>6709815</text:p>
          </table:table-cell>
          <table:table-cell office:value-type="float" office:value="87675768">
            <text:p>87675768</text:p>
          </table:table-cell>
          <table:table-cell office:value-type="string">
            <text:p>2012-03-27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42202422899">
            <text:p>42202422899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eb märkimisväärne düslipideemia ÜK 8.2</text:p>
          </table:table-cell>
          <table:table-cell office:value-type="string">
            <text:p>ÜK 8.2</text:p>
          </table:table-cell>
          <table:table-cell office:value-type="string">
            <text:p><text:s/>, LDL 5.86 , st eesmärkväärtust</text:p>
          </table:table-cell>
          <table:table-cell office:value-type="string">
            <text:p>ÜK</text:p>
          </table:table-cell>
          <table:table-cell office:value-type="float" office:value="8.2">
            <text:p>8,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899949">
            <text:p>12899949</text:p>
          </table:table-cell>
          <table:table-cell office:value-type="float" office:value="186730882">
            <text:p>186730882</text:p>
          </table:table-cell>
          <table:table-cell office:value-type="string">
            <text:p>2013-07-04</text:p>
          </table:table-cell>
          <table:table-cell office:value-type="string">
            <text:p>A</text:p>
          </table:table-cell>
          <table:table-cell office:value-type="string">
            <text:p>2012-05-17</text:p>
          </table:table-cell>
          <table:table-cell office:value-type="float" office:value="20296232404">
            <text:p>2029623240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analüüsides on kõrvalekaldeks * üldkolesterool-8,4mmol/l</text:p>
          </table:table-cell>
          <table:table-cell office:value-type="string">
            <text:p>üldkolesterool-8,4mmol/l</text:p>
          </table:table-cell>
          <table:table-cell office:value-type="string">
            <text:p><text:s/>( kuid HDL-2,30 ) ja</text:p>
          </table:table-cell>
          <table:table-cell office:value-type="string">
            <text:p>üldkolesterool</text:p>
          </table:table-cell>
          <table:table-cell office:value-type="float" office:value="8.4">
            <text:p>8,4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258749">
            <text:p>17258749</text:p>
          </table:table-cell>
          <table:table-cell office:value-type="float" office:value="181497415">
            <text:p>181497415</text:p>
          </table:table-cell>
          <table:table-cell office:value-type="string">
            <text:p>2013-05-2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2733148809">
            <text:p>5273314880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* 24.05.2013 <text:s text:c="2"/>: Kolesterool 8.6 mmol/L</text:p>
          </table:table-cell>
          <table:table-cell office:value-type="string">
            <text:p>Kolesterool 8.6 mmol/L</text:p>
          </table:table-cell>
          <table:table-cell/>
          <table:table-cell office:value-type="string">
            <text:p>Kolesterool</text:p>
          </table:table-cell>
          <table:table-cell office:value-type="float" office:value="8.6">
            <text:p>8,6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494184">
            <text:p>9494184</text:p>
          </table:table-cell>
          <table:table-cell office:value-type="float" office:value="156090791">
            <text:p>156090791</text:p>
          </table:table-cell>
          <table:table-cell office:value-type="string">
            <text:p>2013-01-10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36596720">
            <text:p>673036596720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table:number-columns-repeated="2" office:value-type="string">
            <text:p>Kolesterool 8,7mmol/l</text:p>
          </table:table-cell>
          <table:table-cell office:value-type="string">
            <text:p><text:s/>, kilpnäärme hormoonid korras</text:p>
          </table:table-cell>
          <table:table-cell office:value-type="string">
            <text:p>Kolesterool</text:p>
          </table:table-cell>
          <table:table-cell office:value-type="float" office:value="8.7">
            <text:p>8,7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760046">
            <text:p>18760046</text:p>
          </table:table-cell>
          <table:table-cell office:value-type="float" office:value="180428265">
            <text:p>180428265</text:p>
          </table:table-cell>
          <table:table-cell office:value-type="string">
            <text:p>2013-05-30</text:p>
          </table:table-cell>
          <table:table-cell office:value-type="string">
            <text:p>A</text:p>
          </table:table-cell>
          <table:table-cell office:value-type="string">
            <text:p>2013-05-24</text:p>
          </table:table-cell>
          <table:table-cell office:value-type="float" office:value="673030351763">
            <text:p>67303035176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24.05.201317 : 08 : Kolesterool 8.8 mmol/L</text:p>
          </table:table-cell>
          <table:table-cell office:value-type="string">
            <text:p>Kolesterool 8.8 mmol/L</text:p>
          </table:table-cell>
          <table:table-cell/>
          <table:table-cell office:value-type="string">
            <text:p>Kolesterool</text:p>
          </table:table-cell>
          <table:table-cell office:value-type="float" office:value="8.8">
            <text:p>8,8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043304">
            <text:p>20043304</text:p>
          </table:table-cell>
          <table:table-cell office:value-type="float" office:value="211203761">
            <text:p>211203761</text:p>
          </table:table-cell>
          <table:table-cell office:value-type="string">
            <text:p>2013-11-25</text:p>
          </table:table-cell>
          <table:table-cell office:value-type="string">
            <text:p>A</text:p>
          </table:table-cell>
          <table:table-cell office:value-type="string">
            <text:p>2013-10-30</text:p>
          </table:table-cell>
          <table:table-cell office:value-type="float" office:value="673030341067">
            <text:p>67303034106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va koldeleiuta Kardiomegaalia , Kolesterool-8,8 mmol/l</text:p>
          </table:table-cell>
          <table:table-cell office:value-type="string">
            <text:p>Kolesterool-8,8 mmol/l</text:p>
          </table:table-cell>
          <table:table-cell office:value-type="string">
            <text:p><text:s/>, An opereeritud nabasong ammu </text:p>
          </table:table-cell>
          <table:table-cell office:value-type="string">
            <text:p>Kolesterool</text:p>
          </table:table-cell>
          <table:table-cell office:value-type="float" office:value="8.8">
            <text:p>8,8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246211">
            <text:p>18246211</text:p>
          </table:table-cell>
          <table:table-cell office:value-type="float" office:value="213428023">
            <text:p>213428023</text:p>
          </table:table-cell>
          <table:table-cell office:value-type="string">
            <text:p>2013-12-0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8136435798">
            <text:p>1813643579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uvalt kujunenud düslipideemia - Chol 8,9</text:p>
          </table:table-cell>
          <table:table-cell office:value-type="string">
            <text:p>Chol 8,9</text:p>
          </table:table-cell>
          <table:table-cell office:value-type="string">
            <text:p><text:s/>; LDL 6,67 ; HDL 1,25 Arvestade</text:p>
          </table:table-cell>
          <table:table-cell office:value-type="string">
            <text:p>Chol</text:p>
          </table:table-cell>
          <table:table-cell office:value-type="float" office:value="8.9">
            <text:p>8,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764040">
            <text:p>3764040</text:p>
          </table:table-cell>
          <table:table-cell office:value-type="float" office:value="133178301">
            <text:p>133178301</text:p>
          </table:table-cell>
          <table:table-cell office:value-type="string">
            <text:p>2012-08-16</text:p>
          </table:table-cell>
          <table:table-cell office:value-type="string">
            <text:p>A</text:p>
          </table:table-cell>
          <table:table-cell office:value-type="string">
            <text:p>2012-04-05</text:p>
          </table:table-cell>
          <table:table-cell office:value-type="float" office:value="89465335733">
            <text:p>8946533573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table:number-columns-repeated="2" office:value-type="string">
            <text:p>CHOL 8.96</text:p>
          </table:table-cell>
          <table:table-cell office:value-type="string">
            <text:p><text:s/>( ROSUVASTATIIN 10 MGX1 . , GFR</text:p>
          </table:table-cell>
          <table:table-cell office:value-type="string">
            <text:p>CHOL</text:p>
          </table:table-cell>
          <table:table-cell table:style-name="Default" office:value-type="float" office:value="8.96">
            <text:p>8,9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326903">
            <text:p>17326903</text:p>
          </table:table-cell>
          <table:table-cell office:value-type="float" office:value="215180392">
            <text:p>215180392</text:p>
          </table:table-cell>
          <table:table-cell office:value-type="string">
            <text:p>2013-11-21</text:p>
          </table:table-cell>
          <table:table-cell office:value-type="string">
            <text:p>A</text:p>
          </table:table-cell>
          <table:table-cell office:value-type="string">
            <text:p>2013-11-20</text:p>
          </table:table-cell>
          <table:table-cell office:value-type="float" office:value="91004585729">
            <text:p>9100458572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20.11.201314 : 57 : Kolesterool 9.0 mmol/L</text:p>
          </table:table-cell>
          <table:table-cell office:value-type="string">
            <text:p>Kolesterool 9.0 mmol/L</text:p>
          </table:table-cell>
          <table:table-cell office:value-type="string">
            <text:p><text:s/>[ norm .. - 5.0 ] , 20.11.20131</text:p>
          </table:table-cell>
          <table:table-cell office:value-type="string">
            <text:p>Kolesterool</text:p>
          </table:table-cell>
          <table:table-cell table:style-name="Default" office:value-type="float" office:value="9">
            <text:p>9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015609">
            <text:p>8015609</text:p>
          </table:table-cell>
          <table:table-cell office:value-type="float" office:value="131580425">
            <text:p>131580425</text:p>
          </table:table-cell>
          <table:table-cell office:value-type="string">
            <text:p>2012-07-05</text:p>
          </table:table-cell>
          <table:table-cell office:value-type="string">
            <text:p>A</text:p>
          </table:table-cell>
          <table:table-cell office:value-type="string">
            <text:p>2012-07-05</text:p>
          </table:table-cell>
          <table:table-cell office:value-type="float" office:value="52100668360">
            <text:p>52100668360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Glükoos 5,1 , ÜK 9,0</text:p>
          </table:table-cell>
          <table:table-cell office:value-type="string">
            <text:p>ÜK 9,0</text:p>
          </table:table-cell>
          <table:table-cell office:value-type="string">
            <text:p><text:s/>-&gt; 7,33 ; HDL 1,46 -&gt; 1,79 ; TS</text:p>
          </table:table-cell>
          <table:table-cell office:value-type="string">
            <text:p>ÜK</text:p>
          </table:table-cell>
          <table:table-cell table:style-name="Default"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847240">
            <text:p>7847240</text:p>
          </table:table-cell>
          <table:table-cell office:value-type="float" office:value="81702565">
            <text:p>81702565</text:p>
          </table:table-cell>
          <table:table-cell office:value-type="string">
            <text:p>2012-01-16</text:p>
          </table:table-cell>
          <table:table-cell office:value-type="string">
            <text:p>A</text:p>
          </table:table-cell>
          <table:table-cell office:value-type="string">
            <text:p>2012-01-13</text:p>
          </table:table-cell>
          <table:table-cell office:value-type="float" office:value="35193265458">
            <text:p>35193265458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Üld kolesterool 9mmol/l</text:p>
          </table:table-cell>
          <table:table-cell office:value-type="string">
            <text:p>kolesterool 9mmol/l</text:p>
          </table:table-cell>
          <table:table-cell/>
          <table:table-cell office:value-type="string">
            <text:p>kolesterool</text:p>
          </table:table-cell>
          <table:table-cell table:style-name="Default" office:value-type="float" office:value="9">
            <text:p>9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513249">
            <text:p>14513249</text:p>
          </table:table-cell>
          <table:table-cell office:value-type="float" office:value="179995138">
            <text:p>179995138</text:p>
          </table:table-cell>
          <table:table-cell office:value-type="string">
            <text:p>2013-05-28</text:p>
          </table:table-cell>
          <table:table-cell office:value-type="string">
            <text:p>A</text:p>
          </table:table-cell>
          <table:table-cell office:value-type="string">
            <text:p>2013-05-27</text:p>
          </table:table-cell>
          <table:table-cell office:value-type="float" office:value="36365598457">
            <text:p>3636559845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lnud 2011 tervisekontrollil oli chol -9,1mmol/l</text:p>
          </table:table-cell>
          <table:table-cell office:value-type="string">
            <text:p>chol -9,1mmol/l</text:p>
          </table:table-cell>
          <table:table-cell office:value-type="string">
            <text:p><text:s/>, on kaalu vähendanud 5kg ja tr</text:p>
          </table:table-cell>
          <table:table-cell office:value-type="string">
            <text:p>chol</text:p>
          </table:table-cell>
          <table:table-cell office:value-type="float" office:value="9.1">
            <text:p>9,1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584161">
            <text:p>18584161</text:p>
          </table:table-cell>
          <table:table-cell office:value-type="float" office:value="202938341">
            <text:p>202938341</text:p>
          </table:table-cell>
          <table:table-cell office:value-type="string">
            <text:p>2013-10-1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24681">
            <text:p>67303032468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table:number-columns-repeated="2" office:value-type="string">
            <text:p>Kolesterool 9.7 mmol/l</text:p>
          </table:table-cell>
          <table:table-cell office:value-type="string">
            <text:p><text:s/>&lt;5.0</text:p>
          </table:table-cell>
          <table:table-cell office:value-type="string">
            <text:p>Kolesterool</text:p>
          </table:table-cell>
          <table:table-cell office:value-type="float" office:value="9.7">
            <text:p>9,7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860230">
            <text:p>8860230</text:p>
          </table:table-cell>
          <table:table-cell office:value-type="float" office:value="213613477">
            <text:p>213613477</text:p>
          </table:table-cell>
          <table:table-cell office:value-type="string">
            <text:p>2013-12-0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2147891816">
            <text:p>22147891816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liseerub sapipõie kaelaosas , D chol 10mm</text:p>
          </table:table-cell>
          <table:table-cell office:value-type="string">
            <text:p>chol 10mm</text:p>
          </table:table-cell>
          <table:table-cell/>
          <table:table-cell office:value-type="string">
            <text:p>chol</text:p>
          </table:table-cell>
          <table:table-cell table:style-name="Default" office:value-type="float" office:value="10">
            <text:p>10</text:p>
          </table:table-cell>
          <table:table-cell table:number-columns-repeated="2" office:value-type="string">
            <text:p>NULL</text:p>
          </table:table-cell>
          <table:table-cell office:value-type="string">
            <text:p>m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470363">
            <text:p>11470363</text:p>
          </table:table-cell>
          <table:table-cell office:value-type="float" office:value="166232290">
            <text:p>166232290</text:p>
          </table:table-cell>
          <table:table-cell office:value-type="string">
            <text:p>2013-03-11</text:p>
          </table:table-cell>
          <table:table-cell office:value-type="string">
            <text:p>A</text:p>
          </table:table-cell>
          <table:table-cell office:value-type="string">
            <text:p>2013-03-11</text:p>
          </table:table-cell>
          <table:table-cell office:value-type="float" office:value="87928139286">
            <text:p>8792813928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table:number-columns-repeated="2" office:value-type="string">
            <text:p>ÜK 10,6</text:p>
          </table:table-cell>
          <table:table-cell office:value-type="string">
            <text:p><text:s/>; LDL 4,0</text:p>
          </table:table-cell>
          <table:table-cell office:value-type="string">
            <text:p>ÜK</text:p>
          </table:table-cell>
          <table:table-cell office:value-type="float" office:value="10.6">
            <text:p>10,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597993">
            <text:p>3597993</text:p>
          </table:table-cell>
          <table:table-cell office:value-type="float" office:value="147163912">
            <text:p>147163912</text:p>
          </table:table-cell>
          <table:table-cell office:value-type="string">
            <text:p>2012-11-15</text:p>
          </table:table-cell>
          <table:table-cell office:value-type="string">
            <text:p>A</text:p>
          </table:table-cell>
          <table:table-cell office:value-type="string">
            <text:p>2012-11-15</text:p>
          </table:table-cell>
          <table:table-cell office:value-type="float" office:value="46171078113">
            <text:p>4617107811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perearsti poolt analüüsid : veres kolesterool 10,61 mmol/l</text:p>
          </table:table-cell>
          <table:table-cell office:value-type="string">
            <text:p>s kolesterool 10,61 mmol/l</text:p>
          </table:table-cell>
          <table:table-cell office:value-type="string">
            <text:p><text:s/>, glükoos 4,46 mmol/l , TSH üle</text:p>
          </table:table-cell>
          <table:table-cell office:value-type="string">
            <text:p>s kolesterool</text:p>
          </table:table-cell>
          <table:table-cell table:style-name="Default" office:value-type="float" office:value="10.61">
            <text:p>10,61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001361">
            <text:p>20001361</text:p>
          </table:table-cell>
          <table:table-cell office:value-type="float" office:value="208463739">
            <text:p>208463739</text:p>
          </table:table-cell>
          <table:table-cell office:value-type="string">
            <text:p>2013-11-11</text:p>
          </table:table-cell>
          <table:table-cell office:value-type="string">
            <text:p>A</text:p>
          </table:table-cell>
          <table:table-cell office:value-type="string">
            <text:p>2013-09-16</text:p>
          </table:table-cell>
          <table:table-cell office:value-type="float" office:value="81676945906">
            <text:p>8167694590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Crea 228,7 ; Urea 11,5 ; Chol 10,82</text:p>
          </table:table-cell>
          <table:table-cell office:value-type="string">
            <text:p>Chol 10,82</text:p>
          </table:table-cell>
          <table:table-cell office:value-type="string">
            <text:p><text:s/>! Tr 1,7;Hba1c 7,6 % TSH 887!!!</text:p>
          </table:table-cell>
          <table:table-cell office:value-type="string">
            <text:p>Chol</text:p>
          </table:table-cell>
          <table:table-cell table:style-name="Default" office:value-type="float" office:value="10.82">
            <text:p>10,8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21164">
            <text:p>621164</text:p>
          </table:table-cell>
          <table:table-cell office:value-type="float" office:value="148397633">
            <text:p>148397633</text:p>
          </table:table-cell>
          <table:table-cell office:value-type="string">
            <text:p>2012-11-20</text:p>
          </table:table-cell>
          <table:table-cell office:value-type="string">
            <text:p>S</text:p>
          </table:table-cell>
          <table:table-cell office:value-type="string">
            <text:p>2012-11-14</text:p>
          </table:table-cell>
          <table:table-cell office:value-type="float" office:value="40206267049">
            <text:p>40206267049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t 0.87 ( 1.05 . 1.80 mmol/L ) , S , P-Kolesterool 11.5</text:p>
          </table:table-cell>
          <table:table-cell office:value-type="string">
            <text:p>S , P-Kolesterool 11.5</text:p>
          </table:table-cell>
          <table:table-cell office:value-type="string">
            <text:p><text:s/>( 2.7 . 5.0 mmol/L ) , fS , fP-</text:p>
          </table:table-cell>
          <table:table-cell office:value-type="string">
            <text:p>S , P-Kolesterool</text:p>
          </table:table-cell>
          <table:table-cell office:value-type="float" office:value="11.5">
            <text:p>11,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139009">
            <text:p>5139009</text:p>
          </table:table-cell>
          <table:table-cell office:value-type="float" office:value="154447402">
            <text:p>154447402</text:p>
          </table:table-cell>
          <table:table-cell office:value-type="string">
            <text:p>2012-12-28</text:p>
          </table:table-cell>
          <table:table-cell office:value-type="string">
            <text:p>A</text:p>
          </table:table-cell>
          <table:table-cell office:value-type="string">
            <text:p>2012-10-15</text:p>
          </table:table-cell>
          <table:table-cell office:value-type="float" office:value="69918952051">
            <text:p>6991895205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office:value-type="string">
            <text:p>lk 53 g/l , albumiin 30,8 g/l , kolesterool 12 mmol/l</text:p>
          </table:table-cell>
          <table:table-cell office:value-type="string">
            <text:p>kolesterool 12 mmol/l</text:p>
          </table:table-cell>
          <table:table-cell office:value-type="string">
            <text:p><text:s/>, triglütseriidid 1,6 mmol/l , </text:p>
          </table:table-cell>
          <table:table-cell office:value-type="string">
            <text:p>kolesterool</text:p>
          </table:table-cell>
          <table:table-cell table:style-name="Default" office:value-type="float" office:value="12">
            <text:p>1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378262">
            <text:p>4378262</text:p>
          </table:table-cell>
          <table:table-cell office:value-type="float" office:value="96013093">
            <text:p>96013093</text:p>
          </table:table-cell>
          <table:table-cell office:value-type="string">
            <text:p>2012-03-21</text:p>
          </table:table-cell>
          <table:table-cell office:value-type="string">
            <text:p>A</text:p>
          </table:table-cell>
          <table:table-cell office:value-type="string">
            <text:p>2012-03-14</text:p>
          </table:table-cell>
          <table:table-cell office:value-type="float" office:value="16293224433">
            <text:p>1629322443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\s*(?P&lt;value&gt;[0-9]+([ ,.]+[0-9]))</text:p>
          </table:table-cell>
          <table:table-cell office:value-type="string">
            <text:p>NULL</text:p>
          </table:table-cell>
          <table:table-cell table:number-columns-repeated="2" office:value-type="string">
            <text:p>Kolesterool 13.4</text:p>
          </table:table-cell>
          <table:table-cell office:value-type="string">
            <text:p><text:s/>( 3.9 . 7.8 mmol/L )</text:p>
          </table:table-cell>
          <table:table-cell office:value-type="string">
            <text:p>Kolesterool</text:p>
          </table:table-cell>
          <table:table-cell office:value-type="float" office:value="13.4">
            <text:p>13,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98962">
            <text:p>2198962</text:p>
          </table:table-cell>
          <table:table-cell office:value-type="float" office:value="89713479">
            <text:p>89713479</text:p>
          </table:table-cell>
          <table:table-cell office:value-type="string">
            <text:p>2012-04-1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6027025151">
            <text:p>3602702515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OLESTEROOL</text:p>
          </table:table-cell>
          <table:table-cell office:value-type="string">
            <text:p>(?P&lt;key&gt;((f)?[Ss]\s*(,\s*(f)?P\s*)?\-?)?([Ü|ü]ld)?((K|k)olesteroo?l|KOLESTEROOL|(K|k)olester|Chol|(K|k)olest?|kol|chol|CHol|CHL|KOL|Kol|cHOL|CHOL|ÜK|ük|Ük))[-=.&gt;&lt; ]*(?P&lt;value&gt;([0-9])+(\s?[,.]\s?[0-9]+)?)(\s*(?P&lt;unit&gt;((mmoo?l?i?|mm|MMOL|mol)(\s*[-/]\s*(L|l</text:p>
          </table:table-cell>
          <table:table-cell office:value-type="string">
            <text:p>NULL</text:p>
          </table:table-cell>
          <table:table-cell table:number-columns-repeated="2" office:value-type="string">
            <text:p>Chol - 73</text:p>
          </table:table-cell>
          <table:table-cell/>
          <table:table-cell office:value-type="string">
            <text:p>Chol</text:p>
          </table:table-cell>
          <table:table-cell table:style-name="Default" office:value-type="float" office:value="73">
            <text:p>7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AE1048576">
          <table:sort>
            <table:sort-by table:field-number="3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t" fo:country="E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t" number:country="E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2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12T18:03:23.92</dc:date>
    <meta:document-statistic meta:table-count="1" meta:cell-count="14899" meta:object-count="0"/>
    <meta:generator>LibreOffice/4.0.0.3$Windows_x86 LibreOffice_project/7545bee9c2a0782548772a21bc84a9dcc583b89</meta:generator>
  </office:meta>
</office:document-meta>
</file>